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429in"/>
    </style:style>
    <style:style style:name="co3" style:family="table-column">
      <style:table-column-properties fo:break-before="auto" style:column-width="3.0583in"/>
    </style:style>
    <style:style style:name="co4" style:family="table-column">
      <style:table-column-properties fo:break-before="auto" style:column-width="2.9134in"/>
    </style:style>
    <style:style style:name="co5" style:family="table-column">
      <style:table-column-properties fo:break-before="auto" style:column-width="3.3846in"/>
    </style:style>
    <style:style style:name="co6" style:family="table-column">
      <style:table-column-properties fo:break-before="auto" style:column-width="4.5618in"/>
    </style:style>
    <style:style style:name="co7" style:family="table-column">
      <style:table-column-properties fo:break-before="auto" style:column-width="3.2272in"/>
    </style:style>
    <style:style style:name="co8" style:family="table-column">
      <style:table-column-properties fo:break-before="auto" style:column-width="3.7244in"/>
    </style:style>
    <style:style style:name="co9" style:family="table-column">
      <style:table-column-properties fo:break-before="auto" style:column-width="0.6917in"/>
    </style:style>
    <style:style style:name="co10" style:family="table-column">
      <style:table-column-properties fo:break-before="auto" style:column-width="2.2453in"/>
    </style:style>
    <style:style style:name="co11" style:family="table-column">
      <style:table-column-properties fo:break-before="auto" style:column-width="1.3362in"/>
    </style:style>
    <style:style style:name="co12" style:family="table-column">
      <style:table-column-properties fo:break-before="auto" style:column-width="0.5543in"/>
    </style:style>
    <style:style style:name="co13" style:family="table-column">
      <style:table-column-properties fo:break-before="auto" style:column-width="0.8181in"/>
    </style:style>
    <style:style style:name="co14" style:family="table-column">
      <style:table-column-properties fo:break-before="auto" style:column-width="0.7972in"/>
    </style:style>
    <style:style style:name="co15" style:family="table-column">
      <style:table-column-properties fo:break-before="auto" style:column-width="0.6598in"/>
    </style:style>
    <style:style style:name="co16" style:family="table-column">
      <style:table-column-properties fo:break-before="auto" style:column-width="0.998in"/>
    </style:style>
    <style:style style:name="co17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43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47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51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 fo:border="none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 style:data-style-name="N121">
      <style:table-cell-properties fo:background-color="transparent" fo:border="none"/>
      <style:text-properties fo:font-weight="bold" style:font-weight-asian="bold" style:font-weight-complex="bold"/>
    </style:style>
    <style:style style:name="ce44" style:family="table-cell" style:parent-style-name="Default" style:data-style-name="N121">
      <style:table-cell-properties fo:background-color="transparent"/>
    </style:style>
    <style:style style:name="ce45" style:family="table-cell" style:parent-style-name="Default" style:data-style-name="N121">
      <style:table-cell-properties fo:background-color="transparent" fo:border="none"/>
    </style:style>
    <style:style style:name="ce46" style:family="table-cell" style:parent-style-name="Default" style:data-style-name="N3">
      <style:table-cell-properties fo:background-color="transparent" fo:border="none"/>
      <style:text-properties fo:font-weight="bold" style:font-weight-asian="bold" style:font-weight-complex="bold"/>
    </style:style>
    <style:style style:name="ce48" style:family="table-cell" style:parent-style-name="Default" style:data-style-name="N3">
      <style:table-cell-properties fo:background-color="transparent"/>
    </style:style>
    <style:style style:name="ce49" style:family="table-cell" style:parent-style-name="Default" style:data-style-name="N3">
      <style:table-cell-properties fo:background-color="transparent" fo:border="none"/>
    </style:style>
    <style:style style:name="ce19" style:family="table-cell" style:parent-style-name="Default" style:data-style-name="N2">
      <style:table-cell-properties fo:background-color="transparent" fo:border="none"/>
      <style:text-properties fo:font-weight="bold" style:font-weight-asian="bold" style:font-weight-complex="bold"/>
    </style:style>
    <style:style style:name="ce52" style:family="table-cell" style:parent-style-name="Default" style:data-style-name="N2">
      <style:table-cell-properties fo:background-color="transparent"/>
    </style:style>
    <style:style style:name="ce53" style:family="table-cell" style:parent-style-name="Default" style:data-style-name="N2">
      <style:table-cell-properties fo:background-color="transparent" fo:border="non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121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3" style:family="table-cell" style:parent-style-name="Default">
      <style:table-cell-properties fo:background-color="#e8f2a1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5" style:family="table-cell" style:parent-style-name="Default" style:data-style-name="N2">
      <style:map style:condition="cell-content()&gt;=MAX([.$B3:.$I3])-0.05" style:apply-style-name="BoldFont" style:base-cell-address="'LB value comparison'.B3"/>
    </style:style>
    <style:style style:name="ce77" style:family="table-cell" style:parent-style-name="Default" style:data-style-name="N2">
      <style:table-cell-properties fo:background-color="#e8f2a1"/>
      <style:map style:condition="cell-content()&gt;=MAX([.$B3:.$I3])-0.05" style:apply-style-name="BoldFont" style:base-cell-address="'LB value comparison'.B3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>
      <style:table-cell-properties fo:background-color="#ff0000"/>
      <style:text-properties fo:color="#ffffff" fo:font-weight="bold" style:font-weight-asian="bold" style:font-weight-complex="bold"/>
    </style:style>
    <style:style style:name="ce78" style:family="table-cell" style:parent-style-name="Default" style:data-style-name="N2"/>
    <style:style style:name="ce84" style:family="table-cell" style:parent-style-name="Default" style:data-style-name="N2">
      <style:table-cell-properties fo:background-color="#e8f2a1"/>
    </style:style>
    <style:style style:name="ce68" style:family="table-cell" style:parent-style-name="Default" style:data-style-name="N99"/>
    <style:style style:name="ce86" style:family="table-cell" style:parent-style-name="Default" style:data-style-name="N99">
      <style:table-cell-properties fo:background-color="#e8f2a1"/>
    </style:style>
    <style:style style:name="ce8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88" style:family="table-cell" style:parent-style-name="Default" style:data-style-name="N2">
      <style:table-cell-properties fo:background-color="#81d41a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(SCE1) L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1" office:value-type="string" calcext:value-type="string" table:number-columns-spanned="1" table:number-rows-spanned="2">
            <text:p>Instance file</text:p>
          </table:table-cell>
          <table:table-cell table:style-name="ce1" office:value-type="string" calcext:value-type="string" table:number-columns-spanned="4" table:number-rows-spanned="1">
            <text:p>Linear programming relaxation</text:p>
          </table:table-cell>
          <table:covered-table-cell table:number-columns-repeated="3"/>
        </table:table-row>
        <table:table-row table:style-name="ro1">
          <table:covered-table-cell table:number-columns-repeated="2" table:style-name="ce2"/>
          <table:table-cell table:style-name="ce34" office:value-type="string" calcext:value-type="string">
            <text:p>Logfile</text:p>
          </table:table-cell>
          <table:table-cell table:style-name="ce43" office:value-type="string" calcext:value-type="string">
            <text:p>Time (sec)</text:p>
          </table:table-cell>
          <table:table-cell table:style-name="ce47" office:value-type="string" calcext:value-type="string">
            <text:p>Iterations </text:p>
          </table:table-cell>
          <table:table-cell table:style-name="ce51" office:value-type="string" calcext:value-type="string">
            <text:p>LB</text:p>
          </table:table-cell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-cplex-lp/InstanzCPLEX_HCSRP_10_1.log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9.07766734" calcext:value-type="float">
            <text:p>149.07766734</text:p>
          </table:table-cell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-cplex-lp/InstanzCPLEX_HCSRP_10_2.log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44.69027571" calcext:value-type="float">
            <text:p>144.69027571</text:p>
          </table:table-cell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-cplex-lp/InstanzCPLEX_HCSRP_10_3.log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27.3122549" calcext:value-type="float">
            <text:p>127.3122549</text:p>
          </table:table-cell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-cplex-lp/InstanzCPLEX_HCSRP_10_4.log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2.45198814" calcext:value-type="float">
            <text:p>62.45198814</text:p>
          </table:table-cell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-cplex-lp/InstanzCPLEX_HCSRP_10_5.log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0.734874936" calcext:value-type="float">
            <text:p>80.734874936</text:p>
          </table:table-cell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-cplex-lp/InstanzCPLEX_HCSRP_10_6.log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8.88860975" calcext:value-type="float">
            <text:p>78.88860975</text:p>
          </table:table-cell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-cplex-lp/InstanzCPLEX_HCSRP_10_7.log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3.23459703" calcext:value-type="float">
            <text:p>103.23459703</text:p>
          </table:table-cell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-cplex-lp/InstanzCPLEX_HCSRP_10_8.log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0.83037464" calcext:value-type="float">
            <text:p>130.83037464</text:p>
          </table:table-cell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-cplex-lp/InstanzCPLEX_HCSRP_10_9.log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1.013623267" calcext:value-type="float">
            <text:p>91.013623267</text:p>
          </table:table-cell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-cplex-lp/InstanzCPLEX_HCSRP_10_10.log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7.43173953" calcext:value-type="float">
            <text:p>137.43173953</text:p>
          </table:table-cell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-cplex-lp/InstanzCPLEX_HCSRP_25_1.log</text:p>
          </table:table-cell>
          <table:table-cell office:value-type="float" office:value="0.01" calcext:value-type="float">
            <text:p>0.01</text:p>
          </table:table-cell>
          <table:table-cell office:value-type="float" office:value="57" calcext:value-type="float">
            <text:p>57</text:p>
          </table:table-cell>
          <table:table-cell office:value-type="float" office:value="163.06352615" calcext:value-type="float">
            <text:p>163.06352615</text:p>
          </table:table-cell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-cplex-lp/InstanzCPLEX_HCSRP_25_2.log</text:p>
          </table:table-cell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office:value-type="float" office:value="221.74031888" calcext:value-type="float">
            <text:p>221.74031888</text:p>
          </table:table-cell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-cplex-lp/InstanzCPLEX_HCSRP_25_3.log</text:p>
          </table:table-cell>
          <table:table-cell office:value-type="float" office:value="0.01" calcext:value-type="float">
            <text:p>0.01</text:p>
          </table:table-cell>
          <table:table-cell office:value-type="float" office:value="85" calcext:value-type="float">
            <text:p>85</text:p>
          </table:table-cell>
          <table:table-cell office:value-type="float" office:value="159.19284269" calcext:value-type="float">
            <text:p>159.19284269</text:p>
          </table:table-cell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-cplex-lp/InstanzCPLEX_HCSRP_25_4.log</text:p>
          </table:table-cell>
          <table:table-cell office:value-type="float" office:value="0.01" calcext:value-type="float">
            <text:p>0.01</text:p>
          </table:table-cell>
          <table:table-cell office:value-type="float" office:value="132" calcext:value-type="float">
            <text:p>132</text:p>
          </table:table-cell>
          <table:table-cell office:value-type="float" office:value="180.53309422" calcext:value-type="float">
            <text:p>180.53309422</text:p>
          </table:table-cell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-cplex-lp/InstanzCPLEX_HCSRP_25_5.log</text:p>
          </table:table-cell>
          <table:table-cell office:value-type="float" office:value="0.01" calcext:value-type="float">
            <text:p>0.01</text:p>
          </table:table-cell>
          <table:table-cell office:value-type="float" office:value="69" calcext:value-type="float">
            <text:p>69</text:p>
          </table:table-cell>
          <table:table-cell office:value-type="float" office:value="177.04252238" calcext:value-type="float">
            <text:p>177.04252238</text:p>
          </table:table-cell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-cplex-lp/InstanzCPLEX_HCSRP_25_6.log</text:p>
          </table:table-cell>
          <table:table-cell office:value-type="float" office:value="0.01" calcext:value-type="float">
            <text:p>0.01</text:p>
          </table:table-cell>
          <table:table-cell office:value-type="float" office:value="77" calcext:value-type="float">
            <text:p>77</text:p>
          </table:table-cell>
          <table:table-cell office:value-type="float" office:value="119.77495343" calcext:value-type="float">
            <text:p>119.77495343</text:p>
          </table:table-cell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-cplex-lp/InstanzCPLEX_HCSRP_25_7.log</text:p>
          </table:table-cell>
          <table:table-cell office:value-type="float" office:value="0.01" calcext:value-type="float">
            <text:p>0.01</text:p>
          </table:table-cell>
          <table:table-cell office:value-type="float" office:value="127" calcext:value-type="float">
            <text:p>127</text:p>
          </table:table-cell>
          <table:table-cell office:value-type="float" office:value="158.56458377" calcext:value-type="float">
            <text:p>158.56458377</text:p>
          </table:table-cell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-cplex-lp/InstanzCPLEX_HCSRP_25_8.log</text:p>
          </table:table-cell>
          <table:table-cell office:value-type="float" office:value="0.01" calcext:value-type="float">
            <text:p>0.01</text:p>
          </table:table-cell>
          <table:table-cell office:value-type="float" office:value="96" calcext:value-type="float">
            <text:p>96</text:p>
          </table:table-cell>
          <table:table-cell office:value-type="float" office:value="163.96364299" calcext:value-type="float">
            <text:p>163.96364299</text:p>
          </table:table-cell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-cplex-lp/InstanzCPLEX_HCSRP_25_9.log</text:p>
          </table:table-cell>
          <table:table-cell office:value-type="float" office:value="0.01" calcext:value-type="float">
            <text:p>0.01</text:p>
          </table:table-cell>
          <table:table-cell office:value-type="float" office:value="73" calcext:value-type="float">
            <text:p>73</text:p>
          </table:table-cell>
          <table:table-cell office:value-type="float" office:value="120.58339792" calcext:value-type="float">
            <text:p>120.58339792</text:p>
          </table:table-cell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-cplex-lp/InstanzCPLEX_HCSRP_25_10.log</text:p>
          </table:table-cell>
          <table:table-cell office:value-type="float" office:value="0.01" calcext:value-type="float">
            <text:p>0.01</text:p>
          </table:table-cell>
          <table:table-cell office:value-type="float" office:value="56" calcext:value-type="float">
            <text:p>56</text:p>
          </table:table-cell>
          <table:table-cell office:value-type="float" office:value="189.10979247" calcext:value-type="float">
            <text:p>189.10979247</text:p>
          </table:table-cell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-cplex-lp/InstanzCPLEX_HCSRP_50_1.log</text:p>
          </table:table-cell>
          <table:table-cell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 office:value-type="float" office:value="237.77891846" calcext:value-type="float">
            <text:p>237.77891846</text:p>
          </table:table-cell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-cplex-lp/InstanzCPLEX_HCSRP_50_2.log</text:p>
          </table:table-cell>
          <table:table-cell office:value-type="float" office:value="0.08" calcext:value-type="float">
            <text:p>0.08</text:p>
          </table:table-cell>
          <table:table-cell office:value-type="float" office:value="217" calcext:value-type="float">
            <text:p>217</text:p>
          </table:table-cell>
          <table:table-cell office:value-type="float" office:value="195.72843361" calcext:value-type="float">
            <text:p>195.72843361</text:p>
          </table:table-cell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-cplex-lp/InstanzCPLEX_HCSRP_50_3.log</text:p>
          </table:table-cell>
          <table:table-cell office:value-type="float" office:value="0.09" calcext:value-type="float">
            <text:p>0.09</text:p>
          </table:table-cell>
          <table:table-cell office:value-type="float" office:value="224" calcext:value-type="float">
            <text:p>224</text:p>
          </table:table-cell>
          <table:table-cell office:value-type="float" office:value="197.31791579" calcext:value-type="float">
            <text:p>197.31791579</text:p>
          </table:table-cell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-cplex-lp/InstanzCPLEX_HCSRP_50_4.log</text:p>
          </table:table-cell>
          <table:table-cell office:value-type="float" office:value="0.07" calcext:value-type="float">
            <text:p>0.07</text:p>
          </table:table-cell>
          <table:table-cell office:value-type="float" office:value="196" calcext:value-type="float">
            <text:p>196</text:p>
          </table:table-cell>
          <table:table-cell office:value-type="float" office:value="224.54210667" calcext:value-type="float">
            <text:p>224.54210667</text:p>
          </table:table-cell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<text:span text:style-name="T1">logs-cplex-lp/</text:span>InstanzCPLEX_HCSRP_50_5.log</text:p>
          </table:table-cell>
          <table:table-cell office:value-type="float" office:value="0.1" calcext:value-type="float">
            <text:p>0.1</text:p>
          </table:table-cell>
          <table:table-cell office:value-type="float" office:value="176" calcext:value-type="float">
            <text:p>176</text:p>
          </table:table-cell>
          <table:table-cell office:value-type="float" office:value="215.64384093" calcext:value-type="float">
            <text:p>215.64384093</text:p>
          </table:table-cell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-cplex-lp/InstanzCPLEX_HCSRP_50_6.log</text:p>
          </table:table-cell>
          <table:table-cell office:value-type="float" office:value="0.07" calcext:value-type="float">
            <text:p>0.07</text:p>
          </table:table-cell>
          <table:table-cell office:value-type="float" office:value="145" calcext:value-type="float">
            <text:p>145</text:p>
          </table:table-cell>
          <table:table-cell office:value-type="float" office:value="196.5513577" calcext:value-type="float">
            <text:p>196.5513577</text:p>
          </table:table-cell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-cplex-lp/InstanzCPLEX_HCSRP_50_7.log</text:p>
          </table:table-cell>
          <table:table-cell office:value-type="float" office:value="0.12" calcext:value-type="float">
            <text:p>0.12</text:p>
          </table:table-cell>
          <table:table-cell office:value-type="float" office:value="206" calcext:value-type="float">
            <text:p>206</text:p>
          </table:table-cell>
          <table:table-cell office:value-type="float" office:value="190.21215126" calcext:value-type="float">
            <text:p>190.21215126</text:p>
          </table:table-cell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-cplex-lp/InstanzCPLEX_HCSRP_50_8.log</text:p>
          </table:table-cell>
          <table:table-cell office:value-type="float" office:value="0.09" calcext:value-type="float">
            <text:p>0.09</text:p>
          </table:table-cell>
          <table:table-cell office:value-type="float" office:value="233" calcext:value-type="float">
            <text:p>233</text:p>
          </table:table-cell>
          <table:table-cell office:value-type="float" office:value="194.90711582" calcext:value-type="float">
            <text:p>194.90711582</text:p>
          </table:table-cell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-cplex-lp/InstanzCPLEX_HCSRP_50_9.log</text:p>
          </table:table-cell>
          <table:table-cell office:value-type="float" office:value="0.1" calcext:value-type="float">
            <text:p>0.1</text:p>
          </table:table-cell>
          <table:table-cell office:value-type="float" office:value="171" calcext:value-type="float">
            <text:p>171</text:p>
          </table:table-cell>
          <table:table-cell office:value-type="float" office:value="187.8409883" calcext:value-type="float">
            <text:p>187.8409883</text:p>
          </table:table-cell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-cplex-lp/InstanzCPLEX_HCSRP_50_10.log</text:p>
          </table:table-cell>
          <table:table-cell office:value-type="float" office:value="0.07" calcext:value-type="float">
            <text:p>0.07</text:p>
          </table:table-cell>
          <table:table-cell office:value-type="float" office:value="232" calcext:value-type="float">
            <text:p>232</text:p>
          </table:table-cell>
          <table:table-cell office:value-type="float" office:value="236.89574148" calcext:value-type="float">
            <text:p>236.89574148</text:p>
          </table:table-cell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-cplex-lp/InstanzCPLEX_HCSRP_75_1.log</text:p>
          </table:table-cell>
          <table:table-cell office:value-type="float" office:value="0.41" calcext:value-type="float">
            <text:p>0.41</text:p>
          </table:table-cell>
          <table:table-cell office:value-type="float" office:value="377" calcext:value-type="float">
            <text:p>377</text:p>
          </table:table-cell>
          <table:table-cell office:value-type="float" office:value="280.89674784" calcext:value-type="float">
            <text:p>280.89674784</text:p>
          </table:table-cell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-cplex-lp/InstanzCPLEX_HCSRP_75_2.log</text:p>
          </table:table-cell>
          <table:table-cell office:value-type="float" office:value="0.26" calcext:value-type="float">
            <text:p>0.26</text:p>
          </table:table-cell>
          <table:table-cell office:value-type="float" office:value="380" calcext:value-type="float">
            <text:p>380</text:p>
          </table:table-cell>
          <table:table-cell office:value-type="float" office:value="230.45069516" calcext:value-type="float">
            <text:p>230.45069516</text:p>
          </table:table-cell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-cplex-lp/InstanzCPLEX_HCSRP_75_3.log</text:p>
          </table:table-cell>
          <table:table-cell office:value-type="float" office:value="0.42" calcext:value-type="float">
            <text:p>0.42</text:p>
          </table:table-cell>
          <table:table-cell office:value-type="float" office:value="460" calcext:value-type="float">
            <text:p>460</text:p>
          </table:table-cell>
          <table:table-cell office:value-type="float" office:value="231.30769662" calcext:value-type="float">
            <text:p>231.30769662</text:p>
          </table:table-cell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-cplex-lp/InstanzCPLEX_HCSRP_75_4.log</text:p>
          </table:table-cell>
          <table:table-cell office:value-type="float" office:value="0.32" calcext:value-type="float">
            <text:p>0.32</text:p>
          </table:table-cell>
          <table:table-cell office:value-type="float" office:value="389" calcext:value-type="float">
            <text:p>389</text:p>
          </table:table-cell>
          <table:table-cell office:value-type="float" office:value="224.34670653" calcext:value-type="float">
            <text:p>224.34670653</text:p>
          </table:table-cell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-cplex-lp/InstanzCPLEX_HCSRP_75_5.log</text:p>
          </table:table-cell>
          <table:table-cell office:value-type="float" office:value="0.34" calcext:value-type="float">
            <text:p>0.34</text:p>
          </table:table-cell>
          <table:table-cell office:value-type="float" office:value="326" calcext:value-type="float">
            <text:p>326</text:p>
          </table:table-cell>
          <table:table-cell office:value-type="float" office:value="263.2740612" calcext:value-type="float">
            <text:p>263.2740612</text:p>
          </table:table-cell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-cplex-lp/InstanzCPLEX_HCSRP_75_6.log</text:p>
          </table:table-cell>
          <table:table-cell office:value-type="float" office:value="0.39" calcext:value-type="float">
            <text:p>0.39</text:p>
          </table:table-cell>
          <table:table-cell office:value-type="float" office:value="310" calcext:value-type="float">
            <text:p>310</text:p>
          </table:table-cell>
          <table:table-cell office:value-type="float" office:value="231.61488433" calcext:value-type="float">
            <text:p>231.61488433</text:p>
          </table:table-cell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-cplex-lp/InstanzCPLEX_HCSRP_75_7.log</text:p>
          </table:table-cell>
          <table:table-cell office:value-type="float" office:value="0.45" calcext:value-type="float">
            <text:p>0.45</text:p>
          </table:table-cell>
          <table:table-cell office:value-type="float" office:value="338" calcext:value-type="float">
            <text:p>338</text:p>
          </table:table-cell>
          <table:table-cell office:value-type="float" office:value="225.91795437" calcext:value-type="float">
            <text:p>225.91795437</text:p>
          </table:table-cell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-cplex-lp/InstanzCPLEX_HCSRP_75_8.log</text:p>
          </table:table-cell>
          <table:table-cell office:value-type="float" office:value="0.52" calcext:value-type="float">
            <text:p>0.52</text:p>
          </table:table-cell>
          <table:table-cell office:value-type="float" office:value="483" calcext:value-type="float">
            <text:p>483</text:p>
          </table:table-cell>
          <table:table-cell office:value-type="float" office:value="262.90129337" calcext:value-type="float">
            <text:p>262.90129337</text:p>
          </table:table-cell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-cplex-lp/InstanzCPLEX_HCSRP_75_9.log</text:p>
          </table:table-cell>
          <table:table-cell office:value-type="float" office:value="0.3" calcext:value-type="float">
            <text:p>0.3</text:p>
          </table:table-cell>
          <table:table-cell office:value-type="float" office:value="339" calcext:value-type="float">
            <text:p>339</text:p>
          </table:table-cell>
          <table:table-cell office:value-type="float" office:value="238.12412113" calcext:value-type="float">
            <text:p>238.12412113</text:p>
          </table:table-cell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-cplex-lp/InstanzCPLEX_HCSRP_75_10.log</text:p>
          </table:table-cell>
          <table:table-cell office:value-type="float" office:value="0.25" calcext:value-type="float">
            <text:p>0.25</text:p>
          </table:table-cell>
          <table:table-cell office:value-type="float" office:value="459" calcext:value-type="float">
            <text:p>459</text:p>
          </table:table-cell>
          <table:table-cell office:value-type="float" office:value="302.60843451" calcext:value-type="float">
            <text:p>302.60843451</text:p>
          </table:table-cell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-cplex-lp/InstanzVNS_HCSRP_100_1.log</text:p>
          </table:table-cell>
          <table:table-cell office:value-type="float" office:value="1.02" calcext:value-type="float">
            <text:p>1.02</text:p>
          </table:table-cell>
          <table:table-cell office:value-type="float" office:value="654" calcext:value-type="float">
            <text:p>654</text:p>
          </table:table-cell>
          <table:table-cell office:value-type="float" office:value="281.04180594" calcext:value-type="float">
            <text:p>281.04180594</text:p>
          </table:table-cell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-cplex-lp/InstanzVNS_HCSRP_100_2.log</text:p>
          </table:table-cell>
          <table:table-cell office:value-type="float" office:value="0.96" calcext:value-type="float">
            <text:p>0.96</text:p>
          </table:table-cell>
          <table:table-cell office:value-type="float" office:value="527" calcext:value-type="float">
            <text:p>527</text:p>
          </table:table-cell>
          <table:table-cell office:value-type="float" office:value="293.75235667" calcext:value-type="float">
            <text:p>293.75235667</text:p>
          </table:table-cell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-cplex-lp/InstanzVNS_HCSRP_100_3.log</text:p>
          </table:table-cell>
          <table:table-cell office:value-type="float" office:value="0.97" calcext:value-type="float">
            <text:p>0.97</text:p>
          </table:table-cell>
          <table:table-cell office:value-type="float" office:value="626" calcext:value-type="float">
            <text:p>626</text:p>
          </table:table-cell>
          <table:table-cell office:value-type="float" office:value="292.79602418" calcext:value-type="float">
            <text:p>292.79602418</text:p>
          </table:table-cell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-cplex-lp/InstanzVNS_HCSRP_100_4.log</text:p>
          </table:table-cell>
          <table:table-cell office:value-type="float" office:value="1.11" calcext:value-type="float">
            <text:p>1.11</text:p>
          </table:table-cell>
          <table:table-cell office:value-type="float" office:value="523" calcext:value-type="float">
            <text:p>523</text:p>
          </table:table-cell>
          <table:table-cell office:value-type="float" office:value="256.19476" calcext:value-type="float">
            <text:p>256.19476</text:p>
          </table:table-cell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-cplex-lp/InstanzVNS_HCSRP_100_5.log</text:p>
          </table:table-cell>
          <table:table-cell office:value-type="float" office:value="1.02" calcext:value-type="float">
            <text:p>1.02</text:p>
          </table:table-cell>
          <table:table-cell office:value-type="float" office:value="551" calcext:value-type="float">
            <text:p>551</text:p>
          </table:table-cell>
          <table:table-cell office:value-type="float" office:value="252.90417333" calcext:value-type="float">
            <text:p>252.90417333</text:p>
          </table:table-cell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-cplex-lp/InstanzVNS_HCSRP_100_6.log</text:p>
          </table:table-cell>
          <table:table-cell office:value-type="float" office:value="1.05" calcext:value-type="float">
            <text:p>1.05</text:p>
          </table:table-cell>
          <table:table-cell office:value-type="float" office:value="607" calcext:value-type="float">
            <text:p>607</text:p>
          </table:table-cell>
          <table:table-cell office:value-type="float" office:value="254.17983" calcext:value-type="float">
            <text:p>254.17983</text:p>
          </table:table-cell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-cplex-lp/InstanzVNS_HCSRP_100_7.log</text:p>
          </table:table-cell>
          <table:table-cell office:value-type="float" office:value="1.23" calcext:value-type="float">
            <text:p>1.23</text:p>
          </table:table-cell>
          <table:table-cell office:value-type="float" office:value="452" calcext:value-type="float">
            <text:p>452</text:p>
          </table:table-cell>
          <table:table-cell office:value-type="float" office:value="266.32543667" calcext:value-type="float">
            <text:p>266.32543667</text:p>
          </table:table-cell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-cplex-lp/InstanzVNS_HCSRP_100_8.log</text:p>
          </table:table-cell>
          <table:table-cell office:value-type="float" office:value="0.96" calcext:value-type="float">
            <text:p>0.96</text:p>
          </table:table-cell>
          <table:table-cell office:value-type="float" office:value="560" calcext:value-type="float">
            <text:p>560</text:p>
          </table:table-cell>
          <table:table-cell office:value-type="float" office:value="279.91256752" calcext:value-type="float">
            <text:p>279.91256752</text:p>
          </table:table-cell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-cplex-lp/InstanzVNS_HCSRP_100_9.log</text:p>
          </table:table-cell>
          <table:table-cell office:value-type="float" office:value="0.86" calcext:value-type="float">
            <text:p>0.86</text:p>
          </table:table-cell>
          <table:table-cell office:value-type="float" office:value="579" calcext:value-type="float">
            <text:p>579</text:p>
          </table:table-cell>
          <table:table-cell office:value-type="float" office:value="270.74939333" calcext:value-type="float">
            <text:p>270.74939333</text:p>
          </table:table-cell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-cplex-lp/InstanzVNS_HCSRP_100_10.log</text:p>
          </table:table-cell>
          <table:table-cell office:value-type="float" office:value="1.01" calcext:value-type="float">
            <text:p>1.01</text:p>
          </table:table-cell>
          <table:table-cell office:value-type="float" office:value="492" calcext:value-type="float">
            <text:p>492</text:p>
          </table:table-cell>
          <table:table-cell office:value-type="float" office:value="252.32628401" calcext:value-type="float">
            <text:p>252.32628401</text:p>
          </table:table-cell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-cplex-lp/InstanzVNS_HCSRP_200_1.log</text:p>
          </table:table-cell>
          <table:table-cell office:value-type="float" office:value="12.62" calcext:value-type="float">
            <text:p>12.62</text:p>
          </table:table-cell>
          <table:table-cell office:value-type="float" office:value="1306" calcext:value-type="float">
            <text:p>1306</text:p>
          </table:table-cell>
          <table:table-cell office:value-type="float" office:value="377.80537" calcext:value-type="float">
            <text:p>377.80537</text:p>
          </table:table-cell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-cplex-lp/InstanzVNS_HCSRP_200_2.log</text:p>
          </table:table-cell>
          <table:table-cell office:value-type="float" office:value="14" calcext:value-type="float">
            <text:p>14</text:p>
          </table:table-cell>
          <table:table-cell office:value-type="float" office:value="1203" calcext:value-type="float">
            <text:p>1203</text:p>
          </table:table-cell>
          <table:table-cell office:value-type="float" office:value="374.62401667" calcext:value-type="float">
            <text:p>374.62401667</text:p>
          </table:table-cell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-cplex-lp/InstanzVNS_HCSRP_200_3.log</text:p>
          </table:table-cell>
          <table:table-cell office:value-type="float" office:value="12.25" calcext:value-type="float">
            <text:p>12.25</text:p>
          </table:table-cell>
          <table:table-cell office:value-type="float" office:value="1069" calcext:value-type="float">
            <text:p>1069</text:p>
          </table:table-cell>
          <table:table-cell office:value-type="float" office:value="366.37932333" calcext:value-type="float">
            <text:p>366.37932333</text:p>
          </table:table-cell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-cplex-lp/InstanzVNS_HCSRP_200_4.log</text:p>
          </table:table-cell>
          <table:table-cell office:value-type="float" office:value="14.84" calcext:value-type="float">
            <text:p>14.84</text:p>
          </table:table-cell>
          <table:table-cell office:value-type="float" office:value="1015" calcext:value-type="float">
            <text:p>1015</text:p>
          </table:table-cell>
          <table:table-cell office:value-type="float" office:value="379.10541" calcext:value-type="float">
            <text:p>379.10541</text:p>
          </table:table-cell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-cplex-lp/InstanzVNS_HCSRP_200_5.log</text:p>
          </table:table-cell>
          <table:table-cell office:value-type="float" office:value="15.08" calcext:value-type="float">
            <text:p>15.08</text:p>
          </table:table-cell>
          <table:table-cell office:value-type="float" office:value="1198" calcext:value-type="float">
            <text:p>1198</text:p>
          </table:table-cell>
          <table:table-cell office:value-type="float" office:value="375.07298757" calcext:value-type="float">
            <text:p>375.07298757</text:p>
          </table:table-cell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-cplex-lp/InstanzVNS_HCSRP_200_6.log</text:p>
          </table:table-cell>
          <table:table-cell office:value-type="float" office:value="10.97" calcext:value-type="float">
            <text:p>10.97</text:p>
          </table:table-cell>
          <table:table-cell office:value-type="float" office:value="919" calcext:value-type="float">
            <text:p>919</text:p>
          </table:table-cell>
          <table:table-cell office:value-type="float" office:value="331.05412667" calcext:value-type="float">
            <text:p>331.05412667</text:p>
          </table:table-cell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-cplex-lp/InstanzVNS_HCSRP_200_7.log</text:p>
          </table:table-cell>
          <table:table-cell office:value-type="float" office:value="16.8" calcext:value-type="float">
            <text:p>16.8</text:p>
          </table:table-cell>
          <table:table-cell office:value-type="float" office:value="1021" calcext:value-type="float">
            <text:p>1021</text:p>
          </table:table-cell>
          <table:table-cell office:value-type="float" office:value="353.75588333" calcext:value-type="float">
            <text:p>353.75588333</text:p>
          </table:table-cell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-cplex-lp/InstanzVNS_HCSRP_200_8.log</text:p>
          </table:table-cell>
          <table:table-cell office:value-type="float" office:value="13.32" calcext:value-type="float">
            <text:p>13.32</text:p>
          </table:table-cell>
          <table:table-cell office:value-type="float" office:value="1024" calcext:value-type="float">
            <text:p>1024</text:p>
          </table:table-cell>
          <table:table-cell office:value-type="float" office:value="366.84583159" calcext:value-type="float">
            <text:p>366.84583159</text:p>
          </table:table-cell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-cplex-lp/InstanzVNS_HCSRP_200_9.log</text:p>
          </table:table-cell>
          <table:table-cell office:value-type="float" office:value="13.49" calcext:value-type="float">
            <text:p>13.49</text:p>
          </table:table-cell>
          <table:table-cell office:value-type="float" office:value="1058" calcext:value-type="float">
            <text:p>1058</text:p>
          </table:table-cell>
          <table:table-cell office:value-type="float" office:value="374.73894" calcext:value-type="float">
            <text:p>374.73894</text:p>
          </table:table-cell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-cplex-lp/InstanzVNS_HCSRP_200_10.log</text:p>
          </table:table-cell>
          <table:table-cell office:value-type="float" office:value="14.97" calcext:value-type="float">
            <text:p>14.97</text:p>
          </table:table-cell>
          <table:table-cell office:value-type="float" office:value="1287" calcext:value-type="float">
            <text:p>1287</text:p>
          </table:table-cell>
          <table:table-cell office:value-type="float" office:value="376.29187552" calcext:value-type="float">
            <text:p>376.29187552</text:p>
          </table:table-cell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-cplex-lp/InstanzVNS_HCSRP_300_1.log</text:p>
          </table:table-cell>
          <table:table-cell office:value-type="float" office:value="95.69" calcext:value-type="float">
            <text:p>95.69</text:p>
          </table:table-cell>
          <table:table-cell office:value-type="float" office:value="1615" calcext:value-type="float">
            <text:p>1615</text:p>
          </table:table-cell>
          <table:table-cell office:value-type="float" office:value="444.14421667" calcext:value-type="float">
            <text:p>444.14421667</text:p>
          </table:table-cell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-cplex-lp/InstanzVNS_HCSRP_300_2.log</text:p>
          </table:table-cell>
          <table:table-cell office:value-type="float" office:value="104.77" calcext:value-type="float">
            <text:p>104.77</text:p>
          </table:table-cell>
          <table:table-cell office:value-type="float" office:value="1425" calcext:value-type="float">
            <text:p>1425</text:p>
          </table:table-cell>
          <table:table-cell office:value-type="float" office:value="452.82899" calcext:value-type="float">
            <text:p>452.82899</text:p>
          </table:table-cell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-cplex-lp/InstanzVNS_HCSRP_300_3.log</text:p>
          </table:table-cell>
          <table:table-cell office:value-type="float" office:value="72.51" calcext:value-type="float">
            <text:p>72.51</text:p>
          </table:table-cell>
          <table:table-cell office:value-type="float" office:value="1913" calcext:value-type="float">
            <text:p>1913</text:p>
          </table:table-cell>
          <table:table-cell office:value-type="float" office:value="454.39448667" calcext:value-type="float">
            <text:p>454.39448667</text:p>
          </table:table-cell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-cplex-lp/InstanzVNS_HCSRP_300_4.log</text:p>
          </table:table-cell>
          <table:table-cell office:value-type="float" office:value="100.98" calcext:value-type="float">
            <text:p>100.98</text:p>
          </table:table-cell>
          <table:table-cell office:value-type="float" office:value="1450" calcext:value-type="float">
            <text:p>1450</text:p>
          </table:table-cell>
          <table:table-cell office:value-type="float" office:value="451.33041" calcext:value-type="float">
            <text:p>451.33041</text:p>
          </table:table-cell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-cplex-lp/InstanzVNS_HCSRP_300_5.log</text:p>
          </table:table-cell>
          <table:table-cell office:value-type="float" office:value="77.31" calcext:value-type="float">
            <text:p>77.31</text:p>
          </table:table-cell>
          <table:table-cell office:value-type="float" office:value="1567" calcext:value-type="float">
            <text:p>1567</text:p>
          </table:table-cell>
          <table:table-cell office:value-type="float" office:value="439.10993" calcext:value-type="float">
            <text:p>439.10993</text:p>
          </table:table-cell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-cplex-lp/InstanzVNS_HCSRP_300_6.log</text:p>
          </table:table-cell>
          <table:table-cell office:value-type="float" office:value="105.14" calcext:value-type="float">
            <text:p>105.14</text:p>
          </table:table-cell>
          <table:table-cell office:value-type="float" office:value="1180" calcext:value-type="float">
            <text:p>1180</text:p>
          </table:table-cell>
          <table:table-cell office:value-type="float" office:value="461.14667333" calcext:value-type="float">
            <text:p>461.14667333</text:p>
          </table:table-cell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-cplex-lp/InstanzVNS_HCSRP_300_7.log</text:p>
          </table:table-cell>
          <table:table-cell office:value-type="float" office:value="78.87" calcext:value-type="float">
            <text:p>78.87</text:p>
          </table:table-cell>
          <table:table-cell office:value-type="float" office:value="1624" calcext:value-type="float">
            <text:p>1624</text:p>
          </table:table-cell>
          <table:table-cell office:value-type="float" office:value="449.10665" calcext:value-type="float">
            <text:p>449.10665</text:p>
          </table:table-cell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-cplex-lp/InstanzVNS_HCSRP_300_8.log</text:p>
          </table:table-cell>
          <table:table-cell office:value-type="float" office:value="93.06" calcext:value-type="float">
            <text:p>93.06</text:p>
          </table:table-cell>
          <table:table-cell office:value-type="float" office:value="1757" calcext:value-type="float">
            <text:p>1757</text:p>
          </table:table-cell>
          <table:table-cell office:value-type="float" office:value="461.90327333" calcext:value-type="float">
            <text:p>461.90327333</text:p>
          </table:table-cell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-cplex-lp/InstanzVNS_HCSRP_300_9.log</text:p>
          </table:table-cell>
          <table:table-cell office:value-type="float" office:value="76.51" calcext:value-type="float">
            <text:p>76.51</text:p>
          </table:table-cell>
          <table:table-cell office:value-type="float" office:value="1407" calcext:value-type="float">
            <text:p>1407</text:p>
          </table:table-cell>
          <table:table-cell office:value-type="float" office:value="459.30274667" calcext:value-type="float">
            <text:p>459.30274667</text:p>
          </table:table-cell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-cplex-lp/InstanzVNS_HCSRP_300_10.log</text:p>
          </table:table-cell>
          <table:table-cell office:value-type="float" office:value="83.35" calcext:value-type="float">
            <text:p>83.35</text:p>
          </table:table-cell>
          <table:table-cell office:value-type="float" office:value="1670" calcext:value-type="float">
            <text:p>1670</text:p>
          </table:table-cell>
          <table:table-cell office:value-type="float" office:value="441.40920742" calcext:value-type="float">
            <text:p>441.40920742</text:p>
          </table:table-cell>
        </table:table-row>
      </table:table>
      <table:table table:name="(SCE2) Defa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39"/>
        <table:table-column table:style-name="co1" table:default-cell-style-name="ce41"/>
        <table:table-column table:style-name="co1" table:default-cell-style-name="ce44"/>
        <table:table-column table:style-name="co1" table:number-columns-repeated="2" table:default-cell-style-name="ce48"/>
        <table:table-column table:style-name="co1" table:number-columns-repeated="2" table:default-cell-style-name="ce52"/>
        <table:table-column table:style-name="co1" table:default-cell-style-name="ce53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1" office:value-type="string" calcext:value-type="string" table:number-columns-spanned="1" table:number-rows-spanned="2">
            <text:p>Instance file</text:p>
          </table:table-cell>
          <table:table-cell table:style-name="ce9" office:value-type="string" calcext:value-type="string" table:number-columns-spanned="8" table:number-rows-spanned="1">
            <text:p>CPLEX defaults</text:p>
          </table:table-cell>
          <table:covered-table-cell table:style-name="ce9"/>
          <table:covered-table-cell table:style-name="ce42"/>
          <table:covered-table-cell table:number-columns-repeated="2" table:style-name="ce46"/>
          <table:covered-table-cell table:number-columns-repeated="3" table:style-name="ce19"/>
          <table:table-cell table:number-columns-repeated="17"/>
        </table:table-row>
        <table:table-row table:style-name="ro1">
          <table:covered-table-cell table:number-columns-repeated="2" table:style-name="ce2"/>
          <table:table-cell table:style-name="ce34" office:value-type="string" calcext:value-type="string">
            <text:p>Logfile</text:p>
          </table:table-cell>
          <table:table-cell table:style-name="ce40" office:value-type="string" calcext:value-type="string">
            <text:p>Status</text:p>
          </table:table-cell>
          <table:table-cell table:style-name="ce43" office:value-type="string" calcext:value-type="string">
            <text:p>Time (sec)</text:p>
          </table:table-cell>
          <table:table-cell table:style-name="ce47" office:value-type="string" calcext:value-type="string">
            <text:p>Iterations </text:p>
          </table:table-cell>
          <table:table-cell table:style-name="ce47" office:value-type="string" calcext:value-type="string">
            <text:p>Nodes</text:p>
          </table:table-cell>
          <table:table-cell table:style-name="ce51" office:value-type="string" calcext:value-type="string">
            <text:p>LB</text:p>
          </table:table-cell>
          <table:table-cell table:style-name="ce51" office:value-type="string" calcext:value-type="string">
            <text:p>UB</text:p>
          </table:table-cell>
          <table:table-cell table:style-name="ce19" office:value-type="string" calcext:value-type="string">
            <text:p>Gap (%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-cplex-defaults/parG6Vj4.par</text:p>
          </table:table-cell>
          <table:table-cell office:value-type="string" calcext:value-type="string">
            <text:p>OPT</text:p>
          </table:table-cell>
          <table:table-cell office:value-type="float" office:value="0.14" calcext:value-type="float">
            <text:p>0.1</text:p>
          </table:table-cell>
          <table:table-cell office:value-type="float" office:value="2618" calcext:value-type="float">
            <text:p>2,618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218.19855033" calcext:value-type="float">
            <text:p>218.20</text:p>
          </table:table-cell>
          <table:table-cell table:formula="of:=([.I3]-[.H3])/[.I3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-cplex-defaults/parGNnNS.par</text:p>
          </table:table-cell>
          <table:table-cell office:value-type="string" calcext:value-type="string">
            <text:p>OPT</text:p>
          </table:table-cell>
          <table:table-cell office:value-type="float" office:value="0.17" calcext:value-type="float">
            <text:p>0.2</text:p>
          </table:table-cell>
          <table:table-cell office:value-type="float" office:value="6344" calcext:value-type="float">
            <text:p>6,344</text:p>
          </table:table-cell>
          <table:table-cell office:value-type="float" office:value="871" calcext:value-type="float">
            <text:p>871</text:p>
          </table:table-cell>
          <table:table-cell table:number-columns-repeated="2" office:value-type="float" office:value="246.62617517" calcext:value-type="float">
            <text:p>246.63</text:p>
          </table:table-cell>
          <table:table-cell table:formula="of:=([.I4]-[.H4])/[.I4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-cplex-defaults/par7F5I0.par</text:p>
          </table:table-cell>
          <table:table-cell office:value-type="string" calcext:value-type="string">
            <text:p>OPT</text:p>
          </table:table-cell>
          <table:table-cell office:value-type="float" office:value="0.42" calcext:value-type="float">
            <text:p>0.4</text:p>
          </table:table-cell>
          <table:table-cell office:value-type="float" office:value="47996" calcext:value-type="float">
            <text:p>47,996</text:p>
          </table:table-cell>
          <table:table-cell office:value-type="float" office:value="5837" calcext:value-type="float">
            <text:p>5,837</text:p>
          </table:table-cell>
          <table:table-cell table:number-columns-repeated="2" office:value-type="float" office:value="305.859574" calcext:value-type="float">
            <text:p>305.86</text:p>
          </table:table-cell>
          <table:table-cell table:formula="of:=([.I5]-[.H5])/[.I5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-cplex-defaults/parH3DCw.par</text:p>
          </table:table-cell>
          <table:table-cell office:value-type="string" calcext:value-type="string">
            <text:p>OPT</text:p>
          </table:table-cell>
          <table:table-cell office:value-type="float" office:value="0.52" calcext:value-type="float">
            <text:p>0.5</text:p>
          </table:table-cell>
          <table:table-cell office:value-type="float" office:value="42664" calcext:value-type="float">
            <text:p>42,664</text:p>
          </table:table-cell>
          <table:table-cell office:value-type="float" office:value="6106" calcext:value-type="float">
            <text:p>6,106</text:p>
          </table:table-cell>
          <table:table-cell table:number-columns-repeated="2" office:value-type="float" office:value="186.8969446" calcext:value-type="float">
            <text:p>186.90</text:p>
          </table:table-cell>
          <table:table-cell table:formula="of:=([.I6]-[.H6])/[.I6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-cplex-defaults/pardns8j.par</text:p>
          </table:table-cell>
          <table:table-cell office:value-type="string" calcext:value-type="string">
            <text:p>OPT</text:p>
          </table:table-cell>
          <table:table-cell office:value-type="float" office:value="0.14" calcext:value-type="float">
            <text:p>0.1</text:p>
          </table:table-cell>
          <table:table-cell office:value-type="float" office:value="3291" calcext:value-type="float">
            <text:p>3,291</text:p>
          </table:table-cell>
          <table:table-cell office:value-type="float" office:value="402" calcext:value-type="float">
            <text:p>402</text:p>
          </table:table-cell>
          <table:table-cell table:number-columns-repeated="2" office:value-type="float" office:value="189.543179" calcext:value-type="float">
            <text:p>189.54</text:p>
          </table:table-cell>
          <table:table-cell table:formula="of:=([.I7]-[.H7])/[.I7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-cplex-defaults/parLiT7u.par</text:p>
          </table:table-cell>
          <table:table-cell office:value-type="string" calcext:value-type="string">
            <text:p>OPT</text:p>
          </table:table-cell>
          <table:table-cell office:value-type="float" office:value="0.16" calcext:value-type="float">
            <text:p>0.2</text:p>
          </table:table-cell>
          <table:table-cell office:value-type="float" office:value="2897" calcext:value-type="float">
            <text:p>2,897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200.0991589" calcext:value-type="float">
            <text:p>200.10</text:p>
          </table:table-cell>
          <table:table-cell table:formula="of:=([.I8]-[.H8])/[.I8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-cplex-defaults/paraBnrA.par</text:p>
          </table:table-cell>
          <table:table-cell office:value-type="string" calcext:value-type="string">
            <text:p>OPT</text:p>
          </table:table-cell>
          <table:table-cell office:value-type="float" office:value="0.14" calcext:value-type="float">
            <text:p>0.1</text:p>
          </table:table-cell>
          <table:table-cell office:value-type="float" office:value="860" calcext:value-type="float">
            <text:p>86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25.36852533" calcext:value-type="float">
            <text:p>225.37</text:p>
          </table:table-cell>
          <table:table-cell table:formula="of:=([.I9]-[.H9])/[.I9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-cplex-defaults/paruNai2.par</text:p>
          </table:table-cell>
          <table:table-cell office:value-type="string" calcext:value-type="string">
            <text:p>OPT</text:p>
          </table:table-cell>
          <table:table-cell office:value-type="float" office:value="0.18" calcext:value-type="float">
            <text:p>0.2</text:p>
          </table:table-cell>
          <table:table-cell office:value-type="float" office:value="7602" calcext:value-type="float">
            <text:p>7,602</text:p>
          </table:table-cell>
          <table:table-cell office:value-type="float" office:value="1492" calcext:value-type="float">
            <text:p>1,492</text:p>
          </table:table-cell>
          <table:table-cell table:number-columns-repeated="2" office:value-type="float" office:value="232.04877757" calcext:value-type="float">
            <text:p>232.05</text:p>
          </table:table-cell>
          <table:table-cell table:formula="of:=([.I10]-[.H10])/[.I10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-cplex-defaults/par8uwxv.par</text:p>
          </table:table-cell>
          <table:table-cell office:value-type="string" calcext:value-type="string">
            <text:p>OPT</text:p>
          </table:table-cell>
          <table:table-cell office:value-type="float" office:value="0.74" calcext:value-type="float">
            <text:p>0.7</text:p>
          </table:table-cell>
          <table:table-cell office:value-type="float" office:value="63014" calcext:value-type="float">
            <text:p>63,014</text:p>
          </table:table-cell>
          <table:table-cell office:value-type="float" office:value="6142" calcext:value-type="float">
            <text:p>6,142</text:p>
          </table:table-cell>
          <table:table-cell table:number-columns-repeated="2" office:value-type="float" office:value="222.29502767" calcext:value-type="float">
            <text:p>222.30</text:p>
          </table:table-cell>
          <table:table-cell table:formula="of:=([.I11]-[.H11])/[.I11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-cplex-defaults/parLYkEw.par</text:p>
          </table:table-cell>
          <table:table-cell office:value-type="string" calcext:value-type="string">
            <text:p>OPT</text:p>
          </table:table-cell>
          <table:table-cell office:value-type="float" office:value="0.04" calcext:value-type="float">
            <text:p>0.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1</text:p>
          </table:table-cell>
          <table:table-cell table:formula="of:=([.I12]-[.H12])/[.I12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-cplex-defaults/parA3x3C.par</text:p>
          </table:table-cell>
          <table:table-cell office:value-type="string" calcext:value-type="string">
            <text:p>OPT</text:p>
          </table:table-cell>
          <table:table-cell office:value-type="float" office:value="1864.48" calcext:value-type="float">
            <text:p>1864.5</text:p>
          </table:table-cell>
          <table:table-cell office:value-type="float" office:value="62094686" calcext:value-type="float">
            <text:p>62,094,686</text:p>
          </table:table-cell>
          <table:table-cell office:value-type="float" office:value="2508359" calcext:value-type="float">
            <text:p>2,508,359</text:p>
          </table:table-cell>
          <table:table-cell table:number-columns-repeated="2" office:value-type="float" office:value="428.09667333" calcext:value-type="float">
            <text:p>428.10</text:p>
          </table:table-cell>
          <table:table-cell table:formula="of:=([.I13]-[.H13])/[.I13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-cplex-defaults/par36UIn.par</text:p>
          </table:table-cell>
          <table:table-cell office:value-type="string" calcext:value-type="string">
            <text:p>OPT</text:p>
          </table:table-cell>
          <table:table-cell office:value-type="float" office:value="152.32" calcext:value-type="float">
            <text:p>152.3</text:p>
          </table:table-cell>
          <table:table-cell office:value-type="float" office:value="5602512" calcext:value-type="float">
            <text:p>5,602,512</text:p>
          </table:table-cell>
          <table:table-cell office:value-type="float" office:value="327534" calcext:value-type="float">
            <text:p>327,534</text:p>
          </table:table-cell>
          <table:table-cell table:number-columns-repeated="2" office:value-type="float" office:value="476.0489371" calcext:value-type="float">
            <text:p>476.05</text:p>
          </table:table-cell>
          <table:table-cell table:formula="of:=([.I14]-[.H14])/[.I14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-cplex-defaults/pareT94L.par</text:p>
          </table:table-cell>
          <table:table-cell office:value-type="string" calcext:value-type="string">
            <text:p>OPT</text:p>
          </table:table-cell>
          <table:table-cell office:value-type="float" office:value="4208.33" calcext:value-type="float">
            <text:p>4208.3</text:p>
          </table:table-cell>
          <table:table-cell office:value-type="float" office:value="121043243" calcext:value-type="float">
            <text:p>121,043,243</text:p>
          </table:table-cell>
          <table:table-cell office:value-type="float" office:value="4301432" calcext:value-type="float">
            <text:p>4,301,432</text:p>
          </table:table-cell>
          <table:table-cell table:number-columns-repeated="2" office:value-type="float" office:value="399.0918764" calcext:value-type="float">
            <text:p>399.09</text:p>
          </table:table-cell>
          <table:table-cell table:formula="of:=([.I15]-[.H15])/[.I15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-cplex-defaults/parkvHmy.par</text:p>
          </table:table-cell>
          <table:table-cell office:value-type="string" calcext:value-type="string">
            <text:p>OPT</text:p>
          </table:table-cell>
          <table:table-cell office:value-type="float" office:value="1443.47" calcext:value-type="float">
            <text:p>1443.5</text:p>
          </table:table-cell>
          <table:table-cell office:value-type="float" office:value="53169361" calcext:value-type="float">
            <text:p>53,169,361</text:p>
          </table:table-cell>
          <table:table-cell office:value-type="float" office:value="1817684" calcext:value-type="float">
            <text:p>1,817,684</text:p>
          </table:table-cell>
          <table:table-cell table:number-columns-repeated="2" office:value-type="float" office:value="411.29577673" calcext:value-type="float">
            <text:p>411.30</text:p>
          </table:table-cell>
          <table:table-cell table:formula="of:=([.I16]-[.H16])/[.I16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-cplex-defaults/parYEPzM.par</text:p>
          </table:table-cell>
          <table:table-cell office:value-type="string" calcext:value-type="string">
            <text:p>OPT</text:p>
          </table:table-cell>
          <table:table-cell office:value-type="float" office:value="1931.54" calcext:value-type="float">
            <text:p>1931.5</text:p>
          </table:table-cell>
          <table:table-cell office:value-type="float" office:value="64092804" calcext:value-type="float">
            <text:p>64,092,804</text:p>
          </table:table-cell>
          <table:table-cell office:value-type="float" office:value="2285067" calcext:value-type="float">
            <text:p>2,285,067</text:p>
          </table:table-cell>
          <table:table-cell table:number-columns-repeated="2" office:value-type="float" office:value="366.33909303" calcext:value-type="float">
            <text:p>366.34</text:p>
          </table:table-cell>
          <table:table-cell table:formula="of:=([.I17]-[.H17])/[.I17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-cplex-defaults/parQQuNo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179287470" calcext:value-type="float">
            <text:p>179,287,470</text:p>
          </table:table-cell>
          <table:table-cell office:value-type="float" office:value="5161479" calcext:value-type="float">
            <text:p>5,161,479</text:p>
          </table:table-cell>
          <table:table-cell office:value-type="float" office:value="405.58489977" calcext:value-type="float">
            <text:p>405.58</text:p>
          </table:table-cell>
          <table:table-cell office:value-type="float" office:value="441.69760907" calcext:value-type="float">
            <text:p>441.70</text:p>
          </table:table-cell>
          <table:table-cell table:formula="of:=([.I18]-[.H18])/[.I18]*100" office:value-type="float" office:value="8.17588969431729" calcext:value-type="float">
            <text:p>8.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-cplex-defaults/parW8R9m.par</text:p>
          </table:table-cell>
          <table:table-cell office:value-type="string" calcext:value-type="string">
            <text:p>OPT</text:p>
          </table:table-cell>
          <table:table-cell office:value-type="float" office:value="298.08" calcext:value-type="float">
            <text:p>298.1</text:p>
          </table:table-cell>
          <table:table-cell office:value-type="float" office:value="7765993" calcext:value-type="float">
            <text:p>7,765,993</text:p>
          </table:table-cell>
          <table:table-cell office:value-type="float" office:value="349048" calcext:value-type="float">
            <text:p>349,048</text:p>
          </table:table-cell>
          <table:table-cell table:number-columns-repeated="2" office:value-type="float" office:value="328.67077267" calcext:value-type="float">
            <text:p>328.67</text:p>
          </table:table-cell>
          <table:table-cell table:formula="of:=([.I19]-[.H19])/[.I19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-cplex-defaults/parzt32O.par</text:p>
          </table:table-cell>
          <table:table-cell office:value-type="string" calcext:value-type="string">
            <text:p>OPT</text:p>
          </table:table-cell>
          <table:table-cell office:value-type="float" office:value="187.97" calcext:value-type="float">
            <text:p>188.0</text:p>
          </table:table-cell>
          <table:table-cell office:value-type="float" office:value="4456144" calcext:value-type="float">
            <text:p>4,456,144</text:p>
          </table:table-cell>
          <table:table-cell office:value-type="float" office:value="173826" calcext:value-type="float">
            <text:p>173,826</text:p>
          </table:table-cell>
          <table:table-cell table:number-columns-repeated="2" office:value-type="float" office:value="357.68369787" calcext:value-type="float">
            <text:p>357.68</text:p>
          </table:table-cell>
          <table:table-cell table:formula="of:=([.I20]-[.H20])/[.I20]*100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-cplex-defaults/parbeOdA.par</text:p>
          </table:table-cell>
          <table:table-cell office:value-type="string" calcext:value-type="string">
            <text:p>TL</text:p>
          </table:table-cell>
          <table:table-cell office:value-type="float" office:value="7205.76" calcext:value-type="float">
            <text:p>7205.8</text:p>
          </table:table-cell>
          <table:table-cell office:value-type="float" office:value="125410715" calcext:value-type="float">
            <text:p>125,410,715</text:p>
          </table:table-cell>
          <table:table-cell office:value-type="float" office:value="2734322" calcext:value-type="float">
            <text:p>2,734,322</text:p>
          </table:table-cell>
          <table:table-cell office:value-type="float" office:value="307.37355435" calcext:value-type="float">
            <text:p>307.37</text:p>
          </table:table-cell>
          <table:table-cell office:value-type="float" office:value="403.73219113" calcext:value-type="float">
            <text:p>403.73</text:p>
          </table:table-cell>
          <table:table-cell table:formula="of:=([.I21]-[.H21])/[.I21]*100" office:value-type="float" office:value="23.8669689702729" calcext:value-type="float">
            <text:p>23.8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-cplex-defaults/parhtApn.par</text:p>
          </table:table-cell>
          <table:table-cell office:value-type="string" calcext:value-type="string">
            <text:p>TL</text:p>
          </table:table-cell>
          <table:table-cell office:value-type="float" office:value="7207.41" calcext:value-type="float">
            <text:p>7207.4</text:p>
          </table:table-cell>
          <table:table-cell office:value-type="float" office:value="161346268" calcext:value-type="float">
            <text:p>161,346,268</text:p>
          </table:table-cell>
          <table:table-cell office:value-type="float" office:value="4794191" calcext:value-type="float">
            <text:p>4,794,191</text:p>
          </table:table-cell>
          <table:table-cell office:value-type="float" office:value="391.1740995" calcext:value-type="float">
            <text:p>391.17</text:p>
          </table:table-cell>
          <table:table-cell office:value-type="float" office:value="469.583817" calcext:value-type="float">
            <text:p>469.58</text:p>
          </table:table-cell>
          <table:table-cell table:formula="of:=([.I22]-[.H22])/[.I22]*100" office:value-type="float" office:value="16.6977043631808" calcext:value-type="float">
            <text:p>16.7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-cplex-defaults/parOZHHi.par</text:p>
          </table:table-cell>
          <table:table-cell office:value-type="string" calcext:value-type="string">
            <text:p>TL</text:p>
          </table:table-cell>
          <table:table-cell office:value-type="float" office:value="7201.36" calcext:value-type="float">
            <text:p>7201.4</text:p>
          </table:table-cell>
          <table:table-cell office:value-type="float" office:value="29442119" calcext:value-type="float">
            <text:p>29,442,119</text:p>
          </table:table-cell>
          <table:table-cell office:value-type="float" office:value="298014" calcext:value-type="float">
            <text:p>298,014</text:p>
          </table:table-cell>
          <table:table-cell office:value-type="float" office:value="455.63592477" calcext:value-type="float">
            <text:p>455.64</text:p>
          </table:table-cell>
          <table:table-cell office:value-type="float" office:value="2070.0000413" calcext:value-type="float">
            <text:p>2070.00</text:p>
          </table:table-cell>
          <table:table-cell table:formula="of:=([.I23]-[.H23])/[.I23]*100" office:value-type="float" office:value="77.9886031072805" calcext:value-type="float">
            <text:p>77.9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-cplex-defaults/par2bypc.par</text:p>
          </table:table-cell>
          <table:table-cell office:value-type="string" calcext:value-type="string">
            <text:p>OOM-BC</text:p>
          </table:table-cell>
          <table:table-cell office:value-type="float" office:value="2026.15" calcext:value-type="float">
            <text:p>2026.2</text:p>
          </table:table-cell>
          <table:table-cell office:value-type="float" office:value="5437000" calcext:value-type="float">
            <text:p>5,437,000</text:p>
          </table:table-cell>
          <table:table-cell office:value-type="float" office:value="319087" calcext:value-type="float">
            <text:p>319,087</text:p>
          </table:table-cell>
          <table:table-cell office:value-type="float" office:value="360.0838" calcext:value-type="float">
            <text:p>360.08</text:p>
          </table:table-cell>
          <table:table-cell office:value-type="float" office:value="2324.8091" calcext:value-type="float">
            <text:p>2324.81</text:p>
          </table:table-cell>
          <table:table-cell table:formula="of:=([.I24]-[.H24])/[.I24]*100" office:value-type="float" office:value="84.5112529884712" calcext:value-type="float">
            <text:p>84.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-cplex-defaults/parN2SrA.par</text:p>
          </table:table-cell>
          <table:table-cell office:value-type="string" calcext:value-type="string">
            <text:p>TL</text:p>
          </table:table-cell>
          <table:table-cell office:value-type="float" office:value="7200.07" calcext:value-type="float">
            <text:p>7200.1</text:p>
          </table:table-cell>
          <table:table-cell office:value-type="float" office:value="27747596" calcext:value-type="float">
            <text:p>27,747,596</text:p>
          </table:table-cell>
          <table:table-cell office:value-type="float" office:value="471366" calcext:value-type="float">
            <text:p>471,366</text:p>
          </table:table-cell>
          <table:table-cell office:value-type="float" office:value="379.24105934" calcext:value-type="float">
            <text:p>379.24</text:p>
          </table:table-cell>
          <table:table-cell office:value-type="float" office:value="959.4782754" calcext:value-type="float">
            <text:p>959.48</text:p>
          </table:table-cell>
          <table:table-cell table:formula="of:=([.I25]-[.H25])/[.I25]*100" office:value-type="float" office:value="60.4742421935612" calcext:value-type="float">
            <text:p>60.4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-cplex-defaults/parAuff8.par</text:p>
          </table:table-cell>
          <table:table-cell office:value-type="string" calcext:value-type="string">
            <text:p>OOM-BC</text:p>
          </table:table-cell>
          <table:table-cell office:value-type="float" office:value="4264.33" calcext:value-type="float">
            <text:p>4264.3</text:p>
          </table:table-cell>
          <table:table-cell office:value-type="float" office:value="11684270" calcext:value-type="float">
            <text:p>11,684,270</text:p>
          </table:table-cell>
          <table:table-cell office:value-type="float" office:value="353589" calcext:value-type="float">
            <text:p>353,589</text:p>
          </table:table-cell>
          <table:table-cell office:value-type="float" office:value="359.4083" calcext:value-type="float">
            <text:p>359.41</text:p>
          </table:table-cell>
          <table:table-cell office:value-type="float" office:value="2592.9956" calcext:value-type="float">
            <text:p>2593.00</text:p>
          </table:table-cell>
          <table:table-cell table:formula="of:=([.I26]-[.H26])/[.I26]*100" office:value-type="float" office:value="86.1392630207317" calcext:value-type="float">
            <text:p>86.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s-cplex-defaults/par3rkCU.par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1</text:p>
          </table:table-cell>
          <table:table-cell office:value-type="float" office:value="45352399" calcext:value-type="float">
            <text:p>45,352,399</text:p>
          </table:table-cell>
          <table:table-cell office:value-type="float" office:value="592709" calcext:value-type="float">
            <text:p>592,709</text:p>
          </table:table-cell>
          <table:table-cell office:value-type="float" office:value="456.59446407" calcext:value-type="float">
            <text:p>456.59</text:p>
          </table:table-cell>
          <table:table-cell office:value-type="float" office:value="702.39755917" calcext:value-type="float">
            <text:p>702.40</text:p>
          </table:table-cell>
          <table:table-cell table:formula="of:=([.I27]-[.H27])/[.I27]*100" office:value-type="float" office:value="34.9948674922016" calcext:value-type="float">
            <text:p>34.9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-cplex-defaults/parP5nin.par</text:p>
          </table:table-cell>
          <table:table-cell office:value-type="string" calcext:value-type="string">
            <text:p>OOM-BC</text:p>
          </table:table-cell>
          <table:table-cell office:value-type="float" office:value="2138.05" calcext:value-type="float">
            <text:p>2138.1</text:p>
          </table:table-cell>
          <table:table-cell office:value-type="float" office:value="6261930" calcext:value-type="float">
            <text:p>6,261,930</text:p>
          </table:table-cell>
          <table:table-cell office:value-type="float" office:value="218309" calcext:value-type="float">
            <text:p>218,309</text:p>
          </table:table-cell>
          <table:table-cell office:value-type="float" office:value="347.1938" calcext:value-type="float">
            <text:p>347.19</text:p>
          </table:table-cell>
          <table:table-cell office:value-type="float" office:value="5494.7405" calcext:value-type="float">
            <text:p>5494.74</text:p>
          </table:table-cell>
          <table:table-cell table:formula="of:=([.I28]-[.H28])/[.I28]*100" office:value-type="float" office:value="93.6813430952745" calcext:value-type="float">
            <text:p>93.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-cplex-defaults/parwoDTa.par</text:p>
          </table:table-cell>
          <table:table-cell office:value-type="string" calcext:value-type="string">
            <text:p>OOM-BC</text:p>
          </table:table-cell>
          <table:table-cell office:value-type="float" office:value="4001.38" calcext:value-type="float">
            <text:p>4001.4</text:p>
          </table:table-cell>
          <table:table-cell office:value-type="float" office:value="8857083" calcext:value-type="float">
            <text:p>8,857,083</text:p>
          </table:table-cell>
          <table:table-cell office:value-type="float" office:value="195809" calcext:value-type="float">
            <text:p>195,809</text:p>
          </table:table-cell>
          <table:table-cell office:value-type="float" office:value="350.9484" calcext:value-type="float">
            <text:p>350.95</text:p>
          </table:table-cell>
          <table:table-cell office:value-type="float" office:value="6600.1652" calcext:value-type="float">
            <text:p>6600.17</text:p>
          </table:table-cell>
          <table:table-cell table:formula="of:=([.I29]-[.H29])/[.I29]*100" office:value-type="float" office:value="94.682733092802" calcext:value-type="float">
            <text:p>94.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-cplex-defaults/parvGgZ9.par</text:p>
          </table:table-cell>
          <table:table-cell office:value-type="string" calcext:value-type="string">
            <text:p>OOM-BC</text:p>
          </table:table-cell>
          <table:table-cell office:value-type="float" office:value="3132.33" calcext:value-type="float">
            <text:p>3132.3</text:p>
          </table:table-cell>
          <table:table-cell office:value-type="float" office:value="9207979" calcext:value-type="float">
            <text:p>9,207,979</text:p>
          </table:table-cell>
          <table:table-cell office:value-type="float" office:value="239170" calcext:value-type="float">
            <text:p>239,170</text:p>
          </table:table-cell>
          <table:table-cell office:value-type="float" office:value="367.9524" calcext:value-type="float">
            <text:p>367.95</text:p>
          </table:table-cell>
          <table:table-cell office:value-type="float" office:value="3050.5317" calcext:value-type="float">
            <text:p>3050.53</text:p>
          </table:table-cell>
          <table:table-cell table:formula="of:=([.I30]-[.H30])/[.I30]*100" office:value-type="float" office:value="87.938089612378" calcext:value-type="float">
            <text:p>87.9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-cplex-defaults/parYqz0d.par</text:p>
          </table:table-cell>
          <table:table-cell office:value-type="string" calcext:value-type="string">
            <text:p>OOM-BC</text:p>
          </table:table-cell>
          <table:table-cell office:value-type="float" office:value="2043.83" calcext:value-type="float">
            <text:p>2043.8</text:p>
          </table:table-cell>
          <table:table-cell office:value-type="float" office:value="5736454" calcext:value-type="float">
            <text:p>5,736,454</text:p>
          </table:table-cell>
          <table:table-cell office:value-type="float" office:value="164920" calcext:value-type="float">
            <text:p>164,920</text:p>
          </table:table-cell>
          <table:table-cell office:value-type="float" office:value="346.9501" calcext:value-type="float">
            <text:p>346.95</text:p>
          </table:table-cell>
          <table:table-cell office:value-type="float" office:value="5808.0416" calcext:value-type="float">
            <text:p>5808.04</text:p>
          </table:table-cell>
          <table:table-cell table:formula="of:=([.I31]-[.H31])/[.I31]*100" office:value-type="float" office:value="94.0263840396736" calcext:value-type="float">
            <text:p>94.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-cplex-defaults/par5AN3d.par</text:p>
          </table:table-cell>
          <table:table-cell office:value-type="string" calcext:value-type="string">
            <text:p>TL</text:p>
          </table:table-cell>
          <table:table-cell office:value-type="float" office:value="7201.3" calcext:value-type="float">
            <text:p>7201.3</text:p>
          </table:table-cell>
          <table:table-cell office:value-type="float" office:value="31891459" calcext:value-type="float">
            <text:p>31,891,459</text:p>
          </table:table-cell>
          <table:table-cell office:value-type="float" office:value="723028" calcext:value-type="float">
            <text:p>723,028</text:p>
          </table:table-cell>
          <table:table-cell office:value-type="float" office:value="418.37991695" calcext:value-type="float">
            <text:p>418.38</text:p>
          </table:table-cell>
          <table:table-cell office:value-type="float" office:value="597.98091573" calcext:value-type="float">
            <text:p>597.98</text:p>
          </table:table-cell>
          <table:table-cell table:formula="of:=([.I32]-[.H32])/[.I32]*100" office:value-type="float" office:value="30.0345703442304" calcext:value-type="float">
            <text:p>30.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-cplex-defaults/parpD0VQ.par</text:p>
          </table:table-cell>
          <table:table-cell office:value-type="string" calcext:value-type="string">
            <text:p>OOM-BC</text:p>
          </table:table-cell>
          <table:table-cell office:value-type="float" office:value="3428.83" calcext:value-type="float">
            <text:p>3428.8</text:p>
          </table:table-cell>
          <table:table-cell office:value-type="float" office:value="4070235" calcext:value-type="float">
            <text:p>4,070,235</text:p>
          </table:table-cell>
          <table:table-cell office:value-type="float" office:value="69421" calcext:value-type="float">
            <text:p>69,421</text:p>
          </table:table-cell>
          <table:table-cell office:value-type="float" office:value="488.1486" calcext:value-type="float">
            <text:p>488.15</text:p>
          </table:table-cell>
          <table:table-cell office:value-type="string" calcext:value-type="string">
            <text:p>NA</text:p>
          </table:table-cell>
          <table:table-cell table:formula="of:=([.I33]-[.H33])/[.I33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-cplex-defaults/parUG8OC.par</text:p>
          </table:table-cell>
          <table:table-cell office:value-type="string" calcext:value-type="string">
            <text:p>OOM-BC</text:p>
          </table:table-cell>
          <table:table-cell office:value-type="float" office:value="4895.63" calcext:value-type="float">
            <text:p>4895.6</text:p>
          </table:table-cell>
          <table:table-cell office:value-type="float" office:value="7901205" calcext:value-type="float">
            <text:p>7,901,205</text:p>
          </table:table-cell>
          <table:table-cell office:value-type="float" office:value="134537" calcext:value-type="float">
            <text:p>134,537</text:p>
          </table:table-cell>
          <table:table-cell office:value-type="float" office:value="379.6313" calcext:value-type="float">
            <text:p>379.63</text:p>
          </table:table-cell>
          <table:table-cell office:value-type="string" calcext:value-type="string">
            <text:p>NA</text:p>
          </table:table-cell>
          <table:table-cell table:formula="of:=([.I34]-[.H34])/[.I34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-cplex-defaults/parrMBOx.par</text:p>
          </table:table-cell>
          <table:table-cell office:value-type="string" calcext:value-type="string">
            <text:p>TL</text:p>
          </table:table-cell>
          <table:table-cell office:value-type="float" office:value="7203.61" calcext:value-type="float">
            <text:p>7203.6</text:p>
          </table:table-cell>
          <table:table-cell office:value-type="float" office:value="20866194" calcext:value-type="float">
            <text:p>20,866,194</text:p>
          </table:table-cell>
          <table:table-cell office:value-type="float" office:value="187190" calcext:value-type="float">
            <text:p>187,190</text:p>
          </table:table-cell>
          <table:table-cell office:value-type="float" office:value="380.0492626" calcext:value-type="float">
            <text:p>380.05</text:p>
          </table:table-cell>
          <table:table-cell office:value-type="string" calcext:value-type="string">
            <text:p>NA</text:p>
          </table:table-cell>
          <table:table-cell table:formula="of:=([.I35]-[.H35])/[.I35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-cplex-defaults/parIbbDR.par</text:p>
          </table:table-cell>
          <table:table-cell office:value-type="string" calcext:value-type="string">
            <text:p>TL</text:p>
          </table:table-cell>
          <table:table-cell office:value-type="float" office:value="7200.1" calcext:value-type="float">
            <text:p>7200.1</text:p>
          </table:table-cell>
          <table:table-cell office:value-type="float" office:value="21877496" calcext:value-type="float">
            <text:p>21,877,496</text:p>
          </table:table-cell>
          <table:table-cell office:value-type="float" office:value="176293" calcext:value-type="float">
            <text:p>176,293</text:p>
          </table:table-cell>
          <table:table-cell office:value-type="float" office:value="405.29517057" calcext:value-type="float">
            <text:p>405.30</text:p>
          </table:table-cell>
          <table:table-cell office:value-type="float" office:value="17941.987836" calcext:value-type="float">
            <text:p>17941.99</text:p>
          </table:table-cell>
          <table:table-cell table:formula="of:=([.I36]-[.H36])/[.I36]*100" office:value-type="float" office:value="97.7410798944095" calcext:value-type="float">
            <text:p>97.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-cplex-defaults/pargfE3n.par</text:p>
          </table:table-cell>
          <table:table-cell office:value-type="string" calcext:value-type="string">
            <text:p>OOM-BC</text:p>
          </table:table-cell>
          <table:table-cell office:value-type="float" office:value="6012.6" calcext:value-type="float">
            <text:p>6012.6</text:p>
          </table:table-cell>
          <table:table-cell office:value-type="float" office:value="4316181" calcext:value-type="float">
            <text:p>4,316,181</text:p>
          </table:table-cell>
          <table:table-cell office:value-type="float" office:value="98367" calcext:value-type="float">
            <text:p>98,367</text:p>
          </table:table-cell>
          <table:table-cell office:value-type="float" office:value="413.2065" calcext:value-type="float">
            <text:p>413.21</text:p>
          </table:table-cell>
          <table:table-cell office:value-type="float" office:value="21358.9921" calcext:value-type="float">
            <text:p>21358.99</text:p>
          </table:table-cell>
          <table:table-cell table:formula="of:=([.I37]-[.H37])/[.I37]*100" office:value-type="float" office:value="98.0654213547839" calcext:value-type="float">
            <text:p>98.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-cplex-defaults/parwy476.par</text:p>
          </table:table-cell>
          <table:table-cell office:value-type="string" calcext:value-type="string">
            <text:p>OOM-BC</text:p>
          </table:table-cell>
          <table:table-cell office:value-type="float" office:value="3312.43" calcext:value-type="float">
            <text:p>3312.4</text:p>
          </table:table-cell>
          <table:table-cell office:value-type="float" office:value="5596373" calcext:value-type="float">
            <text:p>5,596,373</text:p>
          </table:table-cell>
          <table:table-cell office:value-type="float" office:value="67202" calcext:value-type="float">
            <text:p>67,202</text:p>
          </table:table-cell>
          <table:table-cell office:value-type="float" office:value="365.5336" calcext:value-type="float">
            <text:p>365.53</text:p>
          </table:table-cell>
          <table:table-cell office:value-type="string" calcext:value-type="string">
            <text:p>NA</text:p>
          </table:table-cell>
          <table:table-cell table:formula="of:=([.I38]-[.H38])/[.I38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-cplex-defaults/parpEDgQ.par</text:p>
          </table:table-cell>
          <table:table-cell office:value-type="string" calcext:value-type="string">
            <text:p>OOM-BC</text:p>
          </table:table-cell>
          <table:table-cell office:value-type="float" office:value="6850.37" calcext:value-type="float">
            <text:p>6850.4</text:p>
          </table:table-cell>
          <table:table-cell office:value-type="float" office:value="16779542" calcext:value-type="float">
            <text:p>16,779,542</text:p>
          </table:table-cell>
          <table:table-cell office:value-type="float" office:value="144236" calcext:value-type="float">
            <text:p>144,236</text:p>
          </table:table-cell>
          <table:table-cell office:value-type="float" office:value="333.4908" calcext:value-type="float">
            <text:p>333.49</text:p>
          </table:table-cell>
          <table:table-cell office:value-type="string" calcext:value-type="string">
            <text:p>NA</text:p>
          </table:table-cell>
          <table:table-cell table:formula="of:=([.I39]-[.H39])/[.I39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-cplex-defaults/par4yBXQ.par</text:p>
          </table:table-cell>
          <table:table-cell office:value-type="string" calcext:value-type="string">
            <text:p>TL</text:p>
          </table:table-cell>
          <table:table-cell office:value-type="float" office:value="7202.09" calcext:value-type="float">
            <text:p>7202.1</text:p>
          </table:table-cell>
          <table:table-cell office:value-type="float" office:value="15622019" calcext:value-type="float">
            <text:p>15,622,019</text:p>
          </table:table-cell>
          <table:table-cell office:value-type="float" office:value="144869" calcext:value-type="float">
            <text:p>144,869</text:p>
          </table:table-cell>
          <table:table-cell office:value-type="float" office:value="409.3530001" calcext:value-type="float">
            <text:p>409.35</text:p>
          </table:table-cell>
          <table:table-cell office:value-type="float" office:value="11049.41551" calcext:value-type="float">
            <text:p>11049.42</text:p>
          </table:table-cell>
          <table:table-cell table:formula="of:=([.I40]-[.H40])/[.I40]*100" office:value-type="float" office:value="96.2952520001667" calcext:value-type="float">
            <text:p>96.3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-cplex-defaults/pari7UWj.par</text:p>
          </table:table-cell>
          <table:table-cell office:value-type="string" calcext:value-type="string">
            <text:p>TL</text:p>
          </table:table-cell>
          <table:table-cell office:value-type="float" office:value="7212.97" calcext:value-type="float">
            <text:p>7213.0</text:p>
          </table:table-cell>
          <table:table-cell office:value-type="float" office:value="8794644" calcext:value-type="float">
            <text:p>8,794,644</text:p>
          </table:table-cell>
          <table:table-cell office:value-type="float" office:value="119944" calcext:value-type="float">
            <text:p>119,944</text:p>
          </table:table-cell>
          <table:table-cell office:value-type="float" office:value="385.88730369" calcext:value-type="float">
            <text:p>385.89</text:p>
          </table:table-cell>
          <table:table-cell office:value-type="string" calcext:value-type="string">
            <text:p>NA</text:p>
          </table:table-cell>
          <table:table-cell table:formula="of:=([.I41]-[.H41])/[.I41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-cplex-defaults/parRKFRH.par</text:p>
          </table:table-cell>
          <table:table-cell office:value-type="string" calcext:value-type="string">
            <text:p>OOM-BC</text:p>
          </table:table-cell>
          <table:table-cell office:value-type="float" office:value="2640.08" calcext:value-type="float">
            <text:p>2640.1</text:p>
          </table:table-cell>
          <table:table-cell office:value-type="float" office:value="7836980" calcext:value-type="float">
            <text:p>7,836,980</text:p>
          </table:table-cell>
          <table:table-cell office:value-type="float" office:value="89381" calcext:value-type="float">
            <text:p>89,381</text:p>
          </table:table-cell>
          <table:table-cell office:value-type="float" office:value="436.7368" calcext:value-type="float">
            <text:p>436.74</text:p>
          </table:table-cell>
          <table:table-cell office:value-type="string" calcext:value-type="string">
            <text:p>NA</text:p>
          </table:table-cell>
          <table:table-cell table:formula="of:=([.I42]-[.H42])/[.I42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-cplex-defaults/parhByFU.par</text:p>
          </table:table-cell>
          <table:table-cell office:value-type="string" calcext:value-type="string">
            <text:p>OOM-BC</text:p>
          </table:table-cell>
          <table:table-cell office:value-type="float" office:value="1721.62" calcext:value-type="float">
            <text:p>1721.6</text:p>
          </table:table-cell>
          <table:table-cell office:value-type="float" office:value="1941334" calcext:value-type="float">
            <text:p>1,941,334</text:p>
          </table:table-cell>
          <table:table-cell office:value-type="float" office:value="23772" calcext:value-type="float">
            <text:p>23,772</text:p>
          </table:table-cell>
          <table:table-cell office:value-type="float" office:value="398.1322" calcext:value-type="float">
            <text:p>398.13</text:p>
          </table:table-cell>
          <table:table-cell office:value-type="string" calcext:value-type="string">
            <text:p>NA</text:p>
          </table:table-cell>
          <table:table-cell table:formula="of:=([.I43]-[.H43])/[.I43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-cplex-defaults/pariaEQK.par</text:p>
          </table:table-cell>
          <table:table-cell office:value-type="string" calcext:value-type="string">
            <text:p>TL</text:p>
          </table:table-cell>
          <table:table-cell office:value-type="float" office:value="7207.75" calcext:value-type="float">
            <text:p>7207.8</text:p>
          </table:table-cell>
          <table:table-cell office:value-type="float" office:value="3768502" calcext:value-type="float">
            <text:p>3,768,502</text:p>
          </table:table-cell>
          <table:table-cell office:value-type="float" office:value="46063" calcext:value-type="float">
            <text:p>46,063</text:p>
          </table:table-cell>
          <table:table-cell office:value-type="float" office:value="444.87742099" calcext:value-type="float">
            <text:p>444.88</text:p>
          </table:table-cell>
          <table:table-cell office:value-type="float" office:value="11482.68207" calcext:value-type="float">
            <text:p>11482.68</text:p>
          </table:table-cell>
          <table:table-cell table:formula="of:=([.I44]-[.H44])/[.I44]*100" office:value-type="float" office:value="96.1256663009742" calcext:value-type="float">
            <text:p>96.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-cplex-defaults/parPhExi.par</text:p>
          </table:table-cell>
          <table:table-cell office:value-type="string" calcext:value-type="string">
            <text:p>OOM-BC</text:p>
          </table:table-cell>
          <table:table-cell office:value-type="float" office:value="2511.58" calcext:value-type="float">
            <text:p>2511.6</text:p>
          </table:table-cell>
          <table:table-cell office:value-type="float" office:value="2663727" calcext:value-type="float">
            <text:p>2,663,727</text:p>
          </table:table-cell>
          <table:table-cell office:value-type="float" office:value="34132" calcext:value-type="float">
            <text:p>34,132</text:p>
          </table:table-cell>
          <table:table-cell office:value-type="float" office:value="420.1226" calcext:value-type="float">
            <text:p>420.12</text:p>
          </table:table-cell>
          <table:table-cell office:value-type="string" calcext:value-type="string">
            <text:p>NA</text:p>
          </table:table-cell>
          <table:table-cell table:formula="of:=([.I45]-[.H45])/[.I45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-cplex-defaults/par7bUKX.par</text:p>
          </table:table-cell>
          <table:table-cell office:value-type="string" calcext:value-type="string">
            <text:p>TL</text:p>
          </table:table-cell>
          <table:table-cell office:value-type="float" office:value="7201.59" calcext:value-type="float">
            <text:p>7201.6</text:p>
          </table:table-cell>
          <table:table-cell office:value-type="float" office:value="13136785" calcext:value-type="float">
            <text:p>13,136,785</text:p>
          </table:table-cell>
          <table:table-cell office:value-type="float" office:value="101940" calcext:value-type="float">
            <text:p>101,940</text:p>
          </table:table-cell>
          <table:table-cell office:value-type="float" office:value="378.97335311" calcext:value-type="float">
            <text:p>378.97</text:p>
          </table:table-cell>
          <table:table-cell office:value-type="string" calcext:value-type="string">
            <text:p>NA</text:p>
          </table:table-cell>
          <table:table-cell table:formula="of:=([.I46]-[.H46])/[.I46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-cplex-defaults/parVMx8u.par</text:p>
          </table:table-cell>
          <table:table-cell office:value-type="string" calcext:value-type="string">
            <text:p>TL</text:p>
          </table:table-cell>
          <table:table-cell office:value-type="float" office:value="7201.52" calcext:value-type="float">
            <text:p>7201.5</text:p>
          </table:table-cell>
          <table:table-cell office:value-type="float" office:value="14394348" calcext:value-type="float">
            <text:p>14,394,348</text:p>
          </table:table-cell>
          <table:table-cell office:value-type="float" office:value="111275" calcext:value-type="float">
            <text:p>111,275</text:p>
          </table:table-cell>
          <table:table-cell office:value-type="float" office:value="386.18137452" calcext:value-type="float">
            <text:p>386.18</text:p>
          </table:table-cell>
          <table:table-cell office:value-type="string" calcext:value-type="string">
            <text:p>NA</text:p>
          </table:table-cell>
          <table:table-cell table:formula="of:=([.I47]-[.H47])/[.I47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-cplex-defaults/par1U9VP.par</text:p>
          </table:table-cell>
          <table:table-cell office:value-type="string" calcext:value-type="string">
            <text:p>TL</text:p>
          </table:table-cell>
          <table:table-cell office:value-type="float" office:value="7211.68" calcext:value-type="float">
            <text:p>7211.7</text:p>
          </table:table-cell>
          <table:table-cell office:value-type="float" office:value="3933406" calcext:value-type="float">
            <text:p>3,933,406</text:p>
          </table:table-cell>
          <table:table-cell office:value-type="float" office:value="46623" calcext:value-type="float">
            <text:p>46,623</text:p>
          </table:table-cell>
          <table:table-cell office:value-type="float" office:value="409.57029562" calcext:value-type="float">
            <text:p>409.57</text:p>
          </table:table-cell>
          <table:table-cell office:value-type="float" office:value="27262.55006" calcext:value-type="float">
            <text:p>27262.55</text:p>
          </table:table-cell>
          <table:table-cell table:formula="of:=([.I48]-[.H48])/[.I48]*100" office:value-type="float" office:value="98.4976816375628" calcext:value-type="float">
            <text:p>98.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-cplex-defaults/parsUo8q.par</text:p>
          </table:table-cell>
          <table:table-cell office:value-type="string" calcext:value-type="string">
            <text:p>OOM-BC</text:p>
          </table:table-cell>
          <table:table-cell office:value-type="float" office:value="1635.38" calcext:value-type="float">
            <text:p>1635.4</text:p>
          </table:table-cell>
          <table:table-cell office:value-type="float" office:value="1641489" calcext:value-type="float">
            <text:p>1,641,489</text:p>
          </table:table-cell>
          <table:table-cell office:value-type="float" office:value="28958" calcext:value-type="float">
            <text:p>28,958</text:p>
          </table:table-cell>
          <table:table-cell office:value-type="float" office:value="361.1581" calcext:value-type="float">
            <text:p>361.16</text:p>
          </table:table-cell>
          <table:table-cell office:value-type="string" calcext:value-type="string">
            <text:p>NA</text:p>
          </table:table-cell>
          <table:table-cell table:formula="of:=([.I49]-[.H49])/[.I49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-cplex-defaults/par_LAk_.par</text:p>
          </table:table-cell>
          <table:table-cell office:value-type="string" calcext:value-type="string">
            <text:p>OOM-BC</text:p>
          </table:table-cell>
          <table:table-cell office:value-type="float" office:value="4640.71" calcext:value-type="float">
            <text:p>4640.7</text:p>
          </table:table-cell>
          <table:table-cell office:value-type="float" office:value="7158998" calcext:value-type="float">
            <text:p>7,158,998</text:p>
          </table:table-cell>
          <table:table-cell office:value-type="float" office:value="71907" calcext:value-type="float">
            <text:p>71,907</text:p>
          </table:table-cell>
          <table:table-cell office:value-type="float" office:value="393.2753" calcext:value-type="float">
            <text:p>393.28</text:p>
          </table:table-cell>
          <table:table-cell office:value-type="string" calcext:value-type="string">
            <text:p>NA</text:p>
          </table:table-cell>
          <table:table-cell table:formula="of:=([.I50]-[.H50])/[.I50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-cplex-defaults/parfQezb.par</text:p>
          </table:table-cell>
          <table:table-cell office:value-type="string" calcext:value-type="string">
            <text:p>OOM-BC</text:p>
          </table:table-cell>
          <table:table-cell office:value-type="float" office:value="2995.13" calcext:value-type="float">
            <text:p>2995.1</text:p>
          </table:table-cell>
          <table:table-cell office:value-type="float" office:value="3168307" calcext:value-type="float">
            <text:p>3,168,307</text:p>
          </table:table-cell>
          <table:table-cell office:value-type="float" office:value="38250" calcext:value-type="float">
            <text:p>38,250</text:p>
          </table:table-cell>
          <table:table-cell office:value-type="float" office:value="411.8779" calcext:value-type="float">
            <text:p>411.88</text:p>
          </table:table-cell>
          <table:table-cell office:value-type="string" calcext:value-type="string">
            <text:p>NA</text:p>
          </table:table-cell>
          <table:table-cell table:formula="of:=([.I51]-[.H51])/[.I51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-cplex-defaults/paroaM0D.par</text:p>
          </table:table-cell>
          <table:table-cell office:value-type="string" calcext:value-type="string">
            <text:p>TL</text:p>
          </table:table-cell>
          <table:table-cell office:value-type="float" office:value="7201.04" calcext:value-type="float">
            <text:p>7201.0</text:p>
          </table:table-cell>
          <table:table-cell office:value-type="float" office:value="11114664" calcext:value-type="float">
            <text:p>11,114,664</text:p>
          </table:table-cell>
          <table:table-cell office:value-type="float" office:value="79572" calcext:value-type="float">
            <text:p>79,572</text:p>
          </table:table-cell>
          <table:table-cell office:value-type="float" office:value="416.79687017" calcext:value-type="float">
            <text:p>416.80</text:p>
          </table:table-cell>
          <table:table-cell office:value-type="string" calcext:value-type="string">
            <text:p>NA</text:p>
          </table:table-cell>
          <table:table-cell table:formula="of:=([.I52]-[.H52])/[.I52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-cplex-defaults/par1q69I.par</text:p>
          </table:table-cell>
          <table:table-cell office:value-type="string" calcext:value-type="string">
            <text:p>OOM-BC</text:p>
          </table:table-cell>
          <table:table-cell office:value-type="float" office:value="5872.35" calcext:value-type="float">
            <text:p>5872.4</text:p>
          </table:table-cell>
          <table:table-cell office:value-type="float" office:value="537176" calcext:value-type="float">
            <text:p>537,176</text:p>
          </table:table-cell>
          <table:table-cell office:value-type="float" office:value="3093" calcext:value-type="float">
            <text:p>3,093</text:p>
          </table:table-cell>
          <table:table-cell office:value-type="float" office:value="519.579" calcext:value-type="float">
            <text:p>519.58</text:p>
          </table:table-cell>
          <table:table-cell office:value-type="string" calcext:value-type="string">
            <text:p>NA</text:p>
          </table:table-cell>
          <table:table-cell table:formula="of:=([.I53]-[.H53])/[.I53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-cplex-defaults/parx2NOQ.par</text:p>
          </table:table-cell>
          <table:table-cell office:value-type="string" calcext:value-type="string">
            <text:p>OOM-BC</text:p>
          </table:table-cell>
          <table:table-cell office:value-type="float" office:value="3346.98" calcext:value-type="float">
            <text:p>3347.0</text:p>
          </table:table-cell>
          <table:table-cell office:value-type="float" office:value="451485" calcext:value-type="float">
            <text:p>451,485</text:p>
          </table:table-cell>
          <table:table-cell office:value-type="float" office:value="2530" calcext:value-type="float">
            <text:p>2,530</text:p>
          </table:table-cell>
          <table:table-cell office:value-type="float" office:value="515.5223" calcext:value-type="float">
            <text:p>515.52</text:p>
          </table:table-cell>
          <table:table-cell office:value-type="string" calcext:value-type="string">
            <text:p>NA</text:p>
          </table:table-cell>
          <table:table-cell table:formula="of:=([.I54]-[.H54])/[.I54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-cplex-defaults/parTaEms.par</text:p>
          </table:table-cell>
          <table:table-cell office:value-type="string" calcext:value-type="string">
            <text:p>OOM-BC</text:p>
          </table:table-cell>
          <table:table-cell office:value-type="float" office:value="2948.65" calcext:value-type="float">
            <text:p>2948.7</text:p>
          </table:table-cell>
          <table:table-cell office:value-type="float" office:value="377561" calcext:value-type="float">
            <text:p>377,561</text:p>
          </table:table-cell>
          <table:table-cell office:value-type="float" office:value="1381" calcext:value-type="float">
            <text:p>1,381</text:p>
          </table:table-cell>
          <table:table-cell office:value-type="float" office:value="513.6436" calcext:value-type="float">
            <text:p>513.64</text:p>
          </table:table-cell>
          <table:table-cell office:value-type="string" calcext:value-type="string">
            <text:p>NA</text:p>
          </table:table-cell>
          <table:table-cell table:formula="of:=([.I55]-[.H55])/[.I55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-cplex-defaults/parubNzN.par</text:p>
          </table:table-cell>
          <table:table-cell office:value-type="string" calcext:value-type="string">
            <text:p>OOM-BC</text:p>
          </table:table-cell>
          <table:table-cell office:value-type="float" office:value="690.73" calcext:value-type="float">
            <text:p>690.7</text:p>
          </table:table-cell>
          <table:table-cell office:value-type="float" office:value="87439" calcext:value-type="float">
            <text:p>87,439</text:p>
          </table:table-cell>
          <table:table-cell office:value-type="float" office:value="1692" calcext:value-type="float">
            <text:p>1,692</text:p>
          </table:table-cell>
          <table:table-cell office:value-type="float" office:value="379.1054" calcext:value-type="float">
            <text:p>379.11</text:p>
          </table:table-cell>
          <table:table-cell office:value-type="string" calcext:value-type="string">
            <text:p>NA</text:p>
          </table:table-cell>
          <table:table-cell table:formula="of:=([.I56]-[.H56])/[.I56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-cplex-defaults/parkggRJ.par</text:p>
          </table:table-cell>
          <table:table-cell office:value-type="string" calcext:value-type="string">
            <text:p>OOM-BC</text:p>
          </table:table-cell>
          <table:table-cell office:value-type="float" office:value="1880.05" calcext:value-type="float">
            <text:p>1880.1</text:p>
          </table:table-cell>
          <table:table-cell office:value-type="float" office:value="58020" calcext:value-type="float">
            <text:p>58,020</text:p>
          </table:table-cell>
          <table:table-cell office:value-type="float" office:value="2" calcext:value-type="float">
            <text:p>2</text:p>
          </table:table-cell>
          <table:table-cell office:value-type="float" office:value="509.9073" calcext:value-type="float">
            <text:p>509.91</text:p>
          </table:table-cell>
          <table:table-cell office:value-type="string" calcext:value-type="string">
            <text:p>NA</text:p>
          </table:table-cell>
          <table:table-cell table:formula="of:=([.I57]-[.H57])/[.I57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-cplex-defaults/pargBdUP.par</text:p>
          </table:table-cell>
          <table:table-cell office:value-type="string" calcext:value-type="string">
            <text:p>TL</text:p>
          </table:table-cell>
          <table:table-cell office:value-type="float" office:value="7207.02" calcext:value-type="float">
            <text:p>7207.0</text:p>
          </table:table-cell>
          <table:table-cell office:value-type="float" office:value="1962606" calcext:value-type="float">
            <text:p>1,962,606</text:p>
          </table:table-cell>
          <table:table-cell office:value-type="float" office:value="14715" calcext:value-type="float">
            <text:p>14,715</text:p>
          </table:table-cell>
          <table:table-cell office:value-type="float" office:value="487.59202595" calcext:value-type="float">
            <text:p>487.59</text:p>
          </table:table-cell>
          <table:table-cell office:value-type="string" calcext:value-type="string">
            <text:p>NA</text:p>
          </table:table-cell>
          <table:table-cell table:formula="of:=([.I58]-[.H58])/[.I58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-cplex-defaults/parANBwS.par</text:p>
          </table:table-cell>
          <table:table-cell office:value-type="string" calcext:value-type="string">
            <text:p>OOM-BC</text:p>
          </table:table-cell>
          <table:table-cell office:value-type="float" office:value="1493.36" calcext:value-type="float">
            <text:p>1493.4</text:p>
          </table:table-cell>
          <table:table-cell office:value-type="float" office:value="128251" calcext:value-type="float">
            <text:p>128,251</text:p>
          </table:table-cell>
          <table:table-cell office:value-type="float" office:value="604" calcext:value-type="float">
            <text:p>604</text:p>
          </table:table-cell>
          <table:table-cell office:value-type="float" office:value="466.8225" calcext:value-type="float">
            <text:p>466.82</text:p>
          </table:table-cell>
          <table:table-cell office:value-type="string" calcext:value-type="string">
            <text:p>NA</text:p>
          </table:table-cell>
          <table:table-cell table:formula="of:=([.I59]-[.H59])/[.I59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-cplex-defaults/par4g0tI.par</text:p>
          </table:table-cell>
          <table:table-cell office:value-type="string" calcext:value-type="string">
            <text:p>OOM-BC</text:p>
          </table:table-cell>
          <table:table-cell office:value-type="float" office:value="2306.39" calcext:value-type="float">
            <text:p>2306.4</text:p>
          </table:table-cell>
          <table:table-cell office:value-type="float" office:value="187130" calcext:value-type="float">
            <text:p>187,130</text:p>
          </table:table-cell>
          <table:table-cell office:value-type="float" office:value="905" calcext:value-type="float">
            <text:p>905</text:p>
          </table:table-cell>
          <table:table-cell office:value-type="float" office:value="502.8927" calcext:value-type="float">
            <text:p>502.89</text:p>
          </table:table-cell>
          <table:table-cell office:value-type="string" calcext:value-type="string">
            <text:p>NA</text:p>
          </table:table-cell>
          <table:table-cell table:formula="of:=([.I60]-[.H60])/[.I60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-cplex-defaults/parqFTUv.par</text:p>
          </table:table-cell>
          <table:table-cell office:value-type="string" calcext:value-type="string">
            <text:p>OOM-BC</text:p>
          </table:table-cell>
          <table:table-cell office:value-type="float" office:value="3353.01" calcext:value-type="float">
            <text:p>3353.0</text:p>
          </table:table-cell>
          <table:table-cell office:value-type="float" office:value="284680" calcext:value-type="float">
            <text:p>284,680</text:p>
          </table:table-cell>
          <table:table-cell office:value-type="float" office:value="1315" calcext:value-type="float">
            <text:p>1,315</text:p>
          </table:table-cell>
          <table:table-cell office:value-type="float" office:value="512.3287" calcext:value-type="float">
            <text:p>512.33</text:p>
          </table:table-cell>
          <table:table-cell office:value-type="string" calcext:value-type="string">
            <text:p>NA</text:p>
          </table:table-cell>
          <table:table-cell table:formula="of:=([.I61]-[.H61])/[.I61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-cplex-defaults/parwgorV.par</text:p>
          </table:table-cell>
          <table:table-cell office:value-type="string" calcext:value-type="string">
            <text:p>OOM-BC</text:p>
          </table:table-cell>
          <table:table-cell office:value-type="float" office:value="3002.73" calcext:value-type="float">
            <text:p>3002.7</text:p>
          </table:table-cell>
          <table:table-cell office:value-type="float" office:value="198094" calcext:value-type="float">
            <text:p>198,094</text:p>
          </table:table-cell>
          <table:table-cell office:value-type="float" office:value="726" calcext:value-type="float">
            <text:p>726</text:p>
          </table:table-cell>
          <table:table-cell office:value-type="float" office:value="521.3648" calcext:value-type="float">
            <text:p>521.36</text:p>
          </table:table-cell>
          <table:table-cell office:value-type="string" calcext:value-type="string">
            <text:p>NA</text:p>
          </table:table-cell>
          <table:table-cell table:formula="of:=([.I62]-[.H62])/[.I62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-cplex-defaults/par3pb6J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3]-[.H63])/[.I63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-cplex-defaults/parnMoex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4]-[.H64])/[.I64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-cplex-defaults/par0CUXG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5]-[.H65])/[.I65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-cplex-defaults/paroH5c1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6]-[.H66])/[.I66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-cplex-defaults/par2Dwwa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7]-[.H67])/[.I67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-cplex-defaults/parCqSv2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8]-[.H68])/[.I68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-cplex-defaults/pary5X0U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9]-[.H69])/[.I69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-cplex-defaults/parxo8zE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70]-[.H70])/[.I70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-cplex-defaults/parriC3l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71]-[.H71])/[.I71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-cplex-defaults/paraxw6B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8618" calcext:value-type="float">
            <text:p>8,618</text:p>
          </table:table-cell>
          <table:table-cell office:value-type="float" office:value="0" calcext:value-type="float">
            <text:p>0</text:p>
          </table:table-cell>
          <table:table-cell office:value-type="float" office:value="441.4092" calcext:value-type="float">
            <text:p>441.41</text:p>
          </table:table-cell>
          <table:table-cell office:value-type="string" calcext:value-type="string">
            <text:p>NA</text:p>
          </table:table-cell>
          <table:table-cell table:formula="of:=([.I72]-[.H72])/[.I72]*10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 table:number-rows-repeated="1048503">
          <table:table-cell table:number-columns-repeated="27"/>
        </table:table-row>
        <table:table-row table:style-name="ro1">
          <table:table-cell table:number-columns-repeated="3"/>
          <table:table-cell table:style-name="ce39"/>
          <table:table-cell table:style-name="ce45"/>
          <table:table-cell table:style-name="ce49" table:number-columns-repeated="2"/>
          <table:table-cell table:style-name="ce53" table:number-columns-repeated="2"/>
          <table:table-cell table:number-columns-repeated="18"/>
        </table:table-row>
      </table:table>
      <table:table table:name="(SCE3) Memory emphasi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7" table:default-cell-style-name="ce39"/>
        <table:table-column table:style-name="co1" table:default-cell-style-name="ce41"/>
        <table:table-column table:style-name="co1" table:default-cell-style-name="ce44"/>
        <table:table-column table:style-name="co1" table:number-columns-repeated="2" table:default-cell-style-name="ce48"/>
        <table:table-column table:style-name="co1" table:number-columns-repeated="2" table:default-cell-style-name="ce52"/>
        <table:table-column table:style-name="co1" table:default-cell-style-name="ce53"/>
        <table:table-column table:style-name="co1" table:number-columns-repeated="1014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 office:value-type="string" calcext:value-type="string" table:number-columns-spanned="1" table:number-rows-spanned="2">
            <text:p>Instance file</text:p>
          </table:table-cell>
          <table:table-cell table:style-name="ce24" office:value-type="string" calcext:value-type="string" table:number-columns-spanned="8" table:number-rows-spanned="1">
            <text:p>CPLEX defaults – Memory emphasis set</text:p>
          </table:table-cell>
          <table:covered-table-cell table:style-name="ce24"/>
          <table:covered-table-cell table:style-name="ce59"/>
          <table:covered-table-cell table:number-columns-repeated="2" table:style-name="ce61"/>
          <table:covered-table-cell table:number-columns-repeated="3" table:style-name="ce31"/>
          <table:table-cell table:style-name="ce65" table:number-columns-repeated="1014"/>
        </table:table-row>
        <table:table-row table:style-name="ro1">
          <table:covered-table-cell table:number-columns-repeated="2" table:style-name="ce55"/>
          <table:table-cell table:style-name="ce57" office:value-type="string" calcext:value-type="string">
            <text:p>Logfile</text:p>
          </table:table-cell>
          <table:table-cell table:style-name="ce58" office:value-type="string" calcext:value-type="string">
            <text:p>Status</text:p>
          </table:table-cell>
          <table:table-cell table:style-name="ce60" office:value-type="string" calcext:value-type="string">
            <text:p>Time (sec)</text:p>
          </table:table-cell>
          <table:table-cell table:style-name="ce62" office:value-type="string" calcext:value-type="string">
            <text:p>Iterations </text:p>
          </table:table-cell>
          <table:table-cell table:style-name="ce62" office:value-type="string" calcext:value-type="string">
            <text:p>Nodes</text:p>
          </table:table-cell>
          <table:table-cell table:style-name="ce64" office:value-type="string" calcext:value-type="string">
            <text:p>LB</text:p>
          </table:table-cell>
          <table:table-cell table:style-name="ce64" office:value-type="string" calcext:value-type="string">
            <text:p>UB</text:p>
          </table:table-cell>
          <table:table-cell table:style-name="ce31" office:value-type="string" calcext:value-type="string">
            <text:p>Gap (%)</text:p>
          </table:table-cell>
          <table:table-cell table:style-name="ce65" table:number-columns-repeated="1014"/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-cplex-defaults-mem-emphasis/parQToUQ.par</text:p>
          </table:table-cell>
          <table:table-cell office:value-type="string" calcext:value-type="string">
            <text:p>OPT</text:p>
          </table:table-cell>
          <table:table-cell office:value-type="float" office:value="0.12" calcext:value-type="float">
            <text:p>0.1</text:p>
          </table:table-cell>
          <table:table-cell office:value-type="float" office:value="2840" calcext:value-type="float">
            <text:p>2,840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218.19855033" calcext:value-type="float">
            <text:p>218.20</text:p>
          </table:table-cell>
          <table:table-cell table:formula="of:=([.I3]-[.H3])/[.I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-cplex-defaults-mem-emphasis/pardAKYh.par</text:p>
          </table:table-cell>
          <table:table-cell office:value-type="string" calcext:value-type="string">
            <text:p>OPT</text:p>
          </table:table-cell>
          <table:table-cell office:value-type="float" office:value="0.15" calcext:value-type="float">
            <text:p>0.2</text:p>
          </table:table-cell>
          <table:table-cell office:value-type="float" office:value="7190" calcext:value-type="float">
            <text:p>7,190</text:p>
          </table:table-cell>
          <table:table-cell office:value-type="float" office:value="974" calcext:value-type="float">
            <text:p>974</text:p>
          </table:table-cell>
          <table:table-cell table:number-columns-repeated="2" office:value-type="float" office:value="246.62617517" calcext:value-type="float">
            <text:p>246.63</text:p>
          </table:table-cell>
          <table:table-cell table:formula="of:=([.I4]-[.H4])/[.I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-cplex-defaults-mem-emphasis/parpUW05.par</text:p>
          </table:table-cell>
          <table:table-cell office:value-type="string" calcext:value-type="string">
            <text:p>OPT</text:p>
          </table:table-cell>
          <table:table-cell office:value-type="float" office:value="0.88" calcext:value-type="float">
            <text:p>0.9</text:p>
          </table:table-cell>
          <table:table-cell office:value-type="float" office:value="60179" calcext:value-type="float">
            <text:p>60,179</text:p>
          </table:table-cell>
          <table:table-cell office:value-type="float" office:value="7522" calcext:value-type="float">
            <text:p>7,522</text:p>
          </table:table-cell>
          <table:table-cell table:number-columns-repeated="2" office:value-type="float" office:value="305.859574" calcext:value-type="float">
            <text:p>305.86</text:p>
          </table:table-cell>
          <table:table-cell table:formula="of:=([.I5]-[.H5])/[.I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-cplex-defaults-mem-emphasis/parmtS4k.par</text:p>
          </table:table-cell>
          <table:table-cell office:value-type="string" calcext:value-type="string">
            <text:p>OPT</text:p>
          </table:table-cell>
          <table:table-cell office:value-type="float" office:value="0.49" calcext:value-type="float">
            <text:p>0.5</text:p>
          </table:table-cell>
          <table:table-cell office:value-type="float" office:value="38829" calcext:value-type="float">
            <text:p>38,829</text:p>
          </table:table-cell>
          <table:table-cell office:value-type="float" office:value="5242" calcext:value-type="float">
            <text:p>5,242</text:p>
          </table:table-cell>
          <table:table-cell table:number-columns-repeated="2" office:value-type="float" office:value="186.8969446" calcext:value-type="float">
            <text:p>186.90</text:p>
          </table:table-cell>
          <table:table-cell table:formula="of:=([.I6]-[.H6])/[.I6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-cplex-defaults-mem-emphasis/parORA1O.par</text:p>
          </table:table-cell>
          <table:table-cell office:value-type="string" calcext:value-type="string">
            <text:p>OPT</text:p>
          </table:table-cell>
          <table:table-cell office:value-type="float" office:value="0.15" calcext:value-type="float">
            <text:p>0.2</text:p>
          </table:table-cell>
          <table:table-cell office:value-type="float" office:value="6214" calcext:value-type="float">
            <text:p>6,214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189.543179" calcext:value-type="float">
            <text:p>189.54</text:p>
          </table:table-cell>
          <table:table-cell table:formula="of:=([.I7]-[.H7])/[.I7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-cplex-defaults-mem-emphasis/paraLp9k.par</text:p>
          </table:table-cell>
          <table:table-cell office:value-type="string" calcext:value-type="string">
            <text:p>OPT</text:p>
          </table:table-cell>
          <table:table-cell office:value-type="float" office:value="0.12" calcext:value-type="float">
            <text:p>0.1</text:p>
          </table:table-cell>
          <table:table-cell office:value-type="float" office:value="1884" calcext:value-type="float">
            <text:p>1,884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00.0991589" calcext:value-type="float">
            <text:p>200.10</text:p>
          </table:table-cell>
          <table:table-cell table:formula="of:=([.I8]-[.H8])/[.I8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-cplex-defaults-mem-emphasis/parhOXVS.par</text:p>
          </table:table-cell>
          <table:table-cell office:value-type="string" calcext:value-type="string">
            <text:p>OPT</text:p>
          </table:table-cell>
          <table:table-cell office:value-type="float" office:value="0.1" calcext:value-type="float">
            <text:p>0.1</text:p>
          </table:table-cell>
          <table:table-cell office:value-type="float" office:value="713" calcext:value-type="float">
            <text:p>71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25.36852533" calcext:value-type="float">
            <text:p>225.37</text:p>
          </table:table-cell>
          <table:table-cell table:formula="of:=([.I9]-[.H9])/[.I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-cplex-defaults-mem-emphasis/par48JoD.par</text:p>
          </table:table-cell>
          <table:table-cell office:value-type="string" calcext:value-type="string">
            <text:p>OPT</text:p>
          </table:table-cell>
          <table:table-cell office:value-type="float" office:value="0.29" calcext:value-type="float">
            <text:p>0.3</text:p>
          </table:table-cell>
          <table:table-cell office:value-type="float" office:value="5166" calcext:value-type="float">
            <text:p>5,166</text:p>
          </table:table-cell>
          <table:table-cell office:value-type="float" office:value="1068" calcext:value-type="float">
            <text:p>1,068</text:p>
          </table:table-cell>
          <table:table-cell table:number-columns-repeated="2" office:value-type="float" office:value="232.04877757" calcext:value-type="float">
            <text:p>232.05</text:p>
          </table:table-cell>
          <table:table-cell table:formula="of:=([.I10]-[.H10])/[.I1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-cplex-defaults-mem-emphasis/par9hsXV.par</text:p>
          </table:table-cell>
          <table:table-cell office:value-type="string" calcext:value-type="string">
            <text:p>OPT</text:p>
          </table:table-cell>
          <table:table-cell office:value-type="float" office:value="0.71" calcext:value-type="float">
            <text:p>0.7</text:p>
          </table:table-cell>
          <table:table-cell office:value-type="float" office:value="57719" calcext:value-type="float">
            <text:p>57,719</text:p>
          </table:table-cell>
          <table:table-cell office:value-type="float" office:value="6091" calcext:value-type="float">
            <text:p>6,091</text:p>
          </table:table-cell>
          <table:table-cell table:number-columns-repeated="2" office:value-type="float" office:value="222.29502767" calcext:value-type="float">
            <text:p>222.30</text:p>
          </table:table-cell>
          <table:table-cell table:formula="of:=([.I11]-[.H11])/[.I11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-cplex-defaults-mem-emphasis/par0F5nx.par</text:p>
          </table:table-cell>
          <table:table-cell office:value-type="string" calcext:value-type="string">
            <text:p>OPT</text:p>
          </table:table-cell>
          <table:table-cell office:value-type="float" office:value="0.11" calcext:value-type="float">
            <text:p>0.1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1</text:p>
          </table:table-cell>
          <table:table-cell table:formula="of:=([.I12]-[.H12])/[.I12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-cplex-defaults-mem-emphasis/parl3WGC.par</text:p>
          </table:table-cell>
          <table:table-cell office:value-type="string" calcext:value-type="string">
            <text:p>OPT</text:p>
          </table:table-cell>
          <table:table-cell office:value-type="float" office:value="1500.12" calcext:value-type="float">
            <text:p>1500.1</text:p>
          </table:table-cell>
          <table:table-cell office:value-type="float" office:value="51637040" calcext:value-type="float">
            <text:p>51,637,040</text:p>
          </table:table-cell>
          <table:table-cell office:value-type="float" office:value="2359189" calcext:value-type="float">
            <text:p>2,359,189</text:p>
          </table:table-cell>
          <table:table-cell table:number-columns-repeated="2" office:value-type="float" office:value="428.09667333" calcext:value-type="float">
            <text:p>428.10</text:p>
          </table:table-cell>
          <table:table-cell table:formula="of:=([.I13]-[.H13])/[.I1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-cplex-defaults-mem-emphasis/parE5iSb.par</text:p>
          </table:table-cell>
          <table:table-cell office:value-type="string" calcext:value-type="string">
            <text:p>OPT</text:p>
          </table:table-cell>
          <table:table-cell office:value-type="float" office:value="219.74" calcext:value-type="float">
            <text:p>219.7</text:p>
          </table:table-cell>
          <table:table-cell office:value-type="float" office:value="8814450" calcext:value-type="float">
            <text:p>8,814,450</text:p>
          </table:table-cell>
          <table:table-cell office:value-type="float" office:value="502017" calcext:value-type="float">
            <text:p>502,017</text:p>
          </table:table-cell>
          <table:table-cell table:number-columns-repeated="2" office:value-type="float" office:value="476.0489371" calcext:value-type="float">
            <text:p>476.05</text:p>
          </table:table-cell>
          <table:table-cell table:formula="of:=([.I14]-[.H14])/[.I1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-cplex-defaults-mem-emphasis/parydRoc.par</text:p>
          </table:table-cell>
          <table:table-cell office:value-type="string" calcext:value-type="string">
            <text:p>OPT</text:p>
          </table:table-cell>
          <table:table-cell office:value-type="float" office:value="7147.84" calcext:value-type="float">
            <text:p>7147.8</text:p>
          </table:table-cell>
          <table:table-cell office:value-type="float" office:value="204212992" calcext:value-type="float">
            <text:p>204,212,992</text:p>
          </table:table-cell>
          <table:table-cell office:value-type="float" office:value="6826615" calcext:value-type="float">
            <text:p>6,826,615</text:p>
          </table:table-cell>
          <table:table-cell table:number-columns-repeated="2" office:value-type="float" office:value="399.0918764" calcext:value-type="float">
            <text:p>399.09</text:p>
          </table:table-cell>
          <table:table-cell table:formula="of:=([.I15]-[.H15])/[.I1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-cplex-defaults-mem-emphasis/parAiRLH.par</text:p>
          </table:table-cell>
          <table:table-cell office:value-type="string" calcext:value-type="string">
            <text:p>OPT</text:p>
          </table:table-cell>
          <table:table-cell office:value-type="float" office:value="3547.89" calcext:value-type="float">
            <text:p>3547.9</text:p>
          </table:table-cell>
          <table:table-cell office:value-type="float" office:value="146641356" calcext:value-type="float">
            <text:p>146,641,356</text:p>
          </table:table-cell>
          <table:table-cell office:value-type="float" office:value="4616149" calcext:value-type="float">
            <text:p>4,616,149</text:p>
          </table:table-cell>
          <table:table-cell table:number-columns-repeated="2" office:value-type="float" office:value="411.29577673" calcext:value-type="float">
            <text:p>411.30</text:p>
          </table:table-cell>
          <table:table-cell table:formula="of:=([.I16]-[.H16])/[.I16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-cplex-defaults-mem-emphasis/parq454G.par</text:p>
          </table:table-cell>
          <table:table-cell office:value-type="string" calcext:value-type="string">
            <text:p>OPT</text:p>
          </table:table-cell>
          <table:table-cell office:value-type="float" office:value="3049.49" calcext:value-type="float">
            <text:p>3049.5</text:p>
          </table:table-cell>
          <table:table-cell office:value-type="float" office:value="100417712" calcext:value-type="float">
            <text:p>100,417,712</text:p>
          </table:table-cell>
          <table:table-cell office:value-type="float" office:value="3502460" calcext:value-type="float">
            <text:p>3,502,460</text:p>
          </table:table-cell>
          <table:table-cell table:number-columns-repeated="2" office:value-type="float" office:value="366.33909303" calcext:value-type="float">
            <text:p>366.34</text:p>
          </table:table-cell>
          <table:table-cell table:formula="of:=([.I17]-[.H17])/[.I17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-cplex-defaults-mem-emphasis/par84dl2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173770259" calcext:value-type="float">
            <text:p>173,770,259</text:p>
          </table:table-cell>
          <table:table-cell office:value-type="float" office:value="6039009" calcext:value-type="float">
            <text:p>6,039,009</text:p>
          </table:table-cell>
          <table:table-cell office:value-type="float" office:value="379.88345875" calcext:value-type="float">
            <text:p>379.88</text:p>
          </table:table-cell>
          <table:table-cell office:value-type="float" office:value="440.9281574" calcext:value-type="float">
            <text:p>440.93</text:p>
          </table:table-cell>
          <table:table-cell table:formula="of:=([.I18]-[.H18])/[.I18]*100" office:value-type="float" office:value="13.8445906947652" calcext:value-type="float">
            <text:p>13.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-cplex-defaults-mem-emphasis/parT7Xus.par</text:p>
          </table:table-cell>
          <table:table-cell office:value-type="string" calcext:value-type="string">
            <text:p>OPT</text:p>
          </table:table-cell>
          <table:table-cell office:value-type="float" office:value="270.83" calcext:value-type="float">
            <text:p>270.8</text:p>
          </table:table-cell>
          <table:table-cell office:value-type="float" office:value="7905899" calcext:value-type="float">
            <text:p>7,905,899</text:p>
          </table:table-cell>
          <table:table-cell office:value-type="float" office:value="384227" calcext:value-type="float">
            <text:p>384,227</text:p>
          </table:table-cell>
          <table:table-cell table:number-columns-repeated="2" office:value-type="float" office:value="328.67077267" calcext:value-type="float">
            <text:p>328.67</text:p>
          </table:table-cell>
          <table:table-cell table:formula="of:=([.I19]-[.H19])/[.I1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-cplex-defaults-mem-emphasis/pardj4pd.par</text:p>
          </table:table-cell>
          <table:table-cell office:value-type="string" calcext:value-type="string">
            <text:p>OPT</text:p>
          </table:table-cell>
          <table:table-cell office:value-type="float" office:value="354.22" calcext:value-type="float">
            <text:p>354.2</text:p>
          </table:table-cell>
          <table:table-cell office:value-type="float" office:value="10652553" calcext:value-type="float">
            <text:p>10,652,553</text:p>
          </table:table-cell>
          <table:table-cell office:value-type="float" office:value="446794" calcext:value-type="float">
            <text:p>446,794</text:p>
          </table:table-cell>
          <table:table-cell table:number-columns-repeated="2" office:value-type="float" office:value="357.68369787" calcext:value-type="float">
            <text:p>357.68</text:p>
          </table:table-cell>
          <table:table-cell table:formula="of:=([.I20]-[.H20])/[.I2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-cplex-defaults-mem-emphasis/parAtNfh.par</text:p>
          </table:table-cell>
          <table:table-cell office:value-type="string" calcext:value-type="string">
            <text:p>TL</text:p>
          </table:table-cell>
          <table:table-cell office:value-type="float" office:value="7209.52" calcext:value-type="float">
            <text:p>7209.5</text:p>
          </table:table-cell>
          <table:table-cell office:value-type="float" office:value="153936256" calcext:value-type="float">
            <text:p>153,936,256</text:p>
          </table:table-cell>
          <table:table-cell office:value-type="float" office:value="3232215" calcext:value-type="float">
            <text:p>3,232,215</text:p>
          </table:table-cell>
          <table:table-cell office:value-type="float" office:value="330.40581369" calcext:value-type="float">
            <text:p>330.41</text:p>
          </table:table-cell>
          <table:table-cell office:value-type="float" office:value="403.73219113" calcext:value-type="float">
            <text:p>403.73</text:p>
          </table:table-cell>
          <table:table-cell table:formula="of:=([.I21]-[.H21])/[.I21]*100" office:value-type="float" office:value="18.1621329809664" calcext:value-type="float">
            <text:p>18.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-cplex-defaults-mem-emphasis/partMpnG.par</text:p>
          </table:table-cell>
          <table:table-cell office:value-type="string" calcext:value-type="string">
            <text:p>TL</text:p>
          </table:table-cell>
          <table:table-cell office:value-type="float" office:value="7209.74" calcext:value-type="float">
            <text:p>7209.7</text:p>
          </table:table-cell>
          <table:table-cell office:value-type="float" office:value="174465409" calcext:value-type="float">
            <text:p>174,465,409</text:p>
          </table:table-cell>
          <table:table-cell office:value-type="float" office:value="5024192" calcext:value-type="float">
            <text:p>5,024,192</text:p>
          </table:table-cell>
          <table:table-cell office:value-type="float" office:value="411.98506705" calcext:value-type="float">
            <text:p>411.99</text:p>
          </table:table-cell>
          <table:table-cell office:value-type="float" office:value="462.74910633" calcext:value-type="float">
            <text:p>462.75</text:p>
          </table:table-cell>
          <table:table-cell table:formula="of:=([.I22]-[.H22])/[.I22]*100" office:value-type="float" office:value="10.9700999063191" calcext:value-type="float">
            <text:p>10.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-cplex-defaults-mem-emphasis/parigUR2.par</text:p>
          </table:table-cell>
          <table:table-cell office:value-type="string" calcext:value-type="string">
            <text:p>TL</text:p>
          </table:table-cell>
          <table:table-cell office:value-type="float" office:value="7201.17" calcext:value-type="float">
            <text:p>7201.2</text:p>
          </table:table-cell>
          <table:table-cell office:value-type="float" office:value="29737821" calcext:value-type="float">
            <text:p>29,737,821</text:p>
          </table:table-cell>
          <table:table-cell office:value-type="float" office:value="307946" calcext:value-type="float">
            <text:p>307,946</text:p>
          </table:table-cell>
          <table:table-cell office:value-type="float" office:value="451.07168199" calcext:value-type="float">
            <text:p>451.07</text:p>
          </table:table-cell>
          <table:table-cell office:value-type="string" calcext:value-type="string">
            <text:p>NA</text:p>
          </table:table-cell>
          <table:table-cell table:formula="of:=([.I23]-[.H23])/[.I2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-cplex-defaults-mem-emphasis/parddbpE.par</text:p>
          </table:table-cell>
          <table:table-cell office:value-type="string" calcext:value-type="string">
            <text:p>TL</text:p>
          </table:table-cell>
          <table:table-cell office:value-type="float" office:value="7204" calcext:value-type="float">
            <text:p>7204.0</text:p>
          </table:table-cell>
          <table:table-cell office:value-type="float" office:value="18659681" calcext:value-type="float">
            <text:p>18,659,681</text:p>
          </table:table-cell>
          <table:table-cell office:value-type="float" office:value="868678" calcext:value-type="float">
            <text:p>868,678</text:p>
          </table:table-cell>
          <table:table-cell office:value-type="float" office:value="365.14701642" calcext:value-type="float">
            <text:p>365.15</text:p>
          </table:table-cell>
          <table:table-cell office:value-type="float" office:value="750.29692653" calcext:value-type="float">
            <text:p>750.30</text:p>
          </table:table-cell>
          <table:table-cell table:formula="of:=([.I24]-[.H24])/[.I24]*100" office:value-type="float" office:value="51.3329985091709" calcext:value-type="float">
            <text:p>51.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-cplex-defaults-mem-emphasis/paronHr4.par</text:p>
          </table:table-cell>
          <table:table-cell office:value-type="string" calcext:value-type="string">
            <text:p>TL</text:p>
          </table:table-cell>
          <table:table-cell office:value-type="float" office:value="7201.43" calcext:value-type="float">
            <text:p>7201.4</text:p>
          </table:table-cell>
          <table:table-cell office:value-type="float" office:value="29766689" calcext:value-type="float">
            <text:p>29,766,689</text:p>
          </table:table-cell>
          <table:table-cell office:value-type="float" office:value="685748" calcext:value-type="float">
            <text:p>685,748</text:p>
          </table:table-cell>
          <table:table-cell office:value-type="float" office:value="376.07780443" calcext:value-type="float">
            <text:p>376.08</text:p>
          </table:table-cell>
          <table:table-cell office:value-type="float" office:value="722.32526453" calcext:value-type="float">
            <text:p>722.33</text:p>
          </table:table-cell>
          <table:table-cell table:formula="of:=([.I25]-[.H25])/[.I25]*100" office:value-type="float" office:value="47.9351169206708" calcext:value-type="float">
            <text:p>47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-cplex-defaults-mem-emphasis/parNlLyH.par</text:p>
          </table:table-cell>
          <table:table-cell office:value-type="string" calcext:value-type="string">
            <text:p>TL</text:p>
          </table:table-cell>
          <table:table-cell office:value-type="float" office:value="7200.07" calcext:value-type="float">
            <text:p>7200.1</text:p>
          </table:table-cell>
          <table:table-cell office:value-type="float" office:value="27961636" calcext:value-type="float">
            <text:p>27,961,636</text:p>
          </table:table-cell>
          <table:table-cell office:value-type="float" office:value="501530" calcext:value-type="float">
            <text:p>501,530</text:p>
          </table:table-cell>
          <table:table-cell office:value-type="float" office:value="356.5435698" calcext:value-type="float">
            <text:p>356.54</text:p>
          </table:table-cell>
          <table:table-cell office:value-type="float" office:value="709.3817175" calcext:value-type="float">
            <text:p>709.38</text:p>
          </table:table-cell>
          <table:table-cell table:formula="of:=([.I26]-[.H26])/[.I26]*100" office:value-type="float" office:value="49.7388273472103" calcext:value-type="float">
            <text:p>49.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s-cplex-defaults-mem-emphasis/par2q5oG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53838112" calcext:value-type="float">
            <text:p>53,838,112</text:p>
          </table:table-cell>
          <table:table-cell office:value-type="float" office:value="849422" calcext:value-type="float">
            <text:p>849,422</text:p>
          </table:table-cell>
          <table:table-cell office:value-type="float" office:value="461.99130376" calcext:value-type="float">
            <text:p>461.99</text:p>
          </table:table-cell>
          <table:table-cell office:value-type="float" office:value="689.15857713" calcext:value-type="float">
            <text:p>689.16</text:p>
          </table:table-cell>
          <table:table-cell table:formula="of:=([.I27]-[.H27])/[.I27]*100" office:value-type="float" office:value="32.9629900734948" calcext:value-type="float">
            <text:p>32.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-cplex-defaults-mem-emphasis/parAfsEM.par</text:p>
          </table:table-cell>
          <table:table-cell office:value-type="string" calcext:value-type="string">
            <text:p>TL</text:p>
          </table:table-cell>
          <table:table-cell office:value-type="float" office:value="7202.45" calcext:value-type="float">
            <text:p>7202.5</text:p>
          </table:table-cell>
          <table:table-cell office:value-type="float" office:value="28762613" calcext:value-type="float">
            <text:p>28,762,613</text:p>
          </table:table-cell>
          <table:table-cell office:value-type="float" office:value="855799" calcext:value-type="float">
            <text:p>855,799</text:p>
          </table:table-cell>
          <table:table-cell office:value-type="float" office:value="346.80090629" calcext:value-type="float">
            <text:p>346.80</text:p>
          </table:table-cell>
          <table:table-cell office:value-type="float" office:value="1013.3615874" calcext:value-type="float">
            <text:p>1013.36</text:p>
          </table:table-cell>
          <table:table-cell table:formula="of:=([.I28]-[.H28])/[.I28]*100" office:value-type="float" office:value="65.7771805639689" calcext:value-type="float">
            <text:p>65.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-cplex-defaults-mem-emphasis/pargKpJd.par</text:p>
          </table:table-cell>
          <table:table-cell office:value-type="string" calcext:value-type="string">
            <text:p>TL</text:p>
          </table:table-cell>
          <table:table-cell office:value-type="float" office:value="7202.38" calcext:value-type="float">
            <text:p>7202.4</text:p>
          </table:table-cell>
          <table:table-cell office:value-type="float" office:value="12476245" calcext:value-type="float">
            <text:p>12,476,245</text:p>
          </table:table-cell>
          <table:table-cell office:value-type="float" office:value="284880" calcext:value-type="float">
            <text:p>284,880</text:p>
          </table:table-cell>
          <table:table-cell office:value-type="float" office:value="350.47650939" calcext:value-type="float">
            <text:p>350.48</text:p>
          </table:table-cell>
          <table:table-cell office:value-type="float" office:value="864.41227267" calcext:value-type="float">
            <text:p>864.41</text:p>
          </table:table-cell>
          <table:table-cell table:formula="of:=([.I29]-[.H29])/[.I29]*100" office:value-type="float" office:value="59.4549359754638" calcext:value-type="float">
            <text:p>59.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-cplex-defaults-mem-emphasis/parofUE0.par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1</text:p>
          </table:table-cell>
          <table:table-cell office:value-type="float" office:value="26153699" calcext:value-type="float">
            <text:p>26,153,699</text:p>
          </table:table-cell>
          <table:table-cell office:value-type="float" office:value="552188" calcext:value-type="float">
            <text:p>552,188</text:p>
          </table:table-cell>
          <table:table-cell office:value-type="float" office:value="371.44168327" calcext:value-type="float">
            <text:p>371.44</text:p>
          </table:table-cell>
          <table:table-cell office:value-type="float" office:value="474.49398243" calcext:value-type="float">
            <text:p>474.49</text:p>
          </table:table-cell>
          <table:table-cell table:formula="of:=([.I30]-[.H30])/[.I30]*100" office:value-type="float" office:value="21.7183574451764" calcext:value-type="float">
            <text:p>21.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-cplex-defaults-mem-emphasis/par1Mu5F.par</text:p>
          </table:table-cell>
          <table:table-cell office:value-type="string" calcext:value-type="string">
            <text:p>TL</text:p>
          </table:table-cell>
          <table:table-cell office:value-type="float" office:value="7203.98" calcext:value-type="float">
            <text:p>7204.0</text:p>
          </table:table-cell>
          <table:table-cell office:value-type="float" office:value="26812579" calcext:value-type="float">
            <text:p>26,812,579</text:p>
          </table:table-cell>
          <table:table-cell office:value-type="float" office:value="711903" calcext:value-type="float">
            <text:p>711,903</text:p>
          </table:table-cell>
          <table:table-cell office:value-type="float" office:value="346.30712327" calcext:value-type="float">
            <text:p>346.31</text:p>
          </table:table-cell>
          <table:table-cell office:value-type="float" office:value="622.33292987" calcext:value-type="float">
            <text:p>622.33</text:p>
          </table:table-cell>
          <table:table-cell table:formula="of:=([.I31]-[.H31])/[.I31]*100" office:value-type="float" office:value="44.3533988564063" calcext:value-type="float">
            <text:p>44.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-cplex-defaults-mem-emphasis/parK92WY.par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1</text:p>
          </table:table-cell>
          <table:table-cell office:value-type="float" office:value="32244665" calcext:value-type="float">
            <text:p>32,244,665</text:p>
          </table:table-cell>
          <table:table-cell office:value-type="float" office:value="791868" calcext:value-type="float">
            <text:p>791,868</text:p>
          </table:table-cell>
          <table:table-cell office:value-type="float" office:value="418.87726409" calcext:value-type="float">
            <text:p>418.88</text:p>
          </table:table-cell>
          <table:table-cell office:value-type="float" office:value="599.2111074" calcext:value-type="float">
            <text:p>599.21</text:p>
          </table:table-cell>
          <table:table-cell table:formula="of:=([.I32]-[.H32])/[.I32]*100" office:value-type="float" office:value="30.0952103662556" calcext:value-type="float">
            <text:p>30.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-cplex-defaults-mem-emphasis/parAVckk.par</text:p>
          </table:table-cell>
          <table:table-cell office:value-type="string" calcext:value-type="string">
            <text:p>TL</text:p>
          </table:table-cell>
          <table:table-cell office:value-type="float" office:value="7203.72" calcext:value-type="float">
            <text:p>7203.7</text:p>
          </table:table-cell>
          <table:table-cell office:value-type="float" office:value="9974131" calcext:value-type="float">
            <text:p>9,974,131</text:p>
          </table:table-cell>
          <table:table-cell office:value-type="float" office:value="157034" calcext:value-type="float">
            <text:p>157,034</text:p>
          </table:table-cell>
          <table:table-cell office:value-type="float" office:value="489.54971016" calcext:value-type="float">
            <text:p>489.55</text:p>
          </table:table-cell>
          <table:table-cell office:value-type="string" calcext:value-type="string">
            <text:p>NA</text:p>
          </table:table-cell>
          <table:table-cell table:formula="of:=([.I33]-[.H33])/[.I3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-cplex-defaults-mem-emphasis/parB9WPM.par</text:p>
          </table:table-cell>
          <table:table-cell office:value-type="string" calcext:value-type="string">
            <text:p>TL</text:p>
          </table:table-cell>
          <table:table-cell office:value-type="float" office:value="7205.8" calcext:value-type="float">
            <text:p>7205.8</text:p>
          </table:table-cell>
          <table:table-cell office:value-type="float" office:value="11529308" calcext:value-type="float">
            <text:p>11,529,308</text:p>
          </table:table-cell>
          <table:table-cell office:value-type="float" office:value="256325" calcext:value-type="float">
            <text:p>256,325</text:p>
          </table:table-cell>
          <table:table-cell office:value-type="float" office:value="385.83179987" calcext:value-type="float">
            <text:p>385.83</text:p>
          </table:table-cell>
          <table:table-cell office:value-type="string" calcext:value-type="string">
            <text:p>NA</text:p>
          </table:table-cell>
          <table:table-cell table:formula="of:=([.I34]-[.H34])/[.I3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-cplex-defaults-mem-emphasis/parm9WVe.par</text:p>
          </table:table-cell>
          <table:table-cell office:value-type="string" calcext:value-type="string">
            <text:p>TL</text:p>
          </table:table-cell>
          <table:table-cell office:value-type="float" office:value="7200.19" calcext:value-type="float">
            <text:p>7200.2</text:p>
          </table:table-cell>
          <table:table-cell office:value-type="float" office:value="19728790" calcext:value-type="float">
            <text:p>19,728,790</text:p>
          </table:table-cell>
          <table:table-cell office:value-type="float" office:value="194369" calcext:value-type="float">
            <text:p>194,369</text:p>
          </table:table-cell>
          <table:table-cell office:value-type="float" office:value="374.38561167" calcext:value-type="float">
            <text:p>374.39</text:p>
          </table:table-cell>
          <table:table-cell office:value-type="string" calcext:value-type="string">
            <text:p>NA</text:p>
          </table:table-cell>
          <table:table-cell table:formula="of:=([.I35]-[.H35])/[.I3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-cplex-defaults-mem-emphasis/par5JtXR.par</text:p>
          </table:table-cell>
          <table:table-cell office:value-type="string" calcext:value-type="string">
            <text:p>TL</text:p>
          </table:table-cell>
          <table:table-cell office:value-type="float" office:value="7202.87" calcext:value-type="float">
            <text:p>7202.9</text:p>
          </table:table-cell>
          <table:table-cell office:value-type="float" office:value="10181390" calcext:value-type="float">
            <text:p>10,181,390</text:p>
          </table:table-cell>
          <table:table-cell office:value-type="float" office:value="68805" calcext:value-type="float">
            <text:p>68,805</text:p>
          </table:table-cell>
          <table:table-cell office:value-type="float" office:value="419.2080693" calcext:value-type="float">
            <text:p>419.21</text:p>
          </table:table-cell>
          <table:table-cell office:value-type="string" calcext:value-type="string">
            <text:p>NA</text:p>
          </table:table-cell>
          <table:table-cell table:formula="of:=([.I36]-[.H36])/[.I3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-cplex-defaults-mem-emphasis/parnZy_d.par</text:p>
          </table:table-cell>
          <table:table-cell office:value-type="string" calcext:value-type="string">
            <text:p>TL</text:p>
          </table:table-cell>
          <table:table-cell office:value-type="float" office:value="7204.12" calcext:value-type="float">
            <text:p>7204.1</text:p>
          </table:table-cell>
          <table:table-cell office:value-type="float" office:value="7832314" calcext:value-type="float">
            <text:p>7,832,314</text:p>
          </table:table-cell>
          <table:table-cell office:value-type="float" office:value="104037" calcext:value-type="float">
            <text:p>104,037</text:p>
          </table:table-cell>
          <table:table-cell office:value-type="float" office:value="418.43862194" calcext:value-type="float">
            <text:p>418.44</text:p>
          </table:table-cell>
          <table:table-cell office:value-type="string" calcext:value-type="string">
            <text:p>NA</text:p>
          </table:table-cell>
          <table:table-cell table:formula="of:=([.I37]-[.H37])/[.I3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-cplex-defaults-mem-emphasis/parT7is5.par</text:p>
          </table:table-cell>
          <table:table-cell office:value-type="string" calcext:value-type="string">
            <text:p>TL</text:p>
          </table:table-cell>
          <table:table-cell office:value-type="float" office:value="7203.59" calcext:value-type="float">
            <text:p>7203.6</text:p>
          </table:table-cell>
          <table:table-cell office:value-type="float" office:value="15487180" calcext:value-type="float">
            <text:p>15,487,180</text:p>
          </table:table-cell>
          <table:table-cell office:value-type="float" office:value="143612" calcext:value-type="float">
            <text:p>143,612</text:p>
          </table:table-cell>
          <table:table-cell office:value-type="float" office:value="390.44600412" calcext:value-type="float">
            <text:p>390.45</text:p>
          </table:table-cell>
          <table:table-cell office:value-type="string" calcext:value-type="string">
            <text:p>NA</text:p>
          </table:table-cell>
          <table:table-cell table:formula="of:=([.I38]-[.H38])/[.I3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-cplex-defaults-mem-emphasis/parXPxHz.par</text:p>
          </table:table-cell>
          <table:table-cell office:value-type="string" calcext:value-type="string">
            <text:p>TL</text:p>
          </table:table-cell>
          <table:table-cell office:value-type="float" office:value="7204.06" calcext:value-type="float">
            <text:p>7204.1</text:p>
          </table:table-cell>
          <table:table-cell office:value-type="float" office:value="6407627" calcext:value-type="float">
            <text:p>6,407,627</text:p>
          </table:table-cell>
          <table:table-cell office:value-type="float" office:value="135441" calcext:value-type="float">
            <text:p>135,441</text:p>
          </table:table-cell>
          <table:table-cell office:value-type="float" office:value="363.14871139" calcext:value-type="float">
            <text:p>363.15</text:p>
          </table:table-cell>
          <table:table-cell office:value-type="float" office:value="9413.2205302" calcext:value-type="float">
            <text:p>9413.22</text:p>
          </table:table-cell>
          <table:table-cell table:formula="of:=([.I39]-[.H39])/[.I39]*100" office:value-type="float" office:value="96.1421416801516" calcext:value-type="float">
            <text:p>96.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-cplex-defaults-mem-emphasis/parZxa7a.par</text:p>
          </table:table-cell>
          <table:table-cell office:value-type="string" calcext:value-type="string">
            <text:p>TL</text:p>
          </table:table-cell>
          <table:table-cell office:value-type="float" office:value="7202.18" calcext:value-type="float">
            <text:p>7202.2</text:p>
          </table:table-cell>
          <table:table-cell office:value-type="float" office:value="12755654" calcext:value-type="float">
            <text:p>12,755,654</text:p>
          </table:table-cell>
          <table:table-cell office:value-type="float" office:value="129120" calcext:value-type="float">
            <text:p>129,120</text:p>
          </table:table-cell>
          <table:table-cell office:value-type="float" office:value="408.78187113" calcext:value-type="float">
            <text:p>408.78</text:p>
          </table:table-cell>
          <table:table-cell office:value-type="float" office:value="26505.003997" calcext:value-type="float">
            <text:p>26505.00</text:p>
          </table:table-cell>
          <table:table-cell table:formula="of:=([.I40]-[.H40])/[.I40]*100" office:value-type="float" office:value="98.457718130598" calcext:value-type="float">
            <text:p>98.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-cplex-defaults-mem-emphasis/parRAC_C.par</text:p>
          </table:table-cell>
          <table:table-cell office:value-type="string" calcext:value-type="string">
            <text:p>TL</text:p>
          </table:table-cell>
          <table:table-cell office:value-type="float" office:value="7204.89" calcext:value-type="float">
            <text:p>7204.9</text:p>
          </table:table-cell>
          <table:table-cell office:value-type="float" office:value="7935019" calcext:value-type="float">
            <text:p>7,935,019</text:p>
          </table:table-cell>
          <table:table-cell office:value-type="float" office:value="113172" calcext:value-type="float">
            <text:p>113,172</text:p>
          </table:table-cell>
          <table:table-cell office:value-type="float" office:value="383.58828281" calcext:value-type="float">
            <text:p>383.59</text:p>
          </table:table-cell>
          <table:table-cell office:value-type="float" office:value="7502.8021581" calcext:value-type="float">
            <text:p>7502.80</text:p>
          </table:table-cell>
          <table:table-cell table:formula="of:=([.I41]-[.H41])/[.I41]*100" office:value-type="float" office:value="94.8873997377649" calcext:value-type="float">
            <text:p>94.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-cplex-defaults-mem-emphasis/parlrkqP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13610170" calcext:value-type="float">
            <text:p>13,610,170</text:p>
          </table:table-cell>
          <table:table-cell office:value-type="float" office:value="86173" calcext:value-type="float">
            <text:p>86,173</text:p>
          </table:table-cell>
          <table:table-cell office:value-type="float" office:value="472.02111751" calcext:value-type="float">
            <text:p>472.02</text:p>
          </table:table-cell>
          <table:table-cell office:value-type="string" calcext:value-type="string">
            <text:p>NA</text:p>
          </table:table-cell>
          <table:table-cell table:formula="of:=([.I42]-[.H42])/[.I4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-cplex-defaults-mem-emphasis/parvwbWK.par</text:p>
          </table:table-cell>
          <table:table-cell office:value-type="string" calcext:value-type="string">
            <text:p>TL</text:p>
          </table:table-cell>
          <table:table-cell office:value-type="float" office:value="7202.31" calcext:value-type="float">
            <text:p>7202.3</text:p>
          </table:table-cell>
          <table:table-cell office:value-type="float" office:value="14115661" calcext:value-type="float">
            <text:p>14,115,661</text:p>
          </table:table-cell>
          <table:table-cell office:value-type="float" office:value="118957" calcext:value-type="float">
            <text:p>118,957</text:p>
          </table:table-cell>
          <table:table-cell office:value-type="float" office:value="400.53032552" calcext:value-type="float">
            <text:p>400.53</text:p>
          </table:table-cell>
          <table:table-cell office:value-type="string" calcext:value-type="string">
            <text:p>NA</text:p>
          </table:table-cell>
          <table:table-cell table:formula="of:=([.I43]-[.H43])/[.I4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-cplex-defaults-mem-emphasis/paryyej3.par</text:p>
          </table:table-cell>
          <table:table-cell office:value-type="string" calcext:value-type="string">
            <text:p>TL</text:p>
          </table:table-cell>
          <table:table-cell office:value-type="float" office:value="7200.11" calcext:value-type="float">
            <text:p>7200.1</text:p>
          </table:table-cell>
          <table:table-cell office:value-type="float" office:value="5145593" calcext:value-type="float">
            <text:p>5,145,593</text:p>
          </table:table-cell>
          <table:table-cell office:value-type="float" office:value="83949" calcext:value-type="float">
            <text:p>83,949</text:p>
          </table:table-cell>
          <table:table-cell office:value-type="float" office:value="437.56611342" calcext:value-type="float">
            <text:p>437.57</text:p>
          </table:table-cell>
          <table:table-cell office:value-type="float" office:value="44376.202067" calcext:value-type="float">
            <text:p>44376.20</text:p>
          </table:table-cell>
          <table:table-cell table:formula="of:=([.I44]-[.H44])/[.I44]*100" office:value-type="float" office:value="99.0139622296668" calcext:value-type="float">
            <text:p>99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-cplex-defaults-mem-emphasis/parIqc3K.par</text:p>
          </table:table-cell>
          <table:table-cell office:value-type="string" calcext:value-type="string">
            <text:p>TL</text:p>
          </table:table-cell>
          <table:table-cell office:value-type="float" office:value="7202.38" calcext:value-type="float">
            <text:p>7202.4</text:p>
          </table:table-cell>
          <table:table-cell office:value-type="float" office:value="13219457" calcext:value-type="float">
            <text:p>13,219,457</text:p>
          </table:table-cell>
          <table:table-cell office:value-type="float" office:value="78949" calcext:value-type="float">
            <text:p>78,949</text:p>
          </table:table-cell>
          <table:table-cell office:value-type="float" office:value="424.89309692" calcext:value-type="float">
            <text:p>424.89</text:p>
          </table:table-cell>
          <table:table-cell office:value-type="string" calcext:value-type="string">
            <text:p>NA</text:p>
          </table:table-cell>
          <table:table-cell table:formula="of:=([.I45]-[.H45])/[.I4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-cplex-defaults-mem-emphasis/parXCWqw.par</text:p>
          </table:table-cell>
          <table:table-cell office:value-type="string" calcext:value-type="string">
            <text:p>TL</text:p>
          </table:table-cell>
          <table:table-cell office:value-type="float" office:value="7201.5" calcext:value-type="float">
            <text:p>7201.5</text:p>
          </table:table-cell>
          <table:table-cell office:value-type="float" office:value="12662767" calcext:value-type="float">
            <text:p>12,662,767</text:p>
          </table:table-cell>
          <table:table-cell office:value-type="float" office:value="101304" calcext:value-type="float">
            <text:p>101,304</text:p>
          </table:table-cell>
          <table:table-cell office:value-type="float" office:value="379.75568977" calcext:value-type="float">
            <text:p>379.76</text:p>
          </table:table-cell>
          <table:table-cell office:value-type="string" calcext:value-type="string">
            <text:p>NA</text:p>
          </table:table-cell>
          <table:table-cell table:formula="of:=([.I46]-[.H46])/[.I4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-cplex-defaults-mem-emphasis/par48IrO.par</text:p>
          </table:table-cell>
          <table:table-cell office:value-type="string" calcext:value-type="string">
            <text:p>TL</text:p>
          </table:table-cell>
          <table:table-cell office:value-type="float" office:value="7201.6" calcext:value-type="float">
            <text:p>7201.6</text:p>
          </table:table-cell>
          <table:table-cell office:value-type="float" office:value="12645533" calcext:value-type="float">
            <text:p>12,645,533</text:p>
          </table:table-cell>
          <table:table-cell office:value-type="float" office:value="93746" calcext:value-type="float">
            <text:p>93,746</text:p>
          </table:table-cell>
          <table:table-cell office:value-type="float" office:value="386.26478935" calcext:value-type="float">
            <text:p>386.26</text:p>
          </table:table-cell>
          <table:table-cell office:value-type="string" calcext:value-type="string">
            <text:p>NA</text:p>
          </table:table-cell>
          <table:table-cell table:formula="of:=([.I47]-[.H47])/[.I4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-cplex-defaults-mem-emphasis/parfpvqq.par</text:p>
          </table:table-cell>
          <table:table-cell office:value-type="string" calcext:value-type="string">
            <text:p>TL</text:p>
          </table:table-cell>
          <table:table-cell office:value-type="float" office:value="7208.31" calcext:value-type="float">
            <text:p>7208.3</text:p>
          </table:table-cell>
          <table:table-cell office:value-type="float" office:value="3658534" calcext:value-type="float">
            <text:p>3,658,534</text:p>
          </table:table-cell>
          <table:table-cell office:value-type="float" office:value="51495" calcext:value-type="float">
            <text:p>51,495</text:p>
          </table:table-cell>
          <table:table-cell office:value-type="float" office:value="411.28347257" calcext:value-type="float">
            <text:p>411.28</text:p>
          </table:table-cell>
          <table:table-cell office:value-type="float" office:value="20432.839007" calcext:value-type="float">
            <text:p>20432.84</text:p>
          </table:table-cell>
          <table:table-cell table:formula="of:=([.I48]-[.H48])/[.I48]*100" office:value-type="float" office:value="97.987144750521" calcext:value-type="float">
            <text:p>97.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-cplex-defaults-mem-emphasis/parEvH1y.par</text:p>
          </table:table-cell>
          <table:table-cell office:value-type="string" calcext:value-type="string">
            <text:p>TL</text:p>
          </table:table-cell>
          <table:table-cell office:value-type="float" office:value="7217.75" calcext:value-type="float">
            <text:p>7217.8</text:p>
          </table:table-cell>
          <table:table-cell office:value-type="float" office:value="7463186" calcext:value-type="float">
            <text:p>7,463,186</text:p>
          </table:table-cell>
          <table:table-cell office:value-type="float" office:value="129119" calcext:value-type="float">
            <text:p>129,119</text:p>
          </table:table-cell>
          <table:table-cell office:value-type="float" office:value="362.73407262" calcext:value-type="float">
            <text:p>362.73</text:p>
          </table:table-cell>
          <table:table-cell office:value-type="string" calcext:value-type="string">
            <text:p>NA</text:p>
          </table:table-cell>
          <table:table-cell table:formula="of:=([.I49]-[.H49])/[.I4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-cplex-defaults-mem-emphasis/parYrC98.par</text:p>
          </table:table-cell>
          <table:table-cell office:value-type="string" calcext:value-type="string">
            <text:p>TL</text:p>
          </table:table-cell>
          <table:table-cell office:value-type="float" office:value="7210.7" calcext:value-type="float">
            <text:p>7210.7</text:p>
          </table:table-cell>
          <table:table-cell office:value-type="float" office:value="6631638" calcext:value-type="float">
            <text:p>6,631,638</text:p>
          </table:table-cell>
          <table:table-cell office:value-type="float" office:value="73189" calcext:value-type="float">
            <text:p>73,189</text:p>
          </table:table-cell>
          <table:table-cell office:value-type="float" office:value="392.84872683" calcext:value-type="float">
            <text:p>392.85</text:p>
          </table:table-cell>
          <table:table-cell office:value-type="string" calcext:value-type="string">
            <text:p>NA</text:p>
          </table:table-cell>
          <table:table-cell table:formula="of:=([.I50]-[.H50])/[.I5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-cplex-defaults-mem-emphasis/parnGaXm.par</text:p>
          </table:table-cell>
          <table:table-cell office:value-type="string" calcext:value-type="string">
            <text:p>TL</text:p>
          </table:table-cell>
          <table:table-cell office:value-type="float" office:value="7206.37" calcext:value-type="float">
            <text:p>7206.4</text:p>
          </table:table-cell>
          <table:table-cell office:value-type="float" office:value="9337021" calcext:value-type="float">
            <text:p>9,337,021</text:p>
          </table:table-cell>
          <table:table-cell office:value-type="float" office:value="95653" calcext:value-type="float">
            <text:p>95,653</text:p>
          </table:table-cell>
          <table:table-cell office:value-type="float" office:value="411.62977122" calcext:value-type="float">
            <text:p>411.63</text:p>
          </table:table-cell>
          <table:table-cell office:value-type="string" calcext:value-type="string">
            <text:p>NA</text:p>
          </table:table-cell>
          <table:table-cell table:formula="of:=([.I51]-[.H51])/[.I5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-cplex-defaults-mem-emphasis/parZ3049.par</text:p>
          </table:table-cell>
          <table:table-cell office:value-type="string" calcext:value-type="string">
            <text:p>TL</text:p>
          </table:table-cell>
          <table:table-cell office:value-type="float" office:value="7200.09" calcext:value-type="float">
            <text:p>7200.1</text:p>
          </table:table-cell>
          <table:table-cell office:value-type="float" office:value="9809525" calcext:value-type="float">
            <text:p>9,809,525</text:p>
          </table:table-cell>
          <table:table-cell office:value-type="float" office:value="70708" calcext:value-type="float">
            <text:p>70,708</text:p>
          </table:table-cell>
          <table:table-cell office:value-type="float" office:value="414.07319173" calcext:value-type="float">
            <text:p>414.07</text:p>
          </table:table-cell>
          <table:table-cell office:value-type="string" calcext:value-type="string">
            <text:p>NA</text:p>
          </table:table-cell>
          <table:table-cell table:formula="of:=([.I52]-[.H52])/[.I5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-cplex-defaults-mem-emphasis/parOzRjP.par</text:p>
          </table:table-cell>
          <table:table-cell office:value-type="string" calcext:value-type="string">
            <text:p>OOM-BC</text:p>
          </table:table-cell>
          <table:table-cell office:value-type="float" office:value="4751.41" calcext:value-type="float">
            <text:p>4751.4</text:p>
          </table:table-cell>
          <table:table-cell office:value-type="float" office:value="422930" calcext:value-type="float">
            <text:p>422,930</text:p>
          </table:table-cell>
          <table:table-cell office:value-type="float" office:value="1607" calcext:value-type="float">
            <text:p>1,607</text:p>
          </table:table-cell>
          <table:table-cell office:value-type="float" office:value="518.9027" calcext:value-type="float">
            <text:p>518.90</text:p>
          </table:table-cell>
          <table:table-cell office:value-type="string" calcext:value-type="string">
            <text:p>NA</text:p>
          </table:table-cell>
          <table:table-cell table:formula="of:=([.I53]-[.H53])/[.I5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-cplex-defaults-mem-emphasis/par996sf.par</text:p>
          </table:table-cell>
          <table:table-cell office:value-type="string" calcext:value-type="string">
            <text:p>OOM-BC</text:p>
          </table:table-cell>
          <table:table-cell office:value-type="float" office:value="2770.19" calcext:value-type="float">
            <text:p>2770.2</text:p>
          </table:table-cell>
          <table:table-cell office:value-type="float" office:value="236041" calcext:value-type="float">
            <text:p>236,041</text:p>
          </table:table-cell>
          <table:table-cell office:value-type="float" office:value="1537" calcext:value-type="float">
            <text:p>1,537</text:p>
          </table:table-cell>
          <table:table-cell office:value-type="float" office:value="517.5155" calcext:value-type="float">
            <text:p>517.52</text:p>
          </table:table-cell>
          <table:table-cell office:value-type="string" calcext:value-type="string">
            <text:p>NA</text:p>
          </table:table-cell>
          <table:table-cell table:formula="of:=([.I54]-[.H54])/[.I5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-cplex-defaults-mem-emphasis/parS2lGs.par</text:p>
          </table:table-cell>
          <table:table-cell office:value-type="string" calcext:value-type="string">
            <text:p>TL</text:p>
          </table:table-cell>
          <table:table-cell office:value-type="float" office:value="7202.99" calcext:value-type="float">
            <text:p>7203.0</text:p>
          </table:table-cell>
          <table:table-cell office:value-type="float" office:value="1460244" calcext:value-type="float">
            <text:p>1,460,244</text:p>
          </table:table-cell>
          <table:table-cell office:value-type="float" office:value="8146" calcext:value-type="float">
            <text:p>8,146</text:p>
          </table:table-cell>
          <table:table-cell office:value-type="float" office:value="520.23962083" calcext:value-type="float">
            <text:p>520.24</text:p>
          </table:table-cell>
          <table:table-cell office:value-type="string" calcext:value-type="string">
            <text:p>NA</text:p>
          </table:table-cell>
          <table:table-cell table:formula="of:=([.I55]-[.H55])/[.I5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-cplex-defaults-mem-emphasis/par72Isc.par</text:p>
          </table:table-cell>
          <table:table-cell office:value-type="string" calcext:value-type="string">
            <text:p>OOM-BC</text:p>
          </table:table-cell>
          <table:table-cell office:value-type="float" office:value="484.22" calcext:value-type="float">
            <text:p>484.2</text:p>
          </table:table-cell>
          <table:table-cell office:value-type="float" office:value="34852" calcext:value-type="float">
            <text:p>34,852</text:p>
          </table:table-cell>
          <table:table-cell office:value-type="float" office:value="1101" calcext:value-type="float">
            <text:p>1,101</text:p>
          </table:table-cell>
          <table:table-cell office:value-type="float" office:value="379.1054" calcext:value-type="float">
            <text:p>379.11</text:p>
          </table:table-cell>
          <table:table-cell office:value-type="string" calcext:value-type="string">
            <text:p>NA</text:p>
          </table:table-cell>
          <table:table-cell table:formula="of:=([.I56]-[.H56])/[.I5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-cplex-defaults-mem-emphasis/par2LtMf.par</text:p>
          </table:table-cell>
          <table:table-cell office:value-type="string" calcext:value-type="string">
            <text:p>OOM-BC</text:p>
          </table:table-cell>
          <table:table-cell office:value-type="float" office:value="5048.17" calcext:value-type="float">
            <text:p>5048.2</text:p>
          </table:table-cell>
          <table:table-cell office:value-type="float" office:value="275202" calcext:value-type="float">
            <text:p>275,202</text:p>
          </table:table-cell>
          <table:table-cell office:value-type="float" office:value="729" calcext:value-type="float">
            <text:p>729</text:p>
          </table:table-cell>
          <table:table-cell office:value-type="float" office:value="512.9901" calcext:value-type="float">
            <text:p>512.99</text:p>
          </table:table-cell>
          <table:table-cell office:value-type="string" calcext:value-type="string">
            <text:p>NA</text:p>
          </table:table-cell>
          <table:table-cell table:formula="of:=([.I57]-[.H57])/[.I5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-cplex-defaults-mem-emphasis/paruNO9Z.par</text:p>
          </table:table-cell>
          <table:table-cell office:value-type="string" calcext:value-type="string">
            <text:p>TL</text:p>
          </table:table-cell>
          <table:table-cell office:value-type="float" office:value="7204.23" calcext:value-type="float">
            <text:p>7204.2</text:p>
          </table:table-cell>
          <table:table-cell office:value-type="float" office:value="2173576" calcext:value-type="float">
            <text:p>2,173,576</text:p>
          </table:table-cell>
          <table:table-cell office:value-type="float" office:value="15392" calcext:value-type="float">
            <text:p>15,392</text:p>
          </table:table-cell>
          <table:table-cell office:value-type="float" office:value="486.58410889" calcext:value-type="float">
            <text:p>486.58</text:p>
          </table:table-cell>
          <table:table-cell office:value-type="string" calcext:value-type="string">
            <text:p>NA</text:p>
          </table:table-cell>
          <table:table-cell table:formula="of:=([.I58]-[.H58])/[.I5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-cplex-defaults-mem-emphasis/parosJUy.par</text:p>
          </table:table-cell>
          <table:table-cell office:value-type="string" calcext:value-type="string">
            <text:p>OOM-BC</text:p>
          </table:table-cell>
          <table:table-cell office:value-type="float" office:value="1595.72" calcext:value-type="float">
            <text:p>1595.7</text:p>
          </table:table-cell>
          <table:table-cell office:value-type="float" office:value="57054" calcext:value-type="float">
            <text:p>57,054</text:p>
          </table:table-cell>
          <table:table-cell office:value-type="float" office:value="4" calcext:value-type="float">
            <text:p>4</text:p>
          </table:table-cell>
          <table:table-cell office:value-type="float" office:value="480.8025" calcext:value-type="float">
            <text:p>480.80</text:p>
          </table:table-cell>
          <table:table-cell office:value-type="string" calcext:value-type="string">
            <text:p>NA</text:p>
          </table:table-cell>
          <table:table-cell table:formula="of:=([.I59]-[.H59])/[.I5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-cplex-defaults-mem-emphasis/parVehpa.par</text:p>
          </table:table-cell>
          <table:table-cell office:value-type="string" calcext:value-type="string">
            <text:p>TL</text:p>
          </table:table-cell>
          <table:table-cell office:value-type="float" office:value="7222.24" calcext:value-type="float">
            <text:p>7222.2</text:p>
          </table:table-cell>
          <table:table-cell office:value-type="float" office:value="948666" calcext:value-type="float">
            <text:p>948,666</text:p>
          </table:table-cell>
          <table:table-cell office:value-type="float" office:value="5129" calcext:value-type="float">
            <text:p>5,129</text:p>
          </table:table-cell>
          <table:table-cell office:value-type="float" office:value="507.01562089" calcext:value-type="float">
            <text:p>507.02</text:p>
          </table:table-cell>
          <table:table-cell office:value-type="string" calcext:value-type="string">
            <text:p>NA</text:p>
          </table:table-cell>
          <table:table-cell table:formula="of:=([.I60]-[.H60])/[.I6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-cplex-defaults-mem-emphasis/parsVvmS.par</text:p>
          </table:table-cell>
          <table:table-cell office:value-type="string" calcext:value-type="string">
            <text:p>OOM-BC</text:p>
          </table:table-cell>
          <table:table-cell office:value-type="float" office:value="6054.43" calcext:value-type="float">
            <text:p>6054.4</text:p>
          </table:table-cell>
          <table:table-cell office:value-type="float" office:value="532184" calcext:value-type="float">
            <text:p>532,184</text:p>
          </table:table-cell>
          <table:table-cell office:value-type="float" office:value="1710" calcext:value-type="float">
            <text:p>1,710</text:p>
          </table:table-cell>
          <table:table-cell office:value-type="float" office:value="514.4592" calcext:value-type="float">
            <text:p>514.46</text:p>
          </table:table-cell>
          <table:table-cell office:value-type="string" calcext:value-type="string">
            <text:p>NA</text:p>
          </table:table-cell>
          <table:table-cell table:formula="of:=([.I61]-[.H61])/[.I6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-cplex-defaults-mem-emphasis/parRI8iR.par</text:p>
          </table:table-cell>
          <table:table-cell office:value-type="string" calcext:value-type="string">
            <text:p>TL</text:p>
          </table:table-cell>
          <table:table-cell office:value-type="float" office:value="7201.44" calcext:value-type="float">
            <text:p>7201.4</text:p>
          </table:table-cell>
          <table:table-cell office:value-type="float" office:value="770416" calcext:value-type="float">
            <text:p>770,416</text:p>
          </table:table-cell>
          <table:table-cell office:value-type="float" office:value="1913" calcext:value-type="float">
            <text:p>1,913</text:p>
          </table:table-cell>
          <table:table-cell office:value-type="float" office:value="526.70631244" calcext:value-type="float">
            <text:p>526.71</text:p>
          </table:table-cell>
          <table:table-cell office:value-type="string" calcext:value-type="string">
            <text:p>NA</text:p>
          </table:table-cell>
          <table:table-cell table:formula="of:=([.I62]-[.H62])/[.I6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-cplex-defaults-mem-emphasis/parvcgek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69143" calcext:value-type="float">
            <text:p>69,143</text:p>
          </table:table-cell>
          <table:table-cell office:value-type="float" office:value="0" calcext:value-type="float">
            <text:p>0</text:p>
          </table:table-cell>
          <table:table-cell office:value-type="float" office:value="444.1442" calcext:value-type="float">
            <text:p>444.14</text:p>
          </table:table-cell>
          <table:table-cell office:value-type="string" calcext:value-type="string">
            <text:p>NA</text:p>
          </table:table-cell>
          <table:table-cell table:formula="of:=([.I63]-[.H63])/[.I6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-cplex-defaults-mem-emphasis/parHqKPZ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4]-[.H64])/[.I6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-cplex-defaults-mem-emphasis/parpQDbf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9323" calcext:value-type="float">
            <text:p>9,323</text:p>
          </table:table-cell>
          <table:table-cell office:value-type="float" office:value="0" calcext:value-type="float">
            <text:p>0</text:p>
          </table:table-cell>
          <table:table-cell office:value-type="float" office:value="454.3945" calcext:value-type="float">
            <text:p>454.39</text:p>
          </table:table-cell>
          <table:table-cell office:value-type="string" calcext:value-type="string">
            <text:p>NA</text:p>
          </table:table-cell>
          <table:table-cell table:formula="of:=([.I65]-[.H65])/[.I6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-cplex-defaults-mem-emphasis/par_GsVk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6]-[.H66])/[.I6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-cplex-defaults-mem-emphasis/par9pSEF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58251" calcext:value-type="float">
            <text:p>58,251</text:p>
          </table:table-cell>
          <table:table-cell office:value-type="float" office:value="0" calcext:value-type="float">
            <text:p>0</text:p>
          </table:table-cell>
          <table:table-cell office:value-type="float" office:value="439.1099" calcext:value-type="float">
            <text:p>439.11</text:p>
          </table:table-cell>
          <table:table-cell office:value-type="string" calcext:value-type="string">
            <text:p>NA</text:p>
          </table:table-cell>
          <table:table-cell table:formula="of:=([.I67]-[.H67])/[.I6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-cplex-defaults-mem-emphasis/parMwlUF.par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68]-[.H68])/[.I6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-cplex-defaults-mem-emphasis/parNe2nZ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8152" calcext:value-type="float">
            <text:p>8,152</text:p>
          </table:table-cell>
          <table:table-cell office:value-type="float" office:value="0" calcext:value-type="float">
            <text:p>0</text:p>
          </table:table-cell>
          <table:table-cell office:value-type="float" office:value="449.1066" calcext:value-type="float">
            <text:p>449.11</text:p>
          </table:table-cell>
          <table:table-cell office:value-type="string" calcext:value-type="string">
            <text:p>NA</text:p>
          </table:table-cell>
          <table:table-cell table:formula="of:=([.I69]-[.H69])/[.I6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-cplex-defaults-mem-emphasis/parqfvEZ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8989" calcext:value-type="float">
            <text:p>8,989</text:p>
          </table:table-cell>
          <table:table-cell office:value-type="float" office:value="0" calcext:value-type="float">
            <text:p>0</text:p>
          </table:table-cell>
          <table:table-cell office:value-type="float" office:value="461.9033" calcext:value-type="float">
            <text:p>461.90</text:p>
          </table:table-cell>
          <table:table-cell office:value-type="string" calcext:value-type="string">
            <text:p>NA</text:p>
          </table:table-cell>
          <table:table-cell table:formula="of:=([.I70]-[.H70])/[.I7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-cplex-defaults-mem-emphasis/par4kCE_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63354" calcext:value-type="float">
            <text:p>63,354</text:p>
          </table:table-cell>
          <table:table-cell office:value-type="float" office:value="0" calcext:value-type="float">
            <text:p>0</text:p>
          </table:table-cell>
          <table:table-cell office:value-type="float" office:value="459.3027" calcext:value-type="float">
            <text:p>459.30</text:p>
          </table:table-cell>
          <table:table-cell office:value-type="string" calcext:value-type="string">
            <text:p>NA</text:p>
          </table:table-cell>
          <table:table-cell table:formula="of:=([.I71]-[.H71])/[.I7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-cplex-defaults-mem-emphasis/paraLMLa.par</text:p>
          </table:table-cell>
          <table:table-cell office:value-type="string" calcext:value-type="string">
            <text:p>OOM-BC</text:p>
          </table:table-cell>
          <table:table-cell office:value-type="string" calcext:value-type="string">
            <text:p>NA</text:p>
          </table:table-cell>
          <table:table-cell office:value-type="float" office:value="68650" calcext:value-type="float">
            <text:p>68,650</text:p>
          </table:table-cell>
          <table:table-cell office:value-type="float" office:value="0" calcext:value-type="float">
            <text:p>0</text:p>
          </table:table-cell>
          <table:table-cell office:value-type="float" office:value="441.4092" calcext:value-type="float">
            <text:p>441.41</text:p>
          </table:table-cell>
          <table:table-cell office:value-type="string" calcext:value-type="string">
            <text:p>NA</text:p>
          </table:table-cell>
          <table:table-cell table:formula="of:=([.I72]-[.H72])/[.I72]*100" office:value-type="string" office:string-value="" calcext:value-type="error">
            <text:p>#VALUE!</text:p>
          </table:table-cell>
          <table:table-cell table:number-columns-repeated="1014"/>
        </table:table-row>
      </table:table>
      <table:table table:name="(SCE4) Single threa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4" table:default-cell-style-name="ce39"/>
        <table:table-column table:style-name="co1" table:default-cell-style-name="ce41"/>
        <table:table-column table:style-name="co1" table:default-cell-style-name="ce44"/>
        <table:table-column table:style-name="co1" table:number-columns-repeated="2" table:default-cell-style-name="ce48"/>
        <table:table-column table:style-name="co1" table:number-columns-repeated="2" table:default-cell-style-name="ce52"/>
        <table:table-column table:style-name="co1" table:default-cell-style-name="ce53"/>
        <table:table-column table:style-name="co1" table:number-columns-repeated="1014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 office:value-type="string" calcext:value-type="string" table:number-columns-spanned="1" table:number-rows-spanned="2">
            <text:p>Instance file</text:p>
          </table:table-cell>
          <table:table-cell table:style-name="ce24" office:value-type="string" calcext:value-type="string" table:number-columns-spanned="8" table:number-rows-spanned="1">
            <text:p>CPLEX defaults – 1 thread</text:p>
          </table:table-cell>
          <table:covered-table-cell table:style-name="ce24"/>
          <table:covered-table-cell table:style-name="ce59"/>
          <table:covered-table-cell table:number-columns-repeated="2" table:style-name="ce61"/>
          <table:covered-table-cell table:number-columns-repeated="3" table:style-name="ce31"/>
          <table:table-cell table:style-name="ce65" table:number-columns-repeated="1014"/>
        </table:table-row>
        <table:table-row table:style-name="ro1">
          <table:covered-table-cell table:number-columns-repeated="2" table:style-name="ce55"/>
          <table:table-cell table:style-name="ce57" office:value-type="string" calcext:value-type="string">
            <text:p>Logfile</text:p>
          </table:table-cell>
          <table:table-cell table:style-name="ce58" office:value-type="string" calcext:value-type="string">
            <text:p>Status</text:p>
          </table:table-cell>
          <table:table-cell table:style-name="ce60" office:value-type="string" calcext:value-type="string">
            <text:p>Time (sec)</text:p>
          </table:table-cell>
          <table:table-cell table:style-name="ce62" office:value-type="string" calcext:value-type="string">
            <text:p>Iterations </text:p>
          </table:table-cell>
          <table:table-cell table:style-name="ce62" office:value-type="string" calcext:value-type="string">
            <text:p>Nodes</text:p>
          </table:table-cell>
          <table:table-cell table:style-name="ce64" office:value-type="string" calcext:value-type="string">
            <text:p>LB</text:p>
          </table:table-cell>
          <table:table-cell table:style-name="ce64" office:value-type="string" calcext:value-type="string">
            <text:p>UB</text:p>
          </table:table-cell>
          <table:table-cell table:style-name="ce31" office:value-type="string" calcext:value-type="string">
            <text:p>Gap (%)</text:p>
          </table:table-cell>
          <table:table-cell table:style-name="ce65" table:number-columns-repeated="1014"/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-cplex-defaults-1thread/pardWrBY.par</text:p>
          </table:table-cell>
          <table:table-cell office:value-type="string" calcext:value-type="string">
            <text:p>OPT</text:p>
          </table:table-cell>
          <table:table-cell office:value-type="float" office:value="0.12" calcext:value-type="float">
            <text:p>0.1</text:p>
          </table:table-cell>
          <table:table-cell office:value-type="float" office:value="2008" calcext:value-type="float">
            <text:p>2,008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218.19855033" calcext:value-type="float">
            <text:p>218.20</text:p>
          </table:table-cell>
          <table:table-cell table:formula="of:=([.I3]-[.H3])/[.I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-cplex-defaults-1thread/parr8SQ4.par</text:p>
          </table:table-cell>
          <table:table-cell office:value-type="string" calcext:value-type="string">
            <text:p>OPT</text:p>
          </table:table-cell>
          <table:table-cell office:value-type="float" office:value="0.31" calcext:value-type="float">
            <text:p>0.3</text:p>
          </table:table-cell>
          <table:table-cell office:value-type="float" office:value="7911" calcext:value-type="float">
            <text:p>7,911</text:p>
          </table:table-cell>
          <table:table-cell office:value-type="float" office:value="1145" calcext:value-type="float">
            <text:p>1,145</text:p>
          </table:table-cell>
          <table:table-cell table:number-columns-repeated="2" office:value-type="float" office:value="246.62617517" calcext:value-type="float">
            <text:p>246.63</text:p>
          </table:table-cell>
          <table:table-cell table:formula="of:=([.I4]-[.H4])/[.I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-cplex-defaults-1thread/par0Jh1q.par</text:p>
          </table:table-cell>
          <table:table-cell office:value-type="string" calcext:value-type="string">
            <text:p>OPT</text:p>
          </table:table-cell>
          <table:table-cell office:value-type="float" office:value="0.91" calcext:value-type="float">
            <text:p>0.9</text:p>
          </table:table-cell>
          <table:table-cell office:value-type="float" office:value="17575" calcext:value-type="float">
            <text:p>17,575</text:p>
          </table:table-cell>
          <table:table-cell office:value-type="float" office:value="2007" calcext:value-type="float">
            <text:p>2,007</text:p>
          </table:table-cell>
          <table:table-cell table:number-columns-repeated="2" office:value-type="float" office:value="305.859574" calcext:value-type="float">
            <text:p>305.86</text:p>
          </table:table-cell>
          <table:table-cell table:formula="of:=([.I5]-[.H5])/[.I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-cplex-defaults-1thread/parZx3mw.par</text:p>
          </table:table-cell>
          <table:table-cell office:value-type="string" calcext:value-type="string">
            <text:p>OPT</text:p>
          </table:table-cell>
          <table:table-cell office:value-type="float" office:value="1.75" calcext:value-type="float">
            <text:p>1.8</text:p>
          </table:table-cell>
          <table:table-cell office:value-type="float" office:value="29480" calcext:value-type="float">
            <text:p>29,480</text:p>
          </table:table-cell>
          <table:table-cell office:value-type="float" office:value="3350" calcext:value-type="float">
            <text:p>3,350</text:p>
          </table:table-cell>
          <table:table-cell table:number-columns-repeated="2" office:value-type="float" office:value="186.8969446" calcext:value-type="float">
            <text:p>186.90</text:p>
          </table:table-cell>
          <table:table-cell table:formula="of:=([.I6]-[.H6])/[.I6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-cplex-defaults-1thread/pars_igP.par</text:p>
          </table:table-cell>
          <table:table-cell office:value-type="string" calcext:value-type="string">
            <text:p>OPT</text:p>
          </table:table-cell>
          <table:table-cell office:value-type="float" office:value="0.15" calcext:value-type="float">
            <text:p>0.2</text:p>
          </table:table-cell>
          <table:table-cell office:value-type="float" office:value="3055" calcext:value-type="float">
            <text:p>3,055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189.543179" calcext:value-type="float">
            <text:p>189.54</text:p>
          </table:table-cell>
          <table:table-cell table:formula="of:=([.I7]-[.H7])/[.I7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-cplex-defaults-1thread/paroDjxx.par</text:p>
          </table:table-cell>
          <table:table-cell office:value-type="string" calcext:value-type="string">
            <text:p>OPT</text:p>
          </table:table-cell>
          <table:table-cell office:value-type="float" office:value="0.34" calcext:value-type="float">
            <text:p>0.3</text:p>
          </table:table-cell>
          <table:table-cell office:value-type="float" office:value="4081" calcext:value-type="float">
            <text:p>4,081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200.0991589" calcext:value-type="float">
            <text:p>200.10</text:p>
          </table:table-cell>
          <table:table-cell table:formula="of:=([.I8]-[.H8])/[.I8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-cplex-defaults-1thread/parWrdpX.par</text:p>
          </table:table-cell>
          <table:table-cell office:value-type="string" calcext:value-type="string">
            <text:p>OPT</text:p>
          </table:table-cell>
          <table:table-cell office:value-type="float" office:value="0.08" calcext:value-type="float">
            <text:p>0.1</text:p>
          </table:table-cell>
          <table:table-cell office:value-type="float" office:value="790" calcext:value-type="float">
            <text:p>79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25.36852533" calcext:value-type="float">
            <text:p>225.37</text:p>
          </table:table-cell>
          <table:table-cell table:formula="of:=([.I9]-[.H9])/[.I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-cplex-defaults-1thread/paryIrIJ.par</text:p>
          </table:table-cell>
          <table:table-cell office:value-type="string" calcext:value-type="string">
            <text:p>OPT</text:p>
          </table:table-cell>
          <table:table-cell office:value-type="float" office:value="0.14" calcext:value-type="float">
            <text:p>0.1</text:p>
          </table:table-cell>
          <table:table-cell office:value-type="float" office:value="2378" calcext:value-type="float">
            <text:p>2,378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232.04877757" calcext:value-type="float">
            <text:p>232.05</text:p>
          </table:table-cell>
          <table:table-cell table:formula="of:=([.I10]-[.H10])/[.I1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-cplex-defaults-1thread/parM3Flb.par</text:p>
          </table:table-cell>
          <table:table-cell office:value-type="string" calcext:value-type="string">
            <text:p>OPT</text:p>
          </table:table-cell>
          <table:table-cell office:value-type="float" office:value="2.8" calcext:value-type="float">
            <text:p>2.8</text:p>
          </table:table-cell>
          <table:table-cell office:value-type="float" office:value="17869" calcext:value-type="float">
            <text:p>17,869</text:p>
          </table:table-cell>
          <table:table-cell office:value-type="float" office:value="1602" calcext:value-type="float">
            <text:p>1,602</text:p>
          </table:table-cell>
          <table:table-cell table:number-columns-repeated="2" office:value-type="float" office:value="222.29502767" calcext:value-type="float">
            <text:p>222.30</text:p>
          </table:table-cell>
          <table:table-cell table:formula="of:=([.I11]-[.H11])/[.I11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-cplex-defaults-1thread/parvE7q2.par</text:p>
          </table:table-cell>
          <table:table-cell office:value-type="string" calcext:value-type="string">
            <text:p>OPT</text:p>
          </table:table-cell>
          <table:table-cell office:value-type="float" office:value="0.02" calcext:value-type="float">
            <text:p>0.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1</text:p>
          </table:table-cell>
          <table:table-cell table:formula="of:=([.I12]-[.H12])/[.I12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-cplex-defaults-1thread/parUlxHB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9455910" calcext:value-type="float">
            <text:p>49,455,910</text:p>
          </table:table-cell>
          <table:table-cell office:value-type="float" office:value="2123575" calcext:value-type="float">
            <text:p>2,123,575</text:p>
          </table:table-cell>
          <table:table-cell office:value-type="float" office:value="398.38078878" calcext:value-type="float">
            <text:p>398.38</text:p>
          </table:table-cell>
          <table:table-cell office:value-type="float" office:value="434.68586033" calcext:value-type="float">
            <text:p>434.69</text:p>
          </table:table-cell>
          <table:table-cell table:formula="of:=([.I13]-[.H13])/[.I13]*100" office:value-type="float" office:value="8.35202495945885" calcext:value-type="float">
            <text:p>8.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-cplex-defaults-1thread/parZLAR2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64767009" calcext:value-type="float">
            <text:p>64,767,009</text:p>
          </table:table-cell>
          <table:table-cell office:value-type="float" office:value="2077030" calcext:value-type="float">
            <text:p>2,077,030</text:p>
          </table:table-cell>
          <table:table-cell office:value-type="float" office:value="450.76422365" calcext:value-type="float">
            <text:p>450.76</text:p>
          </table:table-cell>
          <table:table-cell office:value-type="float" office:value="476.0489371" calcext:value-type="float">
            <text:p>476.05</text:p>
          </table:table-cell>
          <table:table-cell table:formula="of:=([.I14]-[.H14])/[.I14]*100" office:value-type="float" office:value="5.31136853367002" calcext:value-type="float">
            <text:p>5.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-cplex-defaults-1thread/par7n6bq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51039540" calcext:value-type="float">
            <text:p>51,039,540</text:p>
          </table:table-cell>
          <table:table-cell office:value-type="float" office:value="1622206" calcext:value-type="float">
            <text:p>1,622,206</text:p>
          </table:table-cell>
          <table:table-cell office:value-type="float" office:value="316.75879853" calcext:value-type="float">
            <text:p>316.76</text:p>
          </table:table-cell>
          <table:table-cell office:value-type="float" office:value="399.0918764" calcext:value-type="float">
            <text:p>399.09</text:p>
          </table:table-cell>
          <table:table-cell table:formula="of:=([.I15]-[.H15])/[.I15]*100" office:value-type="float" office:value="20.6301061832388" calcext:value-type="float">
            <text:p>20.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-cplex-defaults-1thread/parvy2dn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59594017" calcext:value-type="float">
            <text:p>59,594,017</text:p>
          </table:table-cell>
          <table:table-cell office:value-type="float" office:value="1968842" calcext:value-type="float">
            <text:p>1,968,842</text:p>
          </table:table-cell>
          <table:table-cell office:value-type="float" office:value="341.22611155" calcext:value-type="float">
            <text:p>341.23</text:p>
          </table:table-cell>
          <table:table-cell office:value-type="float" office:value="411.29577673" calcext:value-type="float">
            <text:p>411.30</text:p>
          </table:table-cell>
          <table:table-cell table:formula="of:=([.I16]-[.H16])/[.I16]*100" office:value-type="float" office:value="17.0363201239477" calcext:value-type="float">
            <text:p>17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-cplex-defaults-1thread/par1TloO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61598026" calcext:value-type="float">
            <text:p>61,598,026</text:p>
          </table:table-cell>
          <table:table-cell office:value-type="float" office:value="2420104" calcext:value-type="float">
            <text:p>2,420,104</text:p>
          </table:table-cell>
          <table:table-cell office:value-type="float" office:value="335.6091662" calcext:value-type="float">
            <text:p>335.61</text:p>
          </table:table-cell>
          <table:table-cell office:value-type="float" office:value="366.33909303" calcext:value-type="float">
            <text:p>366.34</text:p>
          </table:table-cell>
          <table:table-cell table:formula="of:=([.I17]-[.H17])/[.I17]*100" office:value-type="float" office:value="8.3883831714033" calcext:value-type="float">
            <text:p>8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-cplex-defaults-1thread/par07Q67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45476937" calcext:value-type="float">
            <text:p>45,476,937</text:p>
          </table:table-cell>
          <table:table-cell office:value-type="float" office:value="1779927" calcext:value-type="float">
            <text:p>1,779,927</text:p>
          </table:table-cell>
          <table:table-cell office:value-type="float" office:value="271.38723528" calcext:value-type="float">
            <text:p>271.39</text:p>
          </table:table-cell>
          <table:table-cell office:value-type="float" office:value="441.69760907" calcext:value-type="float">
            <text:p>441.70</text:p>
          </table:table-cell>
          <table:table-cell table:formula="of:=([.I18]-[.H18])/[.I18]*100" office:value-type="float" office:value="38.5581380321688" calcext:value-type="float">
            <text:p>38.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-cplex-defaults-1thread/parKzpWN.par</text:p>
          </table:table-cell>
          <table:table-cell office:value-type="string" calcext:value-type="string">
            <text:p>OPT</text:p>
          </table:table-cell>
          <table:table-cell office:value-type="float" office:value="5991.43" calcext:value-type="float">
            <text:p>5991.4</text:p>
          </table:table-cell>
          <table:table-cell office:value-type="float" office:value="42993137" calcext:value-type="float">
            <text:p>42,993,137</text:p>
          </table:table-cell>
          <table:table-cell office:value-type="float" office:value="1822596" calcext:value-type="float">
            <text:p>1,822,596</text:p>
          </table:table-cell>
          <table:table-cell table:number-columns-repeated="2" office:value-type="float" office:value="328.67077267" calcext:value-type="float">
            <text:p>328.67</text:p>
          </table:table-cell>
          <table:table-cell table:formula="of:=([.I19]-[.H19])/[.I1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-cplex-defaults-1thread/par_NGp4.par</text:p>
          </table:table-cell>
          <table:table-cell office:value-type="string" calcext:value-type="string">
            <text:p>OPT</text:p>
          </table:table-cell>
          <table:table-cell office:value-type="float" office:value="3530.27" calcext:value-type="float">
            <text:p>3530.3</text:p>
          </table:table-cell>
          <table:table-cell office:value-type="float" office:value="27330006" calcext:value-type="float">
            <text:p>27,330,006</text:p>
          </table:table-cell>
          <table:table-cell office:value-type="float" office:value="836274" calcext:value-type="float">
            <text:p>836,274</text:p>
          </table:table-cell>
          <table:table-cell table:number-columns-repeated="2" office:value-type="float" office:value="357.68369787" calcext:value-type="float">
            <text:p>357.68</text:p>
          </table:table-cell>
          <table:table-cell table:formula="of:=([.I20]-[.H20])/[.I2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-cplex-defaults-1thread/parHasB5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7951455" calcext:value-type="float">
            <text:p>37,951,455</text:p>
          </table:table-cell>
          <table:table-cell office:value-type="float" office:value="1022781" calcext:value-type="float">
            <text:p>1,022,781</text:p>
          </table:table-cell>
          <table:table-cell office:value-type="float" office:value="284.48660572" calcext:value-type="float">
            <text:p>284.49</text:p>
          </table:table-cell>
          <table:table-cell office:value-type="float" office:value="403.73219113" calcext:value-type="float">
            <text:p>403.73</text:p>
          </table:table-cell>
          <table:table-cell table:formula="of:=([.I21]-[.H21])/[.I21]*100" office:value-type="float" office:value="29.5358131032963" calcext:value-type="float">
            <text:p>29.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-cplex-defaults-1thread/parSqVsT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8567615" calcext:value-type="float">
            <text:p>48,567,615</text:p>
          </table:table-cell>
          <table:table-cell office:value-type="float" office:value="1308116" calcext:value-type="float">
            <text:p>1,308,116</text:p>
          </table:table-cell>
          <table:table-cell office:value-type="float" office:value="383.06758564" calcext:value-type="float">
            <text:p>383.07</text:p>
          </table:table-cell>
          <table:table-cell office:value-type="float" office:value="462.74910633" calcext:value-type="float">
            <text:p>462.75</text:p>
          </table:table-cell>
          <table:table-cell table:formula="of:=([.I22]-[.H22])/[.I22]*100" office:value-type="float" office:value="17.2191625224181" calcext:value-type="float">
            <text:p>17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-cplex-defaults-1thread/par1_45I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1758805" calcext:value-type="float">
            <text:p>11,758,805</text:p>
          </table:table-cell>
          <table:table-cell office:value-type="float" office:value="81606" calcext:value-type="float">
            <text:p>81,606</text:p>
          </table:table-cell>
          <table:table-cell office:value-type="float" office:value="448.78968098" calcext:value-type="float">
            <text:p>448.79</text:p>
          </table:table-cell>
          <table:table-cell office:value-type="string" calcext:value-type="string">
            <text:p>NA</text:p>
          </table:table-cell>
          <table:table-cell table:formula="of:=([.I23]-[.H23])/[.I2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-cplex-defaults-1thread/parN6oYN.par</text:p>
          </table:table-cell>
          <table:table-cell office:value-type="string" calcext:value-type="string">
            <text:p>OOM-BC</text:p>
          </table:table-cell>
          <table:table-cell office:value-type="float" office:value="3850.62" calcext:value-type="float">
            <text:p>3850.6</text:p>
          </table:table-cell>
          <table:table-cell office:value-type="float" office:value="6012889" calcext:value-type="float">
            <text:p>6,012,889</text:p>
          </table:table-cell>
          <table:table-cell office:value-type="float" office:value="176463" calcext:value-type="float">
            <text:p>176,463</text:p>
          </table:table-cell>
          <table:table-cell office:value-type="float" office:value="354.307" calcext:value-type="float">
            <text:p>354.31</text:p>
          </table:table-cell>
          <table:table-cell office:value-type="string" calcext:value-type="string">
            <text:p>NA</text:p>
          </table:table-cell>
          <table:table-cell table:formula="of:=([.I24]-[.H24])/[.I2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-cplex-defaults-1thread/parstUgU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8311212" calcext:value-type="float">
            <text:p>18,311,212</text:p>
          </table:table-cell>
          <table:table-cell office:value-type="float" office:value="270547" calcext:value-type="float">
            <text:p>270,547</text:p>
          </table:table-cell>
          <table:table-cell office:value-type="float" office:value="379.08637045" calcext:value-type="float">
            <text:p>379.09</text:p>
          </table:table-cell>
          <table:table-cell office:value-type="string" calcext:value-type="string">
            <text:p>NA</text:p>
          </table:table-cell>
          <table:table-cell table:formula="of:=([.I25]-[.H25])/[.I2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-cplex-defaults-1thread/parWCCAH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4849321" calcext:value-type="float">
            <text:p>14,849,321</text:p>
          </table:table-cell>
          <table:table-cell office:value-type="float" office:value="151983" calcext:value-type="float">
            <text:p>151,983</text:p>
          </table:table-cell>
          <table:table-cell office:value-type="float" office:value="357.39485374" calcext:value-type="float">
            <text:p>357.39</text:p>
          </table:table-cell>
          <table:table-cell office:value-type="string" calcext:value-type="string">
            <text:p>NA</text:p>
          </table:table-cell>
          <table:table-cell table:formula="of:=([.I26]-[.H26])/[.I2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s-cplex-defaults-1thread/parPthqJ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4216219" calcext:value-type="float">
            <text:p>14,216,219</text:p>
          </table:table-cell>
          <table:table-cell office:value-type="float" office:value="145185" calcext:value-type="float">
            <text:p>145,185</text:p>
          </table:table-cell>
          <table:table-cell office:value-type="float" office:value="448.51673045" calcext:value-type="float">
            <text:p>448.52</text:p>
          </table:table-cell>
          <table:table-cell office:value-type="string" calcext:value-type="string">
            <text:p>NA</text:p>
          </table:table-cell>
          <table:table-cell table:formula="of:=([.I27]-[.H27])/[.I2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-cplex-defaults-1thread/parjNdds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1333150" calcext:value-type="float">
            <text:p>11,333,150</text:p>
          </table:table-cell>
          <table:table-cell office:value-type="float" office:value="198283" calcext:value-type="float">
            <text:p>198,283</text:p>
          </table:table-cell>
          <table:table-cell office:value-type="float" office:value="351.09365644" calcext:value-type="float">
            <text:p>351.09</text:p>
          </table:table-cell>
          <table:table-cell office:value-type="string" calcext:value-type="string">
            <text:p>NA</text:p>
          </table:table-cell>
          <table:table-cell table:formula="of:=([.I28]-[.H28])/[.I2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-cplex-defaults-1thread/parzjJFk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9659521" calcext:value-type="float">
            <text:p>9,659,521</text:p>
          </table:table-cell>
          <table:table-cell office:value-type="float" office:value="102843" calcext:value-type="float">
            <text:p>102,843</text:p>
          </table:table-cell>
          <table:table-cell office:value-type="float" office:value="345.89462073" calcext:value-type="float">
            <text:p>345.89</text:p>
          </table:table-cell>
          <table:table-cell office:value-type="string" calcext:value-type="string">
            <text:p>NA</text:p>
          </table:table-cell>
          <table:table-cell table:formula="of:=([.I29]-[.H29])/[.I2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-cplex-defaults-1thread/parh0Ho3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8335811" calcext:value-type="float">
            <text:p>8,335,811</text:p>
          </table:table-cell>
          <table:table-cell office:value-type="float" office:value="160564" calcext:value-type="float">
            <text:p>160,564</text:p>
          </table:table-cell>
          <table:table-cell office:value-type="float" office:value="362.60778382" calcext:value-type="float">
            <text:p>362.61</text:p>
          </table:table-cell>
          <table:table-cell office:value-type="float" office:value="820.68531597" calcext:value-type="float">
            <text:p>820.69</text:p>
          </table:table-cell>
          <table:table-cell table:formula="of:=([.I30]-[.H30])/[.I30]*100" office:value-type="float" office:value="55.8164650001786" calcext:value-type="float">
            <text:p>55.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-cplex-defaults-1thread/parfMR7H.par</text:p>
          </table:table-cell>
          <table:table-cell office:value-type="string" calcext:value-type="string">
            <text:p>OOM-BC</text:p>
          </table:table-cell>
          <table:table-cell office:value-type="float" office:value="4865.76" calcext:value-type="float">
            <text:p>4865.8</text:p>
          </table:table-cell>
          <table:table-cell office:value-type="float" office:value="5169362" calcext:value-type="float">
            <text:p>5,169,362</text:p>
          </table:table-cell>
          <table:table-cell office:value-type="float" office:value="147003" calcext:value-type="float">
            <text:p>147,003</text:p>
          </table:table-cell>
          <table:table-cell office:value-type="float" office:value="344.8789" calcext:value-type="float">
            <text:p>344.88</text:p>
          </table:table-cell>
          <table:table-cell office:value-type="string" calcext:value-type="string">
            <text:p>NA</text:p>
          </table:table-cell>
          <table:table-cell table:formula="of:=([.I31]-[.H31])/[.I3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-cplex-defaults-1thread/parGa9Ef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21839267" calcext:value-type="float">
            <text:p>21,839,267</text:p>
          </table:table-cell>
          <table:table-cell office:value-type="float" office:value="371732" calcext:value-type="float">
            <text:p>371,732</text:p>
          </table:table-cell>
          <table:table-cell office:value-type="float" office:value="420.84461645" calcext:value-type="float">
            <text:p>420.84</text:p>
          </table:table-cell>
          <table:table-cell office:value-type="string" calcext:value-type="string">
            <text:p>NA</text:p>
          </table:table-cell>
          <table:table-cell table:formula="of:=([.I32]-[.H32])/[.I3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-cplex-defaults-1thread/pareBgKt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793609" calcext:value-type="float">
            <text:p>3,793,609</text:p>
          </table:table-cell>
          <table:table-cell office:value-type="float" office:value="48486" calcext:value-type="float">
            <text:p>48,486</text:p>
          </table:table-cell>
          <table:table-cell office:value-type="float" office:value="487.57266487" calcext:value-type="float">
            <text:p>487.57</text:p>
          </table:table-cell>
          <table:table-cell office:value-type="string" calcext:value-type="string">
            <text:p>NA</text:p>
          </table:table-cell>
          <table:table-cell table:formula="of:=([.I33]-[.H33])/[.I3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-cplex-defaults-1thread/parjPYrj.par</text:p>
          </table:table-cell>
          <table:table-cell office:value-type="string" calcext:value-type="string">
            <text:p>OOM-BC</text:p>
          </table:table-cell>
          <table:table-cell office:value-type="float" office:value="4922.24" calcext:value-type="float">
            <text:p>4922.2</text:p>
          </table:table-cell>
          <table:table-cell office:value-type="float" office:value="3455544" calcext:value-type="float">
            <text:p>3,455,544</text:p>
          </table:table-cell>
          <table:table-cell office:value-type="float" office:value="70992" calcext:value-type="float">
            <text:p>70,992</text:p>
          </table:table-cell>
          <table:table-cell office:value-type="float" office:value="383.9486" calcext:value-type="float">
            <text:p>383.95</text:p>
          </table:table-cell>
          <table:table-cell office:value-type="string" calcext:value-type="string">
            <text:p>NA</text:p>
          </table:table-cell>
          <table:table-cell table:formula="of:=([.I34]-[.H34])/[.I3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-cplex-defaults-1thread/parWR9YS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2877878" calcext:value-type="float">
            <text:p>2,877,878</text:p>
          </table:table-cell>
          <table:table-cell office:value-type="float" office:value="26561" calcext:value-type="float">
            <text:p>26,561</text:p>
          </table:table-cell>
          <table:table-cell office:value-type="float" office:value="372.91799874" calcext:value-type="float">
            <text:p>372.92</text:p>
          </table:table-cell>
          <table:table-cell office:value-type="string" calcext:value-type="string">
            <text:p>NA</text:p>
          </table:table-cell>
          <table:table-cell table:formula="of:=([.I35]-[.H35])/[.I3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-cplex-defaults-1thread/parGmZGr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838809" calcext:value-type="float">
            <text:p>3,838,809</text:p>
          </table:table-cell>
          <table:table-cell office:value-type="float" office:value="38459" calcext:value-type="float">
            <text:p>38,459</text:p>
          </table:table-cell>
          <table:table-cell office:value-type="float" office:value="412.76360919" calcext:value-type="float">
            <text:p>412.76</text:p>
          </table:table-cell>
          <table:table-cell office:value-type="string" calcext:value-type="string">
            <text:p>NA</text:p>
          </table:table-cell>
          <table:table-cell table:formula="of:=([.I36]-[.H36])/[.I3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-cplex-defaults-1thread/parBMwjB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4465819" calcext:value-type="float">
            <text:p>4,465,819</text:p>
          </table:table-cell>
          <table:table-cell office:value-type="float" office:value="25439" calcext:value-type="float">
            <text:p>25,439</text:p>
          </table:table-cell>
          <table:table-cell office:value-type="float" office:value="413.37068248" calcext:value-type="float">
            <text:p>413.37</text:p>
          </table:table-cell>
          <table:table-cell office:value-type="string" calcext:value-type="string">
            <text:p>NA</text:p>
          </table:table-cell>
          <table:table-cell table:formula="of:=([.I37]-[.H37])/[.I3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-cplex-defaults-1thread/parYFwE6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619558" calcext:value-type="float">
            <text:p>3,619,558</text:p>
          </table:table-cell>
          <table:table-cell office:value-type="float" office:value="25031" calcext:value-type="float">
            <text:p>25,031</text:p>
          </table:table-cell>
          <table:table-cell office:value-type="float" office:value="393.65253514" calcext:value-type="float">
            <text:p>393.65</text:p>
          </table:table-cell>
          <table:table-cell office:value-type="string" calcext:value-type="string">
            <text:p>NA</text:p>
          </table:table-cell>
          <table:table-cell table:formula="of:=([.I38]-[.H38])/[.I3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-cplex-defaults-1thread/parK2Rwf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544576" calcext:value-type="float">
            <text:p>3,544,576</text:p>
          </table:table-cell>
          <table:table-cell office:value-type="float" office:value="38389" calcext:value-type="float">
            <text:p>38,389</text:p>
          </table:table-cell>
          <table:table-cell office:value-type="float" office:value="364.13599071" calcext:value-type="float">
            <text:p>364.14</text:p>
          </table:table-cell>
          <table:table-cell office:value-type="string" calcext:value-type="string">
            <text:p>NA</text:p>
          </table:table-cell>
          <table:table-cell table:formula="of:=([.I39]-[.H39])/[.I3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-cplex-defaults-1thread/parmVzGj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5497554" calcext:value-type="float">
            <text:p>5,497,554</text:p>
          </table:table-cell>
          <table:table-cell office:value-type="float" office:value="22522" calcext:value-type="float">
            <text:p>22,522</text:p>
          </table:table-cell>
          <table:table-cell office:value-type="float" office:value="406.62009168" calcext:value-type="float">
            <text:p>406.62</text:p>
          </table:table-cell>
          <table:table-cell office:value-type="string" calcext:value-type="string">
            <text:p>NA</text:p>
          </table:table-cell>
          <table:table-cell table:formula="of:=([.I40]-[.H40])/[.I4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-cplex-defaults-1thread/parZcOf5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202830" calcext:value-type="float">
            <text:p>4,202,830</text:p>
          </table:table-cell>
          <table:table-cell office:value-type="float" office:value="39408" calcext:value-type="float">
            <text:p>39,408</text:p>
          </table:table-cell>
          <table:table-cell office:value-type="float" office:value="384.68968337" calcext:value-type="float">
            <text:p>384.69</text:p>
          </table:table-cell>
          <table:table-cell office:value-type="string" calcext:value-type="string">
            <text:p>NA</text:p>
          </table:table-cell>
          <table:table-cell table:formula="of:=([.I41]-[.H41])/[.I4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-cplex-defaults-1thread/parD6XfC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188708" calcext:value-type="float">
            <text:p>4,188,708</text:p>
          </table:table-cell>
          <table:table-cell office:value-type="float" office:value="29615" calcext:value-type="float">
            <text:p>29,615</text:p>
          </table:table-cell>
          <table:table-cell office:value-type="float" office:value="475.5563309" calcext:value-type="float">
            <text:p>475.56</text:p>
          </table:table-cell>
          <table:table-cell office:value-type="string" calcext:value-type="string">
            <text:p>NA</text:p>
          </table:table-cell>
          <table:table-cell table:formula="of:=([.I42]-[.H42])/[.I4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-cplex-defaults-1thread/parA_cz7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1957429" calcext:value-type="float">
            <text:p>1,957,429</text:p>
          </table:table-cell>
          <table:table-cell office:value-type="float" office:value="12912" calcext:value-type="float">
            <text:p>12,912</text:p>
          </table:table-cell>
          <table:table-cell office:value-type="float" office:value="430.50803815" calcext:value-type="float">
            <text:p>430.51</text:p>
          </table:table-cell>
          <table:table-cell office:value-type="string" calcext:value-type="string">
            <text:p>NA</text:p>
          </table:table-cell>
          <table:table-cell table:formula="of:=([.I43]-[.H43])/[.I4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-cplex-defaults-1thread/par9a7km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140644" calcext:value-type="float">
            <text:p>3,140,644</text:p>
          </table:table-cell>
          <table:table-cell office:value-type="float" office:value="14109" calcext:value-type="float">
            <text:p>14,109</text:p>
          </table:table-cell>
          <table:table-cell office:value-type="float" office:value="431.76427698" calcext:value-type="float">
            <text:p>431.76</text:p>
          </table:table-cell>
          <table:table-cell office:value-type="string" calcext:value-type="string">
            <text:p>NA</text:p>
          </table:table-cell>
          <table:table-cell table:formula="of:=([.I44]-[.H44])/[.I4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-cplex-defaults-1thread/par1P1vM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1723415" calcext:value-type="float">
            <text:p>1,723,415</text:p>
          </table:table-cell>
          <table:table-cell office:value-type="float" office:value="9655" calcext:value-type="float">
            <text:p>9,655</text:p>
          </table:table-cell>
          <table:table-cell office:value-type="float" office:value="455.69131162" calcext:value-type="float">
            <text:p>455.69</text:p>
          </table:table-cell>
          <table:table-cell office:value-type="string" calcext:value-type="string">
            <text:p>NA</text:p>
          </table:table-cell>
          <table:table-cell table:formula="of:=([.I45]-[.H45])/[.I4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-cplex-defaults-1thread/par7B60C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1650292" calcext:value-type="float">
            <text:p>1,650,292</text:p>
          </table:table-cell>
          <table:table-cell office:value-type="float" office:value="9782" calcext:value-type="float">
            <text:p>9,782</text:p>
          </table:table-cell>
          <table:table-cell office:value-type="float" office:value="410.30734195" calcext:value-type="float">
            <text:p>410.31</text:p>
          </table:table-cell>
          <table:table-cell office:value-type="string" calcext:value-type="string">
            <text:p>NA</text:p>
          </table:table-cell>
          <table:table-cell table:formula="of:=([.I46]-[.H46])/[.I4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-cplex-defaults-1thread/parUKdA2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1391029" calcext:value-type="float">
            <text:p>1,391,029</text:p>
          </table:table-cell>
          <table:table-cell office:value-type="float" office:value="6494" calcext:value-type="float">
            <text:p>6,494</text:p>
          </table:table-cell>
          <table:table-cell office:value-type="float" office:value="414.6370074" calcext:value-type="float">
            <text:p>414.64</text:p>
          </table:table-cell>
          <table:table-cell office:value-type="string" calcext:value-type="string">
            <text:p>NA</text:p>
          </table:table-cell>
          <table:table-cell table:formula="of:=([.I47]-[.H47])/[.I4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-cplex-defaults-1thread/paroDDEr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1202656" calcext:value-type="float">
            <text:p>1,202,656</text:p>
          </table:table-cell>
          <table:table-cell office:value-type="float" office:value="8712" calcext:value-type="float">
            <text:p>8,712</text:p>
          </table:table-cell>
          <table:table-cell office:value-type="float" office:value="412.89746998" calcext:value-type="float">
            <text:p>412.90</text:p>
          </table:table-cell>
          <table:table-cell office:value-type="string" calcext:value-type="string">
            <text:p>NA</text:p>
          </table:table-cell>
          <table:table-cell table:formula="of:=([.I48]-[.H48])/[.I4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-cplex-defaults-1thread/par5pfjk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1910488" calcext:value-type="float">
            <text:p>1,910,488</text:p>
          </table:table-cell>
          <table:table-cell office:value-type="float" office:value="17316" calcext:value-type="float">
            <text:p>17,316</text:p>
          </table:table-cell>
          <table:table-cell office:value-type="float" office:value="392.95821134" calcext:value-type="float">
            <text:p>392.96</text:p>
          </table:table-cell>
          <table:table-cell office:value-type="string" calcext:value-type="string">
            <text:p>NA</text:p>
          </table:table-cell>
          <table:table-cell table:formula="of:=([.I49]-[.H49])/[.I4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-cplex-defaults-1thread/parIlQHd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2167574" calcext:value-type="float">
            <text:p>2,167,574</text:p>
          </table:table-cell>
          <table:table-cell office:value-type="float" office:value="5320" calcext:value-type="float">
            <text:p>5,320</text:p>
          </table:table-cell>
          <table:table-cell office:value-type="float" office:value="435.62344206" calcext:value-type="float">
            <text:p>435.62</text:p>
          </table:table-cell>
          <table:table-cell office:value-type="string" calcext:value-type="string">
            <text:p>NA</text:p>
          </table:table-cell>
          <table:table-cell table:formula="of:=([.I50]-[.H50])/[.I5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-cplex-defaults-1thread/parA5vXY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2368779" calcext:value-type="float">
            <text:p>2,368,779</text:p>
          </table:table-cell>
          <table:table-cell office:value-type="float" office:value="14963" calcext:value-type="float">
            <text:p>14,963</text:p>
          </table:table-cell>
          <table:table-cell office:value-type="float" office:value="445.60075822" calcext:value-type="float">
            <text:p>445.60</text:p>
          </table:table-cell>
          <table:table-cell office:value-type="string" calcext:value-type="string">
            <text:p>NA</text:p>
          </table:table-cell>
          <table:table-cell table:formula="of:=([.I51]-[.H51])/[.I5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-cplex-defaults-1thread/parRcPj4.par</text:p>
          </table:table-cell>
          <table:table-cell office:value-type="string" calcext:value-type="string">
            <text:p>TL</text:p>
          </table:table-cell>
          <table:table-cell office:value-type="float" office:value="7200.07" calcext:value-type="float">
            <text:p>7200.1</text:p>
          </table:table-cell>
          <table:table-cell office:value-type="float" office:value="1838317" calcext:value-type="float">
            <text:p>1,838,317</text:p>
          </table:table-cell>
          <table:table-cell office:value-type="float" office:value="9720" calcext:value-type="float">
            <text:p>9,720</text:p>
          </table:table-cell>
          <table:table-cell office:value-type="float" office:value="455.31322127" calcext:value-type="float">
            <text:p>455.31</text:p>
          </table:table-cell>
          <table:table-cell office:value-type="string" calcext:value-type="string">
            <text:p>NA</text:p>
          </table:table-cell>
          <table:table-cell table:formula="of:=([.I52]-[.H52])/[.I5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-cplex-defaults-1thread/parDTc8D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494586" calcext:value-type="float">
            <text:p>494,586</text:p>
          </table:table-cell>
          <table:table-cell office:value-type="float" office:value="1581" calcext:value-type="float">
            <text:p>1,581</text:p>
          </table:table-cell>
          <table:table-cell office:value-type="float" office:value="546.64395318" calcext:value-type="float">
            <text:p>546.64</text:p>
          </table:table-cell>
          <table:table-cell office:value-type="string" calcext:value-type="string">
            <text:p>NA</text:p>
          </table:table-cell>
          <table:table-cell table:formula="of:=([.I53]-[.H53])/[.I5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-cplex-defaults-1thread/parNY6f_.par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1</text:p>
          </table:table-cell>
          <table:table-cell office:value-type="float" office:value="395124" calcext:value-type="float">
            <text:p>395,124</text:p>
          </table:table-cell>
          <table:table-cell office:value-type="float" office:value="2435" calcext:value-type="float">
            <text:p>2,435</text:p>
          </table:table-cell>
          <table:table-cell office:value-type="float" office:value="539.14098916" calcext:value-type="float">
            <text:p>539.14</text:p>
          </table:table-cell>
          <table:table-cell office:value-type="string" calcext:value-type="string">
            <text:p>NA</text:p>
          </table:table-cell>
          <table:table-cell table:formula="of:=([.I54]-[.H54])/[.I5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-cplex-defaults-1thread/parIU2uT.par</text:p>
          </table:table-cell>
          <table:table-cell office:value-type="string" calcext:value-type="string">
            <text:p>TL</text:p>
          </table:table-cell>
          <table:table-cell office:value-type="float" office:value="7200.2" calcext:value-type="float">
            <text:p>7200.2</text:p>
          </table:table-cell>
          <table:table-cell office:value-type="float" office:value="444957" calcext:value-type="float">
            <text:p>444,957</text:p>
          </table:table-cell>
          <table:table-cell office:value-type="float" office:value="2313" calcext:value-type="float">
            <text:p>2,313</text:p>
          </table:table-cell>
          <table:table-cell office:value-type="float" office:value="519.04472137" calcext:value-type="float">
            <text:p>519.04</text:p>
          </table:table-cell>
          <table:table-cell office:value-type="string" calcext:value-type="string">
            <text:p>NA</text:p>
          </table:table-cell>
          <table:table-cell table:formula="of:=([.I55]-[.H55])/[.I5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-cplex-defaults-1thread/parVHXis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255621" calcext:value-type="float">
            <text:p>255,621</text:p>
          </table:table-cell>
          <table:table-cell office:value-type="float" office:value="2024" calcext:value-type="float">
            <text:p>2,024</text:p>
          </table:table-cell>
          <table:table-cell office:value-type="float" office:value="532.30902805" calcext:value-type="float">
            <text:p>532.31</text:p>
          </table:table-cell>
          <table:table-cell office:value-type="string" calcext:value-type="string">
            <text:p>NA</text:p>
          </table:table-cell>
          <table:table-cell table:formula="of:=([.I56]-[.H56])/[.I5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-cplex-defaults-1thread/parT6O2E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399539" calcext:value-type="float">
            <text:p>399,539</text:p>
          </table:table-cell>
          <table:table-cell office:value-type="float" office:value="3018" calcext:value-type="float">
            <text:p>3,018</text:p>
          </table:table-cell>
          <table:table-cell office:value-type="float" office:value="510.69993793" calcext:value-type="float">
            <text:p>510.70</text:p>
          </table:table-cell>
          <table:table-cell office:value-type="string" calcext:value-type="string">
            <text:p>NA</text:p>
          </table:table-cell>
          <table:table-cell table:formula="of:=([.I57]-[.H57])/[.I5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-cplex-defaults-1thread/parNQp2f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362317" calcext:value-type="float">
            <text:p>362,317</text:p>
          </table:table-cell>
          <table:table-cell office:value-type="float" office:value="1054" calcext:value-type="float">
            <text:p>1,054</text:p>
          </table:table-cell>
          <table:table-cell office:value-type="float" office:value="517.49146092" calcext:value-type="float">
            <text:p>517.49</text:p>
          </table:table-cell>
          <table:table-cell office:value-type="string" calcext:value-type="string">
            <text:p>NA</text:p>
          </table:table-cell>
          <table:table-cell table:formula="of:=([.I58]-[.H58])/[.I5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-cplex-defaults-1thread/parLo6fx.par</text:p>
          </table:table-cell>
          <table:table-cell office:value-type="string" calcext:value-type="string">
            <text:p>TL</text:p>
          </table:table-cell>
          <table:table-cell office:value-type="float" office:value="7200.19" calcext:value-type="float">
            <text:p>7200.2</text:p>
          </table:table-cell>
          <table:table-cell office:value-type="float" office:value="370486" calcext:value-type="float">
            <text:p>370,486</text:p>
          </table:table-cell>
          <table:table-cell office:value-type="float" office:value="1584" calcext:value-type="float">
            <text:p>1,584</text:p>
          </table:table-cell>
          <table:table-cell office:value-type="float" office:value="508.81511962" calcext:value-type="float">
            <text:p>508.82</text:p>
          </table:table-cell>
          <table:table-cell office:value-type="string" calcext:value-type="string">
            <text:p>NA</text:p>
          </table:table-cell>
          <table:table-cell table:formula="of:=([.I59]-[.H59])/[.I5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-cplex-defaults-1thread/pareA1VT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410211" calcext:value-type="float">
            <text:p>410,211</text:p>
          </table:table-cell>
          <table:table-cell office:value-type="float" office:value="2916" calcext:value-type="float">
            <text:p>2,916</text:p>
          </table:table-cell>
          <table:table-cell office:value-type="float" office:value="534.46081344" calcext:value-type="float">
            <text:p>534.46</text:p>
          </table:table-cell>
          <table:table-cell office:value-type="string" calcext:value-type="string">
            <text:p>NA</text:p>
          </table:table-cell>
          <table:table-cell table:formula="of:=([.I60]-[.H60])/[.I6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-cplex-defaults-1thread/par3iTAk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436014" calcext:value-type="float">
            <text:p>436,014</text:p>
          </table:table-cell>
          <table:table-cell office:value-type="float" office:value="3054" calcext:value-type="float">
            <text:p>3,054</text:p>
          </table:table-cell>
          <table:table-cell office:value-type="float" office:value="515.26964812" calcext:value-type="float">
            <text:p>515.27</text:p>
          </table:table-cell>
          <table:table-cell office:value-type="string" calcext:value-type="string">
            <text:p>NA</text:p>
          </table:table-cell>
          <table:table-cell table:formula="of:=([.I61]-[.H61])/[.I6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-cplex-defaults-1thread/parWRTIY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597948" calcext:value-type="float">
            <text:p>597,948</text:p>
          </table:table-cell>
          <table:table-cell office:value-type="float" office:value="4036" calcext:value-type="float">
            <text:p>4,036</text:p>
          </table:table-cell>
          <table:table-cell office:value-type="float" office:value="529.16339502" calcext:value-type="float">
            <text:p>529.16</text:p>
          </table:table-cell>
          <table:table-cell office:value-type="string" calcext:value-type="string">
            <text:p>NA</text:p>
          </table:table-cell>
          <table:table-cell table:formula="of:=([.I62]-[.H62])/[.I6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-cplex-defaults-1thread/par93vmL.par</text:p>
          </table:table-cell>
          <table:table-cell office:value-type="string" calcext:value-type="string">
            <text:p>TL</text:p>
          </table:table-cell>
          <table:table-cell office:value-type="float" office:value="7200.16" calcext:value-type="float">
            <text:p>7200.2</text:p>
          </table:table-cell>
          <table:table-cell office:value-type="float" office:value="140602" calcext:value-type="float">
            <text:p>140,602</text:p>
          </table:table-cell>
          <table:table-cell office:value-type="float" office:value="51" calcext:value-type="float">
            <text:p>51</text:p>
          </table:table-cell>
          <table:table-cell office:value-type="float" office:value="604.49155077" calcext:value-type="float">
            <text:p>604.49</text:p>
          </table:table-cell>
          <table:table-cell office:value-type="string" calcext:value-type="string">
            <text:p>NA</text:p>
          </table:table-cell>
          <table:table-cell table:formula="of:=([.I63]-[.H63])/[.I63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-cplex-defaults-1thread/paroZn29.par</text:p>
          </table:table-cell>
          <table:table-cell office:value-type="string" calcext:value-type="string">
            <text:p>TL</text:p>
          </table:table-cell>
          <table:table-cell office:value-type="float" office:value="7200.16" calcext:value-type="float">
            <text:p>7200.2</text:p>
          </table:table-cell>
          <table:table-cell office:value-type="float" office:value="178097" calcext:value-type="float">
            <text:p>178,097</text:p>
          </table:table-cell>
          <table:table-cell office:value-type="float" office:value="504" calcext:value-type="float">
            <text:p>504</text:p>
          </table:table-cell>
          <table:table-cell office:value-type="float" office:value="614.82167734" calcext:value-type="float">
            <text:p>614.82</text:p>
          </table:table-cell>
          <table:table-cell office:value-type="string" calcext:value-type="string">
            <text:p>NA</text:p>
          </table:table-cell>
          <table:table-cell table:formula="of:=([.I64]-[.H64])/[.I64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-cplex-defaults-1thread/parip18F.par</text:p>
          </table:table-cell>
          <table:table-cell office:value-type="string" calcext:value-type="string">
            <text:p>TL</text:p>
          </table:table-cell>
          <table:table-cell office:value-type="float" office:value="7200.8" calcext:value-type="float">
            <text:p>7200.8</text:p>
          </table:table-cell>
          <table:table-cell office:value-type="float" office:value="157557" calcext:value-type="float">
            <text:p>157,557</text:p>
          </table:table-cell>
          <table:table-cell office:value-type="float" office:value="293" calcext:value-type="float">
            <text:p>293</text:p>
          </table:table-cell>
          <table:table-cell office:value-type="float" office:value="606.24886867" calcext:value-type="float">
            <text:p>606.25</text:p>
          </table:table-cell>
          <table:table-cell office:value-type="string" calcext:value-type="string">
            <text:p>NA</text:p>
          </table:table-cell>
          <table:table-cell table:formula="of:=([.I65]-[.H65])/[.I65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-cplex-defaults-1thread/parn_vgk.par</text:p>
          </table:table-cell>
          <table:table-cell office:value-type="string" calcext:value-type="string">
            <text:p>OOM-BC</text:p>
          </table:table-cell>
          <table:table-cell office:value-type="float" office:value="3663.23" calcext:value-type="float">
            <text:p>3663.2</text:p>
          </table:table-cell>
          <table:table-cell office:value-type="float" office:value="100611" calcext:value-type="float">
            <text:p>100,611</text:p>
          </table:table-cell>
          <table:table-cell office:value-type="float" office:value="1660" calcext:value-type="float">
            <text:p>1,660</text:p>
          </table:table-cell>
          <table:table-cell office:value-type="float" office:value="451.5042" calcext:value-type="float">
            <text:p>451.50</text:p>
          </table:table-cell>
          <table:table-cell office:value-type="string" calcext:value-type="string">
            <text:p>NA</text:p>
          </table:table-cell>
          <table:table-cell table:formula="of:=([.I66]-[.H66])/[.I66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-cplex-defaults-1thread/parnc0tM.par</text:p>
          </table:table-cell>
          <table:table-cell office:value-type="string" calcext:value-type="string">
            <text:p>TL</text:p>
          </table:table-cell>
          <table:table-cell office:value-type="float" office:value="7202.08" calcext:value-type="float">
            <text:p>7202.1</text:p>
          </table:table-cell>
          <table:table-cell office:value-type="float" office:value="126059" calcext:value-type="float">
            <text:p>126,059</text:p>
          </table:table-cell>
          <table:table-cell office:value-type="float" office:value="0" calcext:value-type="float">
            <text:p>0</text:p>
          </table:table-cell>
          <table:table-cell office:value-type="float" office:value="627.81136575" calcext:value-type="float">
            <text:p>627.81</text:p>
          </table:table-cell>
          <table:table-cell office:value-type="string" calcext:value-type="string">
            <text:p>NA</text:p>
          </table:table-cell>
          <table:table-cell table:formula="of:=([.I67]-[.H67])/[.I67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-cplex-defaults-1thread/parS6fIs.par</text:p>
          </table:table-cell>
          <table:table-cell office:value-type="string" calcext:value-type="string">
            <text:p>TL</text:p>
          </table:table-cell>
          <table:table-cell office:value-type="float" office:value="7200.55" calcext:value-type="float">
            <text:p>7200.6</text:p>
          </table:table-cell>
          <table:table-cell office:value-type="float" office:value="142498" calcext:value-type="float">
            <text:p>142,498</text:p>
          </table:table-cell>
          <table:table-cell office:value-type="float" office:value="105" calcext:value-type="float">
            <text:p>105</text:p>
          </table:table-cell>
          <table:table-cell office:value-type="float" office:value="607.62924792" calcext:value-type="float">
            <text:p>607.63</text:p>
          </table:table-cell>
          <table:table-cell office:value-type="string" calcext:value-type="string">
            <text:p>NA</text:p>
          </table:table-cell>
          <table:table-cell table:formula="of:=([.I68]-[.H68])/[.I68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-cplex-defaults-1thread/parWPcQd.par</text:p>
          </table:table-cell>
          <table:table-cell office:value-type="string" calcext:value-type="string">
            <text:p>TL</text:p>
          </table:table-cell>
          <table:table-cell office:value-type="float" office:value="7200.49" calcext:value-type="float">
            <text:p>7200.5</text:p>
          </table:table-cell>
          <table:table-cell office:value-type="float" office:value="216866" calcext:value-type="float">
            <text:p>216,866</text:p>
          </table:table-cell>
          <table:table-cell office:value-type="float" office:value="1040" calcext:value-type="float">
            <text:p>1,040</text:p>
          </table:table-cell>
          <table:table-cell office:value-type="float" office:value="603.48348182" calcext:value-type="float">
            <text:p>603.48</text:p>
          </table:table-cell>
          <table:table-cell office:value-type="string" calcext:value-type="string">
            <text:p>NA</text:p>
          </table:table-cell>
          <table:table-cell table:formula="of:=([.I69]-[.H69])/[.I69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-cplex-defaults-1thread/parnf4ya.par</text:p>
          </table:table-cell>
          <table:table-cell office:value-type="string" calcext:value-type="string">
            <text:p>TL</text:p>
          </table:table-cell>
          <table:table-cell office:value-type="float" office:value="7200.53" calcext:value-type="float">
            <text:p>7200.5</text:p>
          </table:table-cell>
          <table:table-cell office:value-type="float" office:value="141506" calcext:value-type="float">
            <text:p>141,506</text:p>
          </table:table-cell>
          <table:table-cell office:value-type="float" office:value="48" calcext:value-type="float">
            <text:p>48</text:p>
          </table:table-cell>
          <table:table-cell office:value-type="float" office:value="616.67892015" calcext:value-type="float">
            <text:p>616.68</text:p>
          </table:table-cell>
          <table:table-cell office:value-type="string" calcext:value-type="string">
            <text:p>NA</text:p>
          </table:table-cell>
          <table:table-cell table:formula="of:=([.I70]-[.H70])/[.I70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-cplex-defaults-1thread/parIYuBz.par</text:p>
          </table:table-cell>
          <table:table-cell office:value-type="string" calcext:value-type="string">
            <text:p>TL</text:p>
          </table:table-cell>
          <table:table-cell office:value-type="float" office:value="7200.13" calcext:value-type="float">
            <text:p>7200.1</text:p>
          </table:table-cell>
          <table:table-cell office:value-type="float" office:value="158890" calcext:value-type="float">
            <text:p>158,890</text:p>
          </table:table-cell>
          <table:table-cell office:value-type="float" office:value="0" calcext:value-type="float">
            <text:p>0</text:p>
          </table:table-cell>
          <table:table-cell office:value-type="float" office:value="668.15929571" calcext:value-type="float">
            <text:p>668.16</text:p>
          </table:table-cell>
          <table:table-cell office:value-type="string" calcext:value-type="string">
            <text:p>NA</text:p>
          </table:table-cell>
          <table:table-cell table:formula="of:=([.I71]-[.H71])/[.I71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-cplex-defaults-1thread/parIyQbg.par</text:p>
          </table:table-cell>
          <table:table-cell office:value-type="string" calcext:value-type="string">
            <text:p>TL</text:p>
          </table:table-cell>
          <table:table-cell office:value-type="float" office:value="7201.52" calcext:value-type="float">
            <text:p>7201.5</text:p>
          </table:table-cell>
          <table:table-cell office:value-type="float" office:value="126280" calcext:value-type="float">
            <text:p>126,280</text:p>
          </table:table-cell>
          <table:table-cell office:value-type="float" office:value="0" calcext:value-type="float">
            <text:p>0</text:p>
          </table:table-cell>
          <table:table-cell office:value-type="float" office:value="638.92243293" calcext:value-type="float">
            <text:p>638.92</text:p>
          </table:table-cell>
          <table:table-cell office:value-type="string" calcext:value-type="string">
            <text:p>NA</text:p>
          </table:table-cell>
          <table:table-cell table:formula="of:=([.I72]-[.H72])/[.I72]*100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3"/>
          <table:table-cell table:style-name="ce39"/>
          <table:table-cell table:style-name="ce45"/>
          <table:table-cell table:style-name="ce49" table:number-columns-repeated="2"/>
          <table:table-cell table:style-name="ce53" table:number-columns-repeated="2"/>
          <table:table-cell table:number-columns-repeated="1015"/>
        </table:table-row>
      </table:table>
      <table:table table:name="(SCE5) Single thread + mem emphasi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8" table:default-cell-style-name="ce39"/>
        <table:table-column table:style-name="co1" table:default-cell-style-name="ce41"/>
        <table:table-column table:style-name="co1" table:default-cell-style-name="ce44"/>
        <table:table-column table:style-name="co1" table:number-columns-repeated="2" table:default-cell-style-name="ce48"/>
        <table:table-column table:style-name="co1" table:number-columns-repeated="2" table:default-cell-style-name="ce52"/>
        <table:table-column table:style-name="co1" table:default-cell-style-name="ce53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 office:value-type="string" calcext:value-type="string" table:number-columns-spanned="1" table:number-rows-spanned="2">
            <text:p>Instance file</text:p>
          </table:table-cell>
          <table:table-cell table:style-name="ce24" office:value-type="string" calcext:value-type="string" table:number-columns-spanned="8" table:number-rows-spanned="1">
            <text:p>CPLEX defaults – 1 thread – Memory emphasis set</text:p>
          </table:table-cell>
          <table:covered-table-cell table:style-name="ce24"/>
          <table:covered-table-cell table:style-name="ce59"/>
          <table:covered-table-cell table:number-columns-repeated="2" table:style-name="ce61"/>
          <table:covered-table-cell table:number-columns-repeated="3" table:style-name="ce31"/>
        </table:table-row>
        <table:table-row table:style-name="ro1">
          <table:covered-table-cell table:number-columns-repeated="2" table:style-name="ce55"/>
          <table:table-cell table:style-name="ce57" office:value-type="string" calcext:value-type="string">
            <text:p>Logfile</text:p>
          </table:table-cell>
          <table:table-cell table:style-name="ce58" office:value-type="string" calcext:value-type="string">
            <text:p>Status</text:p>
          </table:table-cell>
          <table:table-cell table:style-name="ce60" office:value-type="string" calcext:value-type="string">
            <text:p>Time (sec)</text:p>
          </table:table-cell>
          <table:table-cell table:style-name="ce62" office:value-type="string" calcext:value-type="string">
            <text:p>Iterations </text:p>
          </table:table-cell>
          <table:table-cell table:style-name="ce62" office:value-type="string" calcext:value-type="string">
            <text:p>Nodes</text:p>
          </table:table-cell>
          <table:table-cell table:style-name="ce64" office:value-type="string" calcext:value-type="string">
            <text:p>LB</text:p>
          </table:table-cell>
          <table:table-cell table:style-name="ce64" office:value-type="string" calcext:value-type="string">
            <text:p>UB</text:p>
          </table:table-cell>
          <table:table-cell table:style-name="ce31" office:value-type="string" calcext:value-type="string">
            <text:p>Gap (%)</text:p>
          </table:table-cell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-cplex-defaults-mem-emphasis-1thread/parL7wBH.par</text:p>
          </table:table-cell>
          <table:table-cell office:value-type="string" calcext:value-type="string">
            <text:p>OPT</text:p>
          </table:table-cell>
          <table:table-cell office:value-type="float" office:value="0.13" calcext:value-type="float">
            <text:p>0.1</text:p>
          </table:table-cell>
          <table:table-cell office:value-type="float" office:value="2008" calcext:value-type="float">
            <text:p>2,008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218.19855033" calcext:value-type="float">
            <text:p>218.20</text:p>
          </table:table-cell>
          <table:table-cell table:formula="of:=([.I3]-[.H3])/[.I3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-cplex-defaults-mem-emphasis-1thread/par6yHaN.par</text:p>
          </table:table-cell>
          <table:table-cell office:value-type="string" calcext:value-type="string">
            <text:p>OPT</text:p>
          </table:table-cell>
          <table:table-cell office:value-type="float" office:value="0.26" calcext:value-type="float">
            <text:p>0.3</text:p>
          </table:table-cell>
          <table:table-cell office:value-type="float" office:value="5850" calcext:value-type="float">
            <text:p>5,850</text:p>
          </table:table-cell>
          <table:table-cell office:value-type="float" office:value="858" calcext:value-type="float">
            <text:p>858</text:p>
          </table:table-cell>
          <table:table-cell table:number-columns-repeated="2" office:value-type="float" office:value="246.62617517" calcext:value-type="float">
            <text:p>246.63</text:p>
          </table:table-cell>
          <table:table-cell table:formula="of:=([.I4]-[.H4])/[.I4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-cplex-defaults-mem-emphasis-1thread/parbdE8e.par</text:p>
          </table:table-cell>
          <table:table-cell office:value-type="string" calcext:value-type="string">
            <text:p>OPT</text:p>
          </table:table-cell>
          <table:table-cell office:value-type="float" office:value="0.92" calcext:value-type="float">
            <text:p>0.9</text:p>
          </table:table-cell>
          <table:table-cell office:value-type="float" office:value="17387" calcext:value-type="float">
            <text:p>17,387</text:p>
          </table:table-cell>
          <table:table-cell office:value-type="float" office:value="1969" calcext:value-type="float">
            <text:p>1,969</text:p>
          </table:table-cell>
          <table:table-cell table:number-columns-repeated="2" office:value-type="float" office:value="305.859574" calcext:value-type="float">
            <text:p>305.86</text:p>
          </table:table-cell>
          <table:table-cell table:formula="of:=([.I5]-[.H5])/[.I5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-cplex-defaults-mem-emphasis-1thread/par7R5hY.par</text:p>
          </table:table-cell>
          <table:table-cell office:value-type="string" calcext:value-type="string">
            <text:p>OPT</text:p>
          </table:table-cell>
          <table:table-cell office:value-type="float" office:value="1.14" calcext:value-type="float">
            <text:p>1.1</text:p>
          </table:table-cell>
          <table:table-cell office:value-type="float" office:value="21943" calcext:value-type="float">
            <text:p>21,943</text:p>
          </table:table-cell>
          <table:table-cell office:value-type="float" office:value="2834" calcext:value-type="float">
            <text:p>2,834</text:p>
          </table:table-cell>
          <table:table-cell table:number-columns-repeated="2" office:value-type="float" office:value="186.8969446" calcext:value-type="float">
            <text:p>186.90</text:p>
          </table:table-cell>
          <table:table-cell table:formula="of:=([.I6]-[.H6])/[.I6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-cplex-defaults-mem-emphasis-1thread/parO87bZ.par</text:p>
          </table:table-cell>
          <table:table-cell office:value-type="string" calcext:value-type="string">
            <text:p>OPT</text:p>
          </table:table-cell>
          <table:table-cell office:value-type="float" office:value="0.23" calcext:value-type="float">
            <text:p>0.2</text:p>
          </table:table-cell>
          <table:table-cell office:value-type="float" office:value="4651" calcext:value-type="float">
            <text:p>4,651</text:p>
          </table:table-cell>
          <table:table-cell office:value-type="float" office:value="681" calcext:value-type="float">
            <text:p>681</text:p>
          </table:table-cell>
          <table:table-cell table:number-columns-repeated="2" office:value-type="float" office:value="189.543179" calcext:value-type="float">
            <text:p>189.54</text:p>
          </table:table-cell>
          <table:table-cell table:formula="of:=([.I7]-[.H7])/[.I7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-cplex-defaults-mem-emphasis-1thread/par7ML7E.par</text:p>
          </table:table-cell>
          <table:table-cell office:value-type="string" calcext:value-type="string">
            <text:p>OPT</text:p>
          </table:table-cell>
          <table:table-cell office:value-type="float" office:value="0.28" calcext:value-type="float">
            <text:p>0.3</text:p>
          </table:table-cell>
          <table:table-cell office:value-type="float" office:value="4081" calcext:value-type="float">
            <text:p>4,081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200.0991589" calcext:value-type="float">
            <text:p>200.10</text:p>
          </table:table-cell>
          <table:table-cell table:formula="of:=([.I8]-[.H8])/[.I8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-cplex-defaults-mem-emphasis-1thread/par90jnC.par</text:p>
          </table:table-cell>
          <table:table-cell office:value-type="string" calcext:value-type="string">
            <text:p>OPT</text:p>
          </table:table-cell>
          <table:table-cell office:value-type="float" office:value="0.08" calcext:value-type="float">
            <text:p>0.1</text:p>
          </table:table-cell>
          <table:table-cell office:value-type="float" office:value="790" calcext:value-type="float">
            <text:p>79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25.36852533" calcext:value-type="float">
            <text:p>225.37</text:p>
          </table:table-cell>
          <table:table-cell table:formula="of:=([.I9]-[.H9])/[.I9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-cplex-defaults-mem-emphasis-1thread/parjkihS.par</text:p>
          </table:table-cell>
          <table:table-cell office:value-type="string" calcext:value-type="string">
            <text:p>OPT</text:p>
          </table:table-cell>
          <table:table-cell office:value-type="float" office:value="0.13" calcext:value-type="float">
            <text:p>0.1</text:p>
          </table:table-cell>
          <table:table-cell office:value-type="float" office:value="2378" calcext:value-type="float">
            <text:p>2,378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232.04877757" calcext:value-type="float">
            <text:p>232.05</text:p>
          </table:table-cell>
          <table:table-cell table:formula="of:=([.I10]-[.H10])/[.I10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-cplex-defaults-mem-emphasis-1thread/parF11Mq.par</text:p>
          </table:table-cell>
          <table:table-cell office:value-type="string" calcext:value-type="string">
            <text:p>OPT</text:p>
          </table:table-cell>
          <table:table-cell office:value-type="float" office:value="2.92" calcext:value-type="float">
            <text:p>2.9</text:p>
          </table:table-cell>
          <table:table-cell office:value-type="float" office:value="29805" calcext:value-type="float">
            <text:p>29,805</text:p>
          </table:table-cell>
          <table:table-cell office:value-type="float" office:value="2615" calcext:value-type="float">
            <text:p>2,615</text:p>
          </table:table-cell>
          <table:table-cell table:number-columns-repeated="2" office:value-type="float" office:value="222.29502767" calcext:value-type="float">
            <text:p>222.30</text:p>
          </table:table-cell>
          <table:table-cell table:formula="of:=([.I11]-[.H11])/[.I11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-cplex-defaults-mem-emphasis-1thread/parscGm_.par</text:p>
          </table:table-cell>
          <table:table-cell office:value-type="string" calcext:value-type="string">
            <text:p>OPT</text:p>
          </table:table-cell>
          <table:table-cell office:value-type="float" office:value="0.02" calcext:value-type="float">
            <text:p>0.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1</text:p>
          </table:table-cell>
          <table:table-cell table:formula="of:=([.I12]-[.H12])/[.I12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-cplex-defaults-mem-emphasis-1thread/parFqgM0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60151841" calcext:value-type="float">
            <text:p>60,151,841</text:p>
          </table:table-cell>
          <table:table-cell office:value-type="float" office:value="2427348" calcext:value-type="float">
            <text:p>2,427,348</text:p>
          </table:table-cell>
          <table:table-cell office:value-type="float" office:value="417.72514101" calcext:value-type="float">
            <text:p>417.73</text:p>
          </table:table-cell>
          <table:table-cell office:value-type="float" office:value="428.09667333" calcext:value-type="float">
            <text:p>428.10</text:p>
          </table:table-cell>
          <table:table-cell table:formula="of:=([.I13]-[.H13])/[.I13]*100" office:value-type="float" office:value="2.4227079924083" calcext:value-type="float">
            <text:p>2.42</text:p>
          </table:table-cell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-cplex-defaults-mem-emphasis-1thread/parwv71e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65889565" calcext:value-type="float">
            <text:p>65,889,565</text:p>
          </table:table-cell>
          <table:table-cell office:value-type="float" office:value="2562587" calcext:value-type="float">
            <text:p>2,562,587</text:p>
          </table:table-cell>
          <table:table-cell office:value-type="float" office:value="452.55330195" calcext:value-type="float">
            <text:p>452.55</text:p>
          </table:table-cell>
          <table:table-cell office:value-type="float" office:value="476.0489371" calcext:value-type="float">
            <text:p>476.05</text:p>
          </table:table-cell>
          <table:table-cell table:formula="of:=([.I14]-[.H14])/[.I14]*100" office:value-type="float" office:value="4.93555038545637" calcext:value-type="float">
            <text:p>4.94</text:p>
          </table:table-cell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-cplex-defaults-mem-emphasis-1thread/parIVcDV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50588157" calcext:value-type="float">
            <text:p>50,588,157</text:p>
          </table:table-cell>
          <table:table-cell office:value-type="float" office:value="1891989" calcext:value-type="float">
            <text:p>1,891,989</text:p>
          </table:table-cell>
          <table:table-cell office:value-type="float" office:value="306.1507988" calcext:value-type="float">
            <text:p>306.15</text:p>
          </table:table-cell>
          <table:table-cell office:value-type="float" office:value="399.09187641" calcext:value-type="float">
            <text:p>399.09</text:p>
          </table:table-cell>
          <table:table-cell table:formula="of:=([.I15]-[.H15])/[.I15]*100" office:value-type="float" office:value="23.2881406772907" calcext:value-type="float">
            <text:p>23.29</text:p>
          </table:table-cell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-cplex-defaults-mem-emphasis-1thread/partMSdD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62291278" calcext:value-type="float">
            <text:p>62,291,278</text:p>
          </table:table-cell>
          <table:table-cell office:value-type="float" office:value="1846217" calcext:value-type="float">
            <text:p>1,846,217</text:p>
          </table:table-cell>
          <table:table-cell office:value-type="float" office:value="336.62847291" calcext:value-type="float">
            <text:p>336.63</text:p>
          </table:table-cell>
          <table:table-cell office:value-type="float" office:value="411.29577673" calcext:value-type="float">
            <text:p>411.30</text:p>
          </table:table-cell>
          <table:table-cell table:formula="of:=([.I16]-[.H16])/[.I16]*100" office:value-type="float" office:value="18.1541625381231" calcext:value-type="float">
            <text:p>18.15</text:p>
          </table:table-cell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-cplex-defaults-mem-emphasis-1thread/pargcgY0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50083279" calcext:value-type="float">
            <text:p>50,083,279</text:p>
          </table:table-cell>
          <table:table-cell office:value-type="float" office:value="2548341" calcext:value-type="float">
            <text:p>2,548,341</text:p>
          </table:table-cell>
          <table:table-cell office:value-type="float" office:value="333.11996142" calcext:value-type="float">
            <text:p>333.12</text:p>
          </table:table-cell>
          <table:table-cell office:value-type="float" office:value="371.2503148" calcext:value-type="float">
            <text:p>371.25</text:p>
          </table:table-cell>
          <table:table-cell table:formula="of:=([.I17]-[.H17])/[.I17]*100" office:value-type="float" office:value="10.2707935481594" calcext:value-type="float">
            <text:p>10.27</text:p>
          </table:table-cell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-cplex-defaults-mem-emphasis-1thread/parNSAUF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2227908" calcext:value-type="float">
            <text:p>42,227,908</text:p>
          </table:table-cell>
          <table:table-cell office:value-type="float" office:value="1609488" calcext:value-type="float">
            <text:p>1,609,488</text:p>
          </table:table-cell>
          <table:table-cell office:value-type="float" office:value="289.80787159" calcext:value-type="float">
            <text:p>289.81</text:p>
          </table:table-cell>
          <table:table-cell office:value-type="float" office:value="465.9158294" calcext:value-type="float">
            <text:p>465.92</text:p>
          </table:table-cell>
          <table:table-cell table:formula="of:=([.I18]-[.H18])/[.I18]*100" office:value-type="float" office:value="37.7982345087501" calcext:value-type="float">
            <text:p>37.80</text:p>
          </table:table-cell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-cplex-defaults-mem-emphasis-1thread/parFSTWy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6460821" calcext:value-type="float">
            <text:p>46,460,821</text:p>
          </table:table-cell>
          <table:table-cell office:value-type="float" office:value="1822362" calcext:value-type="float">
            <text:p>1,822,362</text:p>
          </table:table-cell>
          <table:table-cell office:value-type="float" office:value="302.39333996" calcext:value-type="float">
            <text:p>302.39</text:p>
          </table:table-cell>
          <table:table-cell office:value-type="float" office:value="328.67077267" calcext:value-type="float">
            <text:p>328.67</text:p>
          </table:table-cell>
          <table:table-cell table:formula="of:=([.I19]-[.H19])/[.I19]*100" office:value-type="float" office:value="7.99506220055159" calcext:value-type="float">
            <text:p>8.00</text:p>
          </table:table-cell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-cplex-defaults-mem-emphasis-1thread/parxARyX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53372648" calcext:value-type="float">
            <text:p>53,372,648</text:p>
          </table:table-cell>
          <table:table-cell office:value-type="float" office:value="1680057" calcext:value-type="float">
            <text:p>1,680,057</text:p>
          </table:table-cell>
          <table:table-cell office:value-type="float" office:value="346.06910514" calcext:value-type="float">
            <text:p>346.07</text:p>
          </table:table-cell>
          <table:table-cell office:value-type="float" office:value="357.68369787" calcext:value-type="float">
            <text:p>357.68</text:p>
          </table:table-cell>
          <table:table-cell table:formula="of:=([.I20]-[.H20])/[.I20]*100" office:value-type="float" office:value="3.24716860152272" calcext:value-type="float">
            <text:p>3.25</text:p>
          </table:table-cell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-cplex-defaults-mem-emphasis-1thread/parshuNI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8253728" calcext:value-type="float">
            <text:p>38,253,728</text:p>
          </table:table-cell>
          <table:table-cell office:value-type="float" office:value="979163" calcext:value-type="float">
            <text:p>979,163</text:p>
          </table:table-cell>
          <table:table-cell office:value-type="float" office:value="276.3287152" calcext:value-type="float">
            <text:p>276.33</text:p>
          </table:table-cell>
          <table:table-cell office:value-type="float" office:value="403.73219113" calcext:value-type="float">
            <text:p>403.73</text:p>
          </table:table-cell>
          <table:table-cell table:formula="of:=([.I21]-[.H21])/[.I21]*100" office:value-type="float" office:value="31.5564323898504" calcext:value-type="float">
            <text:p>31.56</text:p>
          </table:table-cell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-cplex-defaults-mem-emphasis-1thread/parej4Na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1321143" calcext:value-type="float">
            <text:p>31,321,143</text:p>
          </table:table-cell>
          <table:table-cell office:value-type="float" office:value="1307390" calcext:value-type="float">
            <text:p>1,307,390</text:p>
          </table:table-cell>
          <table:table-cell office:value-type="float" office:value="398.25738321" calcext:value-type="float">
            <text:p>398.26</text:p>
          </table:table-cell>
          <table:table-cell office:value-type="float" office:value="469.583817" calcext:value-type="float">
            <text:p>469.58</text:p>
          </table:table-cell>
          <table:table-cell table:formula="of:=([.I22]-[.H22])/[.I22]*100" office:value-type="float" office:value="15.1892870256217" calcext:value-type="float">
            <text:p>15.19</text:p>
          </table:table-cell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-cplex-defaults-mem-emphasis-1thread/parAUy9D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2021829" calcext:value-type="float">
            <text:p>12,021,829</text:p>
          </table:table-cell>
          <table:table-cell office:value-type="float" office:value="98516" calcext:value-type="float">
            <text:p>98,516</text:p>
          </table:table-cell>
          <table:table-cell office:value-type="float" office:value="458.09414264" calcext:value-type="float">
            <text:p>458.09</text:p>
          </table:table-cell>
          <table:table-cell office:value-type="string" calcext:value-type="string">
            <text:p>NA</text:p>
          </table:table-cell>
          <table:table-cell table:formula="of:=([.I23]-[.H23])/[.I23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-cplex-defaults-mem-emphasis-1thread/parhsPCC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9399852" calcext:value-type="float">
            <text:p>19,399,852</text:p>
          </table:table-cell>
          <table:table-cell office:value-type="float" office:value="356258" calcext:value-type="float">
            <text:p>356,258</text:p>
          </table:table-cell>
          <table:table-cell office:value-type="float" office:value="358.6716718" calcext:value-type="float">
            <text:p>358.67</text:p>
          </table:table-cell>
          <table:table-cell office:value-type="string" calcext:value-type="string">
            <text:p>NA</text:p>
          </table:table-cell>
          <table:table-cell table:formula="of:=([.I24]-[.H24])/[.I24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-cplex-defaults-mem-emphasis-1thread/par53Jw8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7616393" calcext:value-type="float">
            <text:p>17,616,393</text:p>
          </table:table-cell>
          <table:table-cell office:value-type="float" office:value="239496" calcext:value-type="float">
            <text:p>239,496</text:p>
          </table:table-cell>
          <table:table-cell office:value-type="float" office:value="379.36593639" calcext:value-type="float">
            <text:p>379.37</text:p>
          </table:table-cell>
          <table:table-cell office:value-type="string" calcext:value-type="string">
            <text:p>NA</text:p>
          </table:table-cell>
          <table:table-cell table:formula="of:=([.I25]-[.H25])/[.I25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-cplex-defaults-mem-emphasis-1thread/parhDt4g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2884957" calcext:value-type="float">
            <text:p>12,884,957</text:p>
          </table:table-cell>
          <table:table-cell office:value-type="float" office:value="165219" calcext:value-type="float">
            <text:p>165,219</text:p>
          </table:table-cell>
          <table:table-cell office:value-type="float" office:value="357.78679684" calcext:value-type="float">
            <text:p>357.79</text:p>
          </table:table-cell>
          <table:table-cell office:value-type="string" calcext:value-type="string">
            <text:p>NA</text:p>
          </table:table-cell>
          <table:table-cell table:formula="of:=([.I26]-[.H26])/[.I26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s-cplex-defaults-mem-emphasis-1thread/parSGFBy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4414631" calcext:value-type="float">
            <text:p>14,414,631</text:p>
          </table:table-cell>
          <table:table-cell office:value-type="float" office:value="122562" calcext:value-type="float">
            <text:p>122,562</text:p>
          </table:table-cell>
          <table:table-cell office:value-type="float" office:value="443.01034936" calcext:value-type="float">
            <text:p>443.01</text:p>
          </table:table-cell>
          <table:table-cell office:value-type="string" calcext:value-type="string">
            <text:p>NA</text:p>
          </table:table-cell>
          <table:table-cell table:formula="of:=([.I27]-[.H27])/[.I27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-cplex-defaults-mem-emphasis-1thread/parI_6w6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20960787" calcext:value-type="float">
            <text:p>20,960,787</text:p>
          </table:table-cell>
          <table:table-cell office:value-type="float" office:value="311235" calcext:value-type="float">
            <text:p>311,235</text:p>
          </table:table-cell>
          <table:table-cell office:value-type="float" office:value="350.0426576" calcext:value-type="float">
            <text:p>350.04</text:p>
          </table:table-cell>
          <table:table-cell office:value-type="string" calcext:value-type="string">
            <text:p>NA</text:p>
          </table:table-cell>
          <table:table-cell table:formula="of:=([.I28]-[.H28])/[.I28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-cplex-defaults-mem-emphasis-1thread/parc1Wt_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1752113" calcext:value-type="float">
            <text:p>11,752,113</text:p>
          </table:table-cell>
          <table:table-cell office:value-type="float" office:value="106782" calcext:value-type="float">
            <text:p>106,782</text:p>
          </table:table-cell>
          <table:table-cell office:value-type="float" office:value="348.89494021" calcext:value-type="float">
            <text:p>348.89</text:p>
          </table:table-cell>
          <table:table-cell office:value-type="string" calcext:value-type="string">
            <text:p>NA</text:p>
          </table:table-cell>
          <table:table-cell table:formula="of:=([.I29]-[.H29])/[.I29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-cplex-defaults-mem-emphasis-1thread/par03kFL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14940355" calcext:value-type="float">
            <text:p>14,940,355</text:p>
          </table:table-cell>
          <table:table-cell office:value-type="float" office:value="203464" calcext:value-type="float">
            <text:p>203,464</text:p>
          </table:table-cell>
          <table:table-cell office:value-type="float" office:value="364.49893087" calcext:value-type="float">
            <text:p>364.50</text:p>
          </table:table-cell>
          <table:table-cell office:value-type="string" calcext:value-type="string">
            <text:p>NA</text:p>
          </table:table-cell>
          <table:table-cell table:formula="of:=([.I30]-[.H30])/[.I30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-cplex-defaults-mem-emphasis-1thread/par8VCLz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16507016" calcext:value-type="float">
            <text:p>16,507,016</text:p>
          </table:table-cell>
          <table:table-cell office:value-type="float" office:value="198085" calcext:value-type="float">
            <text:p>198,085</text:p>
          </table:table-cell>
          <table:table-cell office:value-type="float" office:value="345.51641075" calcext:value-type="float">
            <text:p>345.52</text:p>
          </table:table-cell>
          <table:table-cell office:value-type="string" calcext:value-type="string">
            <text:p>NA</text:p>
          </table:table-cell>
          <table:table-cell table:formula="of:=([.I31]-[.H31])/[.I31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-cplex-defaults-mem-emphasis-1thread/parIlz6M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17550033" calcext:value-type="float">
            <text:p>17,550,033</text:p>
          </table:table-cell>
          <table:table-cell office:value-type="float" office:value="369090" calcext:value-type="float">
            <text:p>369,090</text:p>
          </table:table-cell>
          <table:table-cell office:value-type="float" office:value="414.08274452" calcext:value-type="float">
            <text:p>414.08</text:p>
          </table:table-cell>
          <table:table-cell office:value-type="float" office:value="656.10639933" calcext:value-type="float">
            <text:p>656.11</text:p>
          </table:table-cell>
          <table:table-cell table:formula="of:=([.I32]-[.H32])/[.I32]*100" office:value-type="float" office:value="36.8878668242146" calcext:value-type="float">
            <text:p>36.89</text:p>
          </table:table-cell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-cplex-defaults-mem-emphasis-1thread/parskJc4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2949941" calcext:value-type="float">
            <text:p>2,949,941</text:p>
          </table:table-cell>
          <table:table-cell office:value-type="float" office:value="25483" calcext:value-type="float">
            <text:p>25,483</text:p>
          </table:table-cell>
          <table:table-cell office:value-type="float" office:value="483.1608772" calcext:value-type="float">
            <text:p>483.16</text:p>
          </table:table-cell>
          <table:table-cell office:value-type="string" calcext:value-type="string">
            <text:p>NA</text:p>
          </table:table-cell>
          <table:table-cell table:formula="of:=([.I33]-[.H33])/[.I33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-cplex-defaults-mem-emphasis-1thread/par7ylmE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7405427" calcext:value-type="float">
            <text:p>7,405,427</text:p>
          </table:table-cell>
          <table:table-cell office:value-type="float" office:value="68327" calcext:value-type="float">
            <text:p>68,327</text:p>
          </table:table-cell>
          <table:table-cell office:value-type="float" office:value="383.5028776" calcext:value-type="float">
            <text:p>383.50</text:p>
          </table:table-cell>
          <table:table-cell office:value-type="string" calcext:value-type="string">
            <text:p>NA</text:p>
          </table:table-cell>
          <table:table-cell table:formula="of:=([.I34]-[.H34])/[.I34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-cplex-defaults-mem-emphasis-1thread/parxjjT4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318108" calcext:value-type="float">
            <text:p>3,318,108</text:p>
          </table:table-cell>
          <table:table-cell office:value-type="float" office:value="22552" calcext:value-type="float">
            <text:p>22,552</text:p>
          </table:table-cell>
          <table:table-cell office:value-type="float" office:value="375.0024207" calcext:value-type="float">
            <text:p>375.00</text:p>
          </table:table-cell>
          <table:table-cell office:value-type="string" calcext:value-type="string">
            <text:p>NA</text:p>
          </table:table-cell>
          <table:table-cell table:formula="of:=([.I35]-[.H35])/[.I35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-cplex-defaults-mem-emphasis-1thread/parByPC9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6443453" calcext:value-type="float">
            <text:p>6,443,453</text:p>
          </table:table-cell>
          <table:table-cell office:value-type="float" office:value="22302" calcext:value-type="float">
            <text:p>22,302</text:p>
          </table:table-cell>
          <table:table-cell office:value-type="float" office:value="413.00975447" calcext:value-type="float">
            <text:p>413.01</text:p>
          </table:table-cell>
          <table:table-cell office:value-type="string" calcext:value-type="string">
            <text:p>NA</text:p>
          </table:table-cell>
          <table:table-cell table:formula="of:=([.I36]-[.H36])/[.I36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-cplex-defaults-mem-emphasis-1thread/parSnY9r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745910" calcext:value-type="float">
            <text:p>3,745,910</text:p>
          </table:table-cell>
          <table:table-cell office:value-type="float" office:value="23528" calcext:value-type="float">
            <text:p>23,528</text:p>
          </table:table-cell>
          <table:table-cell office:value-type="float" office:value="415.80879049" calcext:value-type="float">
            <text:p>415.81</text:p>
          </table:table-cell>
          <table:table-cell office:value-type="string" calcext:value-type="string">
            <text:p>NA</text:p>
          </table:table-cell>
          <table:table-cell table:formula="of:=([.I37]-[.H37])/[.I37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-cplex-defaults-mem-emphasis-1thread/parBLru9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853629" calcext:value-type="float">
            <text:p>3,853,629</text:p>
          </table:table-cell>
          <table:table-cell office:value-type="float" office:value="17167" calcext:value-type="float">
            <text:p>17,167</text:p>
          </table:table-cell>
          <table:table-cell office:value-type="float" office:value="392.08008695" calcext:value-type="float">
            <text:p>392.08</text:p>
          </table:table-cell>
          <table:table-cell office:value-type="string" calcext:value-type="string">
            <text:p>NA</text:p>
          </table:table-cell>
          <table:table-cell table:formula="of:=([.I38]-[.H38])/[.I38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-cplex-defaults-mem-emphasis-1thread/parI5jV5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5041522" calcext:value-type="float">
            <text:p>5,041,522</text:p>
          </table:table-cell>
          <table:table-cell office:value-type="float" office:value="36025" calcext:value-type="float">
            <text:p>36,025</text:p>
          </table:table-cell>
          <table:table-cell office:value-type="float" office:value="361.67436955" calcext:value-type="float">
            <text:p>361.67</text:p>
          </table:table-cell>
          <table:table-cell office:value-type="string" calcext:value-type="string">
            <text:p>NA</text:p>
          </table:table-cell>
          <table:table-cell table:formula="of:=([.I39]-[.H39])/[.I39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-cplex-defaults-mem-emphasis-1thread/parnrCN6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894303" calcext:value-type="float">
            <text:p>3,894,303</text:p>
          </table:table-cell>
          <table:table-cell office:value-type="float" office:value="20024" calcext:value-type="float">
            <text:p>20,024</text:p>
          </table:table-cell>
          <table:table-cell office:value-type="float" office:value="404.80923412" calcext:value-type="float">
            <text:p>404.81</text:p>
          </table:table-cell>
          <table:table-cell office:value-type="string" calcext:value-type="string">
            <text:p>NA</text:p>
          </table:table-cell>
          <table:table-cell table:formula="of:=([.I40]-[.H40])/[.I40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-cplex-defaults-mem-emphasis-1thread/parlkrOB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5324720" calcext:value-type="float">
            <text:p>5,324,720</text:p>
          </table:table-cell>
          <table:table-cell office:value-type="float" office:value="30088" calcext:value-type="float">
            <text:p>30,088</text:p>
          </table:table-cell>
          <table:table-cell office:value-type="float" office:value="381.1684314" calcext:value-type="float">
            <text:p>381.17</text:p>
          </table:table-cell>
          <table:table-cell office:value-type="string" calcext:value-type="string">
            <text:p>NA</text:p>
          </table:table-cell>
          <table:table-cell table:formula="of:=([.I41]-[.H41])/[.I41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-cplex-defaults-mem-emphasis-1thread/parA3PbN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8372528" calcext:value-type="float">
            <text:p>8,372,528</text:p>
          </table:table-cell>
          <table:table-cell office:value-type="float" office:value="58135" calcext:value-type="float">
            <text:p>58,135</text:p>
          </table:table-cell>
          <table:table-cell office:value-type="float" office:value="476.85671548" calcext:value-type="float">
            <text:p>476.86</text:p>
          </table:table-cell>
          <table:table-cell office:value-type="string" calcext:value-type="string">
            <text:p>NA</text:p>
          </table:table-cell>
          <table:table-cell table:formula="of:=([.I42]-[.H42])/[.I42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-cplex-defaults-mem-emphasis-1thread/parRVVK4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3473490" calcext:value-type="float">
            <text:p>3,473,490</text:p>
          </table:table-cell>
          <table:table-cell office:value-type="float" office:value="16811" calcext:value-type="float">
            <text:p>16,811</text:p>
          </table:table-cell>
          <table:table-cell office:value-type="float" office:value="427.73565692" calcext:value-type="float">
            <text:p>427.74</text:p>
          </table:table-cell>
          <table:table-cell office:value-type="string" calcext:value-type="string">
            <text:p>NA</text:p>
          </table:table-cell>
          <table:table-cell table:formula="of:=([.I43]-[.H43])/[.I43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-cplex-defaults-mem-emphasis-1thread/parOQpaR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2890732" calcext:value-type="float">
            <text:p>2,890,732</text:p>
          </table:table-cell>
          <table:table-cell office:value-type="float" office:value="10608" calcext:value-type="float">
            <text:p>10,608</text:p>
          </table:table-cell>
          <table:table-cell office:value-type="float" office:value="433.43119959" calcext:value-type="float">
            <text:p>433.43</text:p>
          </table:table-cell>
          <table:table-cell office:value-type="string" calcext:value-type="string">
            <text:p>NA</text:p>
          </table:table-cell>
          <table:table-cell table:formula="of:=([.I44]-[.H44])/[.I44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-cplex-defaults-mem-emphasis-1thread/parCb7Id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2194811" calcext:value-type="float">
            <text:p>2,194,811</text:p>
          </table:table-cell>
          <table:table-cell office:value-type="float" office:value="6778" calcext:value-type="float">
            <text:p>6,778</text:p>
          </table:table-cell>
          <table:table-cell office:value-type="float" office:value="454.26599538" calcext:value-type="float">
            <text:p>454.27</text:p>
          </table:table-cell>
          <table:table-cell office:value-type="string" calcext:value-type="string">
            <text:p>NA</text:p>
          </table:table-cell>
          <table:table-cell table:formula="of:=([.I45]-[.H45])/[.I45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-cplex-defaults-mem-emphasis-1thread/par6pGUf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2785210" calcext:value-type="float">
            <text:p>2,785,210</text:p>
          </table:table-cell>
          <table:table-cell office:value-type="float" office:value="10780" calcext:value-type="float">
            <text:p>10,780</text:p>
          </table:table-cell>
          <table:table-cell office:value-type="float" office:value="412.08299833" calcext:value-type="float">
            <text:p>412.08</text:p>
          </table:table-cell>
          <table:table-cell office:value-type="string" calcext:value-type="string">
            <text:p>NA</text:p>
          </table:table-cell>
          <table:table-cell table:formula="of:=([.I46]-[.H46])/[.I46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-cplex-defaults-mem-emphasis-1thread/parb9jXU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1965039" calcext:value-type="float">
            <text:p>1,965,039</text:p>
          </table:table-cell>
          <table:table-cell office:value-type="float" office:value="6757" calcext:value-type="float">
            <text:p>6,757</text:p>
          </table:table-cell>
          <table:table-cell office:value-type="float" office:value="416.61639476" calcext:value-type="float">
            <text:p>416.62</text:p>
          </table:table-cell>
          <table:table-cell office:value-type="string" calcext:value-type="string">
            <text:p>NA</text:p>
          </table:table-cell>
          <table:table-cell table:formula="of:=([.I47]-[.H47])/[.I47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-cplex-defaults-mem-emphasis-1thread/parJDxUO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2038444" calcext:value-type="float">
            <text:p>2,038,444</text:p>
          </table:table-cell>
          <table:table-cell office:value-type="float" office:value="10829" calcext:value-type="float">
            <text:p>10,829</text:p>
          </table:table-cell>
          <table:table-cell office:value-type="float" office:value="416.60393627" calcext:value-type="float">
            <text:p>416.60</text:p>
          </table:table-cell>
          <table:table-cell office:value-type="string" calcext:value-type="string">
            <text:p>NA</text:p>
          </table:table-cell>
          <table:table-cell table:formula="of:=([.I48]-[.H48])/[.I48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-cplex-defaults-mem-emphasis-1thread/parCXt56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2277779" calcext:value-type="float">
            <text:p>2,277,779</text:p>
          </table:table-cell>
          <table:table-cell office:value-type="float" office:value="10665" calcext:value-type="float">
            <text:p>10,665</text:p>
          </table:table-cell>
          <table:table-cell office:value-type="float" office:value="388.70637163" calcext:value-type="float">
            <text:p>388.71</text:p>
          </table:table-cell>
          <table:table-cell office:value-type="string" calcext:value-type="string">
            <text:p>NA</text:p>
          </table:table-cell>
          <table:table-cell table:formula="of:=([.I49]-[.H49])/[.I49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-cplex-defaults-mem-emphasis-1thread/parjcIoA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2393750" calcext:value-type="float">
            <text:p>2,393,750</text:p>
          </table:table-cell>
          <table:table-cell office:value-type="float" office:value="8071" calcext:value-type="float">
            <text:p>8,071</text:p>
          </table:table-cell>
          <table:table-cell office:value-type="float" office:value="433.74753267" calcext:value-type="float">
            <text:p>433.75</text:p>
          </table:table-cell>
          <table:table-cell office:value-type="string" calcext:value-type="string">
            <text:p>NA</text:p>
          </table:table-cell>
          <table:table-cell table:formula="of:=([.I50]-[.H50])/[.I50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-cplex-defaults-mem-emphasis-1thread/pardNJwW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011605" calcext:value-type="float">
            <text:p>3,011,605</text:p>
          </table:table-cell>
          <table:table-cell office:value-type="float" office:value="10798" calcext:value-type="float">
            <text:p>10,798</text:p>
          </table:table-cell>
          <table:table-cell office:value-type="float" office:value="446.48781101" calcext:value-type="float">
            <text:p>446.49</text:p>
          </table:table-cell>
          <table:table-cell office:value-type="string" calcext:value-type="string">
            <text:p>NA</text:p>
          </table:table-cell>
          <table:table-cell table:formula="of:=([.I51]-[.H51])/[.I51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-cplex-defaults-mem-emphasis-1thread/par2RFE9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2719558" calcext:value-type="float">
            <text:p>2,719,558</text:p>
          </table:table-cell>
          <table:table-cell office:value-type="float" office:value="7778" calcext:value-type="float">
            <text:p>7,778</text:p>
          </table:table-cell>
          <table:table-cell office:value-type="float" office:value="455.06574656" calcext:value-type="float">
            <text:p>455.07</text:p>
          </table:table-cell>
          <table:table-cell office:value-type="string" calcext:value-type="string">
            <text:p>NA</text:p>
          </table:table-cell>
          <table:table-cell table:formula="of:=([.I52]-[.H52])/[.I52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-cplex-defaults-mem-emphasis-1thread/parpS__k.par</text:p>
          </table:table-cell>
          <table:table-cell office:value-type="string" calcext:value-type="string">
            <text:p>TL</text:p>
          </table:table-cell>
          <table:table-cell office:value-type="float" office:value="7200.52" calcext:value-type="float">
            <text:p>7200.5</text:p>
          </table:table-cell>
          <table:table-cell office:value-type="float" office:value="311298" calcext:value-type="float">
            <text:p>311,298</text:p>
          </table:table-cell>
          <table:table-cell office:value-type="float" office:value="1054" calcext:value-type="float">
            <text:p>1,054</text:p>
          </table:table-cell>
          <table:table-cell office:value-type="float" office:value="547.88057859" calcext:value-type="float">
            <text:p>547.88</text:p>
          </table:table-cell>
          <table:table-cell office:value-type="string" calcext:value-type="string">
            <text:p>NA</text:p>
          </table:table-cell>
          <table:table-cell table:formula="of:=([.I53]-[.H53])/[.I53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-cplex-defaults-mem-emphasis-1thread/parm02ME.par</text:p>
          </table:table-cell>
          <table:table-cell office:value-type="string" calcext:value-type="string">
            <text:p>TL</text:p>
          </table:table-cell>
          <table:table-cell office:value-type="float" office:value="7200.16" calcext:value-type="float">
            <text:p>7200.2</text:p>
          </table:table-cell>
          <table:table-cell office:value-type="float" office:value="331102" calcext:value-type="float">
            <text:p>331,102</text:p>
          </table:table-cell>
          <table:table-cell office:value-type="float" office:value="1468" calcext:value-type="float">
            <text:p>1,468</text:p>
          </table:table-cell>
          <table:table-cell office:value-type="float" office:value="541.82417464" calcext:value-type="float">
            <text:p>541.82</text:p>
          </table:table-cell>
          <table:table-cell office:value-type="string" calcext:value-type="string">
            <text:p>NA</text:p>
          </table:table-cell>
          <table:table-cell table:formula="of:=([.I54]-[.H54])/[.I54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-cplex-defaults-mem-emphasis-1thread/parxwUX7.par</text:p>
          </table:table-cell>
          <table:table-cell office:value-type="string" calcext:value-type="string">
            <text:p>TL</text:p>
          </table:table-cell>
          <table:table-cell office:value-type="float" office:value="7200.15" calcext:value-type="float">
            <text:p>7200.2</text:p>
          </table:table-cell>
          <table:table-cell office:value-type="float" office:value="393583" calcext:value-type="float">
            <text:p>393,583</text:p>
          </table:table-cell>
          <table:table-cell office:value-type="float" office:value="1434" calcext:value-type="float">
            <text:p>1,434</text:p>
          </table:table-cell>
          <table:table-cell office:value-type="float" office:value="547.63817585" calcext:value-type="float">
            <text:p>547.64</text:p>
          </table:table-cell>
          <table:table-cell office:value-type="string" calcext:value-type="string">
            <text:p>NA</text:p>
          </table:table-cell>
          <table:table-cell table:formula="of:=([.I55]-[.H55])/[.I55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-cplex-defaults-mem-emphasis-1thread/parFiXDS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244339" calcext:value-type="float">
            <text:p>244,339</text:p>
          </table:table-cell>
          <table:table-cell office:value-type="float" office:value="1526" calcext:value-type="float">
            <text:p>1,526</text:p>
          </table:table-cell>
          <table:table-cell office:value-type="float" office:value="527.05676707" calcext:value-type="float">
            <text:p>527.06</text:p>
          </table:table-cell>
          <table:table-cell office:value-type="string" calcext:value-type="string">
            <text:p>NA</text:p>
          </table:table-cell>
          <table:table-cell table:formula="of:=([.I56]-[.H56])/[.I56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-cplex-defaults-mem-emphasis-1thread/parKEibB.par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1</text:p>
          </table:table-cell>
          <table:table-cell office:value-type="float" office:value="408393" calcext:value-type="float">
            <text:p>408,393</text:p>
          </table:table-cell>
          <table:table-cell office:value-type="float" office:value="1509" calcext:value-type="float">
            <text:p>1,509</text:p>
          </table:table-cell>
          <table:table-cell office:value-type="float" office:value="514.01884416" calcext:value-type="float">
            <text:p>514.02</text:p>
          </table:table-cell>
          <table:table-cell office:value-type="string" calcext:value-type="string">
            <text:p>NA</text:p>
          </table:table-cell>
          <table:table-cell table:formula="of:=([.I57]-[.H57])/[.I57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-cplex-defaults-mem-emphasis-1thread/par9l3Z3.par</text:p>
          </table:table-cell>
          <table:table-cell office:value-type="string" calcext:value-type="string">
            <text:p>TL</text:p>
          </table:table-cell>
          <table:table-cell office:value-type="float" office:value="7200.1" calcext:value-type="float">
            <text:p>7200.1</text:p>
          </table:table-cell>
          <table:table-cell office:value-type="float" office:value="547138" calcext:value-type="float">
            <text:p>547,138</text:p>
          </table:table-cell>
          <table:table-cell office:value-type="float" office:value="1779" calcext:value-type="float">
            <text:p>1,779</text:p>
          </table:table-cell>
          <table:table-cell office:value-type="float" office:value="514.89828281" calcext:value-type="float">
            <text:p>514.90</text:p>
          </table:table-cell>
          <table:table-cell office:value-type="string" calcext:value-type="string">
            <text:p>NA</text:p>
          </table:table-cell>
          <table:table-cell table:formula="of:=([.I58]-[.H58])/[.I58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-cplex-defaults-mem-emphasis-1thread/paryEYKE.par</text:p>
          </table:table-cell>
          <table:table-cell office:value-type="string" calcext:value-type="string">
            <text:p>TL</text:p>
          </table:table-cell>
          <table:table-cell office:value-type="float" office:value="7200.21" calcext:value-type="float">
            <text:p>7200.2</text:p>
          </table:table-cell>
          <table:table-cell office:value-type="float" office:value="248816" calcext:value-type="float">
            <text:p>248,816</text:p>
          </table:table-cell>
          <table:table-cell office:value-type="float" office:value="546" calcext:value-type="float">
            <text:p>546</text:p>
          </table:table-cell>
          <table:table-cell office:value-type="float" office:value="512.97621314" calcext:value-type="float">
            <text:p>512.98</text:p>
          </table:table-cell>
          <table:table-cell office:value-type="string" calcext:value-type="string">
            <text:p>NA</text:p>
          </table:table-cell>
          <table:table-cell table:formula="of:=([.I59]-[.H59])/[.I59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-cplex-defaults-mem-emphasis-1thread/parehM3g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551755" calcext:value-type="float">
            <text:p>551,755</text:p>
          </table:table-cell>
          <table:table-cell office:value-type="float" office:value="3402" calcext:value-type="float">
            <text:p>3,402</text:p>
          </table:table-cell>
          <table:table-cell office:value-type="float" office:value="534.5236179" calcext:value-type="float">
            <text:p>534.52</text:p>
          </table:table-cell>
          <table:table-cell office:value-type="string" calcext:value-type="string">
            <text:p>NA</text:p>
          </table:table-cell>
          <table:table-cell table:formula="of:=([.I60]-[.H60])/[.I60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-cplex-defaults-mem-emphasis-1thread/parQ52oB.par</text:p>
          </table:table-cell>
          <table:table-cell office:value-type="string" calcext:value-type="string">
            <text:p>TL</text:p>
          </table:table-cell>
          <table:table-cell office:value-type="float" office:value="7202.03" calcext:value-type="float">
            <text:p>7202.0</text:p>
          </table:table-cell>
          <table:table-cell office:value-type="float" office:value="546978" calcext:value-type="float">
            <text:p>546,978</text:p>
          </table:table-cell>
          <table:table-cell office:value-type="float" office:value="2036" calcext:value-type="float">
            <text:p>2,036</text:p>
          </table:table-cell>
          <table:table-cell office:value-type="float" office:value="542.339101" calcext:value-type="float">
            <text:p>542.34</text:p>
          </table:table-cell>
          <table:table-cell office:value-type="string" calcext:value-type="string">
            <text:p>NA</text:p>
          </table:table-cell>
          <table:table-cell table:formula="of:=([.I61]-[.H61])/[.I61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-cplex-defaults-mem-emphasis-1thread/par270MG.par</text:p>
          </table:table-cell>
          <table:table-cell office:value-type="string" calcext:value-type="string">
            <text:p>TL</text:p>
          </table:table-cell>
          <table:table-cell office:value-type="float" office:value="7200.3" calcext:value-type="float">
            <text:p>7200.3</text:p>
          </table:table-cell>
          <table:table-cell office:value-type="float" office:value="528130" calcext:value-type="float">
            <text:p>528,130</text:p>
          </table:table-cell>
          <table:table-cell office:value-type="float" office:value="2075" calcext:value-type="float">
            <text:p>2,075</text:p>
          </table:table-cell>
          <table:table-cell office:value-type="float" office:value="526.53402423" calcext:value-type="float">
            <text:p>526.53</text:p>
          </table:table-cell>
          <table:table-cell office:value-type="string" calcext:value-type="string">
            <text:p>NA</text:p>
          </table:table-cell>
          <table:table-cell table:formula="of:=([.I62]-[.H62])/[.I62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-cplex-defaults-mem-emphasis-1thread/parLkblj.par</text:p>
          </table:table-cell>
          <table:table-cell office:value-type="string" calcext:value-type="string">
            <text:p>TL</text:p>
          </table:table-cell>
          <table:table-cell office:value-type="float" office:value="7202.29" calcext:value-type="float">
            <text:p>7202.3</text:p>
          </table:table-cell>
          <table:table-cell office:value-type="float" office:value="133896" calcext:value-type="float">
            <text:p>133,896</text:p>
          </table:table-cell>
          <table:table-cell office:value-type="float" office:value="0" calcext:value-type="float">
            <text:p>0</text:p>
          </table:table-cell>
          <table:table-cell office:value-type="float" office:value="612.37073876" calcext:value-type="float">
            <text:p>612.37</text:p>
          </table:table-cell>
          <table:table-cell office:value-type="string" calcext:value-type="string">
            <text:p>NA</text:p>
          </table:table-cell>
          <table:table-cell table:formula="of:=([.I63]-[.H63])/[.I63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-cplex-defaults-mem-emphasis-1thread/parvUIiq.par</text:p>
          </table:table-cell>
          <table:table-cell office:value-type="string" calcext:value-type="string">
            <text:p>TL</text:p>
          </table:table-cell>
          <table:table-cell office:value-type="float" office:value="7200.54" calcext:value-type="float">
            <text:p>7200.5</text:p>
          </table:table-cell>
          <table:table-cell office:value-type="float" office:value="216481" calcext:value-type="float">
            <text:p>216,481</text:p>
          </table:table-cell>
          <table:table-cell office:value-type="float" office:value="1008" calcext:value-type="float">
            <text:p>1,008</text:p>
          </table:table-cell>
          <table:table-cell office:value-type="float" office:value="605.83715419" calcext:value-type="float">
            <text:p>605.84</text:p>
          </table:table-cell>
          <table:table-cell office:value-type="string" calcext:value-type="string">
            <text:p>NA</text:p>
          </table:table-cell>
          <table:table-cell table:formula="of:=([.I64]-[.H64])/[.I64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-cplex-defaults-mem-emphasis-1thread/par_L8rN.par</text:p>
          </table:table-cell>
          <table:table-cell office:value-type="string" calcext:value-type="string">
            <text:p>TL</text:p>
          </table:table-cell>
          <table:table-cell office:value-type="float" office:value="7200.13" calcext:value-type="float">
            <text:p>7200.1</text:p>
          </table:table-cell>
          <table:table-cell office:value-type="float" office:value="138108" calcext:value-type="float">
            <text:p>138,108</text:p>
          </table:table-cell>
          <table:table-cell office:value-type="float" office:value="0" calcext:value-type="float">
            <text:p>0</text:p>
          </table:table-cell>
          <table:table-cell office:value-type="float" office:value="614.19803351" calcext:value-type="float">
            <text:p>614.20</text:p>
          </table:table-cell>
          <table:table-cell office:value-type="string" calcext:value-type="string">
            <text:p>NA</text:p>
          </table:table-cell>
          <table:table-cell table:formula="of:=([.I65]-[.H65])/[.I65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-cplex-defaults-mem-emphasis-1thread/parOMsMR.par</text:p>
          </table:table-cell>
          <table:table-cell office:value-type="string" calcext:value-type="string">
            <text:p>TL</text:p>
          </table:table-cell>
          <table:table-cell office:value-type="float" office:value="7200.64" calcext:value-type="float">
            <text:p>7200.6</text:p>
          </table:table-cell>
          <table:table-cell office:value-type="float" office:value="157565" calcext:value-type="float">
            <text:p>157,565</text:p>
          </table:table-cell>
          <table:table-cell office:value-type="float" office:value="468" calcext:value-type="float">
            <text:p>468</text:p>
          </table:table-cell>
          <table:table-cell office:value-type="float" office:value="604.29698492" calcext:value-type="float">
            <text:p>604.30</text:p>
          </table:table-cell>
          <table:table-cell office:value-type="string" calcext:value-type="string">
            <text:p>NA</text:p>
          </table:table-cell>
          <table:table-cell table:formula="of:=([.I66]-[.H66])/[.I66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-cplex-defaults-mem-emphasis-1thread/parO5mtH.par</text:p>
          </table:table-cell>
          <table:table-cell office:value-type="string" calcext:value-type="string">
            <text:p>TL</text:p>
          </table:table-cell>
          <table:table-cell office:value-type="float" office:value="7201.71" calcext:value-type="float">
            <text:p>7201.7</text:p>
          </table:table-cell>
          <table:table-cell office:value-type="float" office:value="135243" calcext:value-type="float">
            <text:p>135,243</text:p>
          </table:table-cell>
          <table:table-cell office:value-type="float" office:value="0" calcext:value-type="float">
            <text:p>0</text:p>
          </table:table-cell>
          <table:table-cell office:value-type="float" office:value="633.65832487" calcext:value-type="float">
            <text:p>633.66</text:p>
          </table:table-cell>
          <table:table-cell office:value-type="string" calcext:value-type="string">
            <text:p>NA</text:p>
          </table:table-cell>
          <table:table-cell table:formula="of:=([.I67]-[.H67])/[.I67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-cplex-defaults-mem-emphasis-1thread/parB3qxI.par</text:p>
          </table:table-cell>
          <table:table-cell office:value-type="string" calcext:value-type="string">
            <text:p>TL</text:p>
          </table:table-cell>
          <table:table-cell office:value-type="float" office:value="7200.18" calcext:value-type="float">
            <text:p>7200.2</text:p>
          </table:table-cell>
          <table:table-cell office:value-type="float" office:value="153658" calcext:value-type="float">
            <text:p>153,658</text:p>
          </table:table-cell>
          <table:table-cell office:value-type="float" office:value="0" calcext:value-type="float">
            <text:p>0</text:p>
          </table:table-cell>
          <table:table-cell office:value-type="float" office:value="621.46004183" calcext:value-type="float">
            <text:p>621.46</text:p>
          </table:table-cell>
          <table:table-cell office:value-type="string" calcext:value-type="string">
            <text:p>NA</text:p>
          </table:table-cell>
          <table:table-cell table:formula="of:=([.I68]-[.H68])/[.I68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-cplex-defaults-mem-emphasis-1thread/paraDmPQ.par</text:p>
          </table:table-cell>
          <table:table-cell office:value-type="string" calcext:value-type="string">
            <text:p>TL</text:p>
          </table:table-cell>
          <table:table-cell office:value-type="float" office:value="7200.49" calcext:value-type="float">
            <text:p>7200.5</text:p>
          </table:table-cell>
          <table:table-cell office:value-type="float" office:value="222937" calcext:value-type="float">
            <text:p>222,937</text:p>
          </table:table-cell>
          <table:table-cell office:value-type="float" office:value="2080" calcext:value-type="float">
            <text:p>2,080</text:p>
          </table:table-cell>
          <table:table-cell office:value-type="float" office:value="600.54236249" calcext:value-type="float">
            <text:p>600.54</text:p>
          </table:table-cell>
          <table:table-cell office:value-type="string" calcext:value-type="string">
            <text:p>NA</text:p>
          </table:table-cell>
          <table:table-cell table:formula="of:=([.I69]-[.H69])/[.I69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-cplex-defaults-mem-emphasis-1thread/parIj4nA.par</text:p>
          </table:table-cell>
          <table:table-cell office:value-type="string" calcext:value-type="string">
            <text:p>TL</text:p>
          </table:table-cell>
          <table:table-cell office:value-type="float" office:value="7200.15" calcext:value-type="float">
            <text:p>7200.2</text:p>
          </table:table-cell>
          <table:table-cell office:value-type="float" office:value="140693" calcext:value-type="float">
            <text:p>140,693</text:p>
          </table:table-cell>
          <table:table-cell office:value-type="float" office:value="24" calcext:value-type="float">
            <text:p>24</text:p>
          </table:table-cell>
          <table:table-cell office:value-type="float" office:value="618.73534749" calcext:value-type="float">
            <text:p>618.74</text:p>
          </table:table-cell>
          <table:table-cell office:value-type="string" calcext:value-type="string">
            <text:p>NA</text:p>
          </table:table-cell>
          <table:table-cell table:formula="of:=([.I70]-[.H70])/[.I70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-cplex-defaults-mem-emphasis-1thread/par0p5dz.par</text:p>
          </table:table-cell>
          <table:table-cell office:value-type="string" calcext:value-type="string">
            <text:p>TL</text:p>
          </table:table-cell>
          <table:table-cell office:value-type="float" office:value="7200.54" calcext:value-type="float">
            <text:p>7200.5</text:p>
          </table:table-cell>
          <table:table-cell office:value-type="float" office:value="155404" calcext:value-type="float">
            <text:p>155,404</text:p>
          </table:table-cell>
          <table:table-cell office:value-type="float" office:value="0" calcext:value-type="float">
            <text:p>0</text:p>
          </table:table-cell>
          <table:table-cell office:value-type="float" office:value="662.70439854" calcext:value-type="float">
            <text:p>662.70</text:p>
          </table:table-cell>
          <table:table-cell office:value-type="string" calcext:value-type="string">
            <text:p>NA</text:p>
          </table:table-cell>
          <table:table-cell table:formula="of:=([.I71]-[.H71])/[.I71]*1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-cplex-defaults-mem-emphasis-1thread/par04LaT.par</text:p>
          </table:table-cell>
          <table:table-cell office:value-type="string" calcext:value-type="string">
            <text:p>TL</text:p>
          </table:table-cell>
          <table:table-cell office:value-type="float" office:value="7201.71" calcext:value-type="float">
            <text:p>7201.7</text:p>
          </table:table-cell>
          <table:table-cell office:value-type="float" office:value="118803" calcext:value-type="float">
            <text:p>118,803</text:p>
          </table:table-cell>
          <table:table-cell office:value-type="float" office:value="0" calcext:value-type="float">
            <text:p>0</text:p>
          </table:table-cell>
          <table:table-cell office:value-type="float" office:value="633.7575027" calcext:value-type="float">
            <text:p>633.76</text:p>
          </table:table-cell>
          <table:table-cell office:value-type="string" calcext:value-type="string">
            <text:p>NA</text:p>
          </table:table-cell>
          <table:table-cell table:formula="of:=([.I72]-[.H72])/[.I72]*100" office:value-type="string" office:string-value="" calcext:value-type="error">
            <text:p>#VALUE!</text:p>
          </table:table-cell>
        </table:table-row>
      </table:table>
      <table:table table:name="(SCE6) Single thread + mem emphasis + warmsta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ce39"/>
        <table:table-column table:style-name="co1" table:default-cell-style-name="ce41"/>
        <table:table-column table:style-name="co1" table:default-cell-style-name="ce44"/>
        <table:table-column table:style-name="co1" table:number-columns-repeated="2" table:default-cell-style-name="ce48"/>
        <table:table-column table:style-name="co1" table:number-columns-repeated="2" table:default-cell-style-name="ce52"/>
        <table:table-column table:style-name="co1" table:default-cell-style-name="ce53"/>
        <table:table-column table:style-name="co1" table:number-columns-repeated="1014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 office:value-type="string" calcext:value-type="string" table:number-columns-spanned="1" table:number-rows-spanned="2">
            <text:p>Instance file</text:p>
          </table:table-cell>
          <table:table-cell table:style-name="ce24" office:value-type="string" calcext:value-type="string" table:number-columns-spanned="8" table:number-rows-spanned="1">
            <text:p>CPLEX defaults – 1 thread – Memory emphasis set – Warmstart</text:p>
          </table:table-cell>
          <table:covered-table-cell table:style-name="ce24"/>
          <table:covered-table-cell table:style-name="ce59"/>
          <table:covered-table-cell table:number-columns-repeated="2" table:style-name="ce61"/>
          <table:covered-table-cell table:number-columns-repeated="3" table:style-name="ce31"/>
          <table:table-cell table:style-name="ce65" table:number-columns-repeated="1014"/>
        </table:table-row>
        <table:table-row table:style-name="ro1">
          <table:covered-table-cell table:number-columns-repeated="2" table:style-name="ce55"/>
          <table:table-cell table:style-name="ce57" office:value-type="string" calcext:value-type="string">
            <text:p>Logfile</text:p>
          </table:table-cell>
          <table:table-cell table:style-name="ce58" office:value-type="string" calcext:value-type="string">
            <text:p>Status</text:p>
          </table:table-cell>
          <table:table-cell table:style-name="ce60" office:value-type="string" calcext:value-type="string">
            <text:p>Time (sec)</text:p>
          </table:table-cell>
          <table:table-cell table:style-name="ce62" office:value-type="string" calcext:value-type="string">
            <text:p>Iterations </text:p>
          </table:table-cell>
          <table:table-cell table:style-name="ce62" office:value-type="string" calcext:value-type="string">
            <text:p>Nodes</text:p>
          </table:table-cell>
          <table:table-cell table:style-name="ce64" office:value-type="string" calcext:value-type="string">
            <text:p>LB</text:p>
          </table:table-cell>
          <table:table-cell table:style-name="ce64" office:value-type="string" calcext:value-type="string">
            <text:p>UB</text:p>
          </table:table-cell>
          <table:table-cell table:style-name="ce31" office:value-type="string" calcext:value-type="string">
            <text:p>Gap (%)</text:p>
          </table:table-cell>
          <table:table-cell table:style-name="ce65" table:number-columns-repeated="1014"/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s-cplex-defaults-mem-emphasis-1thread-warmstart/paruS1MZ.par</text:p>
          </table:table-cell>
          <table:table-cell office:value-type="string" calcext:value-type="string">
            <text:p>OPT</text:p>
          </table:table-cell>
          <table:table-cell office:value-type="float" office:value="0.13" calcext:value-type="float">
            <text:p>0.1</text:p>
          </table:table-cell>
          <table:table-cell office:value-type="float" office:value="455" calcext:value-type="float">
            <text:p>4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8.19855033" calcext:value-type="float">
            <text:p>218.20</text:p>
          </table:table-cell>
          <table:table-cell table:formula="of:=([.I3]-[.H3])/[.I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s-cplex-defaults-mem-emphasis-1thread-warmstart/parpN9cw.par</text:p>
          </table:table-cell>
          <table:table-cell office:value-type="string" calcext:value-type="string">
            <text:p>OPT</text:p>
          </table:table-cell>
          <table:table-cell office:value-type="float" office:value="0.24" calcext:value-type="float">
            <text:p>0.2</text:p>
          </table:table-cell>
          <table:table-cell office:value-type="float" office:value="1850" calcext:value-type="float">
            <text:p>1,850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46.62617517" calcext:value-type="float">
            <text:p>246.63</text:p>
          </table:table-cell>
          <table:table-cell table:formula="of:=([.I4]-[.H4])/[.I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s-cplex-defaults-mem-emphasis-1thread-warmstart/parKTDwi.par</text:p>
          </table:table-cell>
          <table:table-cell office:value-type="string" calcext:value-type="string">
            <text:p>OPT</text:p>
          </table:table-cell>
          <table:table-cell office:value-type="float" office:value="0.42" calcext:value-type="float">
            <text:p>0.4</text:p>
          </table:table-cell>
          <table:table-cell office:value-type="float" office:value="14513" calcext:value-type="float">
            <text:p>14,513</text:p>
          </table:table-cell>
          <table:table-cell office:value-type="float" office:value="1736" calcext:value-type="float">
            <text:p>1,736</text:p>
          </table:table-cell>
          <table:table-cell table:number-columns-repeated="2" office:value-type="float" office:value="305.859574" calcext:value-type="float">
            <text:p>305.86</text:p>
          </table:table-cell>
          <table:table-cell table:formula="of:=([.I5]-[.H5])/[.I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s-cplex-defaults-mem-emphasis-1thread-warmstart/parrbcpk.par</text:p>
          </table:table-cell>
          <table:table-cell office:value-type="string" calcext:value-type="string">
            <text:p>OPT</text:p>
          </table:table-cell>
          <table:table-cell office:value-type="float" office:value="0.79" calcext:value-type="float">
            <text:p>0.8</text:p>
          </table:table-cell>
          <table:table-cell office:value-type="float" office:value="21602" calcext:value-type="float">
            <text:p>21,602</text:p>
          </table:table-cell>
          <table:table-cell office:value-type="float" office:value="2626" calcext:value-type="float">
            <text:p>2,626</text:p>
          </table:table-cell>
          <table:table-cell table:number-columns-repeated="2" office:value-type="float" office:value="186.8969446" calcext:value-type="float">
            <text:p>186.90</text:p>
          </table:table-cell>
          <table:table-cell table:formula="of:=([.I6]-[.H6])/[.I6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s-cplex-defaults-mem-emphasis-1thread-warmstart/parNygNB.par</text:p>
          </table:table-cell>
          <table:table-cell office:value-type="string" calcext:value-type="string">
            <text:p>OPT</text:p>
          </table:table-cell>
          <table:table-cell office:value-type="float" office:value="0.09" calcext:value-type="float">
            <text:p>0.1</text:p>
          </table:table-cell>
          <table:table-cell office:value-type="float" office:value="1110" calcext:value-type="float">
            <text:p>1,11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89.543179" calcext:value-type="float">
            <text:p>189.54</text:p>
          </table:table-cell>
          <table:table-cell table:formula="of:=([.I7]-[.H7])/[.I7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s-cplex-defaults-mem-emphasis-1thread-warmstart/parXPP3N.par</text:p>
          </table:table-cell>
          <table:table-cell office:value-type="string" calcext:value-type="string">
            <text:p>OPT</text:p>
          </table:table-cell>
          <table:table-cell office:value-type="float" office:value="0.06" calcext:value-type="float">
            <text:p>0.1</text:p>
          </table:table-cell>
          <table:table-cell office:value-type="float" office:value="578" calcext:value-type="float">
            <text:p>57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00.0991589" calcext:value-type="float">
            <text:p>200.10</text:p>
          </table:table-cell>
          <table:table-cell table:formula="of:=([.I8]-[.H8])/[.I8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s-cplex-defaults-mem-emphasis-1thread-warmstart/par1LDto.par</text:p>
          </table:table-cell>
          <table:table-cell office:value-type="string" calcext:value-type="string">
            <text:p>OPT</text:p>
          </table:table-cell>
          <table:table-cell office:value-type="float" office:value="0.02" calcext:value-type="float">
            <text:p>0.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36852533" calcext:value-type="float">
            <text:p>225.37</text:p>
          </table:table-cell>
          <table:table-cell table:formula="of:=([.I9]-[.H9])/[.I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s-cplex-defaults-mem-emphasis-1thread-warmstart/par8ocZ1.par</text:p>
          </table:table-cell>
          <table:table-cell office:value-type="string" calcext:value-type="string">
            <text:p>OPT</text:p>
          </table:table-cell>
          <table:table-cell office:value-type="float" office:value="0.05" calcext:value-type="float">
            <text:p>0.1</text:p>
          </table:table-cell>
          <table:table-cell office:value-type="float" office:value="996" calcext:value-type="float">
            <text:p>996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232.04877757" calcext:value-type="float">
            <text:p>232.05</text:p>
          </table:table-cell>
          <table:table-cell table:formula="of:=([.I10]-[.H10])/[.I1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s-cplex-defaults-mem-emphasis-1thread-warmstart/parSs5zE.par</text:p>
          </table:table-cell>
          <table:table-cell office:value-type="string" calcext:value-type="string">
            <text:p>OPT</text:p>
          </table:table-cell>
          <table:table-cell office:value-type="float" office:value="0.74" calcext:value-type="float">
            <text:p>0.7</text:p>
          </table:table-cell>
          <table:table-cell office:value-type="float" office:value="19826" calcext:value-type="float">
            <text:p>19,826</text:p>
          </table:table-cell>
          <table:table-cell office:value-type="float" office:value="1555" calcext:value-type="float">
            <text:p>1,555</text:p>
          </table:table-cell>
          <table:table-cell table:number-columns-repeated="2" office:value-type="float" office:value="222.29502767" calcext:value-type="float">
            <text:p>222.30</text:p>
          </table:table-cell>
          <table:table-cell table:formula="of:=([.I11]-[.H11])/[.I11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s-cplex-defaults-mem-emphasis-1thread-warmstart/parxGrD9.par</text:p>
          </table:table-cell>
          <table:table-cell office:value-type="string" calcext:value-type="string">
            <text:p>OPT</text:p>
          </table:table-cell>
          <table:table-cell office:value-type="float" office:value="0.12" calcext:value-type="float">
            <text:p>0.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1</text:p>
          </table:table-cell>
          <table:table-cell table:formula="of:=([.I12]-[.H12])/[.I12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s-cplex-defaults-mem-emphasis-1thread-warmstart/parK6yk8.par</text:p>
          </table:table-cell>
          <table:table-cell office:value-type="string" calcext:value-type="string">
            <text:p>OPT</text:p>
          </table:table-cell>
          <table:table-cell office:value-type="float" office:value="2859.82" calcext:value-type="float">
            <text:p>2859.8</text:p>
          </table:table-cell>
          <table:table-cell office:value-type="float" office:value="24769983" calcext:value-type="float">
            <text:p>24,769,983</text:p>
          </table:table-cell>
          <table:table-cell office:value-type="float" office:value="1350874" calcext:value-type="float">
            <text:p>1,350,874</text:p>
          </table:table-cell>
          <table:table-cell table:number-columns-repeated="2" office:value-type="float" office:value="428.09667333" calcext:value-type="float">
            <text:p>428.10</text:p>
          </table:table-cell>
          <table:table-cell table:formula="of:=([.I13]-[.H13])/[.I13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s-cplex-defaults-mem-emphasis-1thread-warmstart/parRUzWP.par</text:p>
          </table:table-cell>
          <table:table-cell office:value-type="string" calcext:value-type="string">
            <text:p>OPT</text:p>
          </table:table-cell>
          <table:table-cell office:value-type="float" office:value="359.14" calcext:value-type="float">
            <text:p>359.1</text:p>
          </table:table-cell>
          <table:table-cell office:value-type="float" office:value="3302827" calcext:value-type="float">
            <text:p>3,302,827</text:p>
          </table:table-cell>
          <table:table-cell office:value-type="float" office:value="194525" calcext:value-type="float">
            <text:p>194,525</text:p>
          </table:table-cell>
          <table:table-cell table:number-columns-repeated="2" office:value-type="float" office:value="476.0489371" calcext:value-type="float">
            <text:p>476.05</text:p>
          </table:table-cell>
          <table:table-cell table:formula="of:=([.I14]-[.H14])/[.I14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s-cplex-defaults-mem-emphasis-1thread-warmstart/parHHDtv.par</text:p>
          </table:table-cell>
          <table:table-cell office:value-type="string" calcext:value-type="string">
            <text:p>OPT</text:p>
          </table:table-cell>
          <table:table-cell office:value-type="float" office:value="1983.53" calcext:value-type="float">
            <text:p>1983.5</text:p>
          </table:table-cell>
          <table:table-cell office:value-type="float" office:value="14995113" calcext:value-type="float">
            <text:p>14,995,113</text:p>
          </table:table-cell>
          <table:table-cell office:value-type="float" office:value="497517" calcext:value-type="float">
            <text:p>497,517</text:p>
          </table:table-cell>
          <table:table-cell table:number-columns-repeated="2" office:value-type="float" office:value="399.0918764" calcext:value-type="float">
            <text:p>399.09</text:p>
          </table:table-cell>
          <table:table-cell table:formula="of:=([.I15]-[.H15])/[.I15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s-cplex-defaults-mem-emphasis-1thread-warmstart/parjylg1.par</text:p>
          </table:table-cell>
          <table:table-cell office:value-type="string" calcext:value-type="string">
            <text:p>OPT</text:p>
          </table:table-cell>
          <table:table-cell office:value-type="float" office:value="792.65" calcext:value-type="float">
            <text:p>792.7</text:p>
          </table:table-cell>
          <table:table-cell office:value-type="float" office:value="7188187" calcext:value-type="float">
            <text:p>7,188,187</text:p>
          </table:table-cell>
          <table:table-cell office:value-type="float" office:value="275655" calcext:value-type="float">
            <text:p>275,655</text:p>
          </table:table-cell>
          <table:table-cell table:number-columns-repeated="2" office:value-type="float" office:value="411.29577673" calcext:value-type="float">
            <text:p>411.30</text:p>
          </table:table-cell>
          <table:table-cell table:formula="of:=([.I16]-[.H16])/[.I16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s-cplex-defaults-mem-emphasis-1thread-warmstart/parUMrTW.par</text:p>
          </table:table-cell>
          <table:table-cell office:value-type="string" calcext:value-type="string">
            <text:p>OPT</text:p>
          </table:table-cell>
          <table:table-cell office:value-type="float" office:value="4525.59" calcext:value-type="float">
            <text:p>4525.6</text:p>
          </table:table-cell>
          <table:table-cell office:value-type="float" office:value="38740738" calcext:value-type="float">
            <text:p>38,740,738</text:p>
          </table:table-cell>
          <table:table-cell office:value-type="float" office:value="1280186" calcext:value-type="float">
            <text:p>1,280,186</text:p>
          </table:table-cell>
          <table:table-cell table:number-columns-repeated="2" office:value-type="float" office:value="366.33909303" calcext:value-type="float">
            <text:p>366.34</text:p>
          </table:table-cell>
          <table:table-cell table:formula="of:=([.I17]-[.H17])/[.I17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s-cplex-defaults-mem-emphasis-1thread-warmstart/par7dmw0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9913880" calcext:value-type="float">
            <text:p>39,913,880</text:p>
          </table:table-cell>
          <table:table-cell office:value-type="float" office:value="1393373" calcext:value-type="float">
            <text:p>1,393,373</text:p>
          </table:table-cell>
          <table:table-cell office:value-type="float" office:value="394.36781639" calcext:value-type="float">
            <text:p>394.37</text:p>
          </table:table-cell>
          <table:table-cell office:value-type="float" office:value="441.69760907" calcext:value-type="float">
            <text:p>441.70</text:p>
          </table:table-cell>
          <table:table-cell table:formula="of:=([.I18]-[.H18])/[.I18]*100" office:value-type="float" office:value="10.7154287702968" calcext:value-type="float">
            <text:p>10.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s-cplex-defaults-mem-emphasis-1thread-warmstart/parQtQ8H.par</text:p>
          </table:table-cell>
          <table:table-cell office:value-type="string" calcext:value-type="string">
            <text:p>OPT</text:p>
          </table:table-cell>
          <table:table-cell office:value-type="float" office:value="229.74" calcext:value-type="float">
            <text:p>229.7</text:p>
          </table:table-cell>
          <table:table-cell office:value-type="float" office:value="1594467" calcext:value-type="float">
            <text:p>1,594,467</text:p>
          </table:table-cell>
          <table:table-cell office:value-type="float" office:value="55341" calcext:value-type="float">
            <text:p>55,341</text:p>
          </table:table-cell>
          <table:table-cell table:number-columns-repeated="2" office:value-type="float" office:value="328.67077267" calcext:value-type="float">
            <text:p>328.67</text:p>
          </table:table-cell>
          <table:table-cell table:formula="of:=([.I19]-[.H19])/[.I19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s-cplex-defaults-mem-emphasis-1thread-warmstart/par0lMEd.par</text:p>
          </table:table-cell>
          <table:table-cell office:value-type="string" calcext:value-type="string">
            <text:p>OPT</text:p>
          </table:table-cell>
          <table:table-cell office:value-type="float" office:value="158.29" calcext:value-type="float">
            <text:p>158.3</text:p>
          </table:table-cell>
          <table:table-cell office:value-type="float" office:value="1117058" calcext:value-type="float">
            <text:p>1,117,058</text:p>
          </table:table-cell>
          <table:table-cell office:value-type="float" office:value="51441" calcext:value-type="float">
            <text:p>51,441</text:p>
          </table:table-cell>
          <table:table-cell table:number-columns-repeated="2" office:value-type="float" office:value="357.68369787" calcext:value-type="float">
            <text:p>357.68</text:p>
          </table:table-cell>
          <table:table-cell table:formula="of:=([.I20]-[.H20])/[.I20]*100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s-cplex-defaults-mem-emphasis-1thread-warmstart/parpbrB8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9526175" calcext:value-type="float">
            <text:p>39,526,175</text:p>
          </table:table-cell>
          <table:table-cell office:value-type="float" office:value="912265" calcext:value-type="float">
            <text:p>912,265</text:p>
          </table:table-cell>
          <table:table-cell office:value-type="float" office:value="330.2965783" calcext:value-type="float">
            <text:p>330.30</text:p>
          </table:table-cell>
          <table:table-cell office:value-type="float" office:value="402.67063677" calcext:value-type="float">
            <text:p>402.67</text:p>
          </table:table-cell>
          <table:table-cell table:formula="of:=([.I21]-[.H21])/[.I21]*100" office:value-type="float" office:value="17.9735128070287" calcext:value-type="float">
            <text:p>17.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s-cplex-defaults-mem-emphasis-1thread-warmstart/parkxxPH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5481009" calcext:value-type="float">
            <text:p>35,481,009</text:p>
          </table:table-cell>
          <table:table-cell office:value-type="float" office:value="1047443" calcext:value-type="float">
            <text:p>1,047,443</text:p>
          </table:table-cell>
          <table:table-cell office:value-type="float" office:value="420.98616025" calcext:value-type="float">
            <text:p>420.99</text:p>
          </table:table-cell>
          <table:table-cell office:value-type="float" office:value="469.583817" calcext:value-type="float">
            <text:p>469.58</text:p>
          </table:table-cell>
          <table:table-cell table:formula="of:=([.I22]-[.H22])/[.I22]*100" office:value-type="float" office:value="10.349091044166" calcext:value-type="float">
            <text:p>10.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s-cplex-defaults-mem-emphasis-1thread-warmstart/parjBNKQ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6349809" calcext:value-type="float">
            <text:p>6,349,809</text:p>
          </table:table-cell>
          <table:table-cell office:value-type="float" office:value="101622" calcext:value-type="float">
            <text:p>101,622</text:p>
          </table:table-cell>
          <table:table-cell office:value-type="float" office:value="459.24866422" calcext:value-type="float">
            <text:p>459.25</text:p>
          </table:table-cell>
          <table:table-cell office:value-type="float" office:value="958.63914503" calcext:value-type="float">
            <text:p>958.64</text:p>
          </table:table-cell>
          <table:table-cell table:formula="of:=([.I23]-[.H23])/[.I23]*100" office:value-type="float" office:value="52.0936875360303" calcext:value-type="float">
            <text:p>52.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s-cplex-defaults-mem-emphasis-1thread-warmstart/paroN4hg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8088585" calcext:value-type="float">
            <text:p>8,088,585</text:p>
          </table:table-cell>
          <table:table-cell office:value-type="float" office:value="228450" calcext:value-type="float">
            <text:p>228,450</text:p>
          </table:table-cell>
          <table:table-cell office:value-type="float" office:value="373.93828903" calcext:value-type="float">
            <text:p>373.94</text:p>
          </table:table-cell>
          <table:table-cell office:value-type="float" office:value="572.5849504" calcext:value-type="float">
            <text:p>572.58</text:p>
          </table:table-cell>
          <table:table-cell table:formula="of:=([.I24]-[.H24])/[.I24]*100" office:value-type="float" office:value="34.6929588755744" calcext:value-type="float">
            <text:p>34.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s-cplex-defaults-mem-emphasis-1thread-warmstart/parGpyqp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7445108" calcext:value-type="float">
            <text:p>7,445,108</text:p>
          </table:table-cell>
          <table:table-cell office:value-type="float" office:value="213169" calcext:value-type="float">
            <text:p>213,169</text:p>
          </table:table-cell>
          <table:table-cell office:value-type="float" office:value="390.47876309" calcext:value-type="float">
            <text:p>390.48</text:p>
          </table:table-cell>
          <table:table-cell office:value-type="float" office:value="554.08043103" calcext:value-type="float">
            <text:p>554.08</text:p>
          </table:table-cell>
          <table:table-cell table:formula="of:=([.I25]-[.H25])/[.I25]*100" office:value-type="float" office:value="29.52670023662" calcext:value-type="float">
            <text:p>29.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s-cplex-defaults-mem-emphasis-1thread-warmstart/parq3YE6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9109920" calcext:value-type="float">
            <text:p>9,109,920</text:p>
          </table:table-cell>
          <table:table-cell office:value-type="float" office:value="192745" calcext:value-type="float">
            <text:p>192,745</text:p>
          </table:table-cell>
          <table:table-cell office:value-type="float" office:value="371.98592495" calcext:value-type="float">
            <text:p>371.99</text:p>
          </table:table-cell>
          <table:table-cell office:value-type="float" office:value="513.95280533" calcext:value-type="float">
            <text:p>513.95</text:p>
          </table:table-cell>
          <table:table-cell table:formula="of:=([.I26]-[.H26])/[.I26]*100" office:value-type="float" office:value="27.6225518973178" calcext:value-type="float">
            <text:p>27.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s-cplex-defaults-mem-emphasis-1thread-warmstart/parbRU3q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7716789" calcext:value-type="float">
            <text:p>7,716,789</text:p>
          </table:table-cell>
          <table:table-cell office:value-type="float" office:value="174234" calcext:value-type="float">
            <text:p>174,234</text:p>
          </table:table-cell>
          <table:table-cell office:value-type="float" office:value="464.97407516" calcext:value-type="float">
            <text:p>464.97</text:p>
          </table:table-cell>
          <table:table-cell office:value-type="float" office:value="662.06159633" calcext:value-type="float">
            <text:p>662.06</text:p>
          </table:table-cell>
          <table:table-cell table:formula="of:=([.I27]-[.H27])/[.I27]*100" office:value-type="float" office:value="29.7687590191779" calcext:value-type="float">
            <text:p>29.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s-cplex-defaults-mem-emphasis-1thread-warmstart/par59gjA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10161140" calcext:value-type="float">
            <text:p>10,161,140</text:p>
          </table:table-cell>
          <table:table-cell office:value-type="float" office:value="373751" calcext:value-type="float">
            <text:p>373,751</text:p>
          </table:table-cell>
          <table:table-cell office:value-type="float" office:value="360.72526095" calcext:value-type="float">
            <text:p>360.73</text:p>
          </table:table-cell>
          <table:table-cell office:value-type="float" office:value="837.0703572" calcext:value-type="float">
            <text:p>837.07</text:p>
          </table:table-cell>
          <table:table-cell table:formula="of:=([.I28]-[.H28])/[.I28]*100" office:value-type="float" office:value="56.9062196687234" calcext:value-type="float">
            <text:p>56.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s-cplex-defaults-mem-emphasis-1thread-warmstart/parIMKp5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5714339" calcext:value-type="float">
            <text:p>5,714,339</text:p>
          </table:table-cell>
          <table:table-cell office:value-type="float" office:value="151805" calcext:value-type="float">
            <text:p>151,805</text:p>
          </table:table-cell>
          <table:table-cell office:value-type="float" office:value="354.15225288" calcext:value-type="float">
            <text:p>354.15</text:p>
          </table:table-cell>
          <table:table-cell office:value-type="float" office:value="520.587537" calcext:value-type="float">
            <text:p>520.59</text:p>
          </table:table-cell>
          <table:table-cell table:formula="of:=([.I29]-[.H29])/[.I29]*100" office:value-type="float" office:value="31.9706624325123" calcext:value-type="float">
            <text:p>31.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s-cplex-defaults-mem-emphasis-1thread-warmstart/parwx0sj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8180274" calcext:value-type="float">
            <text:p>8,180,274</text:p>
          </table:table-cell>
          <table:table-cell office:value-type="float" office:value="206953" calcext:value-type="float">
            <text:p>206,953</text:p>
          </table:table-cell>
          <table:table-cell office:value-type="float" office:value="375.51790098" calcext:value-type="float">
            <text:p>375.52</text:p>
          </table:table-cell>
          <table:table-cell office:value-type="float" office:value="474.5520645" calcext:value-type="float">
            <text:p>474.55</text:p>
          </table:table-cell>
          <table:table-cell table:formula="of:=([.I30]-[.H30])/[.I30]*100" office:value-type="float" office:value="20.8689774902454" calcext:value-type="float">
            <text:p>20.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s-cplex-defaults-mem-emphasis-1thread-warmstart/parIIHKl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8614337" calcext:value-type="float">
            <text:p>8,614,337</text:p>
          </table:table-cell>
          <table:table-cell office:value-type="float" office:value="259480" calcext:value-type="float">
            <text:p>259,480</text:p>
          </table:table-cell>
          <table:table-cell office:value-type="float" office:value="355.28691725" calcext:value-type="float">
            <text:p>355.29</text:p>
          </table:table-cell>
          <table:table-cell office:value-type="float" office:value="539.7392215" calcext:value-type="float">
            <text:p>539.74</text:p>
          </table:table-cell>
          <table:table-cell table:formula="of:=([.I31]-[.H31])/[.I31]*100" office:value-type="float" office:value="34.1743376991179" calcext:value-type="float">
            <text:p>34.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s-cplex-defaults-mem-emphasis-1thread-warmstart/par90co5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7282266" calcext:value-type="float">
            <text:p>7,282,266</text:p>
          </table:table-cell>
          <table:table-cell office:value-type="float" office:value="323532" calcext:value-type="float">
            <text:p>323,532</text:p>
          </table:table-cell>
          <table:table-cell office:value-type="float" office:value="431.18338921" calcext:value-type="float">
            <text:p>431.18</text:p>
          </table:table-cell>
          <table:table-cell office:value-type="float" office:value="601.47120937" calcext:value-type="float">
            <text:p>601.47</text:p>
          </table:table-cell>
          <table:table-cell table:formula="of:=([.I32]-[.H32])/[.I32]*100" office:value-type="float" office:value="28.3118821827507" calcext:value-type="float">
            <text:p>28.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s-cplex-defaults-mem-emphasis-1thread-warmstart/parj6e4b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2839940" calcext:value-type="float">
            <text:p>2,839,940</text:p>
          </table:table-cell>
          <table:table-cell office:value-type="float" office:value="35407" calcext:value-type="float">
            <text:p>35,407</text:p>
          </table:table-cell>
          <table:table-cell office:value-type="float" office:value="492.08689264" calcext:value-type="float">
            <text:p>492.09</text:p>
          </table:table-cell>
          <table:table-cell office:value-type="float" office:value="1199.4723149" calcext:value-type="float">
            <text:p>1199.47</text:p>
          </table:table-cell>
          <table:table-cell table:formula="of:=([.I33]-[.H33])/[.I33]*100" office:value-type="float" office:value="58.9747185885632" calcext:value-type="float">
            <text:p>58.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s-cplex-defaults-mem-emphasis-1thread-warmstart/parTM4VG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4482998" calcext:value-type="float">
            <text:p>4,482,998</text:p>
          </table:table-cell>
          <table:table-cell office:value-type="float" office:value="67811" calcext:value-type="float">
            <text:p>67,811</text:p>
          </table:table-cell>
          <table:table-cell office:value-type="float" office:value="384.68119549" calcext:value-type="float">
            <text:p>384.68</text:p>
          </table:table-cell>
          <table:table-cell office:value-type="float" office:value="682.36544943" calcext:value-type="float">
            <text:p>682.37</text:p>
          </table:table-cell>
          <table:table-cell table:formula="of:=([.I34]-[.H34])/[.I34]*100" office:value-type="float" office:value="43.6253409648253" calcext:value-type="float">
            <text:p>43.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s-cplex-defaults-mem-emphasis-1thread-warmstart/parQhPg0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3926239" calcext:value-type="float">
            <text:p>3,926,239</text:p>
          </table:table-cell>
          <table:table-cell office:value-type="float" office:value="35732" calcext:value-type="float">
            <text:p>35,732</text:p>
          </table:table-cell>
          <table:table-cell office:value-type="float" office:value="378.98709309" calcext:value-type="float">
            <text:p>378.99</text:p>
          </table:table-cell>
          <table:table-cell office:value-type="float" office:value="650.25526063" calcext:value-type="float">
            <text:p>650.26</text:p>
          </table:table-cell>
          <table:table-cell table:formula="of:=([.I35]-[.H35])/[.I35]*100" office:value-type="float" office:value="41.717181538398" calcext:value-type="float">
            <text:p>41.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s-cplex-defaults-mem-emphasis-1thread-warmstart/para6jnf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2266163" calcext:value-type="float">
            <text:p>2,266,163</text:p>
          </table:table-cell>
          <table:table-cell office:value-type="float" office:value="27904" calcext:value-type="float">
            <text:p>27,904</text:p>
          </table:table-cell>
          <table:table-cell office:value-type="float" office:value="418.94097391" calcext:value-type="float">
            <text:p>418.94</text:p>
          </table:table-cell>
          <table:table-cell office:value-type="float" office:value="822.7889991" calcext:value-type="float">
            <text:p>822.79</text:p>
          </table:table-cell>
          <table:table-cell table:formula="of:=([.I36]-[.H36])/[.I36]*100" office:value-type="float" office:value="49.0828177858169" calcext:value-type="float">
            <text:p>49.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s-cplex-defaults-mem-emphasis-1thread-warmstart/parKEIKN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3326017" calcext:value-type="float">
            <text:p>3,326,017</text:p>
          </table:table-cell>
          <table:table-cell office:value-type="float" office:value="40547" calcext:value-type="float">
            <text:p>40,547</text:p>
          </table:table-cell>
          <table:table-cell office:value-type="float" office:value="411.15999545" calcext:value-type="float">
            <text:p>411.16</text:p>
          </table:table-cell>
          <table:table-cell office:value-type="float" office:value="720.59624693" calcext:value-type="float">
            <text:p>720.60</text:p>
          </table:table-cell>
          <table:table-cell table:formula="of:=([.I37]-[.H37])/[.I37]*100" office:value-type="float" office:value="42.9416962408991" calcext:value-type="float">
            <text:p>42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s-cplex-defaults-mem-emphasis-1thread-warmstart/parxZg3b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288678" calcext:value-type="float">
            <text:p>3,288,678</text:p>
          </table:table-cell>
          <table:table-cell office:value-type="float" office:value="32406" calcext:value-type="float">
            <text:p>32,406</text:p>
          </table:table-cell>
          <table:table-cell office:value-type="float" office:value="391.86831666" calcext:value-type="float">
            <text:p>391.87</text:p>
          </table:table-cell>
          <table:table-cell office:value-type="float" office:value="735.38020753" calcext:value-type="float">
            <text:p>735.38</text:p>
          </table:table-cell>
          <table:table-cell table:formula="of:=([.I38]-[.H38])/[.I38]*100" office:value-type="float" office:value="46.7121479953601" calcext:value-type="float">
            <text:p>46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s-cplex-defaults-mem-emphasis-1thread-warmstart/parMytF5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2132064" calcext:value-type="float">
            <text:p>2,132,064</text:p>
          </table:table-cell>
          <table:table-cell office:value-type="float" office:value="30806" calcext:value-type="float">
            <text:p>30,806</text:p>
          </table:table-cell>
          <table:table-cell office:value-type="float" office:value="372.48960491" calcext:value-type="float">
            <text:p>372.49</text:p>
          </table:table-cell>
          <table:table-cell office:value-type="float" office:value="599.57505733" calcext:value-type="float">
            <text:p>599.58</text:p>
          </table:table-cell>
          <table:table-cell table:formula="of:=([.I39]-[.H39])/[.I39]*100" office:value-type="float" office:value="37.874399484069" calcext:value-type="float">
            <text:p>37.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s-cplex-defaults-mem-emphasis-1thread-warmstart/parn6i3X.par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.0</text:p>
          </table:table-cell>
          <table:table-cell office:value-type="float" office:value="3539044" calcext:value-type="float">
            <text:p>3,539,044</text:p>
          </table:table-cell>
          <table:table-cell office:value-type="float" office:value="33274" calcext:value-type="float">
            <text:p>33,274</text:p>
          </table:table-cell>
          <table:table-cell office:value-type="float" office:value="406.39644807" calcext:value-type="float">
            <text:p>406.40</text:p>
          </table:table-cell>
          <table:table-cell office:value-type="float" office:value="661.77467567" calcext:value-type="float">
            <text:p>661.77</text:p>
          </table:table-cell>
          <table:table-cell table:formula="of:=([.I40]-[.H40])/[.I40]*100" office:value-type="float" office:value="38.5899063516517" calcext:value-type="float">
            <text:p>38.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s-cplex-defaults-mem-emphasis-1thread-warmstart/parIJQXA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4030882" calcext:value-type="float">
            <text:p>4,030,882</text:p>
          </table:table-cell>
          <table:table-cell office:value-type="float" office:value="27874" calcext:value-type="float">
            <text:p>27,874</text:p>
          </table:table-cell>
          <table:table-cell office:value-type="float" office:value="384.90862551" calcext:value-type="float">
            <text:p>384.91</text:p>
          </table:table-cell>
          <table:table-cell office:value-type="float" office:value="703.61280817" calcext:value-type="float">
            <text:p>703.61</text:p>
          </table:table-cell>
          <table:table-cell table:formula="of:=([.I41]-[.H41])/[.I41]*100" office:value-type="float" office:value="45.2953924316565" calcext:value-type="float">
            <text:p>45.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s-cplex-defaults-mem-emphasis-1thread-warmstart/parMo8Bs.par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</text:p>
          </table:table-cell>
          <table:table-cell office:value-type="float" office:value="5559877" calcext:value-type="float">
            <text:p>5,559,877</text:p>
          </table:table-cell>
          <table:table-cell office:value-type="float" office:value="48262" calcext:value-type="float">
            <text:p>48,262</text:p>
          </table:table-cell>
          <table:table-cell office:value-type="float" office:value="485.62593697" calcext:value-type="float">
            <text:p>485.63</text:p>
          </table:table-cell>
          <table:table-cell office:value-type="float" office:value="1191.1704228" calcext:value-type="float">
            <text:p>1191.17</text:p>
          </table:table-cell>
          <table:table-cell table:formula="of:=([.I42]-[.H42])/[.I42]*100" office:value-type="float" office:value="59.231195832711" calcext:value-type="float">
            <text:p>59.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s-cplex-defaults-mem-emphasis-1thread-warmstart/partnSfX.par</text:p>
          </table:table-cell>
          <table:table-cell office:value-type="string" calcext:value-type="string">
            <text:p>TL</text:p>
          </table:table-cell>
          <table:table-cell office:value-type="float" office:value="7200.04" calcext:value-type="float">
            <text:p>7200.0</text:p>
          </table:table-cell>
          <table:table-cell office:value-type="float" office:value="1529710" calcext:value-type="float">
            <text:p>1,529,710</text:p>
          </table:table-cell>
          <table:table-cell office:value-type="float" office:value="13243" calcext:value-type="float">
            <text:p>13,243</text:p>
          </table:table-cell>
          <table:table-cell office:value-type="float" office:value="430.35751077" calcext:value-type="float">
            <text:p>430.36</text:p>
          </table:table-cell>
          <table:table-cell office:value-type="float" office:value="1375.2753867" calcext:value-type="float">
            <text:p>1375.28</text:p>
          </table:table-cell>
          <table:table-cell table:formula="of:=([.I43]-[.H43])/[.I43]*100" office:value-type="float" office:value="68.7075392367305" calcext:value-type="float">
            <text:p>68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s-cplex-defaults-mem-emphasis-1thread-warmstart/parG4miu.par</text:p>
          </table:table-cell>
          <table:table-cell office:value-type="string" calcext:value-type="string">
            <text:p>TL</text:p>
          </table:table-cell>
          <table:table-cell office:value-type="float" office:value="7200.08" calcext:value-type="float">
            <text:p>7200.1</text:p>
          </table:table-cell>
          <table:table-cell office:value-type="float" office:value="1637544" calcext:value-type="float">
            <text:p>1,637,544</text:p>
          </table:table-cell>
          <table:table-cell office:value-type="float" office:value="11183" calcext:value-type="float">
            <text:p>11,183</text:p>
          </table:table-cell>
          <table:table-cell office:value-type="float" office:value="431.64947534" calcext:value-type="float">
            <text:p>431.65</text:p>
          </table:table-cell>
          <table:table-cell office:value-type="float" office:value="904.99735" calcext:value-type="float">
            <text:p>905.00</text:p>
          </table:table-cell>
          <table:table-cell table:formula="of:=([.I44]-[.H44])/[.I44]*100" office:value-type="float" office:value="52.3037857138477" calcext:value-type="float">
            <text:p>52.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s-cplex-defaults-mem-emphasis-1thread-warmstart/paruvlSS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1747603" calcext:value-type="float">
            <text:p>1,747,603</text:p>
          </table:table-cell>
          <table:table-cell office:value-type="float" office:value="11464" calcext:value-type="float">
            <text:p>11,464</text:p>
          </table:table-cell>
          <table:table-cell office:value-type="float" office:value="451.49803135" calcext:value-type="float">
            <text:p>451.50</text:p>
          </table:table-cell>
          <table:table-cell office:value-type="float" office:value="818.18502667" calcext:value-type="float">
            <text:p>818.19</text:p>
          </table:table-cell>
          <table:table-cell table:formula="of:=([.I45]-[.H45])/[.I45]*100" office:value-type="float" office:value="44.8171236782969" calcext:value-type="float">
            <text:p>44.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s-cplex-defaults-mem-emphasis-1thread-warmstart/parHmApJ.par</text:p>
          </table:table-cell>
          <table:table-cell office:value-type="string" calcext:value-type="string">
            <text:p>TL</text:p>
          </table:table-cell>
          <table:table-cell office:value-type="float" office:value="7200.09" calcext:value-type="float">
            <text:p>7200.1</text:p>
          </table:table-cell>
          <table:table-cell office:value-type="float" office:value="1122467" calcext:value-type="float">
            <text:p>1,122,467</text:p>
          </table:table-cell>
          <table:table-cell office:value-type="float" office:value="18152" calcext:value-type="float">
            <text:p>18,152</text:p>
          </table:table-cell>
          <table:table-cell office:value-type="float" office:value="404.06544447" calcext:value-type="float">
            <text:p>404.07</text:p>
          </table:table-cell>
          <table:table-cell office:value-type="float" office:value="732.72603333" calcext:value-type="float">
            <text:p>732.73</text:p>
          </table:table-cell>
          <table:table-cell table:formula="of:=([.I46]-[.H46])/[.I46]*100" office:value-type="float" office:value="44.8544986679872" calcext:value-type="float">
            <text:p>44.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s-cplex-defaults-mem-emphasis-1thread-warmstart/parLebSS.par</text:p>
          </table:table-cell>
          <table:table-cell office:value-type="string" calcext:value-type="string">
            <text:p>TL</text:p>
          </table:table-cell>
          <table:table-cell office:value-type="float" office:value="7200.09" calcext:value-type="float">
            <text:p>7200.1</text:p>
          </table:table-cell>
          <table:table-cell office:value-type="float" office:value="1339444" calcext:value-type="float">
            <text:p>1,339,444</text:p>
          </table:table-cell>
          <table:table-cell office:value-type="float" office:value="10862" calcext:value-type="float">
            <text:p>10,862</text:p>
          </table:table-cell>
          <table:table-cell office:value-type="float" office:value="409.2031092" calcext:value-type="float">
            <text:p>409.20</text:p>
          </table:table-cell>
          <table:table-cell office:value-type="float" office:value="810.70346333" calcext:value-type="float">
            <text:p>810.70</text:p>
          </table:table-cell>
          <table:table-cell table:formula="of:=([.I47]-[.H47])/[.I47]*100" office:value-type="float" office:value="49.5249338741961" calcext:value-type="float">
            <text:p>49.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s-cplex-defaults-mem-emphasis-1thread-warmstart/parsJToT.par</text:p>
          </table:table-cell>
          <table:table-cell office:value-type="string" calcext:value-type="string">
            <text:p>TL</text:p>
          </table:table-cell>
          <table:table-cell office:value-type="float" office:value="7200.09" calcext:value-type="float">
            <text:p>7200.1</text:p>
          </table:table-cell>
          <table:table-cell office:value-type="float" office:value="2079151" calcext:value-type="float">
            <text:p>2,079,151</text:p>
          </table:table-cell>
          <table:table-cell office:value-type="float" office:value="13100" calcext:value-type="float">
            <text:p>13,100</text:p>
          </table:table-cell>
          <table:table-cell office:value-type="float" office:value="415.99761569" calcext:value-type="float">
            <text:p>416.00</text:p>
          </table:table-cell>
          <table:table-cell office:value-type="float" office:value="814.02021" calcext:value-type="float">
            <text:p>814.02</text:p>
          </table:table-cell>
          <table:table-cell table:formula="of:=([.I48]-[.H48])/[.I48]*100" office:value-type="float" office:value="48.8959106199587" calcext:value-type="float">
            <text:p>48.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s-cplex-defaults-mem-emphasis-1thread-warmstart/parcXw0x.par</text:p>
          </table:table-cell>
          <table:table-cell office:value-type="string" calcext:value-type="string">
            <text:p>TL</text:p>
          </table:table-cell>
          <table:table-cell office:value-type="float" office:value="7200.09" calcext:value-type="float">
            <text:p>7200.1</text:p>
          </table:table-cell>
          <table:table-cell office:value-type="float" office:value="1570182" calcext:value-type="float">
            <text:p>1,570,182</text:p>
          </table:table-cell>
          <table:table-cell office:value-type="float" office:value="23250" calcext:value-type="float">
            <text:p>23,250</text:p>
          </table:table-cell>
          <table:table-cell office:value-type="float" office:value="389.56839946" calcext:value-type="float">
            <text:p>389.57</text:p>
          </table:table-cell>
          <table:table-cell office:value-type="float" office:value="735.76893" calcext:value-type="float">
            <text:p>735.77</text:p>
          </table:table-cell>
          <table:table-cell table:formula="of:=([.I49]-[.H49])/[.I49]*100" office:value-type="float" office:value="47.0528879956918" calcext:value-type="float">
            <text:p>47.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s-cplex-defaults-mem-emphasis-1thread-warmstart/parDy2Rp.par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</text:p>
          </table:table-cell>
          <table:table-cell office:value-type="float" office:value="1335918" calcext:value-type="float">
            <text:p>1,335,918</text:p>
          </table:table-cell>
          <table:table-cell office:value-type="float" office:value="6115" calcext:value-type="float">
            <text:p>6,115</text:p>
          </table:table-cell>
          <table:table-cell office:value-type="float" office:value="433.89393981" calcext:value-type="float">
            <text:p>433.89</text:p>
          </table:table-cell>
          <table:table-cell office:value-type="float" office:value="761.79983667" calcext:value-type="float">
            <text:p>761.80</text:p>
          </table:table-cell>
          <table:table-cell table:formula="of:=([.I50]-[.H50])/[.I50]*100" office:value-type="float" office:value="43.0435766819472" calcext:value-type="float">
            <text:p>43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s-cplex-defaults-mem-emphasis-1thread-warmstart/parm7hxP.par</text:p>
          </table:table-cell>
          <table:table-cell office:value-type="string" calcext:value-type="string">
            <text:p>TL</text:p>
          </table:table-cell>
          <table:table-cell office:value-type="float" office:value="7200.07" calcext:value-type="float">
            <text:p>7200.1</text:p>
          </table:table-cell>
          <table:table-cell office:value-type="float" office:value="2730116" calcext:value-type="float">
            <text:p>2,730,116</text:p>
          </table:table-cell>
          <table:table-cell office:value-type="float" office:value="11944" calcext:value-type="float">
            <text:p>11,944</text:p>
          </table:table-cell>
          <table:table-cell office:value-type="float" office:value="439.24805314" calcext:value-type="float">
            <text:p>439.25</text:p>
          </table:table-cell>
          <table:table-cell office:value-type="float" office:value="969.56043333" calcext:value-type="float">
            <text:p>969.56</text:p>
          </table:table-cell>
          <table:table-cell table:formula="of:=([.I51]-[.H51])/[.I51]*100" office:value-type="float" office:value="54.6961655983235" calcext:value-type="float">
            <text:p>54.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s-cplex-defaults-mem-emphasis-1thread-warmstart/parv5O5M.par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</text:p>
          </table:table-cell>
          <table:table-cell office:value-type="float" office:value="2338544" calcext:value-type="float">
            <text:p>2,338,544</text:p>
          </table:table-cell>
          <table:table-cell office:value-type="float" office:value="7485" calcext:value-type="float">
            <text:p>7,485</text:p>
          </table:table-cell>
          <table:table-cell office:value-type="float" office:value="450.0028585" calcext:value-type="float">
            <text:p>450.00</text:p>
          </table:table-cell>
          <table:table-cell office:value-type="float" office:value="867.18218" calcext:value-type="float">
            <text:p>867.18</text:p>
          </table:table-cell>
          <table:table-cell table:formula="of:=([.I52]-[.H52])/[.I52]*100" office:value-type="float" office:value="48.1074601302347" calcext:value-type="float">
            <text:p>48.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s-cplex-defaults-mem-emphasis-1thread-warmstart/paruaaGU.par</text:p>
          </table:table-cell>
          <table:table-cell office:value-type="string" calcext:value-type="string">
            <text:p>TL</text:p>
          </table:table-cell>
          <table:table-cell office:value-type="float" office:value="7200.18" calcext:value-type="float">
            <text:p>7200.2</text:p>
          </table:table-cell>
          <table:table-cell office:value-type="float" office:value="336841" calcext:value-type="float">
            <text:p>336,841</text:p>
          </table:table-cell>
          <table:table-cell office:value-type="float" office:value="529" calcext:value-type="float">
            <text:p>529</text:p>
          </table:table-cell>
          <table:table-cell office:value-type="float" office:value="548.87817302" calcext:value-type="float">
            <text:p>548.88</text:p>
          </table:table-cell>
          <table:table-cell office:value-type="float" office:value="1504.1152867" calcext:value-type="float">
            <text:p>1504.12</text:p>
          </table:table-cell>
          <table:table-cell table:formula="of:=([.I53]-[.H53])/[.I53]*100" office:value-type="float" office:value="63.5082378409817" calcext:value-type="float">
            <text:p>63.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s-cplex-defaults-mem-emphasis-1thread-warmstart/parrCZgS.par</text:p>
          </table:table-cell>
          <table:table-cell office:value-type="string" calcext:value-type="string">
            <text:p>TL</text:p>
          </table:table-cell>
          <table:table-cell office:value-type="float" office:value="7200.19" calcext:value-type="float">
            <text:p>7200.2</text:p>
          </table:table-cell>
          <table:table-cell office:value-type="float" office:value="214011" calcext:value-type="float">
            <text:p>214,011</text:p>
          </table:table-cell>
          <table:table-cell office:value-type="float" office:value="527" calcext:value-type="float">
            <text:p>527</text:p>
          </table:table-cell>
          <table:table-cell office:value-type="float" office:value="543.31729732" calcext:value-type="float">
            <text:p>543.32</text:p>
          </table:table-cell>
          <table:table-cell office:value-type="float" office:value="1459.5230667" calcext:value-type="float">
            <text:p>1459.52</text:p>
          </table:table-cell>
          <table:table-cell table:formula="of:=([.I54]-[.H54])/[.I54]*100" office:value-type="float" office:value="62.7743260989737" calcext:value-type="float">
            <text:p>62.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s-cplex-defaults-mem-emphasis-1thread-warmstart/parNurEv.par</text:p>
          </table:table-cell>
          <table:table-cell office:value-type="string" calcext:value-type="string">
            <text:p>TL</text:p>
          </table:table-cell>
          <table:table-cell office:value-type="float" office:value="7200.44" calcext:value-type="float">
            <text:p>7200.4</text:p>
          </table:table-cell>
          <table:table-cell office:value-type="float" office:value="261818" calcext:value-type="float">
            <text:p>261,818</text:p>
          </table:table-cell>
          <table:table-cell office:value-type="float" office:value="516" calcext:value-type="float">
            <text:p>516</text:p>
          </table:table-cell>
          <table:table-cell office:value-type="float" office:value="545.73167124" calcext:value-type="float">
            <text:p>545.73</text:p>
          </table:table-cell>
          <table:table-cell office:value-type="float" office:value="1327.8925" calcext:value-type="float">
            <text:p>1327.89</text:p>
          </table:table-cell>
          <table:table-cell table:formula="of:=([.I55]-[.H55])/[.I55]*100" office:value-type="float" office:value="58.9024208480732" calcext:value-type="float">
            <text:p>58.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s-cplex-defaults-mem-emphasis-1thread-warmstart/parjzWka.par</text:p>
          </table:table-cell>
          <table:table-cell office:value-type="string" calcext:value-type="string">
            <text:p>TL</text:p>
          </table:table-cell>
          <table:table-cell office:value-type="float" office:value="7200.19" calcext:value-type="float">
            <text:p>7200.2</text:p>
          </table:table-cell>
          <table:table-cell office:value-type="float" office:value="342825" calcext:value-type="float">
            <text:p>342,825</text:p>
          </table:table-cell>
          <table:table-cell office:value-type="float" office:value="1008" calcext:value-type="float">
            <text:p>1,008</text:p>
          </table:table-cell>
          <table:table-cell office:value-type="float" office:value="531.83670621" calcext:value-type="float">
            <text:p>531.84</text:p>
          </table:table-cell>
          <table:table-cell office:value-type="float" office:value="1162.76884" calcext:value-type="float">
            <text:p>1162.77</text:p>
          </table:table-cell>
          <table:table-cell table:formula="of:=([.I56]-[.H56])/[.I56]*100" office:value-type="float" office:value="54.2611834859627" calcext:value-type="float">
            <text:p>54.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s-cplex-defaults-mem-emphasis-1thread-warmstart/parHM6j7.par</text:p>
          </table:table-cell>
          <table:table-cell office:value-type="string" calcext:value-type="string">
            <text:p>TL</text:p>
          </table:table-cell>
          <table:table-cell office:value-type="float" office:value="7201.27" calcext:value-type="float">
            <text:p>7201.3</text:p>
          </table:table-cell>
          <table:table-cell office:value-type="float" office:value="240251" calcext:value-type="float">
            <text:p>240,251</text:p>
          </table:table-cell>
          <table:table-cell office:value-type="float" office:value="503" calcext:value-type="float">
            <text:p>503</text:p>
          </table:table-cell>
          <table:table-cell office:value-type="float" office:value="538.13969309" calcext:value-type="float">
            <text:p>538.14</text:p>
          </table:table-cell>
          <table:table-cell office:value-type="float" office:value="1391.9313033" calcext:value-type="float">
            <text:p>1391.93</text:p>
          </table:table-cell>
          <table:table-cell table:formula="of:=([.I57]-[.H57])/[.I57]*100" office:value-type="float" office:value="61.3386313093057" calcext:value-type="float">
            <text:p>61.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s-cplex-defaults-mem-emphasis-1thread-warmstart/par1yoiJ.par</text:p>
          </table:table-cell>
          <table:table-cell office:value-type="string" calcext:value-type="string">
            <text:p>TL</text:p>
          </table:table-cell>
          <table:table-cell office:value-type="float" office:value="7200.13" calcext:value-type="float">
            <text:p>7200.1</text:p>
          </table:table-cell>
          <table:table-cell office:value-type="float" office:value="474155" calcext:value-type="float">
            <text:p>474,155</text:p>
          </table:table-cell>
          <table:table-cell office:value-type="float" office:value="1581" calcext:value-type="float">
            <text:p>1,581</text:p>
          </table:table-cell>
          <table:table-cell office:value-type="float" office:value="518.46761284" calcext:value-type="float">
            <text:p>518.47</text:p>
          </table:table-cell>
          <table:table-cell office:value-type="float" office:value="1441.29719" calcext:value-type="float">
            <text:p>1441.30</text:p>
          </table:table-cell>
          <table:table-cell table:formula="of:=([.I58]-[.H58])/[.I58]*100" office:value-type="float" office:value="64.0277094524829" calcext:value-type="float">
            <text:p>64.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s-cplex-defaults-mem-emphasis-1thread-warmstart/parUqEtq.par</text:p>
          </table:table-cell>
          <table:table-cell office:value-type="string" calcext:value-type="string">
            <text:p>TL</text:p>
          </table:table-cell>
          <table:table-cell office:value-type="float" office:value="7200.76" calcext:value-type="float">
            <text:p>7200.8</text:p>
          </table:table-cell>
          <table:table-cell office:value-type="float" office:value="265796" calcext:value-type="float">
            <text:p>265,796</text:p>
          </table:table-cell>
          <table:table-cell office:value-type="float" office:value="628" calcext:value-type="float">
            <text:p>628</text:p>
          </table:table-cell>
          <table:table-cell office:value-type="float" office:value="511.79735365" calcext:value-type="float">
            <text:p>511.80</text:p>
          </table:table-cell>
          <table:table-cell office:value-type="float" office:value="1177.9363067" calcext:value-type="float">
            <text:p>1177.94</text:p>
          </table:table-cell>
          <table:table-cell table:formula="of:=([.I59]-[.H59])/[.I59]*100" office:value-type="float" office:value="56.5513558976881" calcext:value-type="float">
            <text:p>56.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s-cplex-defaults-mem-emphasis-1thread-warmstart/parZdyI1.par</text:p>
          </table:table-cell>
          <table:table-cell office:value-type="string" calcext:value-type="string">
            <text:p>TL</text:p>
          </table:table-cell>
          <table:table-cell office:value-type="float" office:value="7200.18" calcext:value-type="float">
            <text:p>7200.2</text:p>
          </table:table-cell>
          <table:table-cell office:value-type="float" office:value="305139" calcext:value-type="float">
            <text:p>305,139</text:p>
          </table:table-cell>
          <table:table-cell office:value-type="float" office:value="617" calcext:value-type="float">
            <text:p>617</text:p>
          </table:table-cell>
          <table:table-cell office:value-type="float" office:value="536.15021242" calcext:value-type="float">
            <text:p>536.15</text:p>
          </table:table-cell>
          <table:table-cell office:value-type="float" office:value="1169.18108" calcext:value-type="float">
            <text:p>1169.18</text:p>
          </table:table-cell>
          <table:table-cell table:formula="of:=([.I60]-[.H60])/[.I60]*100" office:value-type="float" office:value="54.1430988243498" calcext:value-type="float">
            <text:p>54.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s-cplex-defaults-mem-emphasis-1thread-warmstart/parO2yZy.par</text:p>
          </table:table-cell>
          <table:table-cell office:value-type="string" calcext:value-type="string">
            <text:p>TL</text:p>
          </table:table-cell>
          <table:table-cell office:value-type="float" office:value="7200.62" calcext:value-type="float">
            <text:p>7200.6</text:p>
          </table:table-cell>
          <table:table-cell office:value-type="float" office:value="256468" calcext:value-type="float">
            <text:p>256,468</text:p>
          </table:table-cell>
          <table:table-cell office:value-type="float" office:value="509" calcext:value-type="float">
            <text:p>509</text:p>
          </table:table-cell>
          <table:table-cell office:value-type="float" office:value="543.15950087" calcext:value-type="float">
            <text:p>543.16</text:p>
          </table:table-cell>
          <table:table-cell office:value-type="float" office:value="1346.68256" calcext:value-type="float">
            <text:p>1346.68</text:p>
          </table:table-cell>
          <table:table-cell table:formula="of:=([.I61]-[.H61])/[.I61]*100" office:value-type="float" office:value="59.6668497088133" calcext:value-type="float">
            <text:p>59.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s-cplex-defaults-mem-emphasis-1thread-warmstart/parzBHVZ.par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1</text:p>
          </table:table-cell>
          <table:table-cell office:value-type="float" office:value="209597" calcext:value-type="float">
            <text:p>209,597</text:p>
          </table:table-cell>
          <table:table-cell office:value-type="float" office:value="491" calcext:value-type="float">
            <text:p>491</text:p>
          </table:table-cell>
          <table:table-cell office:value-type="float" office:value="546.84411811" calcext:value-type="float">
            <text:p>546.84</text:p>
          </table:table-cell>
          <table:table-cell office:value-type="float" office:value="1470.0153833" calcext:value-type="float">
            <text:p>1470.02</text:p>
          </table:table-cell>
          <table:table-cell table:formula="of:=([.I62]-[.H62])/[.I62]*100" office:value-type="float" office:value="62.8001091469939" calcext:value-type="float">
            <text:p>62.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s-cplex-defaults-mem-emphasis-1thread-warmstart/paruDQYX.par</text:p>
          </table:table-cell>
          <table:table-cell office:value-type="string" calcext:value-type="string">
            <text:p>TL</text:p>
          </table:table-cell>
          <table:table-cell office:value-type="float" office:value="7200.2" calcext:value-type="float">
            <text:p>7200.2</text:p>
          </table:table-cell>
          <table:table-cell office:value-type="float" office:value="138418" calcext:value-type="float">
            <text:p>138,418</text:p>
          </table:table-cell>
          <table:table-cell office:value-type="float" office:value="35" calcext:value-type="float">
            <text:p>35</text:p>
          </table:table-cell>
          <table:table-cell office:value-type="float" office:value="603.07681828" calcext:value-type="float">
            <text:p>603.08</text:p>
          </table:table-cell>
          <table:table-cell office:value-type="float" office:value="2036.9793633" calcext:value-type="float">
            <text:p>2036.98</text:p>
          </table:table-cell>
          <table:table-cell table:formula="of:=([.I63]-[.H63])/[.I63]*100" office:value-type="float" office:value="70.3935725051732" calcext:value-type="float">
            <text:p>70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s-cplex-defaults-mem-emphasis-1thread-warmstart/par_V2k3.par</text:p>
          </table:table-cell>
          <table:table-cell office:value-type="string" calcext:value-type="string">
            <text:p>TL</text:p>
          </table:table-cell>
          <table:table-cell office:value-type="float" office:value="7200.19" calcext:value-type="float">
            <text:p>7200.2</text:p>
          </table:table-cell>
          <table:table-cell office:value-type="float" office:value="164206" calcext:value-type="float">
            <text:p>164,206</text:p>
          </table:table-cell>
          <table:table-cell office:value-type="float" office:value="504" calcext:value-type="float">
            <text:p>504</text:p>
          </table:table-cell>
          <table:table-cell office:value-type="float" office:value="604.80651858" calcext:value-type="float">
            <text:p>604.81</text:p>
          </table:table-cell>
          <table:table-cell office:value-type="float" office:value="2083.89072" calcext:value-type="float">
            <text:p>2083.89</text:p>
          </table:table-cell>
          <table:table-cell table:formula="of:=([.I64]-[.H64])/[.I64]*100" office:value-type="float" office:value="70.9770520701777" calcext:value-type="float">
            <text:p>70.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s-cplex-defaults-mem-emphasis-1thread-warmstart/parkuYYe.par</text:p>
          </table:table-cell>
          <table:table-cell office:value-type="string" calcext:value-type="string">
            <text:p>TL</text:p>
          </table:table-cell>
          <table:table-cell office:value-type="float" office:value="7200.49" calcext:value-type="float">
            <text:p>7200.5</text:p>
          </table:table-cell>
          <table:table-cell office:value-type="float" office:value="262571" calcext:value-type="float">
            <text:p>262,571</text:p>
          </table:table-cell>
          <table:table-cell office:value-type="float" office:value="478" calcext:value-type="float">
            <text:p>478</text:p>
          </table:table-cell>
          <table:table-cell office:value-type="float" office:value="586.03744779" calcext:value-type="float">
            <text:p>586.04</text:p>
          </table:table-cell>
          <table:table-cell office:value-type="float" office:value="1608.1932733" calcext:value-type="float">
            <text:p>1608.19</text:p>
          </table:table-cell>
          <table:table-cell table:formula="of:=([.I65]-[.H65])/[.I65]*100" office:value-type="float" office:value="63.5592650759286" calcext:value-type="float">
            <text:p>63.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s-cplex-defaults-mem-emphasis-1thread-warmstart/parfkFCn.par</text:p>
          </table:table-cell>
          <table:table-cell office:value-type="string" calcext:value-type="string">
            <text:p>TL</text:p>
          </table:table-cell>
          <table:table-cell office:value-type="float" office:value="7200.66" calcext:value-type="float">
            <text:p>7200.7</text:p>
          </table:table-cell>
          <table:table-cell office:value-type="float" office:value="152310" calcext:value-type="float">
            <text:p>152,310</text:p>
          </table:table-cell>
          <table:table-cell office:value-type="float" office:value="473" calcext:value-type="float">
            <text:p>473</text:p>
          </table:table-cell>
          <table:table-cell office:value-type="float" office:value="594.49199376" calcext:value-type="float">
            <text:p>594.49</text:p>
          </table:table-cell>
          <table:table-cell office:value-type="float" office:value="1722.9622367" calcext:value-type="float">
            <text:p>1722.96</text:p>
          </table:table-cell>
          <table:table-cell table:formula="of:=([.I66]-[.H66])/[.I66]*100" office:value-type="float" office:value="65.4959359469982" calcext:value-type="float">
            <text:p>65.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s-cplex-defaults-mem-emphasis-1thread-warmstart/parmePtk.par</text:p>
          </table:table-cell>
          <table:table-cell office:value-type="string" calcext:value-type="string">
            <text:p>TL</text:p>
          </table:table-cell>
          <table:table-cell office:value-type="float" office:value="7200.16" calcext:value-type="float">
            <text:p>7200.2</text:p>
          </table:table-cell>
          <table:table-cell office:value-type="float" office:value="227380" calcext:value-type="float">
            <text:p>227,380</text:p>
          </table:table-cell>
          <table:table-cell office:value-type="float" office:value="155" calcext:value-type="float">
            <text:p>155</text:p>
          </table:table-cell>
          <table:table-cell office:value-type="float" office:value="608.34065952" calcext:value-type="float">
            <text:p>608.34</text:p>
          </table:table-cell>
          <table:table-cell office:value-type="float" office:value="1809.7837767" calcext:value-type="float">
            <text:p>1809.78</text:p>
          </table:table-cell>
          <table:table-cell table:formula="of:=([.I67]-[.H67])/[.I67]*100" office:value-type="float" office:value="66.3860032700005" calcext:value-type="float">
            <text:p>66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s-cplex-defaults-mem-emphasis-1thread-warmstart/parjcChE.par</text:p>
          </table:table-cell>
          <table:table-cell office:value-type="string" calcext:value-type="string">
            <text:p>TL</text:p>
          </table:table-cell>
          <table:table-cell office:value-type="float" office:value="7200.67" calcext:value-type="float">
            <text:p>7200.7</text:p>
          </table:table-cell>
          <table:table-cell office:value-type="float" office:value="190911" calcext:value-type="float">
            <text:p>190,911</text:p>
          </table:table-cell>
          <table:table-cell office:value-type="float" office:value="164" calcext:value-type="float">
            <text:p>164</text:p>
          </table:table-cell>
          <table:table-cell office:value-type="float" office:value="587.73232426" calcext:value-type="float">
            <text:p>587.73</text:p>
          </table:table-cell>
          <table:table-cell office:value-type="float" office:value="1949.1449467" calcext:value-type="float">
            <text:p>1949.14</text:p>
          </table:table-cell>
          <table:table-cell table:formula="of:=([.I68]-[.H68])/[.I68]*100" office:value-type="float" office:value="69.8466589026609" calcext:value-type="float">
            <text:p>69.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s-cplex-defaults-mem-emphasis-1thread-warmstart/par2pk9z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166355" calcext:value-type="float">
            <text:p>166,355</text:p>
          </table:table-cell>
          <table:table-cell office:value-type="float" office:value="525" calcext:value-type="float">
            <text:p>525</text:p>
          </table:table-cell>
          <table:table-cell office:value-type="float" office:value="602.42373225" calcext:value-type="float">
            <text:p>602.42</text:p>
          </table:table-cell>
          <table:table-cell office:value-type="float" office:value="1777.5384267" calcext:value-type="float">
            <text:p>1777.54</text:p>
          </table:table-cell>
          <table:table-cell table:formula="of:=([.I69]-[.H69])/[.I69]*100" office:value-type="float" office:value="66.1091021605423" calcext:value-type="float">
            <text:p>66.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s-cplex-defaults-mem-emphasis-1thread-warmstart/parWEHr1.par</text:p>
          </table:table-cell>
          <table:table-cell office:value-type="string" calcext:value-type="string">
            <text:p>TL</text:p>
          </table:table-cell>
          <table:table-cell office:value-type="float" office:value="7202.05" calcext:value-type="float">
            <text:p>7202.1</text:p>
          </table:table-cell>
          <table:table-cell office:value-type="float" office:value="228088" calcext:value-type="float">
            <text:p>228,088</text:p>
          </table:table-cell>
          <table:table-cell office:value-type="float" office:value="482" calcext:value-type="float">
            <text:p>482</text:p>
          </table:table-cell>
          <table:table-cell office:value-type="float" office:value="592.07102324" calcext:value-type="float">
            <text:p>592.07</text:p>
          </table:table-cell>
          <table:table-cell office:value-type="float" office:value="1754.2038867" calcext:value-type="float">
            <text:p>1754.20</text:p>
          </table:table-cell>
          <table:table-cell table:formula="of:=([.I70]-[.H70])/[.I70]*100" office:value-type="float" office:value="66.248448784719" calcext:value-type="float">
            <text:p>66.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s-cplex-defaults-mem-emphasis-1thread-warmstart/parD5vvH.par</text:p>
          </table:table-cell>
          <table:table-cell office:value-type="string" calcext:value-type="string">
            <text:p>TL</text:p>
          </table:table-cell>
          <table:table-cell office:value-type="float" office:value="7200.17" calcext:value-type="float">
            <text:p>7200.2</text:p>
          </table:table-cell>
          <table:table-cell office:value-type="float" office:value="176217" calcext:value-type="float">
            <text:p>176,217</text:p>
          </table:table-cell>
          <table:table-cell office:value-type="float" office:value="240" calcext:value-type="float">
            <text:p>240</text:p>
          </table:table-cell>
          <table:table-cell office:value-type="float" office:value="644.86216632" calcext:value-type="float">
            <text:p>644.86</text:p>
          </table:table-cell>
          <table:table-cell office:value-type="float" office:value="2120.5099167" calcext:value-type="float">
            <text:p>2120.51</text:p>
          </table:table-cell>
          <table:table-cell table:formula="of:=([.I71]-[.H71])/[.I71]*100" office:value-type="float" office:value="69.5892878764013" calcext:value-type="float">
            <text:p>69.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s-cplex-defaults-mem-emphasis-1thread-warmstart/parOeEm2.par</text:p>
          </table:table-cell>
          <table:table-cell office:value-type="string" calcext:value-type="string">
            <text:p>TL</text:p>
          </table:table-cell>
          <table:table-cell office:value-type="float" office:value="7201.44" calcext:value-type="float">
            <text:p>7201.4</text:p>
          </table:table-cell>
          <table:table-cell office:value-type="float" office:value="189044" calcext:value-type="float">
            <text:p>189,044</text:p>
          </table:table-cell>
          <table:table-cell office:value-type="float" office:value="308" calcext:value-type="float">
            <text:p>308</text:p>
          </table:table-cell>
          <table:table-cell office:value-type="float" office:value="622.03709879" calcext:value-type="float">
            <text:p>622.04</text:p>
          </table:table-cell>
          <table:table-cell office:value-type="float" office:value="2022.2559333" calcext:value-type="float">
            <text:p>2022.26</text:p>
          </table:table-cell>
          <table:table-cell table:formula="of:=([.I72]-[.H72])/[.I72]*100" office:value-type="float" office:value="69.2404364577665" calcext:value-type="float">
            <text:p>69.24</text:p>
          </table:table-cell>
          <table:table-cell table:number-columns-repeated="101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3"/>
          <table:table-cell table:style-name="ce39"/>
          <table:table-cell table:style-name="ce45"/>
          <table:table-cell table:style-name="ce49" table:number-columns-repeated="2"/>
          <table:table-cell table:style-name="ce53" table:number-columns-repeated="2"/>
          <table:table-cell table:number-columns-repeated="1015"/>
        </table:table-row>
      </table:table>
      <table:table table:name="(SCE7) Single thread + mem emphasis + warmstart + red cut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ce53"/>
        <table:table-column table:style-name="co17" table:number-columns-repeated="54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Instance</text:p>
          </table:table-cell>
          <table:table-cell table:style-name="ce54" office:value-type="string" calcext:value-type="string" table:number-columns-spanned="1" table:number-rows-spanned="2">
            <text:p>Instance file</text:p>
          </table:table-cell>
          <table:table-cell table:style-name="ce24" office:value-type="string" calcext:value-type="string" table:number-columns-spanned="8" table:number-rows-spanned="1">
            <text:p>CPLEX defaults – fcut – 1 thread – Memory emphasis set</text:p>
          </table:table-cell>
          <table:covered-table-cell table:style-name="ce24"/>
          <table:covered-table-cell table:style-name="ce59"/>
          <table:covered-table-cell table:number-columns-repeated="2" table:style-name="ce61"/>
          <table:covered-table-cell table:number-columns-repeated="3" table:style-name="ce31"/>
          <table:table-cell table:number-columns-repeated="54"/>
        </table:table-row>
        <table:table-row table:style-name="ro1">
          <table:covered-table-cell table:number-columns-repeated="2" table:style-name="ce55"/>
          <table:table-cell table:style-name="ce57" office:value-type="string" calcext:value-type="string">
            <text:p>Logfile</text:p>
          </table:table-cell>
          <table:table-cell table:style-name="ce58" office:value-type="string" calcext:value-type="string">
            <text:p>Status</text:p>
          </table:table-cell>
          <table:table-cell table:style-name="ce60" office:value-type="string" calcext:value-type="string">
            <text:p>Time (sec)</text:p>
          </table:table-cell>
          <table:table-cell table:style-name="ce62" office:value-type="string" calcext:value-type="string">
            <text:p>Iterations </text:p>
          </table:table-cell>
          <table:table-cell table:style-name="ce62" office:value-type="string" calcext:value-type="string">
            <text:p>Nodes</text:p>
          </table:table-cell>
          <table:table-cell table:style-name="ce64" office:value-type="string" calcext:value-type="string">
            <text:p>LB</text:p>
          </table:table-cell>
          <table:table-cell table:style-name="ce64" office:value-type="string" calcext:value-type="string">
            <text:p>UB</text:p>
          </table:table-cell>
          <table:table-cell table:style-name="ce31" office:value-type="string" calcext:value-type="string">
            <text:p>Gap (%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1</text:p>
          </table:table-cell>
          <table:table-cell office:value-type="string" calcext:value-type="string">
            <text:p>InstanzCPLEX_HCSRP_10_1.txt</text:p>
          </table:table-cell>
          <table:table-cell office:value-type="string" calcext:value-type="string">
            <text:p>logfiles/logs-cplex-defaults-mem-emphasis-1thread-fcut/InstanzCPLEX_HCSRP_10_1.log</text:p>
          </table:table-cell>
          <table:table-cell office:value-type="string" calcext:value-type="string">
            <text:p>OPT</text:p>
          </table:table-cell>
          <table:table-cell office:value-type="float" office:value="0.09" calcext:value-type="float">
            <text:p>0.09</text:p>
          </table:table-cell>
          <table:table-cell office:value-type="float" office:value="1037" calcext:value-type="float">
            <text:p>103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18.19855033" calcext:value-type="float">
            <text:p>218.19855033</text:p>
          </table:table-cell>
          <table:table-cell table:formula="of:=([.I3]-[.H3])/[.I3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2</text:p>
          </table:table-cell>
          <table:table-cell office:value-type="string" calcext:value-type="string">
            <text:p>InstanzCPLEX_HCSRP_10_2.txt</text:p>
          </table:table-cell>
          <table:table-cell office:value-type="string" calcext:value-type="string">
            <text:p>logfiles/logs-cplex-defaults-mem-emphasis-1thread-fcut/InstanzCPLEX_HCSRP_10_2.log</text:p>
          </table:table-cell>
          <table:table-cell office:value-type="string" calcext:value-type="string">
            <text:p>OPT</text:p>
          </table:table-cell>
          <table:table-cell office:value-type="float" office:value="0.22" calcext:value-type="float">
            <text:p>0.22</text:p>
          </table:table-cell>
          <table:table-cell office:value-type="float" office:value="4972" calcext:value-type="float">
            <text:p>4972</text:p>
          </table:table-cell>
          <table:table-cell office:value-type="float" office:value="493" calcext:value-type="float">
            <text:p>493</text:p>
          </table:table-cell>
          <table:table-cell table:number-columns-repeated="2" office:value-type="float" office:value="246.62617517" calcext:value-type="float">
            <text:p>246.62617517</text:p>
          </table:table-cell>
          <table:table-cell table:formula="of:=([.I4]-[.H4])/[.I4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3</text:p>
          </table:table-cell>
          <table:table-cell office:value-type="string" calcext:value-type="string">
            <text:p>InstanzCPLEX_HCSRP_10_3.txt</text:p>
          </table:table-cell>
          <table:table-cell office:value-type="string" calcext:value-type="string">
            <text:p>logfiles/logs-cplex-defaults-mem-emphasis-1thread-fcut/InstanzCPLEX_HCSRP_10_3.log</text:p>
          </table:table-cell>
          <table:table-cell office:value-type="string" calcext:value-type="string">
            <text:p>OPT</text:p>
          </table:table-cell>
          <table:table-cell office:value-type="float" office:value="0.93" calcext:value-type="float">
            <text:p>0.93</text:p>
          </table:table-cell>
          <table:table-cell office:value-type="float" office:value="17103" calcext:value-type="float">
            <text:p>17103</text:p>
          </table:table-cell>
          <table:table-cell office:value-type="float" office:value="2070" calcext:value-type="float">
            <text:p>2070</text:p>
          </table:table-cell>
          <table:table-cell table:number-columns-repeated="2" office:value-type="float" office:value="305.859574" calcext:value-type="float">
            <text:p>305.859574</text:p>
          </table:table-cell>
          <table:table-cell table:formula="of:=([.I5]-[.H5])/[.I5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4</text:p>
          </table:table-cell>
          <table:table-cell office:value-type="string" calcext:value-type="string">
            <text:p>InstanzCPLEX_HCSRP_10_4.txt</text:p>
          </table:table-cell>
          <table:table-cell office:value-type="string" calcext:value-type="string">
            <text:p>logfiles/logs-cplex-defaults-mem-emphasis-1thread-fcut/InstanzCPLEX_HCSRP_10_4.log</text:p>
          </table:table-cell>
          <table:table-cell office:value-type="string" calcext:value-type="string">
            <text:p>OPT</text:p>
          </table:table-cell>
          <table:table-cell office:value-type="float" office:value="1.28" calcext:value-type="float">
            <text:p>1.28</text:p>
          </table:table-cell>
          <table:table-cell office:value-type="float" office:value="24134" calcext:value-type="float">
            <text:p>24134</text:p>
          </table:table-cell>
          <table:table-cell office:value-type="float" office:value="2814" calcext:value-type="float">
            <text:p>2814</text:p>
          </table:table-cell>
          <table:table-cell table:number-columns-repeated="2" office:value-type="float" office:value="186.8969446" calcext:value-type="float">
            <text:p>186.8969446</text:p>
          </table:table-cell>
          <table:table-cell table:formula="of:=([.I6]-[.H6])/[.I6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5</text:p>
          </table:table-cell>
          <table:table-cell office:value-type="string" calcext:value-type="string">
            <text:p>InstanzCPLEX_HCSRP_10_5.txt</text:p>
          </table:table-cell>
          <table:table-cell office:value-type="string" calcext:value-type="string">
            <text:p>logfiles/logs-cplex-defaults-mem-emphasis-1thread-fcut/InstanzCPLEX_HCSRP_10_5.log</text:p>
          </table:table-cell>
          <table:table-cell office:value-type="string" calcext:value-type="string">
            <text:p>OPT</text:p>
          </table:table-cell>
          <table:table-cell office:value-type="float" office:value="0.19" calcext:value-type="float">
            <text:p>0.19</text:p>
          </table:table-cell>
          <table:table-cell office:value-type="float" office:value="3391" calcext:value-type="float">
            <text:p>3391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189.543179" calcext:value-type="float">
            <text:p>189.543179</text:p>
          </table:table-cell>
          <table:table-cell table:formula="of:=([.I7]-[.H7])/[.I7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6</text:p>
          </table:table-cell>
          <table:table-cell office:value-type="string" calcext:value-type="string">
            <text:p>InstanzCPLEX_HCSRP_10_6.txt</text:p>
          </table:table-cell>
          <table:table-cell office:value-type="string" calcext:value-type="string">
            <text:p>logfiles/logs-cplex-defaults-mem-emphasis-1thread-fcut/InstanzCPLEX_HCSRP_10_6.log</text:p>
          </table:table-cell>
          <table:table-cell office:value-type="string" calcext:value-type="string">
            <text:p>OPT</text:p>
          </table:table-cell>
          <table:table-cell office:value-type="float" office:value="0.15" calcext:value-type="float">
            <text:p>0.15</text:p>
          </table:table-cell>
          <table:table-cell office:value-type="float" office:value="2149" calcext:value-type="float">
            <text:p>2149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200.0991589" calcext:value-type="float">
            <text:p>200.0991589</text:p>
          </table:table-cell>
          <table:table-cell table:formula="of:=([.I8]-[.H8])/[.I8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7</text:p>
          </table:table-cell>
          <table:table-cell office:value-type="string" calcext:value-type="string">
            <text:p>InstanzCPLEX_HCSRP_10_7.txt</text:p>
          </table:table-cell>
          <table:table-cell office:value-type="string" calcext:value-type="string">
            <text:p>logfiles/logs-cplex-defaults-mem-emphasis-1thread-fcut/InstanzCPLEX_HCSRP_10_7.log</text:p>
          </table:table-cell>
          <table:table-cell office:value-type="string" calcext:value-type="string">
            <text:p>OPT</text:p>
          </table:table-cell>
          <table:table-cell office:value-type="float" office:value="0.12" calcext:value-type="float">
            <text:p>0.12</text:p>
          </table:table-cell>
          <table:table-cell office:value-type="float" office:value="1269" calcext:value-type="float">
            <text:p>126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225.36852533" calcext:value-type="float">
            <text:p>225.36852533</text:p>
          </table:table-cell>
          <table:table-cell table:formula="of:=([.I9]-[.H9])/[.I9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8</text:p>
          </table:table-cell>
          <table:table-cell office:value-type="string" calcext:value-type="string">
            <text:p>InstanzCPLEX_HCSRP_10_8.txt</text:p>
          </table:table-cell>
          <table:table-cell office:value-type="string" calcext:value-type="string">
            <text:p>logfiles/logs-cplex-defaults-mem-emphasis-1thread-fcut/InstanzCPLEX_HCSRP_10_8.log</text:p>
          </table:table-cell>
          <table:table-cell office:value-type="string" calcext:value-type="string">
            <text:p>OPT</text:p>
          </table:table-cell>
          <table:table-cell office:value-type="float" office:value="0.18" calcext:value-type="float">
            <text:p>0.18</text:p>
          </table:table-cell>
          <table:table-cell office:value-type="float" office:value="2883" calcext:value-type="float">
            <text:p>2883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232.04877757" calcext:value-type="float">
            <text:p>232.04877757</text:p>
          </table:table-cell>
          <table:table-cell table:formula="of:=([.I10]-[.H10])/[.I10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9</text:p>
          </table:table-cell>
          <table:table-cell office:value-type="string" calcext:value-type="string">
            <text:p>InstanzCPLEX_HCSRP_10_9.txt</text:p>
          </table:table-cell>
          <table:table-cell office:value-type="string" calcext:value-type="string">
            <text:p>logfiles/logs-cplex-defaults-mem-emphasis-1thread-fcut/InstanzCPLEX_HCSRP_10_9.log</text:p>
          </table:table-cell>
          <table:table-cell office:value-type="string" calcext:value-type="string">
            <text:p>OPT</text:p>
          </table:table-cell>
          <table:table-cell office:value-type="float" office:value="2.22" calcext:value-type="float">
            <text:p>2.22</text:p>
          </table:table-cell>
          <table:table-cell office:value-type="float" office:value="19359" calcext:value-type="float">
            <text:p>19359</text:p>
          </table:table-cell>
          <table:table-cell office:value-type="float" office:value="1219" calcext:value-type="float">
            <text:p>1219</text:p>
          </table:table-cell>
          <table:table-cell table:number-columns-repeated="2" office:value-type="float" office:value="222.29502767" calcext:value-type="float">
            <text:p>222.29502767</text:p>
          </table:table-cell>
          <table:table-cell table:formula="of:=([.I11]-[.H11])/[.I11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_10</text:p>
          </table:table-cell>
          <table:table-cell office:value-type="string" calcext:value-type="string">
            <text:p>InstanzCPLEX_HCSRP_10_10.txt</text:p>
          </table:table-cell>
          <table:table-cell office:value-type="string" calcext:value-type="string">
            <text:p>logfiles/logs-cplex-defaults-mem-emphasis-1thread-fcut/InstanzCPLEX_HCSRP_10_10.log</text:p>
          </table:table-cell>
          <table:table-cell office:value-type="string" calcext:value-type="string">
            <text:p>OPT</text:p>
          </table:table-cell>
          <table:table-cell office:value-type="float" office:value="0.13" calcext:value-type="float">
            <text:p>0.13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599533" calcext:value-type="float">
            <text:p>225.00599533</text:p>
          </table:table-cell>
          <table:table-cell table:formula="of:=([.I12]-[.H12])/[.I12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1</text:p>
          </table:table-cell>
          <table:table-cell office:value-type="string" calcext:value-type="string">
            <text:p>InstanzCPLEX_HCSRP_25_1.txt</text:p>
          </table:table-cell>
          <table:table-cell office:value-type="string" calcext:value-type="string">
            <text:p>logfiles/logs-cplex-defaults-mem-emphasis-1thread-fcut/InstanzCPLEX_HCSRP_25_1.log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43439772" calcext:value-type="float">
            <text:p>43439772</text:p>
          </table:table-cell>
          <table:table-cell office:value-type="float" office:value="1416896" calcext:value-type="float">
            <text:p>1416896</text:p>
          </table:table-cell>
          <table:table-cell office:value-type="float" office:value="408.86827526" calcext:value-type="float">
            <text:p>408.86827526</text:p>
          </table:table-cell>
          <table:table-cell office:value-type="float" office:value="428.09667333" calcext:value-type="float">
            <text:p>428.09667333</text:p>
          </table:table-cell>
          <table:table-cell table:formula="of:=([.I13]-[.H13])/[.I13]*100" office:value-type="float" office:value="4.49160184320743" calcext:value-type="float">
            <text:p>4.4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2</text:p>
          </table:table-cell>
          <table:table-cell office:value-type="string" calcext:value-type="string">
            <text:p>InstanzCPLEX_HCSRP_25_2.txt</text:p>
          </table:table-cell>
          <table:table-cell office:value-type="string" calcext:value-type="string">
            <text:p>logfiles/logs-cplex-defaults-mem-emphasis-1thread-fcut/InstanzCPLEX_HCSRP_25_2.log</text:p>
          </table:table-cell>
          <table:table-cell office:value-type="string" calcext:value-type="string">
            <text:p>OPT</text:p>
          </table:table-cell>
          <table:table-cell office:value-type="float" office:value="660.83" calcext:value-type="float">
            <text:p>660.83</text:p>
          </table:table-cell>
          <table:table-cell office:value-type="float" office:value="5184894" calcext:value-type="float">
            <text:p>5184894</text:p>
          </table:table-cell>
          <table:table-cell office:value-type="float" office:value="307499" calcext:value-type="float">
            <text:p>307499</text:p>
          </table:table-cell>
          <table:table-cell table:number-columns-repeated="2" office:value-type="float" office:value="476.0489371" calcext:value-type="float">
            <text:p>476.0489371</text:p>
          </table:table-cell>
          <table:table-cell table:formula="of:=([.I14]-[.H14])/[.I14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3</text:p>
          </table:table-cell>
          <table:table-cell office:value-type="string" calcext:value-type="string">
            <text:p>InstanzCPLEX_HCSRP_25_3.txt</text:p>
          </table:table-cell>
          <table:table-cell office:value-type="string" calcext:value-type="string">
            <text:p>logfiles/logs-cplex-defaults-mem-emphasis-1thread-fcut/InstanzCPLEX_HCSRP_25_3.log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40005720" calcext:value-type="float">
            <text:p>40005720</text:p>
          </table:table-cell>
          <table:table-cell office:value-type="float" office:value="1153637" calcext:value-type="float">
            <text:p>1153637</text:p>
          </table:table-cell>
          <table:table-cell office:value-type="float" office:value="339.5107213" calcext:value-type="float">
            <text:p>339.5107213</text:p>
          </table:table-cell>
          <table:table-cell office:value-type="float" office:value="399.0918764" calcext:value-type="float">
            <text:p>399.0918764</text:p>
          </table:table-cell>
          <table:table-cell table:formula="of:=([.I15]-[.H15])/[.I15]*100" office:value-type="float" office:value="14.9291826326936" calcext:value-type="float">
            <text:p>14.9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4</text:p>
          </table:table-cell>
          <table:table-cell office:value-type="string" calcext:value-type="string">
            <text:p>InstanzCPLEX_HCSRP_25_4.txt</text:p>
          </table:table-cell>
          <table:table-cell office:value-type="string" calcext:value-type="string">
            <text:p>logfiles/logs-cplex-defaults-mem-emphasis-1thread-fcut/InstanzCPLEX_HCSRP_25_4.log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45998413" calcext:value-type="float">
            <text:p>45998413</text:p>
          </table:table-cell>
          <table:table-cell office:value-type="float" office:value="1413910" calcext:value-type="float">
            <text:p>1413910</text:p>
          </table:table-cell>
          <table:table-cell office:value-type="float" office:value="342.67713997" calcext:value-type="float">
            <text:p>342.67713997</text:p>
          </table:table-cell>
          <table:table-cell office:value-type="float" office:value="411.29577673" calcext:value-type="float">
            <text:p>411.29577673</text:p>
          </table:table-cell>
          <table:table-cell table:formula="of:=([.I16]-[.H16])/[.I16]*100" office:value-type="float" office:value="16.6835257355549" calcext:value-type="float">
            <text:p>16.6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5</text:p>
          </table:table-cell>
          <table:table-cell office:value-type="string" calcext:value-type="string">
            <text:p>InstanzCPLEX_HCSRP_25_5.txt</text:p>
          </table:table-cell>
          <table:table-cell office:value-type="string" calcext:value-type="string">
            <text:p>logfiles/logs-cplex-defaults-mem-emphasis-1thread-fcut/InstanzCPLEX_HCSRP_25_5.log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42600354" calcext:value-type="float">
            <text:p>42600354</text:p>
          </table:table-cell>
          <table:table-cell office:value-type="float" office:value="1428441" calcext:value-type="float">
            <text:p>1428441</text:p>
          </table:table-cell>
          <table:table-cell office:value-type="float" office:value="337.40586108" calcext:value-type="float">
            <text:p>337.40586108</text:p>
          </table:table-cell>
          <table:table-cell office:value-type="float" office:value="373.46802903" calcext:value-type="float">
            <text:p>373.46802903</text:p>
          </table:table-cell>
          <table:table-cell table:formula="of:=([.I17]-[.H17])/[.I17]*100" office:value-type="float" office:value="9.65602545515434" calcext:value-type="float">
            <text:p>9.6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6</text:p>
          </table:table-cell>
          <table:table-cell office:value-type="string" calcext:value-type="string">
            <text:p>InstanzCPLEX_HCSRP_25_6.txt</text:p>
          </table:table-cell>
          <table:table-cell office:value-type="string" calcext:value-type="string">
            <text:p>logfiles/logs-cplex-defaults-mem-emphasis-1thread-fcut/InstanzCPLEX_HCSRP_25_6.log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38652797" calcext:value-type="float">
            <text:p>38652797</text:p>
          </table:table-cell>
          <table:table-cell office:value-type="float" office:value="1194497" calcext:value-type="float">
            <text:p>1194497</text:p>
          </table:table-cell>
          <table:table-cell office:value-type="float" office:value="296.89551074" calcext:value-type="float">
            <text:p>296.89551074</text:p>
          </table:table-cell>
          <table:table-cell office:value-type="float" office:value="465.7055022" calcext:value-type="float">
            <text:p>465.7055022</text:p>
          </table:table-cell>
          <table:table-cell table:formula="of:=([.I18]-[.H18])/[.I18]*100" office:value-type="float" office:value="36.2482278312236" calcext:value-type="float">
            <text:p>36.2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7</text:p>
          </table:table-cell>
          <table:table-cell office:value-type="string" calcext:value-type="string">
            <text:p>InstanzCPLEX_HCSRP_25_7.txt</text:p>
          </table:table-cell>
          <table:table-cell office:value-type="string" calcext:value-type="string">
            <text:p>logfiles/logs-cplex-defaults-mem-emphasis-1thread-fcut/InstanzCPLEX_HCSRP_25_7.log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35946202" calcext:value-type="float">
            <text:p>35946202</text:p>
          </table:table-cell>
          <table:table-cell office:value-type="float" office:value="801734" calcext:value-type="float">
            <text:p>801734</text:p>
          </table:table-cell>
          <table:table-cell office:value-type="float" office:value="315.9919585" calcext:value-type="float">
            <text:p>315.9919585</text:p>
          </table:table-cell>
          <table:table-cell office:value-type="float" office:value="328.67077267" calcext:value-type="float">
            <text:p>328.67077267</text:p>
          </table:table-cell>
          <table:table-cell table:formula="of:=([.I19]-[.H19])/[.I19]*100" office:value-type="float" office:value="3.85760317749035" calcext:value-type="float">
            <text:p>3.8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8</text:p>
          </table:table-cell>
          <table:table-cell office:value-type="string" calcext:value-type="string">
            <text:p>InstanzCPLEX_HCSRP_25_8.txt</text:p>
          </table:table-cell>
          <table:table-cell office:value-type="string" calcext:value-type="string">
            <text:p>logfiles/logs-cplex-defaults-mem-emphasis-1thread-fcut/InstanzCPLEX_HCSRP_25_8.log</text:p>
          </table:table-cell>
          <table:table-cell office:value-type="string" calcext:value-type="string">
            <text:p>OPT</text:p>
          </table:table-cell>
          <table:table-cell office:value-type="float" office:value="3239.84" calcext:value-type="float">
            <text:p>3239.84</text:p>
          </table:table-cell>
          <table:table-cell office:value-type="float" office:value="18025612" calcext:value-type="float">
            <text:p>18025612</text:p>
          </table:table-cell>
          <table:table-cell office:value-type="float" office:value="805227" calcext:value-type="float">
            <text:p>805227</text:p>
          </table:table-cell>
          <table:table-cell table:number-columns-repeated="2" office:value-type="float" office:value="357.68369787" calcext:value-type="float">
            <text:p>357.68369787</text:p>
          </table:table-cell>
          <table:table-cell table:formula="of:=([.I20]-[.H20])/[.I20]*100" office:value-type="float" office:value="0" calcext:value-type="float">
            <text:p>0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9</text:p>
          </table:table-cell>
          <table:table-cell office:value-type="string" calcext:value-type="string">
            <text:p>InstanzCPLEX_HCSRP_25_9.txt</text:p>
          </table:table-cell>
          <table:table-cell office:value-type="string" calcext:value-type="string">
            <text:p>logfiles/logs-cplex-defaults-mem-emphasis-1thread-fcut/InstanzCPLEX_HCSRP_25_9.log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25156050" calcext:value-type="float">
            <text:p>25156050</text:p>
          </table:table-cell>
          <table:table-cell office:value-type="float" office:value="479470" calcext:value-type="float">
            <text:p>479470</text:p>
          </table:table-cell>
          <table:table-cell office:value-type="float" office:value="273.35440307" calcext:value-type="float">
            <text:p>273.35440307</text:p>
          </table:table-cell>
          <table:table-cell office:value-type="float" office:value="407.0045733" calcext:value-type="float">
            <text:p>407.0045733</text:p>
          </table:table-cell>
          <table:table-cell table:formula="of:=([.I21]-[.H21])/[.I21]*100" office:value-type="float" office:value="32.8375106811116" calcext:value-type="float">
            <text:p>32.8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5_10</text:p>
          </table:table-cell>
          <table:table-cell office:value-type="string" calcext:value-type="string">
            <text:p>InstanzCPLEX_HCSRP_25_10.txt</text:p>
          </table:table-cell>
          <table:table-cell office:value-type="string" calcext:value-type="string">
            <text:p>logfiles/logs-cplex-defaults-mem-emphasis-1thread-fcut/InstanzCPLEX_HCSRP_25_10.log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28188967" calcext:value-type="float">
            <text:p>28188967</text:p>
          </table:table-cell>
          <table:table-cell office:value-type="float" office:value="644649" calcext:value-type="float">
            <text:p>644649</text:p>
          </table:table-cell>
          <table:table-cell office:value-type="float" office:value="377.91084579" calcext:value-type="float">
            <text:p>377.91084579</text:p>
          </table:table-cell>
          <table:table-cell office:value-type="float" office:value="462.74910633" calcext:value-type="float">
            <text:p>462.74910633</text:p>
          </table:table-cell>
          <table:table-cell table:formula="of:=([.I22]-[.H22])/[.I22]*100" office:value-type="float" office:value="18.3335330915797" calcext:value-type="float">
            <text:p>18.3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1</text:p>
          </table:table-cell>
          <table:table-cell office:value-type="string" calcext:value-type="string">
            <text:p>InstanzCPLEX_HCSRP_50_1.txt</text:p>
          </table:table-cell>
          <table:table-cell office:value-type="string" calcext:value-type="string">
            <text:p>logfiles/logs-cplex-defaults-mem-emphasis-1thread-fcut/InstanzCPLEX_HCSRP_50_1.log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6730034" calcext:value-type="float">
            <text:p>6730034</text:p>
          </table:table-cell>
          <table:table-cell office:value-type="float" office:value="31511" calcext:value-type="float">
            <text:p>31511</text:p>
          </table:table-cell>
          <table:table-cell office:value-type="float" office:value="452.16497476" calcext:value-type="float">
            <text:p>452.16497476</text:p>
          </table:table-cell>
          <table:table-cell office:value-type="string" calcext:value-type="string">
            <text:p>NA</text:p>
          </table:table-cell>
          <table:table-cell table:formula="of:=([.I23]-[.H23])/[.I23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2</text:p>
          </table:table-cell>
          <table:table-cell office:value-type="string" calcext:value-type="string">
            <text:p>InstanzCPLEX_HCSRP_50_2.txt</text:p>
          </table:table-cell>
          <table:table-cell office:value-type="string" calcext:value-type="string">
            <text:p>logfiles/logs-cplex-defaults-mem-emphasis-1thread-fcut/InstanzCPLEX_HCSRP_50_2.log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3043717" calcext:value-type="float">
            <text:p>13043717</text:p>
          </table:table-cell>
          <table:table-cell office:value-type="float" office:value="178043" calcext:value-type="float">
            <text:p>178043</text:p>
          </table:table-cell>
          <table:table-cell office:value-type="float" office:value="365.0091161" calcext:value-type="float">
            <text:p>365.0091161</text:p>
          </table:table-cell>
          <table:table-cell office:value-type="string" calcext:value-type="string">
            <text:p>NA</text:p>
          </table:table-cell>
          <table:table-cell table:formula="of:=([.I24]-[.H24])/[.I24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3</text:p>
          </table:table-cell>
          <table:table-cell office:value-type="string" calcext:value-type="string">
            <text:p>InstanzCPLEX_HCSRP_50_3.txt</text:p>
          </table:table-cell>
          <table:table-cell office:value-type="string" calcext:value-type="string">
            <text:p>logfiles/logs-cplex-defaults-mem-emphasis-1thread-fcut/InstanzCPLEX_HCSRP_50_3.log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8527932" calcext:value-type="float">
            <text:p>8527932</text:p>
          </table:table-cell>
          <table:table-cell office:value-type="float" office:value="71018" calcext:value-type="float">
            <text:p>71018</text:p>
          </table:table-cell>
          <table:table-cell office:value-type="float" office:value="382.56202419" calcext:value-type="float">
            <text:p>382.56202419</text:p>
          </table:table-cell>
          <table:table-cell office:value-type="string" calcext:value-type="string">
            <text:p>NA</text:p>
          </table:table-cell>
          <table:table-cell table:formula="of:=([.I25]-[.H25])/[.I25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4</text:p>
          </table:table-cell>
          <table:table-cell office:value-type="string" calcext:value-type="string">
            <text:p>InstanzCPLEX_HCSRP_50_4.txt</text:p>
          </table:table-cell>
          <table:table-cell office:value-type="string" calcext:value-type="string">
            <text:p>logfiles/logs-cplex-defaults-mem-emphasis-1thread-fcut/InstanzCPLEX_HCSRP_50_4.log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0537423" calcext:value-type="float">
            <text:p>10537423</text:p>
          </table:table-cell>
          <table:table-cell office:value-type="float" office:value="59801" calcext:value-type="float">
            <text:p>59801</text:p>
          </table:table-cell>
          <table:table-cell office:value-type="float" office:value="362.36550748" calcext:value-type="float">
            <text:p>362.36550748</text:p>
          </table:table-cell>
          <table:table-cell office:value-type="string" calcext:value-type="string">
            <text:p>NA</text:p>
          </table:table-cell>
          <table:table-cell table:formula="of:=([.I26]-[.H26])/[.I26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5</text:p>
          </table:table-cell>
          <table:table-cell office:value-type="string" calcext:value-type="string">
            <text:p>InstanzCPLEX_HCSRP_50_5.txt</text:p>
          </table:table-cell>
          <table:table-cell office:value-type="string" calcext:value-type="string">
            <text:p>logfiles/logs-cplex-defaults-mem-emphasis-1thread-fcut/InstanzCPLEX_HCSRP_50_5.log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3310893" calcext:value-type="float">
            <text:p>13310893</text:p>
          </table:table-cell>
          <table:table-cell office:value-type="float" office:value="81300" calcext:value-type="float">
            <text:p>81300</text:p>
          </table:table-cell>
          <table:table-cell office:value-type="float" office:value="449.86227802" calcext:value-type="float">
            <text:p>449.86227802</text:p>
          </table:table-cell>
          <table:table-cell office:value-type="string" calcext:value-type="string">
            <text:p>NA</text:p>
          </table:table-cell>
          <table:table-cell table:formula="of:=([.I27]-[.H27])/[.I27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6</text:p>
          </table:table-cell>
          <table:table-cell office:value-type="string" calcext:value-type="string">
            <text:p>InstanzCPLEX_HCSRP_50_6.txt</text:p>
          </table:table-cell>
          <table:table-cell office:value-type="string" calcext:value-type="string">
            <text:p>logfiles/logs-cplex-defaults-mem-emphasis-1thread-fcut/InstanzCPLEX_HCSRP_50_6.log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2929298" calcext:value-type="float">
            <text:p>12929298</text:p>
          </table:table-cell>
          <table:table-cell office:value-type="float" office:value="140454" calcext:value-type="float">
            <text:p>140454</text:p>
          </table:table-cell>
          <table:table-cell office:value-type="float" office:value="348.66724334" calcext:value-type="float">
            <text:p>348.66724334</text:p>
          </table:table-cell>
          <table:table-cell office:value-type="string" calcext:value-type="string">
            <text:p>NA</text:p>
          </table:table-cell>
          <table:table-cell table:formula="of:=([.I28]-[.H28])/[.I28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7</text:p>
          </table:table-cell>
          <table:table-cell office:value-type="string" calcext:value-type="string">
            <text:p>InstanzCPLEX_HCSRP_50_7.txt</text:p>
          </table:table-cell>
          <table:table-cell office:value-type="string" calcext:value-type="string">
            <text:p>logfiles/logs-cplex-defaults-mem-emphasis-1thread-fcut/InstanzCPLEX_HCSRP_50_7.log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7748467" calcext:value-type="float">
            <text:p>7748467</text:p>
          </table:table-cell>
          <table:table-cell office:value-type="float" office:value="36249" calcext:value-type="float">
            <text:p>36249</text:p>
          </table:table-cell>
          <table:table-cell office:value-type="float" office:value="347.36435069" calcext:value-type="float">
            <text:p>347.36435069</text:p>
          </table:table-cell>
          <table:table-cell office:value-type="string" calcext:value-type="string">
            <text:p>NA</text:p>
          </table:table-cell>
          <table:table-cell table:formula="of:=([.I29]-[.H29])/[.I29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8</text:p>
          </table:table-cell>
          <table:table-cell office:value-type="string" calcext:value-type="string">
            <text:p>InstanzCPLEX_HCSRP_50_8.txt</text:p>
          </table:table-cell>
          <table:table-cell office:value-type="string" calcext:value-type="string">
            <text:p>logfiles/logs-cplex-defaults-mem-emphasis-1thread-fcut/InstanzCPLEX_HCSRP_50_8.log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11255389" calcext:value-type="float">
            <text:p>11255389</text:p>
          </table:table-cell>
          <table:table-cell office:value-type="float" office:value="63497" calcext:value-type="float">
            <text:p>63497</text:p>
          </table:table-cell>
          <table:table-cell office:value-type="float" office:value="370.10863283" calcext:value-type="float">
            <text:p>370.10863283</text:p>
          </table:table-cell>
          <table:table-cell office:value-type="string" calcext:value-type="string">
            <text:p>NA</text:p>
          </table:table-cell>
          <table:table-cell table:formula="of:=([.I30]-[.H30])/[.I30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9</text:p>
          </table:table-cell>
          <table:table-cell office:value-type="string" calcext:value-type="string">
            <text:p>InstanzCPLEX_HCSRP_50_9.txt</text:p>
          </table:table-cell>
          <table:table-cell office:value-type="string" calcext:value-type="string">
            <text:p>logfiles/logs-cplex-defaults-mem-emphasis-1thread-fcut/InstanzCPLEX_HCSRP_50_9.log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0823983" calcext:value-type="float">
            <text:p>10823983</text:p>
          </table:table-cell>
          <table:table-cell office:value-type="float" office:value="83422" calcext:value-type="float">
            <text:p>83422</text:p>
          </table:table-cell>
          <table:table-cell office:value-type="float" office:value="351.54506725" calcext:value-type="float">
            <text:p>351.54506725</text:p>
          </table:table-cell>
          <table:table-cell office:value-type="string" calcext:value-type="string">
            <text:p>NA</text:p>
          </table:table-cell>
          <table:table-cell table:formula="of:=([.I31]-[.H31])/[.I31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0_10</text:p>
          </table:table-cell>
          <table:table-cell office:value-type="string" calcext:value-type="string">
            <text:p>InstanzCPLEX_HCSRP_50_10.txt</text:p>
          </table:table-cell>
          <table:table-cell office:value-type="string" calcext:value-type="string">
            <text:p>logfiles/logs-cplex-defaults-mem-emphasis-1thread-fcut/InstanzCPLEX_HCSRP_50_10.log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3347235" calcext:value-type="float">
            <text:p>13347235</text:p>
          </table:table-cell>
          <table:table-cell office:value-type="float" office:value="123030" calcext:value-type="float">
            <text:p>123030</text:p>
          </table:table-cell>
          <table:table-cell office:value-type="float" office:value="424.8634993" calcext:value-type="float">
            <text:p>424.8634993</text:p>
          </table:table-cell>
          <table:table-cell office:value-type="string" calcext:value-type="string">
            <text:p>NA</text:p>
          </table:table-cell>
          <table:table-cell table:formula="of:=([.I32]-[.H32])/[.I32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1</text:p>
          </table:table-cell>
          <table:table-cell office:value-type="string" calcext:value-type="string">
            <text:p>InstanzCPLEX_HCSRP_75_1.txt</text:p>
          </table:table-cell>
          <table:table-cell office:value-type="string" calcext:value-type="string">
            <text:p>logfiles/logs-cplex-defaults-mem-emphasis-1thread-fcut/InstanzCPLEX_HCSRP_75_1.log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832355" calcext:value-type="float">
            <text:p>2832355</text:p>
          </table:table-cell>
          <table:table-cell office:value-type="float" office:value="8608" calcext:value-type="float">
            <text:p>8608</text:p>
          </table:table-cell>
          <table:table-cell office:value-type="float" office:value="487.71722708" calcext:value-type="float">
            <text:p>487.71722708</text:p>
          </table:table-cell>
          <table:table-cell office:value-type="string" calcext:value-type="string">
            <text:p>NA</text:p>
          </table:table-cell>
          <table:table-cell table:formula="of:=([.I33]-[.H33])/[.I33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2</text:p>
          </table:table-cell>
          <table:table-cell office:value-type="string" calcext:value-type="string">
            <text:p>InstanzCPLEX_HCSRP_75_2.txt</text:p>
          </table:table-cell>
          <table:table-cell office:value-type="string" calcext:value-type="string">
            <text:p>logfiles/logs-cplex-defaults-mem-emphasis-1thread-fcut/InstanzCPLEX_HCSRP_75_2.log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3402469" calcext:value-type="float">
            <text:p>3402469</text:p>
          </table:table-cell>
          <table:table-cell office:value-type="float" office:value="12365" calcext:value-type="float">
            <text:p>12365</text:p>
          </table:table-cell>
          <table:table-cell office:value-type="float" office:value="385.55708755" calcext:value-type="float">
            <text:p>385.55708755</text:p>
          </table:table-cell>
          <table:table-cell office:value-type="string" calcext:value-type="string">
            <text:p>NA</text:p>
          </table:table-cell>
          <table:table-cell table:formula="of:=([.I34]-[.H34])/[.I34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3</text:p>
          </table:table-cell>
          <table:table-cell office:value-type="string" calcext:value-type="string">
            <text:p>InstanzCPLEX_HCSRP_75_3.txt</text:p>
          </table:table-cell>
          <table:table-cell office:value-type="string" calcext:value-type="string">
            <text:p>logfiles/logs-cplex-defaults-mem-emphasis-1thread-fcut/InstanzCPLEX_HCSRP_75_3.log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2253014" calcext:value-type="float">
            <text:p>2253014</text:p>
          </table:table-cell>
          <table:table-cell office:value-type="float" office:value="5785" calcext:value-type="float">
            <text:p>5785</text:p>
          </table:table-cell>
          <table:table-cell office:value-type="float" office:value="385.33910061" calcext:value-type="float">
            <text:p>385.33910061</text:p>
          </table:table-cell>
          <table:table-cell office:value-type="string" calcext:value-type="string">
            <text:p>NA</text:p>
          </table:table-cell>
          <table:table-cell table:formula="of:=([.I35]-[.H35])/[.I35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4</text:p>
          </table:table-cell>
          <table:table-cell office:value-type="string" calcext:value-type="string">
            <text:p>InstanzCPLEX_HCSRP_75_4.txt</text:p>
          </table:table-cell>
          <table:table-cell office:value-type="string" calcext:value-type="string">
            <text:p>logfiles/logs-cplex-defaults-mem-emphasis-1thread-fcut/InstanzCPLEX_HCSRP_75_4.log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3082189" calcext:value-type="float">
            <text:p>3082189</text:p>
          </table:table-cell>
          <table:table-cell office:value-type="float" office:value="6061" calcext:value-type="float">
            <text:p>6061</text:p>
          </table:table-cell>
          <table:table-cell office:value-type="float" office:value="411.0096375" calcext:value-type="float">
            <text:p>411.0096375</text:p>
          </table:table-cell>
          <table:table-cell office:value-type="string" calcext:value-type="string">
            <text:p>NA</text:p>
          </table:table-cell>
          <table:table-cell table:formula="of:=([.I36]-[.H36])/[.I36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5</text:p>
          </table:table-cell>
          <table:table-cell office:value-type="string" calcext:value-type="string">
            <text:p>InstanzCPLEX_HCSRP_75_5.txt</text:p>
          </table:table-cell>
          <table:table-cell office:value-type="string" calcext:value-type="string">
            <text:p>logfiles/logs-cplex-defaults-mem-emphasis-1thread-fcut/InstanzCPLEX_HCSRP_75_5.log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900896" calcext:value-type="float">
            <text:p>1900896</text:p>
          </table:table-cell>
          <table:table-cell office:value-type="float" office:value="5828" calcext:value-type="float">
            <text:p>5828</text:p>
          </table:table-cell>
          <table:table-cell office:value-type="float" office:value="400.14148198" calcext:value-type="float">
            <text:p>400.14148198</text:p>
          </table:table-cell>
          <table:table-cell office:value-type="string" calcext:value-type="string">
            <text:p>NA</text:p>
          </table:table-cell>
          <table:table-cell table:formula="of:=([.I37]-[.H37])/[.I37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6</text:p>
          </table:table-cell>
          <table:table-cell office:value-type="string" calcext:value-type="string">
            <text:p>InstanzCPLEX_HCSRP_75_6.txt</text:p>
          </table:table-cell>
          <table:table-cell office:value-type="string" calcext:value-type="string">
            <text:p>logfiles/logs-cplex-defaults-mem-emphasis-1thread-fcut/InstanzCPLEX_HCSRP_75_6.log</text:p>
          </table:table-cell>
          <table:table-cell office:value-type="string" calcext:value-type="string">
            <text:p>TL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991797" calcext:value-type="float">
            <text:p>1991797</text:p>
          </table:table-cell>
          <table:table-cell office:value-type="float" office:value="3586" calcext:value-type="float">
            <text:p>3586</text:p>
          </table:table-cell>
          <table:table-cell office:value-type="float" office:value="393.91813865" calcext:value-type="float">
            <text:p>393.91813865</text:p>
          </table:table-cell>
          <table:table-cell office:value-type="string" calcext:value-type="string">
            <text:p>NA</text:p>
          </table:table-cell>
          <table:table-cell table:formula="of:=([.I38]-[.H38])/[.I38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7</text:p>
          </table:table-cell>
          <table:table-cell office:value-type="string" calcext:value-type="string">
            <text:p>InstanzCPLEX_HCSRP_75_7.txt</text:p>
          </table:table-cell>
          <table:table-cell office:value-type="string" calcext:value-type="string">
            <text:p>logfiles/logs-cplex-defaults-mem-emphasis-1thread-fcut/InstanzCPLEX_HCSRP_75_7.log</text:p>
          </table:table-cell>
          <table:table-cell office:value-type="string" calcext:value-type="string">
            <text:p>TL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852041" calcext:value-type="float">
            <text:p>1852041</text:p>
          </table:table-cell>
          <table:table-cell office:value-type="float" office:value="5709" calcext:value-type="float">
            <text:p>5709</text:p>
          </table:table-cell>
          <table:table-cell office:value-type="float" office:value="371.94618553" calcext:value-type="float">
            <text:p>371.94618553</text:p>
          </table:table-cell>
          <table:table-cell office:value-type="string" calcext:value-type="string">
            <text:p>NA</text:p>
          </table:table-cell>
          <table:table-cell table:formula="of:=([.I39]-[.H39])/[.I39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8</text:p>
          </table:table-cell>
          <table:table-cell office:value-type="string" calcext:value-type="string">
            <text:p>InstanzCPLEX_HCSRP_75_8.txt</text:p>
          </table:table-cell>
          <table:table-cell office:value-type="string" calcext:value-type="string">
            <text:p>logfiles/logs-cplex-defaults-mem-emphasis-1thread-fcut/InstanzCPLEX_HCSRP_75_8.log</text:p>
          </table:table-cell>
          <table:table-cell office:value-type="string" calcext:value-type="string">
            <text:p>TL</text:p>
          </table:table-cell>
          <table:table-cell office:value-type="float" office:value="7200.62" calcext:value-type="float">
            <text:p>7200.62</text:p>
          </table:table-cell>
          <table:table-cell office:value-type="float" office:value="1466940" calcext:value-type="float">
            <text:p>1466940</text:p>
          </table:table-cell>
          <table:table-cell office:value-type="float" office:value="2530" calcext:value-type="float">
            <text:p>2530</text:p>
          </table:table-cell>
          <table:table-cell office:value-type="float" office:value="405.91994015" calcext:value-type="float">
            <text:p>405.91994015</text:p>
          </table:table-cell>
          <table:table-cell office:value-type="string" calcext:value-type="string">
            <text:p>NA</text:p>
          </table:table-cell>
          <table:table-cell table:formula="of:=([.I40]-[.H40])/[.I40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9</text:p>
          </table:table-cell>
          <table:table-cell office:value-type="string" calcext:value-type="string">
            <text:p>InstanzCPLEX_HCSRP_75_9.txt</text:p>
          </table:table-cell>
          <table:table-cell office:value-type="string" calcext:value-type="string">
            <text:p>logfiles/logs-cplex-defaults-mem-emphasis-1thread-fcut/InstanzCPLEX_HCSRP_75_9.log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3198655" calcext:value-type="float">
            <text:p>3198655</text:p>
          </table:table-cell>
          <table:table-cell office:value-type="float" office:value="9945" calcext:value-type="float">
            <text:p>9945</text:p>
          </table:table-cell>
          <table:table-cell office:value-type="float" office:value="394.65227188" calcext:value-type="float">
            <text:p>394.65227188</text:p>
          </table:table-cell>
          <table:table-cell office:value-type="string" calcext:value-type="string">
            <text:p>NA</text:p>
          </table:table-cell>
          <table:table-cell table:formula="of:=([.I41]-[.H41])/[.I41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5_10</text:p>
          </table:table-cell>
          <table:table-cell office:value-type="string" calcext:value-type="string">
            <text:p>InstanzCPLEX_HCSRP_75_10.txt</text:p>
          </table:table-cell>
          <table:table-cell office:value-type="string" calcext:value-type="string">
            <text:p>logfiles/logs-cplex-defaults-mem-emphasis-1thread-fcut/InstanzCPLEX_HCSRP_75_10.log</text:p>
          </table:table-cell>
          <table:table-cell office:value-type="string" calcext:value-type="string">
            <text:p>TL</text:p>
          </table:table-cell>
          <table:table-cell office:value-type="float" office:value="7200" calcext:value-type="float">
            <text:p>7200</text:p>
          </table:table-cell>
          <table:table-cell office:value-type="float" office:value="4186751" calcext:value-type="float">
            <text:p>4186751</text:p>
          </table:table-cell>
          <table:table-cell office:value-type="float" office:value="11039" calcext:value-type="float">
            <text:p>11039</text:p>
          </table:table-cell>
          <table:table-cell office:value-type="float" office:value="484.0201847" calcext:value-type="float">
            <text:p>484.0201847</text:p>
          </table:table-cell>
          <table:table-cell office:value-type="string" calcext:value-type="string">
            <text:p>NA</text:p>
          </table:table-cell>
          <table:table-cell table:formula="of:=([.I42]-[.H42])/[.I42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1</text:p>
          </table:table-cell>
          <table:table-cell office:value-type="string" calcext:value-type="string">
            <text:p>InstanzVNS_HCSRP_100_1.txt</text:p>
          </table:table-cell>
          <table:table-cell office:value-type="string" calcext:value-type="string">
            <text:p>logfiles/logs-cplex-defaults-mem-emphasis-1thread-fcut/InstanzVNS_HCSRP_100_1.log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1093263" calcext:value-type="float">
            <text:p>1093263</text:p>
          </table:table-cell>
          <table:table-cell office:value-type="float" office:value="3452" calcext:value-type="float">
            <text:p>3452</text:p>
          </table:table-cell>
          <table:table-cell office:value-type="float" office:value="437.82412491" calcext:value-type="float">
            <text:p>437.82412491</text:p>
          </table:table-cell>
          <table:table-cell office:value-type="string" calcext:value-type="string">
            <text:p>NA</text:p>
          </table:table-cell>
          <table:table-cell table:formula="of:=([.I43]-[.H43])/[.I43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2</text:p>
          </table:table-cell>
          <table:table-cell office:value-type="string" calcext:value-type="string">
            <text:p>InstanzVNS_HCSRP_100_2.txt</text:p>
          </table:table-cell>
          <table:table-cell office:value-type="string" calcext:value-type="string">
            <text:p>logfiles/logs-cplex-defaults-mem-emphasis-1thread-fcut/InstanzVNS_HCSRP_100_2.log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039873" calcext:value-type="float">
            <text:p>1039873</text:p>
          </table:table-cell>
          <table:table-cell office:value-type="float" office:value="1076" calcext:value-type="float">
            <text:p>1076</text:p>
          </table:table-cell>
          <table:table-cell office:value-type="float" office:value="439.53519392" calcext:value-type="float">
            <text:p>439.53519392</text:p>
          </table:table-cell>
          <table:table-cell office:value-type="string" calcext:value-type="string">
            <text:p>NA</text:p>
          </table:table-cell>
          <table:table-cell table:formula="of:=([.I44]-[.H44])/[.I44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3</text:p>
          </table:table-cell>
          <table:table-cell office:value-type="string" calcext:value-type="string">
            <text:p>InstanzVNS_HCSRP_100_3.txt</text:p>
          </table:table-cell>
          <table:table-cell office:value-type="string" calcext:value-type="string">
            <text:p>logfiles/logs-cplex-defaults-mem-emphasis-1thread-fcut/InstanzVNS_HCSRP_100_3.log</text:p>
          </table:table-cell>
          <table:table-cell office:value-type="string" calcext:value-type="string">
            <text:p>TL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1173472" calcext:value-type="float">
            <text:p>1173472</text:p>
          </table:table-cell>
          <table:table-cell office:value-type="float" office:value="1935" calcext:value-type="float">
            <text:p>1935</text:p>
          </table:table-cell>
          <table:table-cell office:value-type="float" office:value="465.31156067" calcext:value-type="float">
            <text:p>465.31156067</text:p>
          </table:table-cell>
          <table:table-cell office:value-type="string" calcext:value-type="string">
            <text:p>NA</text:p>
          </table:table-cell>
          <table:table-cell table:formula="of:=([.I45]-[.H45])/[.I45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4</text:p>
          </table:table-cell>
          <table:table-cell office:value-type="string" calcext:value-type="string">
            <text:p>InstanzVNS_HCSRP_100_4.txt</text:p>
          </table:table-cell>
          <table:table-cell office:value-type="string" calcext:value-type="string">
            <text:p>logfiles/logs-cplex-defaults-mem-emphasis-1thread-fcut/InstanzVNS_HCSRP_100_4.log</text:p>
          </table:table-cell>
          <table:table-cell office:value-type="string" calcext:value-type="string">
            <text:p>TL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934957" calcext:value-type="float">
            <text:p>934957</text:p>
          </table:table-cell>
          <table:table-cell office:value-type="float" office:value="1005" calcext:value-type="float">
            <text:p>1005</text:p>
          </table:table-cell>
          <table:table-cell office:value-type="float" office:value="411.42038536" calcext:value-type="float">
            <text:p>411.42038536</text:p>
          </table:table-cell>
          <table:table-cell office:value-type="string" calcext:value-type="string">
            <text:p>NA</text:p>
          </table:table-cell>
          <table:table-cell table:formula="of:=([.I46]-[.H46])/[.I46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5</text:p>
          </table:table-cell>
          <table:table-cell office:value-type="string" calcext:value-type="string">
            <text:p>InstanzVNS_HCSRP_100_5.txt</text:p>
          </table:table-cell>
          <table:table-cell office:value-type="string" calcext:value-type="string">
            <text:p>logfiles/logs-cplex-defaults-mem-emphasis-1thread-fcut/InstanzVNS_HCSRP_100_5.log</text:p>
          </table:table-cell>
          <table:table-cell office:value-type="string" calcext:value-type="string">
            <text:p>TL</text:p>
          </table:table-cell>
          <table:table-cell office:value-type="float" office:value="7200.25" calcext:value-type="float">
            <text:p>7200.25</text:p>
          </table:table-cell>
          <table:table-cell office:value-type="float" office:value="1310752" calcext:value-type="float">
            <text:p>1310752</text:p>
          </table:table-cell>
          <table:table-cell office:value-type="float" office:value="2450" calcext:value-type="float">
            <text:p>2450</text:p>
          </table:table-cell>
          <table:table-cell office:value-type="float" office:value="415.13249062" calcext:value-type="float">
            <text:p>415.13249062</text:p>
          </table:table-cell>
          <table:table-cell office:value-type="string" calcext:value-type="string">
            <text:p>NA</text:p>
          </table:table-cell>
          <table:table-cell table:formula="of:=([.I47]-[.H47])/[.I47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6</text:p>
          </table:table-cell>
          <table:table-cell office:value-type="string" calcext:value-type="string">
            <text:p>InstanzVNS_HCSRP_100_6.txt</text:p>
          </table:table-cell>
          <table:table-cell office:value-type="string" calcext:value-type="string">
            <text:p>logfiles/logs-cplex-defaults-mem-emphasis-1thread-fcut/InstanzVNS_HCSRP_100_6.log</text:p>
          </table:table-cell>
          <table:table-cell office:value-type="string" calcext:value-type="string">
            <text:p>TL</text:p>
          </table:table-cell>
          <table:table-cell office:value-type="float" office:value="7200.35" calcext:value-type="float">
            <text:p>7200.35</text:p>
          </table:table-cell>
          <table:table-cell office:value-type="float" office:value="1095586" calcext:value-type="float">
            <text:p>1095586</text:p>
          </table:table-cell>
          <table:table-cell office:value-type="float" office:value="1509" calcext:value-type="float">
            <text:p>1509</text:p>
          </table:table-cell>
          <table:table-cell office:value-type="float" office:value="418.12454692" calcext:value-type="float">
            <text:p>418.12454692</text:p>
          </table:table-cell>
          <table:table-cell office:value-type="string" calcext:value-type="string">
            <text:p>NA</text:p>
          </table:table-cell>
          <table:table-cell table:formula="of:=([.I48]-[.H48])/[.I48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7</text:p>
          </table:table-cell>
          <table:table-cell office:value-type="string" calcext:value-type="string">
            <text:p>InstanzVNS_HCSRP_100_7.txt</text:p>
          </table:table-cell>
          <table:table-cell office:value-type="string" calcext:value-type="string">
            <text:p>logfiles/logs-cplex-defaults-mem-emphasis-1thread-fcut/InstanzVNS_HCSRP_100_7.log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797627" calcext:value-type="float">
            <text:p>797627</text:p>
          </table:table-cell>
          <table:table-cell office:value-type="float" office:value="2254" calcext:value-type="float">
            <text:p>2254</text:p>
          </table:table-cell>
          <table:table-cell office:value-type="float" office:value="402.03665422" calcext:value-type="float">
            <text:p>402.03665422</text:p>
          </table:table-cell>
          <table:table-cell office:value-type="string" calcext:value-type="string">
            <text:p>NA</text:p>
          </table:table-cell>
          <table:table-cell table:formula="of:=([.I49]-[.H49])/[.I49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8</text:p>
          </table:table-cell>
          <table:table-cell office:value-type="string" calcext:value-type="string">
            <text:p>InstanzVNS_HCSRP_100_8.txt</text:p>
          </table:table-cell>
          <table:table-cell office:value-type="string" calcext:value-type="string">
            <text:p>logfiles/logs-cplex-defaults-mem-emphasis-1thread-fcut/InstanzVNS_HCSRP_100_8.log</text:p>
          </table:table-cell>
          <table:table-cell office:value-type="string" calcext:value-type="string">
            <text:p>TL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1108940" calcext:value-type="float">
            <text:p>1108940</text:p>
          </table:table-cell>
          <table:table-cell office:value-type="float" office:value="2095" calcext:value-type="float">
            <text:p>2095</text:p>
          </table:table-cell>
          <table:table-cell office:value-type="float" office:value="444.35180256" calcext:value-type="float">
            <text:p>444.35180256</text:p>
          </table:table-cell>
          <table:table-cell office:value-type="string" calcext:value-type="string">
            <text:p>NA</text:p>
          </table:table-cell>
          <table:table-cell table:formula="of:=([.I50]-[.H50])/[.I50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9</text:p>
          </table:table-cell>
          <table:table-cell office:value-type="string" calcext:value-type="string">
            <text:p>InstanzVNS_HCSRP_100_9.txt</text:p>
          </table:table-cell>
          <table:table-cell office:value-type="string" calcext:value-type="string">
            <text:p>logfiles/logs-cplex-defaults-mem-emphasis-1thread-fcut/InstanzVNS_HCSRP_100_9.log</text:p>
          </table:table-cell>
          <table:table-cell office:value-type="string" calcext:value-type="string">
            <text:p>TL</text:p>
          </table:table-cell>
          <table:table-cell office:value-type="float" office:value="7200.2" calcext:value-type="float">
            <text:p>7200.2</text:p>
          </table:table-cell>
          <table:table-cell office:value-type="float" office:value="1249406" calcext:value-type="float">
            <text:p>1249406</text:p>
          </table:table-cell>
          <table:table-cell office:value-type="float" office:value="2154" calcext:value-type="float">
            <text:p>2154</text:p>
          </table:table-cell>
          <table:table-cell office:value-type="float" office:value="453.86404109" calcext:value-type="float">
            <text:p>453.86404109</text:p>
          </table:table-cell>
          <table:table-cell office:value-type="string" calcext:value-type="string">
            <text:p>NA</text:p>
          </table:table-cell>
          <table:table-cell table:formula="of:=([.I51]-[.H51])/[.I51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00_10</text:p>
          </table:table-cell>
          <table:table-cell office:value-type="string" calcext:value-type="string">
            <text:p>InstanzVNS_HCSRP_100_10.txt</text:p>
          </table:table-cell>
          <table:table-cell office:value-type="string" calcext:value-type="string">
            <text:p>logfiles/logs-cplex-defaults-mem-emphasis-1thread-fcut/InstanzVNS_HCSRP_100_10.log</text:p>
          </table:table-cell>
          <table:table-cell office:value-type="string" calcext:value-type="string">
            <text:p>TL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1035222" calcext:value-type="float">
            <text:p>1035222</text:p>
          </table:table-cell>
          <table:table-cell office:value-type="float" office:value="1368" calcext:value-type="float">
            <text:p>1368</text:p>
          </table:table-cell>
          <table:table-cell office:value-type="float" office:value="458.80800089" calcext:value-type="float">
            <text:p>458.80800089</text:p>
          </table:table-cell>
          <table:table-cell office:value-type="string" calcext:value-type="string">
            <text:p>NA</text:p>
          </table:table-cell>
          <table:table-cell table:formula="of:=([.I52]-[.H52])/[.I52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1</text:p>
          </table:table-cell>
          <table:table-cell office:value-type="string" calcext:value-type="string">
            <text:p>InstanzVNS_HCSRP_200_1.txt</text:p>
          </table:table-cell>
          <table:table-cell office:value-type="string" calcext:value-type="string">
            <text:p>logfiles/logs-cplex-defaults-mem-emphasis-1thread-fcut/InstanzVNS_HCSRP_200_1.log</text:p>
          </table:table-cell>
          <table:table-cell office:value-type="string" calcext:value-type="string">
            <text:p>TL</text:p>
          </table:table-cell>
          <table:table-cell office:value-type="float" office:value="7200.23" calcext:value-type="float">
            <text:p>7200.23</text:p>
          </table:table-cell>
          <table:table-cell office:value-type="float" office:value="157556" calcext:value-type="float">
            <text:p>157556</text:p>
          </table:table-cell>
          <table:table-cell office:value-type="float" office:value="0" calcext:value-type="float">
            <text:p>0</text:p>
          </table:table-cell>
          <table:table-cell office:value-type="float" office:value="548.28808223" calcext:value-type="float">
            <text:p>548.28808223</text:p>
          </table:table-cell>
          <table:table-cell office:value-type="string" calcext:value-type="string">
            <text:p>NA</text:p>
          </table:table-cell>
          <table:table-cell table:formula="of:=([.I53]-[.H53])/[.I53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2</text:p>
          </table:table-cell>
          <table:table-cell office:value-type="string" calcext:value-type="string">
            <text:p>InstanzVNS_HCSRP_200_2.txt</text:p>
          </table:table-cell>
          <table:table-cell office:value-type="string" calcext:value-type="string">
            <text:p>logfiles/logs-cplex-defaults-mem-emphasis-1thread-fcut/InstanzVNS_HCSRP_200_2.log</text:p>
          </table:table-cell>
          <table:table-cell office:value-type="string" calcext:value-type="string">
            <text:p>TL</text:p>
          </table:table-cell>
          <table:table-cell office:value-type="float" office:value="7200.25" calcext:value-type="float">
            <text:p>7200.25</text:p>
          </table:table-cell>
          <table:table-cell office:value-type="float" office:value="154205" calcext:value-type="float">
            <text:p>154205</text:p>
          </table:table-cell>
          <table:table-cell office:value-type="float" office:value="0" calcext:value-type="float">
            <text:p>0</text:p>
          </table:table-cell>
          <table:table-cell office:value-type="float" office:value="536.17345807" calcext:value-type="float">
            <text:p>536.17345807</text:p>
          </table:table-cell>
          <table:table-cell office:value-type="string" calcext:value-type="string">
            <text:p>NA</text:p>
          </table:table-cell>
          <table:table-cell table:formula="of:=([.I54]-[.H54])/[.I54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3</text:p>
          </table:table-cell>
          <table:table-cell office:value-type="string" calcext:value-type="string">
            <text:p>InstanzVNS_HCSRP_200_3.txt</text:p>
          </table:table-cell>
          <table:table-cell office:value-type="string" calcext:value-type="string">
            <text:p>logfiles/logs-cplex-defaults-mem-emphasis-1thread-fcut/InstanzVNS_HCSRP_200_3.log</text:p>
          </table:table-cell>
          <table:table-cell office:value-type="string" calcext:value-type="string">
            <text:p>TL</text:p>
          </table:table-cell>
          <table:table-cell office:value-type="float" office:value="7200.53" calcext:value-type="float">
            <text:p>7200.53</text:p>
          </table:table-cell>
          <table:table-cell office:value-type="float" office:value="152204" calcext:value-type="float">
            <text:p>152204</text:p>
          </table:table-cell>
          <table:table-cell office:value-type="float" office:value="0" calcext:value-type="float">
            <text:p>0</text:p>
          </table:table-cell>
          <table:table-cell office:value-type="float" office:value="532.57345619" calcext:value-type="float">
            <text:p>532.57345619</text:p>
          </table:table-cell>
          <table:table-cell office:value-type="string" calcext:value-type="string">
            <text:p>NA</text:p>
          </table:table-cell>
          <table:table-cell table:formula="of:=([.I55]-[.H55])/[.I55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4</text:p>
          </table:table-cell>
          <table:table-cell office:value-type="string" calcext:value-type="string">
            <text:p>InstanzVNS_HCSRP_200_4.txt</text:p>
          </table:table-cell>
          <table:table-cell office:value-type="string" calcext:value-type="string">
            <text:p>logfiles/logs-cplex-defaults-mem-emphasis-1thread-fcut/InstanzVNS_HCSRP_200_4.log</text:p>
          </table:table-cell>
          <table:table-cell office:value-type="string" calcext:value-type="string">
            <text:p>TL</text:p>
          </table:table-cell>
          <table:table-cell office:value-type="float" office:value="7200.59" calcext:value-type="float">
            <text:p>7200.59</text:p>
          </table:table-cell>
          <table:table-cell office:value-type="float" office:value="136029" calcext:value-type="float">
            <text:p>136029</text:p>
          </table:table-cell>
          <table:table-cell office:value-type="float" office:value="0" calcext:value-type="float">
            <text:p>0</text:p>
          </table:table-cell>
          <table:table-cell office:value-type="float" office:value="511.75827315" calcext:value-type="float">
            <text:p>511.75827315</text:p>
          </table:table-cell>
          <table:table-cell office:value-type="string" calcext:value-type="string">
            <text:p>NA</text:p>
          </table:table-cell>
          <table:table-cell table:formula="of:=([.I56]-[.H56])/[.I56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5</text:p>
          </table:table-cell>
          <table:table-cell office:value-type="string" calcext:value-type="string">
            <text:p>InstanzVNS_HCSRP_200_5.txt</text:p>
          </table:table-cell>
          <table:table-cell office:value-type="string" calcext:value-type="string">
            <text:p>logfiles/logs-cplex-defaults-mem-emphasis-1thread-fcut/InstanzVNS_HCSRP_200_5.log</text:p>
          </table:table-cell>
          <table:table-cell office:value-type="string" calcext:value-type="string">
            <text:p>TL</text:p>
          </table:table-cell>
          <table:table-cell office:value-type="float" office:value="7200.55" calcext:value-type="float">
            <text:p>7200.55</text:p>
          </table:table-cell>
          <table:table-cell office:value-type="float" office:value="137642" calcext:value-type="float">
            <text:p>137642</text:p>
          </table:table-cell>
          <table:table-cell office:value-type="float" office:value="0" calcext:value-type="float">
            <text:p>0</text:p>
          </table:table-cell>
          <table:table-cell office:value-type="float" office:value="514.28381801" calcext:value-type="float">
            <text:p>514.28381801</text:p>
          </table:table-cell>
          <table:table-cell office:value-type="string" calcext:value-type="string">
            <text:p>NA</text:p>
          </table:table-cell>
          <table:table-cell table:formula="of:=([.I57]-[.H57])/[.I57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6</text:p>
          </table:table-cell>
          <table:table-cell office:value-type="string" calcext:value-type="string">
            <text:p>InstanzVNS_HCSRP_200_6.txt</text:p>
          </table:table-cell>
          <table:table-cell office:value-type="string" calcext:value-type="string">
            <text:p>logfiles/logs-cplex-defaults-mem-emphasis-1thread-fcut/InstanzVNS_HCSRP_200_6.log</text:p>
          </table:table-cell>
          <table:table-cell office:value-type="string" calcext:value-type="string">
            <text:p>TL</text:p>
          </table:table-cell>
          <table:table-cell office:value-type="float" office:value="7202.1" calcext:value-type="float">
            <text:p>7202.1</text:p>
          </table:table-cell>
          <table:table-cell office:value-type="float" office:value="145178" calcext:value-type="float">
            <text:p>145178</text:p>
          </table:table-cell>
          <table:table-cell office:value-type="float" office:value="0" calcext:value-type="float">
            <text:p>0</text:p>
          </table:table-cell>
          <table:table-cell office:value-type="float" office:value="525.95159598" calcext:value-type="float">
            <text:p>525.95159598</text:p>
          </table:table-cell>
          <table:table-cell office:value-type="string" calcext:value-type="string">
            <text:p>NA</text:p>
          </table:table-cell>
          <table:table-cell table:formula="of:=([.I58]-[.H58])/[.I58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7</text:p>
          </table:table-cell>
          <table:table-cell office:value-type="string" calcext:value-type="string">
            <text:p>InstanzVNS_HCSRP_200_7.txt</text:p>
          </table:table-cell>
          <table:table-cell office:value-type="string" calcext:value-type="string">
            <text:p>logfiles/logs-cplex-defaults-mem-emphasis-1thread-fcut/InstanzVNS_HCSRP_200_7.log</text:p>
          </table:table-cell>
          <table:table-cell office:value-type="string" calcext:value-type="string">
            <text:p>TL</text:p>
          </table:table-cell>
          <table:table-cell office:value-type="float" office:value="7200.69" calcext:value-type="float">
            <text:p>7200.69</text:p>
          </table:table-cell>
          <table:table-cell office:value-type="float" office:value="132348" calcext:value-type="float">
            <text:p>132348</text:p>
          </table:table-cell>
          <table:table-cell office:value-type="float" office:value="0" calcext:value-type="float">
            <text:p>0</text:p>
          </table:table-cell>
          <table:table-cell office:value-type="float" office:value="496.4844468" calcext:value-type="float">
            <text:p>496.4844468</text:p>
          </table:table-cell>
          <table:table-cell office:value-type="string" calcext:value-type="string">
            <text:p>NA</text:p>
          </table:table-cell>
          <table:table-cell table:formula="of:=([.I59]-[.H59])/[.I59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8</text:p>
          </table:table-cell>
          <table:table-cell office:value-type="string" calcext:value-type="string">
            <text:p>InstanzVNS_HCSRP_200_8.txt</text:p>
          </table:table-cell>
          <table:table-cell office:value-type="string" calcext:value-type="string">
            <text:p>logfiles/logs-cplex-defaults-mem-emphasis-1thread-fcut/InstanzVNS_HCSRP_200_8.log</text:p>
          </table:table-cell>
          <table:table-cell office:value-type="string" calcext:value-type="string">
            <text:p>TL</text:p>
          </table:table-cell>
          <table:table-cell office:value-type="float" office:value="7200.19" calcext:value-type="float">
            <text:p>7200.19</text:p>
          </table:table-cell>
          <table:table-cell office:value-type="float" office:value="163564" calcext:value-type="float">
            <text:p>163564</text:p>
          </table:table-cell>
          <table:table-cell office:value-type="float" office:value="0" calcext:value-type="float">
            <text:p>0</text:p>
          </table:table-cell>
          <table:table-cell office:value-type="float" office:value="540.0507867" calcext:value-type="float">
            <text:p>540.0507867</text:p>
          </table:table-cell>
          <table:table-cell office:value-type="string" calcext:value-type="string">
            <text:p>NA</text:p>
          </table:table-cell>
          <table:table-cell table:formula="of:=([.I60]-[.H60])/[.I60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9</text:p>
          </table:table-cell>
          <table:table-cell office:value-type="string" calcext:value-type="string">
            <text:p>InstanzVNS_HCSRP_200_9.txt</text:p>
          </table:table-cell>
          <table:table-cell office:value-type="string" calcext:value-type="string">
            <text:p>logfiles/logs-cplex-defaults-mem-emphasis-1thread-fcut/InstanzVNS_HCSRP_200_9.log</text:p>
          </table:table-cell>
          <table:table-cell office:value-type="string" calcext:value-type="string">
            <text:p>TL</text:p>
          </table:table-cell>
          <table:table-cell office:value-type="float" office:value="7200.47" calcext:value-type="float">
            <text:p>7200.47</text:p>
          </table:table-cell>
          <table:table-cell office:value-type="float" office:value="166783" calcext:value-type="float">
            <text:p>166783</text:p>
          </table:table-cell>
          <table:table-cell office:value-type="float" office:value="0" calcext:value-type="float">
            <text:p>0</text:p>
          </table:table-cell>
          <table:table-cell office:value-type="float" office:value="541.24073524" calcext:value-type="float">
            <text:p>541.24073524</text:p>
          </table:table-cell>
          <table:table-cell office:value-type="string" calcext:value-type="string">
            <text:p>NA</text:p>
          </table:table-cell>
          <table:table-cell table:formula="of:=([.I61]-[.H61])/[.I61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0_10</text:p>
          </table:table-cell>
          <table:table-cell office:value-type="string" calcext:value-type="string">
            <text:p>InstanzVNS_HCSRP_200_10.txt</text:p>
          </table:table-cell>
          <table:table-cell office:value-type="string" calcext:value-type="string">
            <text:p>logfiles/logs-cplex-defaults-mem-emphasis-1thread-fcut/InstanzVNS_HCSRP_200_10.log</text:p>
          </table:table-cell>
          <table:table-cell office:value-type="string" calcext:value-type="string">
            <text:p>TL</text:p>
          </table:table-cell>
          <table:table-cell office:value-type="float" office:value="7200.28" calcext:value-type="float">
            <text:p>7200.28</text:p>
          </table:table-cell>
          <table:table-cell office:value-type="float" office:value="136512" calcext:value-type="float">
            <text:p>136512</text:p>
          </table:table-cell>
          <table:table-cell office:value-type="float" office:value="0" calcext:value-type="float">
            <text:p>0</text:p>
          </table:table-cell>
          <table:table-cell office:value-type="float" office:value="536.4443075" calcext:value-type="float">
            <text:p>536.4443075</text:p>
          </table:table-cell>
          <table:table-cell office:value-type="string" calcext:value-type="string">
            <text:p>NA</text:p>
          </table:table-cell>
          <table:table-cell table:formula="of:=([.I62]-[.H62])/[.I62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1</text:p>
          </table:table-cell>
          <table:table-cell office:value-type="string" calcext:value-type="string">
            <text:p>InstanzVNS_HCSRP_300_1.txt</text:p>
          </table:table-cell>
          <table:table-cell office:value-type="string" calcext:value-type="string">
            <text:p>logfiles/logs-cplex-defaults-mem-emphasis-1thread-fcut/InstanzVNS_HCSRP_300_1.log</text:p>
          </table:table-cell>
          <table:table-cell office:value-type="string" calcext:value-type="string">
            <text:p>FAIL</text:p>
          </table:table-cell>
          <table:table-cell table:number-columns-repeated="5" office:value-type="string" calcext:value-type="string">
            <text:p>NA</text:p>
          </table:table-cell>
          <table:table-cell table:formula="of:=([.I63]-[.H63])/[.I63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2</text:p>
          </table:table-cell>
          <table:table-cell office:value-type="string" calcext:value-type="string">
            <text:p>InstanzVNS_HCSRP_300_2.txt</text:p>
          </table:table-cell>
          <table:table-cell office:value-type="string" calcext:value-type="string">
            <text:p>logfiles/logs-cplex-defaults-mem-emphasis-1thread-fcut/InstanzVNS_HCSRP_300_2.log</text:p>
          </table:table-cell>
          <table:table-cell office:value-type="string" calcext:value-type="string">
            <text:p>FAIL</text:p>
          </table:table-cell>
          <table:table-cell table:number-columns-repeated="5" office:value-type="string" calcext:value-type="string">
            <text:p>NA</text:p>
          </table:table-cell>
          <table:table-cell table:formula="of:=([.I64]-[.H64])/[.I64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3</text:p>
          </table:table-cell>
          <table:table-cell office:value-type="string" calcext:value-type="string">
            <text:p>InstanzVNS_HCSRP_300_3.txt</text:p>
          </table:table-cell>
          <table:table-cell office:value-type="string" calcext:value-type="string">
            <text:p>logfiles/logs-cplex-defaults-mem-emphasis-1thread-fcut/InstanzVNS_HCSRP_300_3.log</text:p>
          </table:table-cell>
          <table:table-cell office:value-type="string" calcext:value-type="string">
            <text:p>FAIL</text:p>
          </table:table-cell>
          <table:table-cell table:number-columns-repeated="5" office:value-type="string" calcext:value-type="string">
            <text:p>NA</text:p>
          </table:table-cell>
          <table:table-cell table:formula="of:=([.I65]-[.H65])/[.I65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4</text:p>
          </table:table-cell>
          <table:table-cell office:value-type="string" calcext:value-type="string">
            <text:p>InstanzVNS_HCSRP_300_4.txt</text:p>
          </table:table-cell>
          <table:table-cell office:value-type="string" calcext:value-type="string">
            <text:p>logfiles/logs-cplex-defaults-mem-emphasis-1thread-fcut/InstanzVNS_HCSRP_300_4.log</text:p>
          </table:table-cell>
          <table:table-cell office:value-type="string" calcext:value-type="string">
            <text:p>FAIL</text:p>
          </table:table-cell>
          <table:table-cell table:number-columns-repeated="5" office:value-type="string" calcext:value-type="string">
            <text:p>NA</text:p>
          </table:table-cell>
          <table:table-cell table:formula="of:=([.I66]-[.H66])/[.I66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5</text:p>
          </table:table-cell>
          <table:table-cell office:value-type="string" calcext:value-type="string">
            <text:p>InstanzVNS_HCSRP_300_5.txt</text:p>
          </table:table-cell>
          <table:table-cell office:value-type="string" calcext:value-type="string">
            <text:p>logfiles/logs-cplex-defaults-mem-emphasis-1thread-fcut/InstanzVNS_HCSRP_300_5.log</text:p>
          </table:table-cell>
          <table:table-cell office:value-type="string" calcext:value-type="string">
            <text:p>FAIL</text:p>
          </table:table-cell>
          <table:table-cell table:number-columns-repeated="5" office:value-type="string" calcext:value-type="string">
            <text:p>NA</text:p>
          </table:table-cell>
          <table:table-cell table:formula="of:=([.I67]-[.H67])/[.I67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6</text:p>
          </table:table-cell>
          <table:table-cell office:value-type="string" calcext:value-type="string">
            <text:p>InstanzVNS_HCSRP_300_6.txt</text:p>
          </table:table-cell>
          <table:table-cell office:value-type="string" calcext:value-type="string">
            <text:p>logfiles/logs-cplex-defaults-mem-emphasis-1thread-fcut/InstanzVNS_HCSRP_300_6.log</text:p>
          </table:table-cell>
          <table:table-cell office:value-type="string" calcext:value-type="string">
            <text:p>FAIL</text:p>
          </table:table-cell>
          <table:table-cell table:number-columns-repeated="5" office:value-type="string" calcext:value-type="string">
            <text:p>NA</text:p>
          </table:table-cell>
          <table:table-cell table:formula="of:=([.I68]-[.H68])/[.I68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7</text:p>
          </table:table-cell>
          <table:table-cell office:value-type="string" calcext:value-type="string">
            <text:p>InstanzVNS_HCSRP_300_7.txt</text:p>
          </table:table-cell>
          <table:table-cell office:value-type="string" calcext:value-type="string">
            <text:p>logfiles/logs-cplex-defaults-mem-emphasis-1thread-fcut/InstanzVNS_HCSRP_300_7.log</text:p>
          </table:table-cell>
          <table:table-cell office:value-type="string" calcext:value-type="string">
            <text:p>FAIL</text:p>
          </table:table-cell>
          <table:table-cell table:number-columns-repeated="5" office:value-type="string" calcext:value-type="string">
            <text:p>NA</text:p>
          </table:table-cell>
          <table:table-cell table:formula="of:=([.I69]-[.H69])/[.I69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8</text:p>
          </table:table-cell>
          <table:table-cell office:value-type="string" calcext:value-type="string">
            <text:p>InstanzVNS_HCSRP_300_8.txt</text:p>
          </table:table-cell>
          <table:table-cell office:value-type="string" calcext:value-type="string">
            <text:p>logfiles/logs-cplex-defaults-mem-emphasis-1thread-fcut/InstanzVNS_HCSRP_300_8.log</text:p>
          </table:table-cell>
          <table:table-cell office:value-type="string" calcext:value-type="string">
            <text:p>FAIL</text:p>
          </table:table-cell>
          <table:table-cell table:number-columns-repeated="5" office:value-type="string" calcext:value-type="string">
            <text:p>NA</text:p>
          </table:table-cell>
          <table:table-cell table:formula="of:=([.I70]-[.H70])/[.I70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9</text:p>
          </table:table-cell>
          <table:table-cell office:value-type="string" calcext:value-type="string">
            <text:p>InstanzVNS_HCSRP_300_9.txt</text:p>
          </table:table-cell>
          <table:table-cell office:value-type="string" calcext:value-type="string">
            <text:p>logfiles/logs-cplex-defaults-mem-emphasis-1thread-fcut/InstanzVNS_HCSRP_300_9.log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71]-[.H71])/[.I71]*100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00_10</text:p>
          </table:table-cell>
          <table:table-cell office:value-type="string" calcext:value-type="string">
            <text:p>InstanzVNS_HCSRP_300_10.txt</text:p>
          </table:table-cell>
          <table:table-cell office:value-type="string" calcext:value-type="string">
            <text:p>logfiles/logs-cplex-defaults-mem-emphasis-1thread-fcut/InstanzVNS_HCSRP_300_10.log</text:p>
          </table:table-cell>
          <table:table-cell office:value-type="string" calcext:value-type="string">
            <text:p>OOM-PRESOLVE</text:p>
          </table:table-cell>
          <table:table-cell table:number-columns-repeated="5" office:value-type="string" calcext:value-type="string">
            <text:p>NA</text:p>
          </table:table-cell>
          <table:table-cell table:formula="of:=([.I72]-[.H72])/[.I72]*100" office:value-type="string" office:string-value="" calcext:value-type="error">
            <text:p>#VALUE!</text:p>
          </table:table-cell>
          <table:table-cell table:number-columns-repeated="54"/>
        </table:table-row>
      </table:table>
      <table:table table:name="LB value comparison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8" table:default-cell-style-name="ce75"/>
        <table:table-column table:style-name="co1" table:default-cell-style-name="Default"/>
        <table:table-column table:style-name="co1" table:number-columns-repeated="2" table:default-cell-style-name="ce78"/>
        <table:table-column table:style-name="co1" table:default-cell-style-name="Default"/>
        <table:table-column table:style-name="co1" table:number-columns-repeated="7" table:default-cell-style-name="ce68"/>
        <table:table-column table:style-name="co1" table:number-columns-repeated="1004" table:default-cell-style-name="Default"/>
        <table:table-row table:style-name="ro1">
          <table:table-cell table:style-name="ce37" office:value-type="string" calcext:value-type="string" table:number-columns-spanned="1" table:number-rows-spanned="2">
            <text:p>Instance</text:p>
          </table:table-cell>
          <table:table-cell table:style-name="ce37"/>
          <table:table-cell table:style-name="ce37" office:value-type="string" calcext:value-type="string" table:number-columns-spanned="7" table:number-rows-spanned="1">
            <text:p>Scenario</text:p>
          </table:table-cell>
          <table:covered-table-cell table:number-columns-repeated="6" table:style-name="Default"/>
          <table:table-cell/>
          <table:table-cell table:style-name="ce37" office:value-type="string" calcext:value-type="string" table:number-columns-spanned="2" table:number-rows-spanned="1">
            <text:p>Overall</text:p>
          </table:table-cell>
          <table:covered-table-cell table:style-name="Default"/>
          <table:table-cell/>
          <table:table-cell table:style-name="ce37" office:value-type="string" calcext:value-type="string" table:number-columns-spanned="7" table:number-rows-spanned="1">
            <text:p>Accounting</text:p>
          </table:table-cell>
          <table:covered-table-cell table:number-columns-repeated="6" table:style-name="Default"/>
          <table:table-cell/>
          <table:table-cell table:style-name="ce37" office:value-type="string" calcext:value-type="string" table:number-columns-spanned="8" table:number-rows-spanned="1">
            <text:p>Statistics per instance subset</text:p>
          </table:table-cell>
          <table:covered-table-cell table:style-name="ce37"/>
          <table:covered-table-cell table:number-columns-repeated="6"/>
          <table:table-cell table:number-columns-repeated="995"/>
        </table:table-row>
        <table:table-row table:style-name="ro2">
          <table:covered-table-cell/>
          <table:table-cell table:style-name="ce74" office:value-type="string" calcext:value-type="string">
            <text:p>MK2014</text:p>
          </table:table-cell>
          <table:table-cell table:style-name="ce79" office:value-type="string" calcext:value-type="string">
            <text:p>1 – LP</text:p>
          </table:table-cell>
          <table:table-cell table:style-name="ce79" office:value-type="string" calcext:value-type="string">
            <text:p>2 – Defaults</text:p>
          </table:table-cell>
          <table:table-cell table:style-name="ce79" office:value-type="string" calcext:value-type="string">
            <text:p>3 – Mem emphasis</text:p>
          </table:table-cell>
          <table:table-cell table:style-name="ce79" office:value-type="string" calcext:value-type="string">
            <text:p>4 – Single thread</text:p>
          </table:table-cell>
          <table:table-cell table:style-name="ce79" office:value-type="string" calcext:value-type="string">
            <text:p>5 – Single thread, mem emphasis</text:p>
          </table:table-cell>
          <table:table-cell table:style-name="ce79" office:value-type="string" calcext:value-type="string">
            <text:p>6 – Single thread, mem emphasis, warmstart</text:p>
          </table:table-cell>
          <table:table-cell table:style-name="ce79" office:value-type="string" calcext:value-type="string">
            <text:p>7 – Single thread, mem emphasis, red cut</text:p>
          </table:table-cell>
          <table:table-cell table:style-name="ce79"/>
          <table:table-cell table:style-name="ce74" office:value-type="string" calcext:value-type="string">
            <text:p>MAX</text:p>
          </table:table-cell>
          <table:table-cell table:style-name="ce74" office:value-type="string" calcext:value-type="string">
            <text:p>Impr. %</text:p>
          </table:table-cell>
          <table:table-cell/>
          <table:table-cell table:style-name="ce79" office:value-type="string" calcext:value-type="string">
            <text:p>1 – LP</text:p>
          </table:table-cell>
          <table:table-cell table:style-name="ce79" office:value-type="string" calcext:value-type="string">
            <text:p>2 – Defaults</text:p>
          </table:table-cell>
          <table:table-cell table:style-name="ce79" office:value-type="string" calcext:value-type="string">
            <text:p>3 – Mem emphasis</text:p>
          </table:table-cell>
          <table:table-cell table:style-name="ce79" office:value-type="string" calcext:value-type="string">
            <text:p>4 – Single thread</text:p>
          </table:table-cell>
          <table:table-cell table:style-name="ce79" office:value-type="string" calcext:value-type="string">
            <text:p>5 – Single thread, mem emphasis</text:p>
          </table:table-cell>
          <table:table-cell table:style-name="ce79" office:value-type="string" calcext:value-type="string">
            <text:p>6 – Single thread, mem emphasis, warmstart</text:p>
          </table:table-cell>
          <table:table-cell table:style-name="ce79" office:value-type="string" calcext:value-type="string">
            <text:p>7 – Single thread, mem emphasis, red cut</text:p>
          </table:table-cell>
          <table:table-cell table:number-columns-repeated="2"/>
          <table:table-cell table:style-name="ce79" office:value-type="string" calcext:value-type="string">
            <text:p>1 – LP</text:p>
          </table:table-cell>
          <table:table-cell table:style-name="ce79" office:value-type="string" calcext:value-type="string">
            <text:p>2 – Defaults</text:p>
          </table:table-cell>
          <table:table-cell table:style-name="ce79" office:value-type="string" calcext:value-type="string">
            <text:p>3 – Mem emphasis</text:p>
          </table:table-cell>
          <table:table-cell table:style-name="ce79" office:value-type="string" calcext:value-type="string">
            <text:p>4 – Single thread</text:p>
          </table:table-cell>
          <table:table-cell table:style-name="ce79" office:value-type="string" calcext:value-type="string">
            <text:p>5 – Single thread, mem emphasis</text:p>
          </table:table-cell>
          <table:table-cell table:style-name="ce79" office:value-type="string" calcext:value-type="string">
            <text:p>6 – Single thread, mem emphasis, warmstart</text:p>
          </table:table-cell>
          <table:table-cell table:style-name="ce79" office:value-type="string" calcext:value-type="string">
            <text:p>7 – Single thread, mem emphasis, red cu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218.2" calcext:value-type="float">
            <text:p>218.20</text:p>
          </table:table-cell>
          <table:table-cell table:formula="of:=[$'(SCE1) LP'.$F$3]" office:value-type="float" office:value="149.07766734" calcext:value-type="float">
            <text:p>149.08</text:p>
          </table:table-cell>
          <table:table-cell table:formula="of:=[$'(SCE2) Defaults'.$H$3]" office:value-type="float" office:value="218.19855033" calcext:value-type="float">
            <text:p>218.20</text:p>
          </table:table-cell>
          <table:table-cell table:formula="of:=[$'(SCE3) Memory emphasis'.$H$3]" office:value-type="float" office:value="218.19855033" calcext:value-type="float">
            <text:p>218.20</text:p>
          </table:table-cell>
          <table:table-cell table:formula="of:=[$'(SCE4) Single thread'.$H$3]" office:value-type="float" office:value="218.19855033" calcext:value-type="float">
            <text:p>218.20</text:p>
          </table:table-cell>
          <table:table-cell table:formula="of:=[$'(SCE5) Single thread + mem emphasis'.$H$3]" office:value-type="float" office:value="218.19855033" calcext:value-type="float">
            <text:p>218.20</text:p>
          </table:table-cell>
          <table:table-cell table:number-columns-repeated="2" office:value-type="float" office:value="218.19855033" calcext:value-type="float">
            <text:p>218.20</text:p>
          </table:table-cell>
          <table:table-cell/>
          <table:table-cell table:formula="of:=MAX([.B3:.I3])" office:value-type="float" office:value="218.2" calcext:value-type="float">
            <text:p>218.20</text:p>
          </table:table-cell>
          <table:table-cell table:formula="of:=([.K3]-[.B3])/[.B3]*100" office:value-type="float" office:value="0" calcext:value-type="float">
            <text:p>0.00</text:p>
          </table:table-cell>
          <table:table-cell/>
          <table:table-cell table:formula="of:=IF([.C3] = &quot;NA&quot;; 0; [.C3]&gt;=[.$K3]-0.05)" office:value-type="boolean" office:boolean-value="false" calcext:value-type="boolean">
            <text:p>FALSE</text:p>
          </table:table-cell>
          <table:table-cell table:formula="of:=IF([.D3] = &quot;NA&quot;; 0; [.D3]&gt;=[.$K3]-0.05)" office:value-type="boolean" office:boolean-value="true" calcext:value-type="boolean">
            <text:p>TRUE</text:p>
          </table:table-cell>
          <table:table-cell table:formula="of:=IF([.E3] = &quot;NA&quot;; 0; [.E3]&gt;=[.$K3]-0.05)" office:value-type="boolean" office:boolean-value="true" calcext:value-type="boolean">
            <text:p>TRUE</text:p>
          </table:table-cell>
          <table:table-cell table:formula="of:=IF([.F3] = &quot;NA&quot;; 0; [.F3]&gt;=[.$K3]-0.05)" office:value-type="boolean" office:boolean-value="true" calcext:value-type="boolean">
            <text:p>TRUE</text:p>
          </table:table-cell>
          <table:table-cell table:formula="of:=IF([.G3] = &quot;NA&quot;; 0; [.G3]&gt;=[.$K3]-0.05)" office:value-type="boolean" office:boolean-value="true" calcext:value-type="boolean">
            <text:p>TRUE</text:p>
          </table:table-cell>
          <table:table-cell table:formula="of:=IF([.H3] = &quot;NA&quot;; 0; [.H3]&gt;=[.$K3]-0.05)" office:value-type="boolean" office:boolean-value="true" calcext:value-type="boolean">
            <text:p>TRUE</text:p>
          </table:table-cell>
          <table:table-cell table:formula="of:=IF([.I3] = &quot;NA&quot;; 0; [.I3]&gt;=[.$K3]-0.05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246.6" calcext:value-type="float">
            <text:p>246.60</text:p>
          </table:table-cell>
          <table:table-cell table:formula="of:=[$'(SCE1) LP'.$F$4]" office:value-type="float" office:value="144.69027571" calcext:value-type="float">
            <text:p>144.69</text:p>
          </table:table-cell>
          <table:table-cell table:formula="of:=[$'(SCE2) Defaults'.$H$4]" office:value-type="float" office:value="246.62617517" calcext:value-type="float">
            <text:p>246.63</text:p>
          </table:table-cell>
          <table:table-cell table:formula="of:=[$'(SCE3) Memory emphasis'.$H$4]" office:value-type="float" office:value="246.62617517" calcext:value-type="float">
            <text:p>246.63</text:p>
          </table:table-cell>
          <table:table-cell table:formula="of:=[$'(SCE4) Single thread'.$H$4]" office:value-type="float" office:value="246.62617517" calcext:value-type="float">
            <text:p>246.63</text:p>
          </table:table-cell>
          <table:table-cell table:formula="of:=[$'(SCE5) Single thread + mem emphasis'.$H$4]" office:value-type="float" office:value="246.62617517" calcext:value-type="float">
            <text:p>246.63</text:p>
          </table:table-cell>
          <table:table-cell table:number-columns-repeated="2" office:value-type="float" office:value="246.62617517" calcext:value-type="float">
            <text:p>246.63</text:p>
          </table:table-cell>
          <table:table-cell/>
          <table:table-cell table:formula="of:=MAX([.B4:.I4])" office:value-type="float" office:value="246.62617517" calcext:value-type="float">
            <text:p>246.63</text:p>
          </table:table-cell>
          <table:table-cell table:formula="of:=([.K4]-[.B4])/[.B4]*100" office:value-type="float" office:value="0.0106144241687008" calcext:value-type="float">
            <text:p>0.01</text:p>
          </table:table-cell>
          <table:table-cell/>
          <table:table-cell table:formula="of:=IF([.C4] = &quot;NA&quot;; 0; [.C4]&gt;=[.$K4]-0.05)" office:value-type="boolean" office:boolean-value="false" calcext:value-type="boolean">
            <text:p>FALSE</text:p>
          </table:table-cell>
          <table:table-cell table:formula="of:=IF([.D4] = &quot;NA&quot;; 0; [.D4]&gt;=[.$K4]-0.05)" office:value-type="boolean" office:boolean-value="true" calcext:value-type="boolean">
            <text:p>TRUE</text:p>
          </table:table-cell>
          <table:table-cell table:formula="of:=IF([.E4] = &quot;NA&quot;; 0; [.E4]&gt;=[.$K4]-0.05)" office:value-type="boolean" office:boolean-value="true" calcext:value-type="boolean">
            <text:p>TRUE</text:p>
          </table:table-cell>
          <table:table-cell table:formula="of:=IF([.F4] = &quot;NA&quot;; 0; [.F4]&gt;=[.$K4]-0.05)" office:value-type="boolean" office:boolean-value="true" calcext:value-type="boolean">
            <text:p>TRUE</text:p>
          </table:table-cell>
          <table:table-cell table:formula="of:=IF([.G4] = &quot;NA&quot;; 0; [.G4]&gt;=[.$K4]-0.05)" office:value-type="boolean" office:boolean-value="true" calcext:value-type="boolean">
            <text:p>TRUE</text:p>
          </table:table-cell>
          <table:table-cell table:formula="of:=IF([.H4] = &quot;NA&quot;; 0; [.H4]&gt;=[.$K4]-0.05)" office:value-type="boolean" office:boolean-value="true" calcext:value-type="boolean">
            <text:p>TRUE</text:p>
          </table:table-cell>
          <table:table-cell table:formula="of:=IF([.I4] = &quot;NA&quot;; 0; [.I4]&gt;=[.$K4]-0.05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305.8" calcext:value-type="float">
            <text:p>305.80</text:p>
          </table:table-cell>
          <table:table-cell table:formula="of:=[$'(SCE1) LP'.$F$5]" office:value-type="float" office:value="127.3122549" calcext:value-type="float">
            <text:p>127.31</text:p>
          </table:table-cell>
          <table:table-cell table:formula="of:=[$'(SCE2) Defaults'.$H$5]" office:value-type="float" office:value="305.859574" calcext:value-type="float">
            <text:p>305.86</text:p>
          </table:table-cell>
          <table:table-cell table:formula="of:=[$'(SCE3) Memory emphasis'.$H$5]" office:value-type="float" office:value="305.859574" calcext:value-type="float">
            <text:p>305.86</text:p>
          </table:table-cell>
          <table:table-cell table:formula="of:=[$'(SCE4) Single thread'.$H$5]" office:value-type="float" office:value="305.859574" calcext:value-type="float">
            <text:p>305.86</text:p>
          </table:table-cell>
          <table:table-cell table:formula="of:=[$'(SCE5) Single thread + mem emphasis'.$H$5]" office:value-type="float" office:value="305.859574" calcext:value-type="float">
            <text:p>305.86</text:p>
          </table:table-cell>
          <table:table-cell table:number-columns-repeated="2" office:value-type="float" office:value="305.859574" calcext:value-type="float">
            <text:p>305.86</text:p>
          </table:table-cell>
          <table:table-cell/>
          <table:table-cell table:formula="of:=MAX([.B5:.I5])" office:value-type="float" office:value="305.859574" calcext:value-type="float">
            <text:p>305.86</text:p>
          </table:table-cell>
          <table:table-cell table:formula="of:=([.K5]-[.B5])/[.B5]*100" office:value-type="float" office:value="0.0194813603662517" calcext:value-type="float">
            <text:p>0.02</text:p>
          </table:table-cell>
          <table:table-cell/>
          <table:table-cell table:formula="of:=IF([.C5] = &quot;NA&quot;; 0; [.C5]&gt;=[.$K5]-0.05)" office:value-type="boolean" office:boolean-value="false" calcext:value-type="boolean">
            <text:p>FALSE</text:p>
          </table:table-cell>
          <table:table-cell table:formula="of:=IF([.D5] = &quot;NA&quot;; 0; [.D5]&gt;=[.$K5]-0.05)" office:value-type="boolean" office:boolean-value="true" calcext:value-type="boolean">
            <text:p>TRUE</text:p>
          </table:table-cell>
          <table:table-cell table:formula="of:=IF([.E5] = &quot;NA&quot;; 0; [.E5]&gt;=[.$K5]-0.05)" office:value-type="boolean" office:boolean-value="true" calcext:value-type="boolean">
            <text:p>TRUE</text:p>
          </table:table-cell>
          <table:table-cell table:formula="of:=IF([.F5] = &quot;NA&quot;; 0; [.F5]&gt;=[.$K5]-0.05)" office:value-type="boolean" office:boolean-value="true" calcext:value-type="boolean">
            <text:p>TRUE</text:p>
          </table:table-cell>
          <table:table-cell table:formula="of:=IF([.G5] = &quot;NA&quot;; 0; [.G5]&gt;=[.$K5]-0.05)" office:value-type="boolean" office:boolean-value="true" calcext:value-type="boolean">
            <text:p>TRUE</text:p>
          </table:table-cell>
          <table:table-cell table:formula="of:=IF([.H5] = &quot;NA&quot;; 0; [.H5]&gt;=[.$K5]-0.05)" office:value-type="boolean" office:boolean-value="true" calcext:value-type="boolean">
            <text:p>TRUE</text:p>
          </table:table-cell>
          <table:table-cell table:formula="of:=IF([.I5] = &quot;NA&quot;; 0; [.I5]&gt;=[.$K5]-0.05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186.9" calcext:value-type="float">
            <text:p>186.90</text:p>
          </table:table-cell>
          <table:table-cell table:formula="of:=[$'(SCE1) LP'.$F$6]" office:value-type="float" office:value="62.45198814" calcext:value-type="float">
            <text:p>62.45</text:p>
          </table:table-cell>
          <table:table-cell table:formula="of:=[$'(SCE2) Defaults'.$H$6]" office:value-type="float" office:value="186.8969446" calcext:value-type="float">
            <text:p>186.90</text:p>
          </table:table-cell>
          <table:table-cell table:formula="of:=[$'(SCE3) Memory emphasis'.$H$6]" office:value-type="float" office:value="186.8969446" calcext:value-type="float">
            <text:p>186.90</text:p>
          </table:table-cell>
          <table:table-cell table:formula="of:=[$'(SCE4) Single thread'.$H$6]" office:value-type="float" office:value="186.8969446" calcext:value-type="float">
            <text:p>186.90</text:p>
          </table:table-cell>
          <table:table-cell table:formula="of:=[$'(SCE5) Single thread + mem emphasis'.$H$6]" office:value-type="float" office:value="186.8969446" calcext:value-type="float">
            <text:p>186.90</text:p>
          </table:table-cell>
          <table:table-cell table:number-columns-repeated="2" office:value-type="float" office:value="186.8969446" calcext:value-type="float">
            <text:p>186.90</text:p>
          </table:table-cell>
          <table:table-cell/>
          <table:table-cell table:formula="of:=MAX([.B6:.I6])" office:value-type="float" office:value="186.9" calcext:value-type="float">
            <text:p>186.90</text:p>
          </table:table-cell>
          <table:table-cell table:formula="of:=([.K6]-[.B6])/[.B6]*100" office:value-type="float" office:value="0" calcext:value-type="float">
            <text:p>0.00</text:p>
          </table:table-cell>
          <table:table-cell/>
          <table:table-cell table:formula="of:=IF([.C6] = &quot;NA&quot;; 0; [.C6]&gt;=[.$K6]-0.05)" office:value-type="boolean" office:boolean-value="false" calcext:value-type="boolean">
            <text:p>FALSE</text:p>
          </table:table-cell>
          <table:table-cell table:formula="of:=IF([.D6] = &quot;NA&quot;; 0; [.D6]&gt;=[.$K6]-0.05)" office:value-type="boolean" office:boolean-value="true" calcext:value-type="boolean">
            <text:p>TRUE</text:p>
          </table:table-cell>
          <table:table-cell table:formula="of:=IF([.E6] = &quot;NA&quot;; 0; [.E6]&gt;=[.$K6]-0.05)" office:value-type="boolean" office:boolean-value="true" calcext:value-type="boolean">
            <text:p>TRUE</text:p>
          </table:table-cell>
          <table:table-cell table:formula="of:=IF([.F6] = &quot;NA&quot;; 0; [.F6]&gt;=[.$K6]-0.05)" office:value-type="boolean" office:boolean-value="true" calcext:value-type="boolean">
            <text:p>TRUE</text:p>
          </table:table-cell>
          <table:table-cell table:formula="of:=IF([.G6] = &quot;NA&quot;; 0; [.G6]&gt;=[.$K6]-0.05)" office:value-type="boolean" office:boolean-value="true" calcext:value-type="boolean">
            <text:p>TRUE</text:p>
          </table:table-cell>
          <table:table-cell table:formula="of:=IF([.H6] = &quot;NA&quot;; 0; [.H6]&gt;=[.$K6]-0.05)" office:value-type="boolean" office:boolean-value="true" calcext:value-type="boolean">
            <text:p>TRUE</text:p>
          </table:table-cell>
          <table:table-cell table:formula="of:=IF([.I6] = &quot;NA&quot;; 0; [.I6]&gt;=[.$K6]-0.05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189.5" calcext:value-type="float">
            <text:p>189.50</text:p>
          </table:table-cell>
          <table:table-cell table:formula="of:=[$'(SCE1) LP'.$F$7]" office:value-type="float" office:value="80.734874936" calcext:value-type="float">
            <text:p>80.73</text:p>
          </table:table-cell>
          <table:table-cell table:formula="of:=[$'(SCE2) Defaults'.$H$7]" office:value-type="float" office:value="189.543179" calcext:value-type="float">
            <text:p>189.54</text:p>
          </table:table-cell>
          <table:table-cell table:formula="of:=[$'(SCE3) Memory emphasis'.$H$7]" office:value-type="float" office:value="189.543179" calcext:value-type="float">
            <text:p>189.54</text:p>
          </table:table-cell>
          <table:table-cell table:formula="of:=[$'(SCE4) Single thread'.$H$7]" office:value-type="float" office:value="189.543179" calcext:value-type="float">
            <text:p>189.54</text:p>
          </table:table-cell>
          <table:table-cell table:formula="of:=[$'(SCE5) Single thread + mem emphasis'.$H$7]" office:value-type="float" office:value="189.543179" calcext:value-type="float">
            <text:p>189.54</text:p>
          </table:table-cell>
          <table:table-cell table:number-columns-repeated="2" office:value-type="float" office:value="189.543179" calcext:value-type="float">
            <text:p>189.54</text:p>
          </table:table-cell>
          <table:table-cell/>
          <table:table-cell table:formula="of:=MAX([.B7:.I7])" office:value-type="float" office:value="189.543179" calcext:value-type="float">
            <text:p>189.54</text:p>
          </table:table-cell>
          <table:table-cell table:formula="of:=([.K7]-[.B7])/[.B7]*100" office:value-type="float" office:value="0.0227857519788967" calcext:value-type="float">
            <text:p>0.02</text:p>
          </table:table-cell>
          <table:table-cell/>
          <table:table-cell table:formula="of:=IF([.C7] = &quot;NA&quot;; 0; [.C7]&gt;=[.$K7]-0.05)" office:value-type="boolean" office:boolean-value="false" calcext:value-type="boolean">
            <text:p>FALSE</text:p>
          </table:table-cell>
          <table:table-cell table:formula="of:=IF([.D7] = &quot;NA&quot;; 0; [.D7]&gt;=[.$K7]-0.05)" office:value-type="boolean" office:boolean-value="true" calcext:value-type="boolean">
            <text:p>TRUE</text:p>
          </table:table-cell>
          <table:table-cell table:formula="of:=IF([.E7] = &quot;NA&quot;; 0; [.E7]&gt;=[.$K7]-0.05)" office:value-type="boolean" office:boolean-value="true" calcext:value-type="boolean">
            <text:p>TRUE</text:p>
          </table:table-cell>
          <table:table-cell table:formula="of:=IF([.F7] = &quot;NA&quot;; 0; [.F7]&gt;=[.$K7]-0.05)" office:value-type="boolean" office:boolean-value="true" calcext:value-type="boolean">
            <text:p>TRUE</text:p>
          </table:table-cell>
          <table:table-cell table:formula="of:=IF([.G7] = &quot;NA&quot;; 0; [.G7]&gt;=[.$K7]-0.05)" office:value-type="boolean" office:boolean-value="true" calcext:value-type="boolean">
            <text:p>TRUE</text:p>
          </table:table-cell>
          <table:table-cell table:formula="of:=IF([.H7] = &quot;NA&quot;; 0; [.H7]&gt;=[.$K7]-0.05)" office:value-type="boolean" office:boolean-value="true" calcext:value-type="boolean">
            <text:p>TRUE</text:p>
          </table:table-cell>
          <table:table-cell table:formula="of:=IF([.I7] = &quot;NA&quot;; 0; [.I7]&gt;=[.$K7]-0.05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200.1" calcext:value-type="float">
            <text:p>200.10</text:p>
          </table:table-cell>
          <table:table-cell table:formula="of:=[$'(SCE1) LP'.$F$8]" office:value-type="float" office:value="78.88860975" calcext:value-type="float">
            <text:p>78.89</text:p>
          </table:table-cell>
          <table:table-cell table:formula="of:=[$'(SCE2) Defaults'.$H$8]" office:value-type="float" office:value="200.0991589" calcext:value-type="float">
            <text:p>200.10</text:p>
          </table:table-cell>
          <table:table-cell table:formula="of:=[$'(SCE3) Memory emphasis'.$H$8]" office:value-type="float" office:value="200.0991589" calcext:value-type="float">
            <text:p>200.10</text:p>
          </table:table-cell>
          <table:table-cell table:formula="of:=[$'(SCE4) Single thread'.$H$8]" office:value-type="float" office:value="200.0991589" calcext:value-type="float">
            <text:p>200.10</text:p>
          </table:table-cell>
          <table:table-cell table:formula="of:=[$'(SCE5) Single thread + mem emphasis'.$H$8]" office:value-type="float" office:value="200.0991589" calcext:value-type="float">
            <text:p>200.10</text:p>
          </table:table-cell>
          <table:table-cell table:number-columns-repeated="2" office:value-type="float" office:value="200.0991589" calcext:value-type="float">
            <text:p>200.10</text:p>
          </table:table-cell>
          <table:table-cell/>
          <table:table-cell table:formula="of:=MAX([.B8:.I8])" office:value-type="float" office:value="200.1" calcext:value-type="float">
            <text:p>200.10</text:p>
          </table:table-cell>
          <table:table-cell table:formula="of:=([.K8]-[.B8])/[.B8]*100" office:value-type="float" office:value="0" calcext:value-type="float">
            <text:p>0.00</text:p>
          </table:table-cell>
          <table:table-cell/>
          <table:table-cell table:formula="of:=IF([.C8] = &quot;NA&quot;; 0; [.C8]&gt;=[.$K8]-0.05)" office:value-type="boolean" office:boolean-value="false" calcext:value-type="boolean">
            <text:p>FALSE</text:p>
          </table:table-cell>
          <table:table-cell table:formula="of:=IF([.D8] = &quot;NA&quot;; 0; [.D8]&gt;=[.$K8]-0.05)" office:value-type="boolean" office:boolean-value="true" calcext:value-type="boolean">
            <text:p>TRUE</text:p>
          </table:table-cell>
          <table:table-cell table:formula="of:=IF([.E8] = &quot;NA&quot;; 0; [.E8]&gt;=[.$K8]-0.05)" office:value-type="boolean" office:boolean-value="true" calcext:value-type="boolean">
            <text:p>TRUE</text:p>
          </table:table-cell>
          <table:table-cell table:formula="of:=IF([.F8] = &quot;NA&quot;; 0; [.F8]&gt;=[.$K8]-0.05)" office:value-type="boolean" office:boolean-value="true" calcext:value-type="boolean">
            <text:p>TRUE</text:p>
          </table:table-cell>
          <table:table-cell table:formula="of:=IF([.G8] = &quot;NA&quot;; 0; [.G8]&gt;=[.$K8]-0.05)" office:value-type="boolean" office:boolean-value="true" calcext:value-type="boolean">
            <text:p>TRUE</text:p>
          </table:table-cell>
          <table:table-cell table:formula="of:=IF([.H8] = &quot;NA&quot;; 0; [.H8]&gt;=[.$K8]-0.05)" office:value-type="boolean" office:boolean-value="true" calcext:value-type="boolean">
            <text:p>TRUE</text:p>
          </table:table-cell>
          <table:table-cell table:formula="of:=IF([.I8] = &quot;NA&quot;; 0; [.I8]&gt;=[.$K8]-0.05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225.4" calcext:value-type="float">
            <text:p>225.40</text:p>
          </table:table-cell>
          <table:table-cell table:formula="of:=[$'(SCE1) LP'.$F$9]" office:value-type="float" office:value="103.23459703" calcext:value-type="float">
            <text:p>103.23</text:p>
          </table:table-cell>
          <table:table-cell table:formula="of:=[$'(SCE2) Defaults'.$H$9]" office:value-type="float" office:value="225.36852533" calcext:value-type="float">
            <text:p>225.37</text:p>
          </table:table-cell>
          <table:table-cell table:formula="of:=[$'(SCE3) Memory emphasis'.$H$9]" office:value-type="float" office:value="225.36852533" calcext:value-type="float">
            <text:p>225.37</text:p>
          </table:table-cell>
          <table:table-cell table:formula="of:=[$'(SCE4) Single thread'.$H$9]" office:value-type="float" office:value="225.36852533" calcext:value-type="float">
            <text:p>225.37</text:p>
          </table:table-cell>
          <table:table-cell table:formula="of:=[$'(SCE5) Single thread + mem emphasis'.$H$9]" office:value-type="float" office:value="225.36852533" calcext:value-type="float">
            <text:p>225.37</text:p>
          </table:table-cell>
          <table:table-cell table:number-columns-repeated="2" office:value-type="float" office:value="225.36852533" calcext:value-type="float">
            <text:p>225.37</text:p>
          </table:table-cell>
          <table:table-cell/>
          <table:table-cell table:formula="of:=MAX([.B9:.I9])" office:value-type="float" office:value="225.4" calcext:value-type="float">
            <text:p>225.40</text:p>
          </table:table-cell>
          <table:table-cell table:formula="of:=([.K9]-[.B9])/[.B9]*100" office:value-type="float" office:value="0" calcext:value-type="float">
            <text:p>0.00</text:p>
          </table:table-cell>
          <table:table-cell/>
          <table:table-cell table:formula="of:=IF([.C9] = &quot;NA&quot;; 0; [.C9]&gt;=[.$K9]-0.05)" office:value-type="boolean" office:boolean-value="false" calcext:value-type="boolean">
            <text:p>FALSE</text:p>
          </table:table-cell>
          <table:table-cell table:formula="of:=IF([.D9] = &quot;NA&quot;; 0; [.D9]&gt;=[.$K9]-0.05)" office:value-type="boolean" office:boolean-value="true" calcext:value-type="boolean">
            <text:p>TRUE</text:p>
          </table:table-cell>
          <table:table-cell table:formula="of:=IF([.E9] = &quot;NA&quot;; 0; [.E9]&gt;=[.$K9]-0.05)" office:value-type="boolean" office:boolean-value="true" calcext:value-type="boolean">
            <text:p>TRUE</text:p>
          </table:table-cell>
          <table:table-cell table:formula="of:=IF([.F9] = &quot;NA&quot;; 0; [.F9]&gt;=[.$K9]-0.05)" office:value-type="boolean" office:boolean-value="true" calcext:value-type="boolean">
            <text:p>TRUE</text:p>
          </table:table-cell>
          <table:table-cell table:formula="of:=IF([.G9] = &quot;NA&quot;; 0; [.G9]&gt;=[.$K9]-0.05)" office:value-type="boolean" office:boolean-value="true" calcext:value-type="boolean">
            <text:p>TRUE</text:p>
          </table:table-cell>
          <table:table-cell table:formula="of:=IF([.H9] = &quot;NA&quot;; 0; [.H9]&gt;=[.$K9]-0.05)" office:value-type="boolean" office:boolean-value="true" calcext:value-type="boolean">
            <text:p>TRUE</text:p>
          </table:table-cell>
          <table:table-cell table:formula="of:=IF([.I9] = &quot;NA&quot;; 0; [.I9]&gt;=[.$K9]-0.05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232" calcext:value-type="float">
            <text:p>232.00</text:p>
          </table:table-cell>
          <table:table-cell table:formula="of:=[$'(SCE1) LP'.$F$10]" office:value-type="float" office:value="130.83037464" calcext:value-type="float">
            <text:p>130.83</text:p>
          </table:table-cell>
          <table:table-cell table:formula="of:=[$'(SCE2) Defaults'.$H$10]" office:value-type="float" office:value="232.04877757" calcext:value-type="float">
            <text:p>232.05</text:p>
          </table:table-cell>
          <table:table-cell table:formula="of:=[$'(SCE3) Memory emphasis'.$H$10]" office:value-type="float" office:value="232.04877757" calcext:value-type="float">
            <text:p>232.05</text:p>
          </table:table-cell>
          <table:table-cell table:formula="of:=[$'(SCE4) Single thread'.$H$10]" office:value-type="float" office:value="232.04877757" calcext:value-type="float">
            <text:p>232.05</text:p>
          </table:table-cell>
          <table:table-cell table:formula="of:=[$'(SCE5) Single thread + mem emphasis'.$H$10]" office:value-type="float" office:value="232.04877757" calcext:value-type="float">
            <text:p>232.05</text:p>
          </table:table-cell>
          <table:table-cell table:number-columns-repeated="2" office:value-type="float" office:value="232.04877757" calcext:value-type="float">
            <text:p>232.05</text:p>
          </table:table-cell>
          <table:table-cell/>
          <table:table-cell table:formula="of:=MAX([.B10:.I10])" office:value-type="float" office:value="232.04877757" calcext:value-type="float">
            <text:p>232.05</text:p>
          </table:table-cell>
          <table:table-cell table:formula="of:=([.K10]-[.B10])/[.B10]*100" office:value-type="float" office:value="0.0210248146551718" calcext:value-type="float">
            <text:p>0.02</text:p>
          </table:table-cell>
          <table:table-cell/>
          <table:table-cell table:formula="of:=IF([.C10] = &quot;NA&quot;; 0; [.C10]&gt;=[.$K10]-0.05)" office:value-type="boolean" office:boolean-value="false" calcext:value-type="boolean">
            <text:p>FALSE</text:p>
          </table:table-cell>
          <table:table-cell table:formula="of:=IF([.D10] = &quot;NA&quot;; 0; [.D10]&gt;=[.$K10]-0.05)" office:value-type="boolean" office:boolean-value="true" calcext:value-type="boolean">
            <text:p>TRUE</text:p>
          </table:table-cell>
          <table:table-cell table:formula="of:=IF([.E10] = &quot;NA&quot;; 0; [.E10]&gt;=[.$K10]-0.05)" office:value-type="boolean" office:boolean-value="true" calcext:value-type="boolean">
            <text:p>TRUE</text:p>
          </table:table-cell>
          <table:table-cell table:formula="of:=IF([.F10] = &quot;NA&quot;; 0; [.F10]&gt;=[.$K10]-0.05)" office:value-type="boolean" office:boolean-value="true" calcext:value-type="boolean">
            <text:p>TRUE</text:p>
          </table:table-cell>
          <table:table-cell table:formula="of:=IF([.G10] = &quot;NA&quot;; 0; [.G10]&gt;=[.$K10]-0.05)" office:value-type="boolean" office:boolean-value="true" calcext:value-type="boolean">
            <text:p>TRUE</text:p>
          </table:table-cell>
          <table:table-cell table:formula="of:=IF([.H10] = &quot;NA&quot;; 0; [.H10]&gt;=[.$K10]-0.05)" office:value-type="boolean" office:boolean-value="true" calcext:value-type="boolean">
            <text:p>TRUE</text:p>
          </table:table-cell>
          <table:table-cell table:formula="of:=IF([.I10] = &quot;NA&quot;; 0; [.I10]&gt;=[.$K10]-0.05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222.3" calcext:value-type="float">
            <text:p>222.30</text:p>
          </table:table-cell>
          <table:table-cell table:formula="of:=[$'(SCE1) LP'.$F$11]" office:value-type="float" office:value="91.013623267" calcext:value-type="float">
            <text:p>91.01</text:p>
          </table:table-cell>
          <table:table-cell table:formula="of:=[$'(SCE2) Defaults'.$H$11]" office:value-type="float" office:value="222.29502767" calcext:value-type="float">
            <text:p>222.30</text:p>
          </table:table-cell>
          <table:table-cell table:formula="of:=[$'(SCE3) Memory emphasis'.$H$11]" office:value-type="float" office:value="222.29502767" calcext:value-type="float">
            <text:p>222.30</text:p>
          </table:table-cell>
          <table:table-cell table:formula="of:=[$'(SCE4) Single thread'.$H$11]" office:value-type="float" office:value="222.29502767" calcext:value-type="float">
            <text:p>222.30</text:p>
          </table:table-cell>
          <table:table-cell table:formula="of:=[$'(SCE5) Single thread + mem emphasis'.$H$11]" office:value-type="float" office:value="222.29502767" calcext:value-type="float">
            <text:p>222.30</text:p>
          </table:table-cell>
          <table:table-cell table:number-columns-repeated="2" office:value-type="float" office:value="222.29502767" calcext:value-type="float">
            <text:p>222.30</text:p>
          </table:table-cell>
          <table:table-cell/>
          <table:table-cell table:formula="of:=MAX([.B11:.I11])" office:value-type="float" office:value="222.3" calcext:value-type="float">
            <text:p>222.30</text:p>
          </table:table-cell>
          <table:table-cell table:formula="of:=([.K11]-[.B11])/[.B11]*100" office:value-type="float" office:value="0" calcext:value-type="float">
            <text:p>0.00</text:p>
          </table:table-cell>
          <table:table-cell/>
          <table:table-cell table:formula="of:=IF([.C11] = &quot;NA&quot;; 0; [.C11]&gt;=[.$K11]-0.05)" office:value-type="boolean" office:boolean-value="false" calcext:value-type="boolean">
            <text:p>FALSE</text:p>
          </table:table-cell>
          <table:table-cell table:formula="of:=IF([.D11] = &quot;NA&quot;; 0; [.D11]&gt;=[.$K11]-0.05)" office:value-type="boolean" office:boolean-value="true" calcext:value-type="boolean">
            <text:p>TRUE</text:p>
          </table:table-cell>
          <table:table-cell table:formula="of:=IF([.E11] = &quot;NA&quot;; 0; [.E11]&gt;=[.$K11]-0.05)" office:value-type="boolean" office:boolean-value="true" calcext:value-type="boolean">
            <text:p>TRUE</text:p>
          </table:table-cell>
          <table:table-cell table:formula="of:=IF([.F11] = &quot;NA&quot;; 0; [.F11]&gt;=[.$K11]-0.05)" office:value-type="boolean" office:boolean-value="true" calcext:value-type="boolean">
            <text:p>TRUE</text:p>
          </table:table-cell>
          <table:table-cell table:formula="of:=IF([.G11] = &quot;NA&quot;; 0; [.G11]&gt;=[.$K11]-0.05)" office:value-type="boolean" office:boolean-value="true" calcext:value-type="boolean">
            <text:p>TRUE</text:p>
          </table:table-cell>
          <table:table-cell table:formula="of:=IF([.H11] = &quot;NA&quot;; 0; [.H11]&gt;=[.$K11]-0.05)" office:value-type="boolean" office:boolean-value="true" calcext:value-type="boolean">
            <text:p>TRUE</text:p>
          </table:table-cell>
          <table:table-cell table:formula="of:=IF([.I11] = &quot;NA&quot;; 0; [.I11]&gt;=[.$K11]-0.05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um</text:p>
          </table:table-cell>
          <table:table-cell table:formula="of:=SUM([.N3:.N12])" office:value-type="float" office:value="0" calcext:value-type="float">
            <text:p>0</text:p>
          </table:table-cell>
          <table:table-cell table:style-name="ce2" table:formula="of:=SUM([.O3:.O12])" office:value-type="float" office:value="10" calcext:value-type="float">
            <text:p>10</text:p>
          </table:table-cell>
          <table:table-cell table:style-name="ce2" table:formula="of:=SUM([.P3:.P12])" office:value-type="float" office:value="10" calcext:value-type="float">
            <text:p>10</text:p>
          </table:table-cell>
          <table:table-cell table:style-name="ce2" table:formula="of:=SUM([.Q3:.Q12])" office:value-type="float" office:value="10" calcext:value-type="float">
            <text:p>10</text:p>
          </table:table-cell>
          <table:table-cell table:style-name="ce2" table:formula="of:=SUM([.R3:.R12])" office:value-type="float" office:value="10" calcext:value-type="float">
            <text:p>10</text:p>
          </table:table-cell>
          <table:table-cell table:style-name="ce2" table:formula="of:=SUM([.S3:.S12])" office:value-type="float" office:value="10" calcext:value-type="float">
            <text:p>10</text:p>
          </table:table-cell>
          <table:table-cell table:style-name="ce2" table:formula="of:=SUM([.T3:.T12])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style-name="ce73" office:value-type="string" calcext:value-type="string">
            <text:p>A10</text:p>
          </table:table-cell>
          <table:table-cell table:style-name="ce77" office:value-type="float" office:value="225" calcext:value-type="float">
            <text:p>225.00</text:p>
          </table:table-cell>
          <table:table-cell table:style-name="ce77" table:formula="of:=[$'(SCE1) LP'.$F$12]" office:value-type="float" office:value="137.43173953" calcext:value-type="float">
            <text:p>137.43</text:p>
          </table:table-cell>
          <table:table-cell table:style-name="ce77" table:formula="of:=[$'(SCE2) Defaults'.$H$12]" office:value-type="float" office:value="225.00599533" calcext:value-type="float">
            <text:p>225.01</text:p>
          </table:table-cell>
          <table:table-cell table:style-name="ce77" table:formula="of:=[$'(SCE3) Memory emphasis'.$H$12]" office:value-type="float" office:value="225.00599533" calcext:value-type="float">
            <text:p>225.01</text:p>
          </table:table-cell>
          <table:table-cell table:style-name="ce77" table:formula="of:=[$'(SCE4) Single thread'.$H$12]" office:value-type="float" office:value="225.00599533" calcext:value-type="float">
            <text:p>225.01</text:p>
          </table:table-cell>
          <table:table-cell table:style-name="ce77" table:formula="of:=[$'(SCE5) Single thread + mem emphasis'.$H$12]" office:value-type="float" office:value="225.00599533" calcext:value-type="float">
            <text:p>225.01</text:p>
          </table:table-cell>
          <table:table-cell table:number-columns-repeated="2" table:style-name="ce77" office:value-type="float" office:value="225.00599533" calcext:value-type="float">
            <text:p>225.01</text:p>
          </table:table-cell>
          <table:table-cell table:style-name="ce73"/>
          <table:table-cell table:style-name="ce84" table:formula="of:=MAX([.B12:.I12])" office:value-type="float" office:value="225.00599533" calcext:value-type="float">
            <text:p>225.01</text:p>
          </table:table-cell>
          <table:table-cell table:style-name="ce84" table:formula="of:=([.K12]-[.B12])/[.B12]*100" office:value-type="float" office:value="0.00266459111110685" calcext:value-type="float">
            <text:p>0.00</text:p>
          </table:table-cell>
          <table:table-cell table:style-name="ce73"/>
          <table:table-cell table:style-name="ce86" table:formula="of:=IF([.C12] = &quot;NA&quot;; 0; [.C12]&gt;=[.$K12]-0.05)" office:value-type="boolean" office:boolean-value="false" calcext:value-type="boolean">
            <text:p>FALSE</text:p>
          </table:table-cell>
          <table:table-cell table:style-name="ce86" table:formula="of:=IF([.D12] = &quot;NA&quot;; 0; [.D12]&gt;=[.$K12]-0.05)" office:value-type="boolean" office:boolean-value="true" calcext:value-type="boolean">
            <text:p>TRUE</text:p>
          </table:table-cell>
          <table:table-cell table:style-name="ce86" table:formula="of:=IF([.E12] = &quot;NA&quot;; 0; [.E12]&gt;=[.$K12]-0.05)" office:value-type="boolean" office:boolean-value="true" calcext:value-type="boolean">
            <text:p>TRUE</text:p>
          </table:table-cell>
          <table:table-cell table:style-name="ce86" table:formula="of:=IF([.F12] = &quot;NA&quot;; 0; [.F12]&gt;=[.$K12]-0.05)" office:value-type="boolean" office:boolean-value="true" calcext:value-type="boolean">
            <text:p>TRUE</text:p>
          </table:table-cell>
          <table:table-cell table:style-name="ce86" table:formula="of:=IF([.G12] = &quot;NA&quot;; 0; [.G12]&gt;=[.$K12]-0.05)" office:value-type="boolean" office:boolean-value="true" calcext:value-type="boolean">
            <text:p>TRUE</text:p>
          </table:table-cell>
          <table:table-cell table:style-name="ce86" table:formula="of:=IF([.H12] = &quot;NA&quot;; 0; [.H12]&gt;=[.$K12]-0.05)" office:value-type="boolean" office:boolean-value="true" calcext:value-type="boolean">
            <text:p>TRUE</text:p>
          </table:table-cell>
          <table:table-cell table:style-name="ce86" table:formula="of:=IF([.I12] = &quot;NA&quot;; 0; [.I12]&gt;=[.$K12]-0.05)" office:value-type="boolean" office:boolean-value="true" calcext:value-type="boolean">
            <text:p>TRUE</text:p>
          </table:table-cell>
          <table:table-cell table:style-name="ce73"/>
          <table:table-cell table:style-name="ce73" office:value-type="string" calcext:value-type="string">
            <text:p>%</text:p>
          </table:table-cell>
          <table:table-cell table:style-name="ce73" table:formula="of:=([.W11]*100)/10" office:value-type="float" office:value="0" calcext:value-type="float">
            <text:p>0</text:p>
          </table:table-cell>
          <table:table-cell table:style-name="ce89" table:formula="of:=([.X11]*100)/10" office:value-type="float" office:value="100" calcext:value-type="float">
            <text:p>100</text:p>
          </table:table-cell>
          <table:table-cell table:style-name="ce89" table:formula="of:=([.Y11]*100)/10" office:value-type="float" office:value="100" calcext:value-type="float">
            <text:p>100</text:p>
          </table:table-cell>
          <table:table-cell table:style-name="ce89" table:formula="of:=([.Z11]*100)/10" office:value-type="float" office:value="100" calcext:value-type="float">
            <text:p>100</text:p>
          </table:table-cell>
          <table:table-cell table:style-name="ce89" table:formula="of:=([.AA11]*100)/10" office:value-type="float" office:value="100" calcext:value-type="float">
            <text:p>100</text:p>
          </table:table-cell>
          <table:table-cell table:style-name="ce89" table:formula="of:=([.AB11]*100)/10" office:value-type="float" office:value="100" calcext:value-type="float">
            <text:p>100</text:p>
          </table:table-cell>
          <table:table-cell table:style-name="ce89" table:formula="of:=([.AC11]*100)/10" office:value-type="float" office:value="100" calcext:value-type="float">
            <text:p>100</text:p>
          </table:table-cell>
          <table:table-cell table:style-name="ce73" table:number-columns-repeated="995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378.7" calcext:value-type="float">
            <text:p>378.70</text:p>
          </table:table-cell>
          <table:table-cell table:formula="of:=[$'(SCE1) LP'.$F$13]" office:value-type="float" office:value="163.06352615" calcext:value-type="float">
            <text:p>163.06</text:p>
          </table:table-cell>
          <table:table-cell table:formula="of:=[$'(SCE2) Defaults'.$H$13]" office:value-type="float" office:value="428.09667333" calcext:value-type="float">
            <text:p>428.10</text:p>
          </table:table-cell>
          <table:table-cell table:formula="of:=[$'(SCE3) Memory emphasis'.$H$13]" office:value-type="float" office:value="428.09667333" calcext:value-type="float">
            <text:p>428.10</text:p>
          </table:table-cell>
          <table:table-cell table:formula="of:=[$'(SCE4) Single thread'.$H$13]" office:value-type="float" office:value="398.38078878" calcext:value-type="float">
            <text:p>398.38</text:p>
          </table:table-cell>
          <table:table-cell table:formula="of:=[$'(SCE5) Single thread + mem emphasis'.$H$13]" office:value-type="float" office:value="417.72514101" calcext:value-type="float">
            <text:p>417.73</text:p>
          </table:table-cell>
          <table:table-cell office:value-type="float" office:value="428.09667333" calcext:value-type="float">
            <text:p>428.10</text:p>
          </table:table-cell>
          <table:table-cell office:value-type="float" office:value="408.86827526" calcext:value-type="float">
            <text:p>408.87</text:p>
          </table:table-cell>
          <table:table-cell/>
          <table:table-cell table:formula="of:=MAX([.B13:.I13])" office:value-type="float" office:value="428.09667333" calcext:value-type="float">
            <text:p>428.10</text:p>
          </table:table-cell>
          <table:table-cell table:formula="of:=([.K13]-[.B13])/[.B13]*100" office:value-type="float" office:value="13.0437479086348" calcext:value-type="float">
            <text:p>13.04</text:p>
          </table:table-cell>
          <table:table-cell/>
          <table:table-cell table:formula="of:=IF([.C13] = &quot;NA&quot;; 0; [.C13]&gt;=[.$K13]-0.05)" office:value-type="boolean" office:boolean-value="false" calcext:value-type="boolean">
            <text:p>FALSE</text:p>
          </table:table-cell>
          <table:table-cell table:formula="of:=IF([.D13] = &quot;NA&quot;; 0; [.D13]&gt;=[.$K13]-0.05)" office:value-type="boolean" office:boolean-value="true" calcext:value-type="boolean">
            <text:p>TRUE</text:p>
          </table:table-cell>
          <table:table-cell table:formula="of:=IF([.E13] = &quot;NA&quot;; 0; [.E13]&gt;=[.$K13]-0.05)" office:value-type="boolean" office:boolean-value="true" calcext:value-type="boolean">
            <text:p>TRUE</text:p>
          </table:table-cell>
          <table:table-cell table:formula="of:=IF([.F13] = &quot;NA&quot;; 0; [.F13]&gt;=[.$K13]-0.05)" office:value-type="boolean" office:boolean-value="false" calcext:value-type="boolean">
            <text:p>FALSE</text:p>
          </table:table-cell>
          <table:table-cell table:formula="of:=IF([.G13] = &quot;NA&quot;; 0; [.G13]&gt;=[.$K13]-0.05)" office:value-type="boolean" office:boolean-value="false" calcext:value-type="boolean">
            <text:p>FALSE</text:p>
          </table:table-cell>
          <table:table-cell table:formula="of:=IF([.H13] = &quot;NA&quot;; 0; [.H13]&gt;=[.$K13]-0.05)" office:value-type="boolean" office:boolean-value="true" calcext:value-type="boolean">
            <text:p>TRUE</text:p>
          </table:table-cell>
          <table:table-cell table:formula="of:=IF([.I13] = &quot;NA&quot;; 0; [.I13]&gt;=[.$K13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427.9" calcext:value-type="float">
            <text:p>427.90</text:p>
          </table:table-cell>
          <table:table-cell table:formula="of:=[$'(SCE1) LP'.$F$14]" office:value-type="float" office:value="221.74031888" calcext:value-type="float">
            <text:p>221.74</text:p>
          </table:table-cell>
          <table:table-cell table:formula="of:=[$'(SCE2) Defaults'.$H$14]" office:value-type="float" office:value="476.0489371" calcext:value-type="float">
            <text:p>476.05</text:p>
          </table:table-cell>
          <table:table-cell table:formula="of:=[$'(SCE3) Memory emphasis'.$H$14]" office:value-type="float" office:value="476.0489371" calcext:value-type="float">
            <text:p>476.05</text:p>
          </table:table-cell>
          <table:table-cell table:formula="of:=[$'(SCE4) Single thread'.$H$14]" office:value-type="float" office:value="450.76422365" calcext:value-type="float">
            <text:p>450.76</text:p>
          </table:table-cell>
          <table:table-cell table:formula="of:=[$'(SCE5) Single thread + mem emphasis'.$H$14]" office:value-type="float" office:value="452.55330195" calcext:value-type="float">
            <text:p>452.55</text:p>
          </table:table-cell>
          <table:table-cell table:number-columns-repeated="2" office:value-type="float" office:value="476.0489371" calcext:value-type="float">
            <text:p>476.05</text:p>
          </table:table-cell>
          <table:table-cell/>
          <table:table-cell table:formula="of:=MAX([.B14:.I14])" office:value-type="float" office:value="476.0489371" calcext:value-type="float">
            <text:p>476.05</text:p>
          </table:table-cell>
          <table:table-cell table:formula="of:=([.K14]-[.B14])/[.B14]*100" office:value-type="float" office:value="11.2523807197943" calcext:value-type="float">
            <text:p>11.25</text:p>
          </table:table-cell>
          <table:table-cell/>
          <table:table-cell table:formula="of:=IF([.C14] = &quot;NA&quot;; 0; [.C14]&gt;=[.$K14]-0.05)" office:value-type="boolean" office:boolean-value="false" calcext:value-type="boolean">
            <text:p>FALSE</text:p>
          </table:table-cell>
          <table:table-cell table:formula="of:=IF([.D14] = &quot;NA&quot;; 0; [.D14]&gt;=[.$K14]-0.05)" office:value-type="boolean" office:boolean-value="true" calcext:value-type="boolean">
            <text:p>TRUE</text:p>
          </table:table-cell>
          <table:table-cell table:formula="of:=IF([.E14] = &quot;NA&quot;; 0; [.E14]&gt;=[.$K14]-0.05)" office:value-type="boolean" office:boolean-value="true" calcext:value-type="boolean">
            <text:p>TRUE</text:p>
          </table:table-cell>
          <table:table-cell table:formula="of:=IF([.F14] = &quot;NA&quot;; 0; [.F14]&gt;=[.$K14]-0.05)" office:value-type="boolean" office:boolean-value="false" calcext:value-type="boolean">
            <text:p>FALSE</text:p>
          </table:table-cell>
          <table:table-cell table:formula="of:=IF([.G14] = &quot;NA&quot;; 0; [.G14]&gt;=[.$K14]-0.05)" office:value-type="boolean" office:boolean-value="false" calcext:value-type="boolean">
            <text:p>FALSE</text:p>
          </table:table-cell>
          <table:table-cell table:formula="of:=IF([.H14] = &quot;NA&quot;; 0; [.H14]&gt;=[.$K14]-0.05)" office:value-type="boolean" office:boolean-value="true" calcext:value-type="boolean">
            <text:p>TRUE</text:p>
          </table:table-cell>
          <table:table-cell table:formula="of:=IF([.I14] = &quot;NA&quot;; 0; [.I14]&gt;=[.$K14]-0.05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391.2" calcext:value-type="float">
            <text:p>391.20</text:p>
          </table:table-cell>
          <table:table-cell table:formula="of:=[$'(SCE1) LP'.$F$15]" office:value-type="float" office:value="159.19284269" calcext:value-type="float">
            <text:p>159.19</text:p>
          </table:table-cell>
          <table:table-cell table:formula="of:=[$'(SCE2) Defaults'.$H$15]" office:value-type="float" office:value="399.0918764" calcext:value-type="float">
            <text:p>399.09</text:p>
          </table:table-cell>
          <table:table-cell table:formula="of:=[$'(SCE3) Memory emphasis'.$H$15]" office:value-type="float" office:value="399.0918764" calcext:value-type="float">
            <text:p>399.09</text:p>
          </table:table-cell>
          <table:table-cell table:formula="of:=[$'(SCE4) Single thread'.$H$15]" office:value-type="float" office:value="316.75879853" calcext:value-type="float">
            <text:p>316.76</text:p>
          </table:table-cell>
          <table:table-cell table:formula="of:=[$'(SCE5) Single thread + mem emphasis'.$H$15]" office:value-type="float" office:value="306.1507988" calcext:value-type="float">
            <text:p>306.15</text:p>
          </table:table-cell>
          <table:table-cell office:value-type="float" office:value="399.0918764" calcext:value-type="float">
            <text:p>399.09</text:p>
          </table:table-cell>
          <table:table-cell office:value-type="float" office:value="339.5107213" calcext:value-type="float">
            <text:p>339.51</text:p>
          </table:table-cell>
          <table:table-cell/>
          <table:table-cell table:formula="of:=MAX([.B15:.I15])" office:value-type="float" office:value="399.0918764" calcext:value-type="float">
            <text:p>399.09</text:p>
          </table:table-cell>
          <table:table-cell table:formula="of:=([.K15]-[.B15])/[.B15]*100" office:value-type="float" office:value="2.01735081799591" calcext:value-type="float">
            <text:p>2.02</text:p>
          </table:table-cell>
          <table:table-cell/>
          <table:table-cell table:formula="of:=IF([.C15] = &quot;NA&quot;; 0; [.C15]&gt;=[.$K15]-0.05)" office:value-type="boolean" office:boolean-value="false" calcext:value-type="boolean">
            <text:p>FALSE</text:p>
          </table:table-cell>
          <table:table-cell table:formula="of:=IF([.D15] = &quot;NA&quot;; 0; [.D15]&gt;=[.$K15]-0.05)" office:value-type="boolean" office:boolean-value="true" calcext:value-type="boolean">
            <text:p>TRUE</text:p>
          </table:table-cell>
          <table:table-cell table:formula="of:=IF([.E15] = &quot;NA&quot;; 0; [.E15]&gt;=[.$K15]-0.05)" office:value-type="boolean" office:boolean-value="true" calcext:value-type="boolean">
            <text:p>TRUE</text:p>
          </table:table-cell>
          <table:table-cell table:formula="of:=IF([.F15] = &quot;NA&quot;; 0; [.F15]&gt;=[.$K15]-0.05)" office:value-type="boolean" office:boolean-value="false" calcext:value-type="boolean">
            <text:p>FALSE</text:p>
          </table:table-cell>
          <table:table-cell table:formula="of:=IF([.G15] = &quot;NA&quot;; 0; [.G15]&gt;=[.$K15]-0.05)" office:value-type="boolean" office:boolean-value="false" calcext:value-type="boolean">
            <text:p>FALSE</text:p>
          </table:table-cell>
          <table:table-cell table:formula="of:=IF([.H15] = &quot;NA&quot;; 0; [.H15]&gt;=[.$K15]-0.05)" office:value-type="boolean" office:boolean-value="true" calcext:value-type="boolean">
            <text:p>TRUE</text:p>
          </table:table-cell>
          <table:table-cell table:formula="of:=IF([.I15] = &quot;NA&quot;; 0; [.I15]&gt;=[.$K15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330.4" calcext:value-type="float">
            <text:p>330.40</text:p>
          </table:table-cell>
          <table:table-cell table:formula="of:=[$'(SCE1) LP'.$F$16]" office:value-type="float" office:value="180.53309422" calcext:value-type="float">
            <text:p>180.53</text:p>
          </table:table-cell>
          <table:table-cell table:formula="of:=[$'(SCE2) Defaults'.$H$16]" office:value-type="float" office:value="411.29577673" calcext:value-type="float">
            <text:p>411.30</text:p>
          </table:table-cell>
          <table:table-cell table:formula="of:=[$'(SCE3) Memory emphasis'.$H$16]" office:value-type="float" office:value="411.29577673" calcext:value-type="float">
            <text:p>411.30</text:p>
          </table:table-cell>
          <table:table-cell table:formula="of:=[$'(SCE4) Single thread'.$H$16]" office:value-type="float" office:value="341.22611155" calcext:value-type="float">
            <text:p>341.23</text:p>
          </table:table-cell>
          <table:table-cell table:formula="of:=[$'(SCE5) Single thread + mem emphasis'.$H$16]" office:value-type="float" office:value="336.62847291" calcext:value-type="float">
            <text:p>336.63</text:p>
          </table:table-cell>
          <table:table-cell office:value-type="float" office:value="411.29577673" calcext:value-type="float">
            <text:p>411.30</text:p>
          </table:table-cell>
          <table:table-cell office:value-type="float" office:value="342.67713997" calcext:value-type="float">
            <text:p>342.68</text:p>
          </table:table-cell>
          <table:table-cell/>
          <table:table-cell table:formula="of:=MAX([.B16:.I16])" office:value-type="float" office:value="411.29577673" calcext:value-type="float">
            <text:p>411.30</text:p>
          </table:table-cell>
          <table:table-cell table:formula="of:=([.K16]-[.B16])/[.B16]*100" office:value-type="float" office:value="24.4841939255448" calcext:value-type="float">
            <text:p>24.48</text:p>
          </table:table-cell>
          <table:table-cell/>
          <table:table-cell table:formula="of:=IF([.C16] = &quot;NA&quot;; 0; [.C16]&gt;=[.$K16]-0.05)" office:value-type="boolean" office:boolean-value="false" calcext:value-type="boolean">
            <text:p>FALSE</text:p>
          </table:table-cell>
          <table:table-cell table:formula="of:=IF([.D16] = &quot;NA&quot;; 0; [.D16]&gt;=[.$K16]-0.05)" office:value-type="boolean" office:boolean-value="true" calcext:value-type="boolean">
            <text:p>TRUE</text:p>
          </table:table-cell>
          <table:table-cell table:formula="of:=IF([.E16] = &quot;NA&quot;; 0; [.E16]&gt;=[.$K16]-0.05)" office:value-type="boolean" office:boolean-value="true" calcext:value-type="boolean">
            <text:p>TRUE</text:p>
          </table:table-cell>
          <table:table-cell table:formula="of:=IF([.F16] = &quot;NA&quot;; 0; [.F16]&gt;=[.$K16]-0.05)" office:value-type="boolean" office:boolean-value="false" calcext:value-type="boolean">
            <text:p>FALSE</text:p>
          </table:table-cell>
          <table:table-cell table:formula="of:=IF([.G16] = &quot;NA&quot;; 0; [.G16]&gt;=[.$K16]-0.05)" office:value-type="boolean" office:boolean-value="false" calcext:value-type="boolean">
            <text:p>FALSE</text:p>
          </table:table-cell>
          <table:table-cell table:formula="of:=IF([.H16] = &quot;NA&quot;; 0; [.H16]&gt;=[.$K16]-0.05)" office:value-type="boolean" office:boolean-value="true" calcext:value-type="boolean">
            <text:p>TRUE</text:p>
          </table:table-cell>
          <table:table-cell table:formula="of:=IF([.I16] = &quot;NA&quot;; 0; [.I16]&gt;=[.$K16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311" calcext:value-type="float">
            <text:p>311.00</text:p>
          </table:table-cell>
          <table:table-cell table:formula="of:=[$'(SCE1) LP'.$F$17]" office:value-type="float" office:value="177.04252238" calcext:value-type="float">
            <text:p>177.04</text:p>
          </table:table-cell>
          <table:table-cell table:formula="of:=[$'(SCE2) Defaults'.$H$17]" office:value-type="float" office:value="366.33909303" calcext:value-type="float">
            <text:p>366.34</text:p>
          </table:table-cell>
          <table:table-cell table:formula="of:=[$'(SCE3) Memory emphasis'.$H$17]" office:value-type="float" office:value="366.33909303" calcext:value-type="float">
            <text:p>366.34</text:p>
          </table:table-cell>
          <table:table-cell table:formula="of:=[$'(SCE4) Single thread'.$H$17]" office:value-type="float" office:value="335.6091662" calcext:value-type="float">
            <text:p>335.61</text:p>
          </table:table-cell>
          <table:table-cell table:formula="of:=[$'(SCE5) Single thread + mem emphasis'.$H$17]" office:value-type="float" office:value="333.11996142" calcext:value-type="float">
            <text:p>333.12</text:p>
          </table:table-cell>
          <table:table-cell office:value-type="float" office:value="366.33909303" calcext:value-type="float">
            <text:p>366.34</text:p>
          </table:table-cell>
          <table:table-cell office:value-type="float" office:value="337.40586108" calcext:value-type="float">
            <text:p>337.41</text:p>
          </table:table-cell>
          <table:table-cell/>
          <table:table-cell table:formula="of:=MAX([.B17:.I17])" office:value-type="float" office:value="366.33909303" calcext:value-type="float">
            <text:p>366.34</text:p>
          </table:table-cell>
          <table:table-cell table:formula="of:=([.K17]-[.B17])/[.B17]*100" office:value-type="float" office:value="17.7939205884244" calcext:value-type="float">
            <text:p>17.79</text:p>
          </table:table-cell>
          <table:table-cell/>
          <table:table-cell table:formula="of:=IF([.C17] = &quot;NA&quot;; 0; [.C17]&gt;=[.$K17]-0.05)" office:value-type="boolean" office:boolean-value="false" calcext:value-type="boolean">
            <text:p>FALSE</text:p>
          </table:table-cell>
          <table:table-cell table:formula="of:=IF([.D17] = &quot;NA&quot;; 0; [.D17]&gt;=[.$K17]-0.05)" office:value-type="boolean" office:boolean-value="true" calcext:value-type="boolean">
            <text:p>TRUE</text:p>
          </table:table-cell>
          <table:table-cell table:formula="of:=IF([.E17] = &quot;NA&quot;; 0; [.E17]&gt;=[.$K17]-0.05)" office:value-type="boolean" office:boolean-value="true" calcext:value-type="boolean">
            <text:p>TRUE</text:p>
          </table:table-cell>
          <table:table-cell table:formula="of:=IF([.F17] = &quot;NA&quot;; 0; [.F17]&gt;=[.$K17]-0.05)" office:value-type="boolean" office:boolean-value="false" calcext:value-type="boolean">
            <text:p>FALSE</text:p>
          </table:table-cell>
          <table:table-cell table:formula="of:=IF([.G17] = &quot;NA&quot;; 0; [.G17]&gt;=[.$K17]-0.05)" office:value-type="boolean" office:boolean-value="false" calcext:value-type="boolean">
            <text:p>FALSE</text:p>
          </table:table-cell>
          <table:table-cell table:formula="of:=IF([.H17] = &quot;NA&quot;; 0; [.H17]&gt;=[.$K17]-0.05)" office:value-type="boolean" office:boolean-value="true" calcext:value-type="boolean">
            <text:p>TRUE</text:p>
          </table:table-cell>
          <table:table-cell table:formula="of:=IF([.I17] = &quot;NA&quot;; 0; [.I17]&gt;=[.$K17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274.2" calcext:value-type="float">
            <text:p>274.20</text:p>
          </table:table-cell>
          <table:table-cell table:formula="of:=[$'(SCE1) LP'.$F$18]" office:value-type="float" office:value="119.77495343" calcext:value-type="float">
            <text:p>119.77</text:p>
          </table:table-cell>
          <table:table-cell table:formula="of:=[$'(SCE2) Defaults'.$H$18]" office:value-type="float" office:value="405.58489977" calcext:value-type="float">
            <text:p>405.58</text:p>
          </table:table-cell>
          <table:table-cell table:formula="of:=[$'(SCE3) Memory emphasis'.$H$18]" office:value-type="float" office:value="379.88345875" calcext:value-type="float">
            <text:p>379.88</text:p>
          </table:table-cell>
          <table:table-cell table:formula="of:=[$'(SCE4) Single thread'.$H$18]" office:value-type="float" office:value="271.38723528" calcext:value-type="float">
            <text:p>271.39</text:p>
          </table:table-cell>
          <table:table-cell table:formula="of:=[$'(SCE5) Single thread + mem emphasis'.$H$18]" office:value-type="float" office:value="289.80787159" calcext:value-type="float">
            <text:p>289.81</text:p>
          </table:table-cell>
          <table:table-cell office:value-type="float" office:value="394.36781639" calcext:value-type="float">
            <text:p>394.37</text:p>
          </table:table-cell>
          <table:table-cell office:value-type="float" office:value="296.89551074" calcext:value-type="float">
            <text:p>296.90</text:p>
          </table:table-cell>
          <table:table-cell/>
          <table:table-cell table:formula="of:=MAX([.B18:.I18])" office:value-type="float" office:value="405.58489977" calcext:value-type="float">
            <text:p>405.58</text:p>
          </table:table-cell>
          <table:table-cell table:formula="of:=([.K18]-[.B18])/[.B18]*100" office:value-type="float" office:value="47.9157183698031" calcext:value-type="float">
            <text:p>47.92</text:p>
          </table:table-cell>
          <table:table-cell/>
          <table:table-cell table:formula="of:=IF([.C18] = &quot;NA&quot;; 0; [.C18]&gt;=[.$K18]-0.05)" office:value-type="boolean" office:boolean-value="false" calcext:value-type="boolean">
            <text:p>FALSE</text:p>
          </table:table-cell>
          <table:table-cell table:formula="of:=IF([.D18] = &quot;NA&quot;; 0; [.D18]&gt;=[.$K18]-0.05)" office:value-type="boolean" office:boolean-value="true" calcext:value-type="boolean">
            <text:p>TRUE</text:p>
          </table:table-cell>
          <table:table-cell table:formula="of:=IF([.E18] = &quot;NA&quot;; 0; [.E18]&gt;=[.$K18]-0.05)" office:value-type="boolean" office:boolean-value="false" calcext:value-type="boolean">
            <text:p>FALSE</text:p>
          </table:table-cell>
          <table:table-cell table:formula="of:=IF([.F18] = &quot;NA&quot;; 0; [.F18]&gt;=[.$K18]-0.05)" office:value-type="boolean" office:boolean-value="false" calcext:value-type="boolean">
            <text:p>FALSE</text:p>
          </table:table-cell>
          <table:table-cell table:formula="of:=IF([.G18] = &quot;NA&quot;; 0; [.G18]&gt;=[.$K18]-0.05)" office:value-type="boolean" office:boolean-value="false" calcext:value-type="boolean">
            <text:p>FALSE</text:p>
          </table:table-cell>
          <table:table-cell table:formula="of:=IF([.H18] = &quot;NA&quot;; 0; [.H18]&gt;=[.$K18]-0.05)" office:value-type="boolean" office:boolean-value="false" calcext:value-type="boolean">
            <text:p>FALSE</text:p>
          </table:table-cell>
          <table:table-cell table:formula="of:=IF([.I18] = &quot;NA&quot;; 0; [.I18]&gt;=[.$K18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10.6" calcext:value-type="float">
            <text:p>310.60</text:p>
          </table:table-cell>
          <table:table-cell table:formula="of:=[$'(SCE1) LP'.$F$19]" office:value-type="float" office:value="158.56458377" calcext:value-type="float">
            <text:p>158.56</text:p>
          </table:table-cell>
          <table:table-cell table:formula="of:=[$'(SCE2) Defaults'.$H$19]" office:value-type="float" office:value="328.67077267" calcext:value-type="float">
            <text:p>328.67</text:p>
          </table:table-cell>
          <table:table-cell table:formula="of:=[$'(SCE3) Memory emphasis'.$H$19]" office:value-type="float" office:value="328.67077267" calcext:value-type="float">
            <text:p>328.67</text:p>
          </table:table-cell>
          <table:table-cell table:formula="of:=[$'(SCE4) Single thread'.$H$19]" office:value-type="float" office:value="328.67077267" calcext:value-type="float">
            <text:p>328.67</text:p>
          </table:table-cell>
          <table:table-cell table:formula="of:=[$'(SCE5) Single thread + mem emphasis'.$H$19]" office:value-type="float" office:value="302.39333996" calcext:value-type="float">
            <text:p>302.39</text:p>
          </table:table-cell>
          <table:table-cell office:value-type="float" office:value="328.67077267" calcext:value-type="float">
            <text:p>328.67</text:p>
          </table:table-cell>
          <table:table-cell office:value-type="float" office:value="315.9919585" calcext:value-type="float">
            <text:p>315.99</text:p>
          </table:table-cell>
          <table:table-cell/>
          <table:table-cell table:formula="of:=MAX([.B19:.I19])" office:value-type="float" office:value="328.67077267" calcext:value-type="float">
            <text:p>328.67</text:p>
          </table:table-cell>
          <table:table-cell table:formula="of:=([.K19]-[.B19])/[.B19]*100" office:value-type="float" office:value="5.81802082099163" calcext:value-type="float">
            <text:p>5.82</text:p>
          </table:table-cell>
          <table:table-cell/>
          <table:table-cell table:formula="of:=IF([.C19] = &quot;NA&quot;; 0; [.C19]&gt;=[.$K19]-0.05)" office:value-type="boolean" office:boolean-value="false" calcext:value-type="boolean">
            <text:p>FALSE</text:p>
          </table:table-cell>
          <table:table-cell table:formula="of:=IF([.D19] = &quot;NA&quot;; 0; [.D19]&gt;=[.$K19]-0.05)" office:value-type="boolean" office:boolean-value="true" calcext:value-type="boolean">
            <text:p>TRUE</text:p>
          </table:table-cell>
          <table:table-cell table:formula="of:=IF([.E19] = &quot;NA&quot;; 0; [.E19]&gt;=[.$K19]-0.05)" office:value-type="boolean" office:boolean-value="true" calcext:value-type="boolean">
            <text:p>TRUE</text:p>
          </table:table-cell>
          <table:table-cell table:formula="of:=IF([.F19] = &quot;NA&quot;; 0; [.F19]&gt;=[.$K19]-0.05)" office:value-type="boolean" office:boolean-value="true" calcext:value-type="boolean">
            <text:p>TRUE</text:p>
          </table:table-cell>
          <table:table-cell table:formula="of:=IF([.G19] = &quot;NA&quot;; 0; [.G19]&gt;=[.$K19]-0.05)" office:value-type="boolean" office:boolean-value="false" calcext:value-type="boolean">
            <text:p>FALSE</text:p>
          </table:table-cell>
          <table:table-cell table:formula="of:=IF([.H19] = &quot;NA&quot;; 0; [.H19]&gt;=[.$K19]-0.05)" office:value-type="boolean" office:boolean-value="true" calcext:value-type="boolean">
            <text:p>TRUE</text:p>
          </table:table-cell>
          <table:table-cell table:formula="of:=IF([.I19] = &quot;NA&quot;; 0; [.I19]&gt;=[.$K19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332.4" calcext:value-type="float">
            <text:p>332.40</text:p>
          </table:table-cell>
          <table:table-cell table:formula="of:=[$'(SCE1) LP'.$F$20]" office:value-type="float" office:value="163.96364299" calcext:value-type="float">
            <text:p>163.96</text:p>
          </table:table-cell>
          <table:table-cell table:formula="of:=[$'(SCE2) Defaults'.$H$20]" office:value-type="float" office:value="357.68369787" calcext:value-type="float">
            <text:p>357.68</text:p>
          </table:table-cell>
          <table:table-cell table:formula="of:=[$'(SCE3) Memory emphasis'.$H$20]" office:value-type="float" office:value="357.68369787" calcext:value-type="float">
            <text:p>357.68</text:p>
          </table:table-cell>
          <table:table-cell table:formula="of:=[$'(SCE4) Single thread'.$H$20]" office:value-type="float" office:value="357.68369787" calcext:value-type="float">
            <text:p>357.68</text:p>
          </table:table-cell>
          <table:table-cell table:formula="of:=[$'(SCE5) Single thread + mem emphasis'.$H$20]" office:value-type="float" office:value="346.06910514" calcext:value-type="float">
            <text:p>346.07</text:p>
          </table:table-cell>
          <table:table-cell table:number-columns-repeated="2" office:value-type="float" office:value="357.68369787" calcext:value-type="float">
            <text:p>357.68</text:p>
          </table:table-cell>
          <table:table-cell/>
          <table:table-cell table:formula="of:=MAX([.B20:.I20])" office:value-type="float" office:value="357.68369787" calcext:value-type="float">
            <text:p>357.68</text:p>
          </table:table-cell>
          <table:table-cell table:formula="of:=([.K20]-[.B20])/[.B20]*100" office:value-type="float" office:value="7.60640730144405" calcext:value-type="float">
            <text:p>7.61</text:p>
          </table:table-cell>
          <table:table-cell/>
          <table:table-cell table:formula="of:=IF([.C20] = &quot;NA&quot;; 0; [.C20]&gt;=[.$K20]-0.05)" office:value-type="boolean" office:boolean-value="false" calcext:value-type="boolean">
            <text:p>FALSE</text:p>
          </table:table-cell>
          <table:table-cell table:formula="of:=IF([.D20] = &quot;NA&quot;; 0; [.D20]&gt;=[.$K20]-0.05)" office:value-type="boolean" office:boolean-value="true" calcext:value-type="boolean">
            <text:p>TRUE</text:p>
          </table:table-cell>
          <table:table-cell table:formula="of:=IF([.E20] = &quot;NA&quot;; 0; [.E20]&gt;=[.$K20]-0.05)" office:value-type="boolean" office:boolean-value="true" calcext:value-type="boolean">
            <text:p>TRUE</text:p>
          </table:table-cell>
          <table:table-cell table:formula="of:=IF([.F20] = &quot;NA&quot;; 0; [.F20]&gt;=[.$K20]-0.05)" office:value-type="boolean" office:boolean-value="true" calcext:value-type="boolean">
            <text:p>TRUE</text:p>
          </table:table-cell>
          <table:table-cell table:formula="of:=IF([.G20] = &quot;NA&quot;; 0; [.G20]&gt;=[.$K20]-0.05)" office:value-type="boolean" office:boolean-value="false" calcext:value-type="boolean">
            <text:p>FALSE</text:p>
          </table:table-cell>
          <table:table-cell table:formula="of:=IF([.H20] = &quot;NA&quot;; 0; [.H20]&gt;=[.$K20]-0.05)" office:value-type="boolean" office:boolean-value="true" calcext:value-type="boolean">
            <text:p>TRUE</text:p>
          </table:table-cell>
          <table:table-cell table:formula="of:=IF([.I20] = &quot;NA&quot;; 0; [.I20]&gt;=[.$K20]-0.05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293.7" calcext:value-type="float">
            <text:p>293.70</text:p>
          </table:table-cell>
          <table:table-cell table:formula="of:=[$'(SCE1) LP'.$F$21]" office:value-type="float" office:value="120.58339792" calcext:value-type="float">
            <text:p>120.58</text:p>
          </table:table-cell>
          <table:table-cell table:formula="of:=[$'(SCE2) Defaults'.$H$21]" office:value-type="float" office:value="307.37355435" calcext:value-type="float">
            <text:p>307.37</text:p>
          </table:table-cell>
          <table:table-cell table:formula="of:=[$'(SCE3) Memory emphasis'.$H$21]" office:value-type="float" office:value="330.40581369" calcext:value-type="float">
            <text:p>330.41</text:p>
          </table:table-cell>
          <table:table-cell table:formula="of:=[$'(SCE4) Single thread'.$H$21]" office:value-type="float" office:value="284.48660572" calcext:value-type="float">
            <text:p>284.49</text:p>
          </table:table-cell>
          <table:table-cell table:formula="of:=[$'(SCE5) Single thread + mem emphasis'.$H$21]" office:value-type="float" office:value="276.3287152" calcext:value-type="float">
            <text:p>276.33</text:p>
          </table:table-cell>
          <table:table-cell office:value-type="float" office:value="330.2965783" calcext:value-type="float">
            <text:p>330.30</text:p>
          </table:table-cell>
          <table:table-cell office:value-type="float" office:value="273.35440307" calcext:value-type="float">
            <text:p>273.35</text:p>
          </table:table-cell>
          <table:table-cell/>
          <table:table-cell table:formula="of:=MAX([.B21:.I21])" office:value-type="float" office:value="330.40581369" calcext:value-type="float">
            <text:p>330.41</text:p>
          </table:table-cell>
          <table:table-cell table:formula="of:=([.K21]-[.B21])/[.B21]*100" office:value-type="float" office:value="12.497723421859" calcext:value-type="float">
            <text:p>12.50</text:p>
          </table:table-cell>
          <table:table-cell/>
          <table:table-cell table:formula="of:=IF([.C21] = &quot;NA&quot;; 0; [.C21]&gt;=[.$K21]-0.05)" office:value-type="boolean" office:boolean-value="false" calcext:value-type="boolean">
            <text:p>FALSE</text:p>
          </table:table-cell>
          <table:table-cell table:formula="of:=IF([.D21] = &quot;NA&quot;; 0; [.D21]&gt;=[.$K21]-0.05)" office:value-type="boolean" office:boolean-value="false" calcext:value-type="boolean">
            <text:p>FALSE</text:p>
          </table:table-cell>
          <table:table-cell table:formula="of:=IF([.E21] = &quot;NA&quot;; 0; [.E21]&gt;=[.$K21]-0.05)" office:value-type="boolean" office:boolean-value="true" calcext:value-type="boolean">
            <text:p>TRUE</text:p>
          </table:table-cell>
          <table:table-cell table:formula="of:=IF([.F21] = &quot;NA&quot;; 0; [.F21]&gt;=[.$K21]-0.05)" office:value-type="boolean" office:boolean-value="false" calcext:value-type="boolean">
            <text:p>FALSE</text:p>
          </table:table-cell>
          <table:table-cell table:formula="of:=IF([.G21] = &quot;NA&quot;; 0; [.G21]&gt;=[.$K21]-0.05)" office:value-type="boolean" office:boolean-value="false" calcext:value-type="boolean">
            <text:p>FALSE</text:p>
          </table:table-cell>
          <table:table-cell table:formula="of:=IF([.H21] = &quot;NA&quot;; 0; [.H21]&gt;=[.$K21]-0.05)" office:value-type="boolean" office:boolean-value="false" calcext:value-type="boolean">
            <text:p>FALSE</text:p>
          </table:table-cell>
          <table:table-cell table:formula="of:=IF([.I21] = &quot;NA&quot;; 0; [.I21]&gt;=[.$K21]-0.05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um</text:p>
          </table:table-cell>
          <table:table-cell table:formula="of:=SUM([.N13:.N22])" office:value-type="float" office:value="0" calcext:value-type="float">
            <text:p>0</text:p>
          </table:table-cell>
          <table:table-cell table:style-name="ce2" table:formula="of:=SUM([.O13:.O22])" office:value-type="float" office:value="8" calcext:value-type="float">
            <text:p>8</text:p>
          </table:table-cell>
          <table:table-cell table:style-name="ce2" table:formula="of:=SUM([.P13:.P22])" office:value-type="float" office:value="8" calcext:value-type="float">
            <text:p>8</text:p>
          </table:table-cell>
          <table:table-cell table:formula="of:=SUM([.Q13:.Q22])" office:value-type="float" office:value="2" calcext:value-type="float">
            <text:p>2</text:p>
          </table:table-cell>
          <table:table-cell table:formula="of:=SUM([.R13:.R22])" office:value-type="float" office:value="0" calcext:value-type="float">
            <text:p>0</text:p>
          </table:table-cell>
          <table:table-cell table:style-name="ce2" table:formula="of:=SUM([.S13:.S22])" office:value-type="float" office:value="8" calcext:value-type="float">
            <text:p>8</text:p>
          </table:table-cell>
          <table:table-cell table:formula="of:=SUM([.T13:.T22])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73" office:value-type="string" calcext:value-type="string">
            <text:p>B10</text:p>
          </table:table-cell>
          <table:table-cell table:style-name="ce77" office:value-type="float" office:value="381" calcext:value-type="float">
            <text:p>381.00</text:p>
          </table:table-cell>
          <table:table-cell table:style-name="ce77" table:formula="of:=[$'(SCE1) LP'.$F$22]" office:value-type="float" office:value="189.10979247" calcext:value-type="float">
            <text:p>189.11</text:p>
          </table:table-cell>
          <table:table-cell table:style-name="ce77" table:formula="of:=[$'(SCE2) Defaults'.$H$22]" office:value-type="float" office:value="391.1740995" calcext:value-type="float">
            <text:p>391.17</text:p>
          </table:table-cell>
          <table:table-cell table:style-name="ce77" table:formula="of:=[$'(SCE3) Memory emphasis'.$H$22]" office:value-type="float" office:value="411.98506705" calcext:value-type="float">
            <text:p>411.99</text:p>
          </table:table-cell>
          <table:table-cell table:style-name="ce77" table:formula="of:=[$'(SCE4) Single thread'.$H$22]" office:value-type="float" office:value="383.06758564" calcext:value-type="float">
            <text:p>383.07</text:p>
          </table:table-cell>
          <table:table-cell table:style-name="ce77" table:formula="of:=[$'(SCE5) Single thread + mem emphasis'.$H$22]" office:value-type="float" office:value="398.25738321" calcext:value-type="float">
            <text:p>398.26</text:p>
          </table:table-cell>
          <table:table-cell table:style-name="ce77" office:value-type="float" office:value="420.98616025" calcext:value-type="float">
            <text:p>420.99</text:p>
          </table:table-cell>
          <table:table-cell table:style-name="ce77" office:value-type="float" office:value="377.91084579" calcext:value-type="float">
            <text:p>377.91</text:p>
          </table:table-cell>
          <table:table-cell table:style-name="ce73"/>
          <table:table-cell table:style-name="ce84" table:formula="of:=MAX([.B22:.I22])" office:value-type="float" office:value="420.98616025" calcext:value-type="float">
            <text:p>420.99</text:p>
          </table:table-cell>
          <table:table-cell table:style-name="ce84" table:formula="of:=([.K22]-[.B22])/[.B22]*100" office:value-type="float" office:value="10.495055183727" calcext:value-type="float">
            <text:p>10.50</text:p>
          </table:table-cell>
          <table:table-cell table:style-name="ce73"/>
          <table:table-cell table:style-name="ce86" table:formula="of:=IF([.C22] = &quot;NA&quot;; 0; [.C22]&gt;=[.$K22]-0.05)" office:value-type="boolean" office:boolean-value="false" calcext:value-type="boolean">
            <text:p>FALSE</text:p>
          </table:table-cell>
          <table:table-cell table:style-name="ce86" table:formula="of:=IF([.D22] = &quot;NA&quot;; 0; [.D22]&gt;=[.$K22]-0.05)" office:value-type="boolean" office:boolean-value="false" calcext:value-type="boolean">
            <text:p>FALSE</text:p>
          </table:table-cell>
          <table:table-cell table:style-name="ce86" table:formula="of:=IF([.E22] = &quot;NA&quot;; 0; [.E22]&gt;=[.$K22]-0.05)" office:value-type="boolean" office:boolean-value="false" calcext:value-type="boolean">
            <text:p>FALSE</text:p>
          </table:table-cell>
          <table:table-cell table:style-name="ce86" table:formula="of:=IF([.F22] = &quot;NA&quot;; 0; [.F22]&gt;=[.$K22]-0.05)" office:value-type="boolean" office:boolean-value="false" calcext:value-type="boolean">
            <text:p>FALSE</text:p>
          </table:table-cell>
          <table:table-cell table:style-name="ce86" table:formula="of:=IF([.G22] = &quot;NA&quot;; 0; [.G22]&gt;=[.$K22]-0.05)" office:value-type="boolean" office:boolean-value="false" calcext:value-type="boolean">
            <text:p>FALSE</text:p>
          </table:table-cell>
          <table:table-cell table:style-name="ce86" table:formula="of:=IF([.H22] = &quot;NA&quot;; 0; [.H22]&gt;=[.$K22]-0.05)" office:value-type="boolean" office:boolean-value="true" calcext:value-type="boolean">
            <text:p>TRUE</text:p>
          </table:table-cell>
          <table:table-cell table:style-name="ce86" table:formula="of:=IF([.I22] = &quot;NA&quot;; 0; [.I22]&gt;=[.$K22]-0.05)" office:value-type="boolean" office:boolean-value="false" calcext:value-type="boolean">
            <text:p>FALSE</text:p>
          </table:table-cell>
          <table:table-cell table:style-name="ce73"/>
          <table:table-cell table:style-name="ce73" office:value-type="string" calcext:value-type="string">
            <text:p>%</text:p>
          </table:table-cell>
          <table:table-cell table:style-name="ce73" table:formula="of:=([.W21]*100)/10" office:value-type="float" office:value="0" calcext:value-type="float">
            <text:p>0</text:p>
          </table:table-cell>
          <table:table-cell table:style-name="ce89" table:formula="of:=([.X21]*100)/10" office:value-type="float" office:value="80" calcext:value-type="float">
            <text:p>80</text:p>
          </table:table-cell>
          <table:table-cell table:style-name="ce89" table:formula="of:=([.Y21]*100)/10" office:value-type="float" office:value="80" calcext:value-type="float">
            <text:p>80</text:p>
          </table:table-cell>
          <table:table-cell table:style-name="ce73" table:formula="of:=([.Z21]*100)/10" office:value-type="float" office:value="20" calcext:value-type="float">
            <text:p>20</text:p>
          </table:table-cell>
          <table:table-cell table:style-name="ce73" table:formula="of:=([.AA21]*100)/10" office:value-type="float" office:value="0" calcext:value-type="float">
            <text:p>0</text:p>
          </table:table-cell>
          <table:table-cell table:style-name="ce89" table:formula="of:=([.AB21]*100)/10" office:value-type="float" office:value="80" calcext:value-type="float">
            <text:p>80</text:p>
          </table:table-cell>
          <table:table-cell table:style-name="ce73" table:formula="of:=([.AC21]*100)/10" office:value-type="float" office:value="20" calcext:value-type="float">
            <text:p>20</text:p>
          </table:table-cell>
          <table:table-cell table:style-name="ce73" table:number-columns-repeated="995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401.1" calcext:value-type="float">
            <text:p>401.10</text:p>
          </table:table-cell>
          <table:table-cell table:formula="of:=[$'(SCE1) LP'.$F$23]" office:value-type="float" office:value="237.77891846" calcext:value-type="float">
            <text:p>237.78</text:p>
          </table:table-cell>
          <table:table-cell table:formula="of:=[$'(SCE2) Defaults'.$H$23]" office:value-type="float" office:value="455.63592477" calcext:value-type="float">
            <text:p>455.64</text:p>
          </table:table-cell>
          <table:table-cell table:formula="of:=[$'(SCE3) Memory emphasis'.$H$23]" office:value-type="float" office:value="451.07168199" calcext:value-type="float">
            <text:p>451.07</text:p>
          </table:table-cell>
          <table:table-cell table:formula="of:=[$'(SCE4) Single thread'.$H$23]" office:value-type="float" office:value="448.78968098" calcext:value-type="float">
            <text:p>448.79</text:p>
          </table:table-cell>
          <table:table-cell table:formula="of:=[$'(SCE5) Single thread + mem emphasis'.$H$23]" office:value-type="float" office:value="458.09414264" calcext:value-type="float">
            <text:p>458.09</text:p>
          </table:table-cell>
          <table:table-cell office:value-type="float" office:value="459.24866422" calcext:value-type="float">
            <text:p>459.25</text:p>
          </table:table-cell>
          <table:table-cell office:value-type="float" office:value="452.16497476" calcext:value-type="float">
            <text:p>452.16</text:p>
          </table:table-cell>
          <table:table-cell/>
          <table:table-cell table:formula="of:=MAX([.B23:.I23])" office:value-type="float" office:value="459.24866422" calcext:value-type="float">
            <text:p>459.25</text:p>
          </table:table-cell>
          <table:table-cell table:formula="of:=([.K23]-[.B23])/[.B23]*100" office:value-type="float" office:value="14.4972984841685" calcext:value-type="float">
            <text:p>14.50</text:p>
          </table:table-cell>
          <table:table-cell/>
          <table:table-cell table:formula="of:=IF([.C23] = &quot;NA&quot;; 0; [.C23]&gt;=[.$K23]-0.05)" office:value-type="boolean" office:boolean-value="false" calcext:value-type="boolean">
            <text:p>FALSE</text:p>
          </table:table-cell>
          <table:table-cell table:formula="of:=IF([.D23] = &quot;NA&quot;; 0; [.D23]&gt;=[.$K23]-0.05)" office:value-type="boolean" office:boolean-value="false" calcext:value-type="boolean">
            <text:p>FALSE</text:p>
          </table:table-cell>
          <table:table-cell table:formula="of:=IF([.E23] = &quot;NA&quot;; 0; [.E23]&gt;=[.$K23]-0.05)" office:value-type="boolean" office:boolean-value="false" calcext:value-type="boolean">
            <text:p>FALSE</text:p>
          </table:table-cell>
          <table:table-cell table:formula="of:=IF([.F23] = &quot;NA&quot;; 0; [.F23]&gt;=[.$K23]-0.05)" office:value-type="boolean" office:boolean-value="false" calcext:value-type="boolean">
            <text:p>FALSE</text:p>
          </table:table-cell>
          <table:table-cell table:formula="of:=IF([.G23] = &quot;NA&quot;; 0; [.G23]&gt;=[.$K23]-0.05)" office:value-type="boolean" office:boolean-value="false" calcext:value-type="boolean">
            <text:p>FALSE</text:p>
          </table:table-cell>
          <table:table-cell table:formula="of:=IF([.H23] = &quot;NA&quot;; 0; [.H23]&gt;=[.$K23]-0.05)" office:value-type="boolean" office:boolean-value="true" calcext:value-type="boolean">
            <text:p>TRUE</text:p>
          </table:table-cell>
          <table:table-cell table:formula="of:=IF([.I23] = &quot;NA&quot;; 0; [.I23]&gt;=[.$K23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14.9" calcext:value-type="float">
            <text:p>314.90</text:p>
          </table:table-cell>
          <table:table-cell table:formula="of:=[$'(SCE1) LP'.$F$24]" office:value-type="float" office:value="195.72843361" calcext:value-type="float">
            <text:p>195.73</text:p>
          </table:table-cell>
          <table:table-cell table:formula="of:=[$'(SCE2) Defaults'.$H$24]" office:value-type="float" office:value="360.0838" calcext:value-type="float">
            <text:p>360.08</text:p>
          </table:table-cell>
          <table:table-cell table:formula="of:=[$'(SCE3) Memory emphasis'.$H$24]" office:value-type="float" office:value="365.14701642" calcext:value-type="float">
            <text:p>365.15</text:p>
          </table:table-cell>
          <table:table-cell table:formula="of:=[$'(SCE4) Single thread'.$H$24]" office:value-type="float" office:value="354.307" calcext:value-type="float">
            <text:p>354.31</text:p>
          </table:table-cell>
          <table:table-cell table:formula="of:=[$'(SCE5) Single thread + mem emphasis'.$H$24]" office:value-type="float" office:value="358.6716718" calcext:value-type="float">
            <text:p>358.67</text:p>
          </table:table-cell>
          <table:table-cell office:value-type="float" office:value="373.93828903" calcext:value-type="float">
            <text:p>373.94</text:p>
          </table:table-cell>
          <table:table-cell office:value-type="float" office:value="365.0091161" calcext:value-type="float">
            <text:p>365.01</text:p>
          </table:table-cell>
          <table:table-cell/>
          <table:table-cell table:formula="of:=MAX([.B24:.I24])" office:value-type="float" office:value="373.93828903" calcext:value-type="float">
            <text:p>373.94</text:p>
          </table:table-cell>
          <table:table-cell table:formula="of:=([.K24]-[.B24])/[.B24]*100" office:value-type="float" office:value="18.7482658081931" calcext:value-type="float">
            <text:p>18.75</text:p>
          </table:table-cell>
          <table:table-cell/>
          <table:table-cell table:formula="of:=IF([.C24] = &quot;NA&quot;; 0; [.C24]&gt;=[.$K24]-0.05)" office:value-type="boolean" office:boolean-value="false" calcext:value-type="boolean">
            <text:p>FALSE</text:p>
          </table:table-cell>
          <table:table-cell table:formula="of:=IF([.D24] = &quot;NA&quot;; 0; [.D24]&gt;=[.$K24]-0.05)" office:value-type="boolean" office:boolean-value="false" calcext:value-type="boolean">
            <text:p>FALSE</text:p>
          </table:table-cell>
          <table:table-cell table:formula="of:=IF([.E24] = &quot;NA&quot;; 0; [.E24]&gt;=[.$K24]-0.05)" office:value-type="boolean" office:boolean-value="false" calcext:value-type="boolean">
            <text:p>FALSE</text:p>
          </table:table-cell>
          <table:table-cell table:formula="of:=IF([.F24] = &quot;NA&quot;; 0; [.F24]&gt;=[.$K24]-0.05)" office:value-type="boolean" office:boolean-value="false" calcext:value-type="boolean">
            <text:p>FALSE</text:p>
          </table:table-cell>
          <table:table-cell table:formula="of:=IF([.G24] = &quot;NA&quot;; 0; [.G24]&gt;=[.$K24]-0.05)" office:value-type="boolean" office:boolean-value="false" calcext:value-type="boolean">
            <text:p>FALSE</text:p>
          </table:table-cell>
          <table:table-cell table:formula="of:=IF([.H24] = &quot;NA&quot;; 0; [.H24]&gt;=[.$K24]-0.05)" office:value-type="boolean" office:boolean-value="true" calcext:value-type="boolean">
            <text:p>TRUE</text:p>
          </table:table-cell>
          <table:table-cell table:formula="of:=IF([.I24] = &quot;NA&quot;; 0; [.I24]&gt;=[.$K24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23.5" calcext:value-type="float">
            <text:p>323.50</text:p>
          </table:table-cell>
          <table:table-cell table:formula="of:=[$'(SCE1) LP'.$F$25]" office:value-type="float" office:value="197.31791579" calcext:value-type="float">
            <text:p>197.32</text:p>
          </table:table-cell>
          <table:table-cell table:formula="of:=[$'(SCE2) Defaults'.$H$25]" office:value-type="float" office:value="379.24105934" calcext:value-type="float">
            <text:p>379.24</text:p>
          </table:table-cell>
          <table:table-cell table:formula="of:=[$'(SCE3) Memory emphasis'.$H$25]" office:value-type="float" office:value="376.07780443" calcext:value-type="float">
            <text:p>376.08</text:p>
          </table:table-cell>
          <table:table-cell table:formula="of:=[$'(SCE4) Single thread'.$H$25]" office:value-type="float" office:value="379.08637045" calcext:value-type="float">
            <text:p>379.09</text:p>
          </table:table-cell>
          <table:table-cell table:formula="of:=[$'(SCE5) Single thread + mem emphasis'.$H$25]" office:value-type="float" office:value="379.36593639" calcext:value-type="float">
            <text:p>379.37</text:p>
          </table:table-cell>
          <table:table-cell office:value-type="float" office:value="390.47876309" calcext:value-type="float">
            <text:p>390.48</text:p>
          </table:table-cell>
          <table:table-cell office:value-type="float" office:value="382.56202419" calcext:value-type="float">
            <text:p>382.56</text:p>
          </table:table-cell>
          <table:table-cell/>
          <table:table-cell table:formula="of:=MAX([.B25:.I25])" office:value-type="float" office:value="390.47876309" calcext:value-type="float">
            <text:p>390.48</text:p>
          </table:table-cell>
          <table:table-cell table:formula="of:=([.K25]-[.B25])/[.B25]*100" office:value-type="float" office:value="20.704408992272" calcext:value-type="float">
            <text:p>20.70</text:p>
          </table:table-cell>
          <table:table-cell/>
          <table:table-cell table:formula="of:=IF([.C25] = &quot;NA&quot;; 0; [.C25]&gt;=[.$K25]-0.05)" office:value-type="boolean" office:boolean-value="false" calcext:value-type="boolean">
            <text:p>FALSE</text:p>
          </table:table-cell>
          <table:table-cell table:formula="of:=IF([.D25] = &quot;NA&quot;; 0; [.D25]&gt;=[.$K25]-0.05)" office:value-type="boolean" office:boolean-value="false" calcext:value-type="boolean">
            <text:p>FALSE</text:p>
          </table:table-cell>
          <table:table-cell table:formula="of:=IF([.E25] = &quot;NA&quot;; 0; [.E25]&gt;=[.$K25]-0.05)" office:value-type="boolean" office:boolean-value="false" calcext:value-type="boolean">
            <text:p>FALSE</text:p>
          </table:table-cell>
          <table:table-cell table:formula="of:=IF([.F25] = &quot;NA&quot;; 0; [.F25]&gt;=[.$K25]-0.05)" office:value-type="boolean" office:boolean-value="false" calcext:value-type="boolean">
            <text:p>FALSE</text:p>
          </table:table-cell>
          <table:table-cell table:formula="of:=IF([.G25] = &quot;NA&quot;; 0; [.G25]&gt;=[.$K25]-0.05)" office:value-type="boolean" office:boolean-value="false" calcext:value-type="boolean">
            <text:p>FALSE</text:p>
          </table:table-cell>
          <table:table-cell table:formula="of:=IF([.H25] = &quot;NA&quot;; 0; [.H25]&gt;=[.$K25]-0.05)" office:value-type="boolean" office:boolean-value="true" calcext:value-type="boolean">
            <text:p>TRUE</text:p>
          </table:table-cell>
          <table:table-cell table:formula="of:=IF([.I25] = &quot;NA&quot;; 0; [.I25]&gt;=[.$K25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329.4" calcext:value-type="float">
            <text:p>329.40</text:p>
          </table:table-cell>
          <table:table-cell table:formula="of:=[$'(SCE1) LP'.$F$26]" office:value-type="float" office:value="224.54210667" calcext:value-type="float">
            <text:p>224.54</text:p>
          </table:table-cell>
          <table:table-cell table:formula="of:=[$'(SCE2) Defaults'.$H$26]" office:value-type="float" office:value="359.4083" calcext:value-type="float">
            <text:p>359.41</text:p>
          </table:table-cell>
          <table:table-cell table:formula="of:=[$'(SCE3) Memory emphasis'.$H$26]" office:value-type="float" office:value="356.5435698" calcext:value-type="float">
            <text:p>356.54</text:p>
          </table:table-cell>
          <table:table-cell table:formula="of:=[$'(SCE4) Single thread'.$H$26]" office:value-type="float" office:value="357.39485374" calcext:value-type="float">
            <text:p>357.39</text:p>
          </table:table-cell>
          <table:table-cell table:formula="of:=[$'(SCE5) Single thread + mem emphasis'.$H$26]" office:value-type="float" office:value="357.78679684" calcext:value-type="float">
            <text:p>357.79</text:p>
          </table:table-cell>
          <table:table-cell office:value-type="float" office:value="371.98592495" calcext:value-type="float">
            <text:p>371.99</text:p>
          </table:table-cell>
          <table:table-cell office:value-type="float" office:value="362.36550748" calcext:value-type="float">
            <text:p>362.37</text:p>
          </table:table-cell>
          <table:table-cell/>
          <table:table-cell table:formula="of:=MAX([.B26:.I26])" office:value-type="float" office:value="371.98592495" calcext:value-type="float">
            <text:p>371.99</text:p>
          </table:table-cell>
          <table:table-cell table:formula="of:=([.K26]-[.B26])/[.B26]*100" office:value-type="float" office:value="12.9283318002429" calcext:value-type="float">
            <text:p>12.93</text:p>
          </table:table-cell>
          <table:table-cell/>
          <table:table-cell table:formula="of:=IF([.C26] = &quot;NA&quot;; 0; [.C26]&gt;=[.$K26]-0.05)" office:value-type="boolean" office:boolean-value="false" calcext:value-type="boolean">
            <text:p>FALSE</text:p>
          </table:table-cell>
          <table:table-cell table:formula="of:=IF([.D26] = &quot;NA&quot;; 0; [.D26]&gt;=[.$K26]-0.05)" office:value-type="boolean" office:boolean-value="false" calcext:value-type="boolean">
            <text:p>FALSE</text:p>
          </table:table-cell>
          <table:table-cell table:formula="of:=IF([.E26] = &quot;NA&quot;; 0; [.E26]&gt;=[.$K26]-0.05)" office:value-type="boolean" office:boolean-value="false" calcext:value-type="boolean">
            <text:p>FALSE</text:p>
          </table:table-cell>
          <table:table-cell table:formula="of:=IF([.F26] = &quot;NA&quot;; 0; [.F26]&gt;=[.$K26]-0.05)" office:value-type="boolean" office:boolean-value="false" calcext:value-type="boolean">
            <text:p>FALSE</text:p>
          </table:table-cell>
          <table:table-cell table:formula="of:=IF([.G26] = &quot;NA&quot;; 0; [.G26]&gt;=[.$K26]-0.05)" office:value-type="boolean" office:boolean-value="false" calcext:value-type="boolean">
            <text:p>FALSE</text:p>
          </table:table-cell>
          <table:table-cell table:formula="of:=IF([.H26] = &quot;NA&quot;; 0; [.H26]&gt;=[.$K26]-0.05)" office:value-type="boolean" office:boolean-value="true" calcext:value-type="boolean">
            <text:p>TRUE</text:p>
          </table:table-cell>
          <table:table-cell table:formula="of:=IF([.I26] = &quot;NA&quot;; 0; [.I26]&gt;=[.$K26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404.2" calcext:value-type="float">
            <text:p>404.20</text:p>
          </table:table-cell>
          <table:table-cell table:formula="of:=[$'(SCE1) LP'.$F$27]" office:value-type="float" office:value="215.64384093" calcext:value-type="float">
            <text:p>215.64</text:p>
          </table:table-cell>
          <table:table-cell table:formula="of:=[$'(SCE2) Defaults'.$H$27]" office:value-type="float" office:value="456.59446407" calcext:value-type="float">
            <text:p>456.59</text:p>
          </table:table-cell>
          <table:table-cell table:formula="of:=[$'(SCE3) Memory emphasis'.$H$27]" office:value-type="float" office:value="461.99130376" calcext:value-type="float">
            <text:p>461.99</text:p>
          </table:table-cell>
          <table:table-cell table:formula="of:=[$'(SCE4) Single thread'.$H$27]" office:value-type="float" office:value="448.51673045" calcext:value-type="float">
            <text:p>448.52</text:p>
          </table:table-cell>
          <table:table-cell table:formula="of:=[$'(SCE5) Single thread + mem emphasis'.$H$27]" office:value-type="float" office:value="443.01034936" calcext:value-type="float">
            <text:p>443.01</text:p>
          </table:table-cell>
          <table:table-cell office:value-type="float" office:value="464.97407516" calcext:value-type="float">
            <text:p>464.97</text:p>
          </table:table-cell>
          <table:table-cell office:value-type="float" office:value="449.86227802" calcext:value-type="float">
            <text:p>449.86</text:p>
          </table:table-cell>
          <table:table-cell/>
          <table:table-cell table:formula="of:=MAX([.B27:.I27])" office:value-type="float" office:value="464.97407516" calcext:value-type="float">
            <text:p>464.97</text:p>
          </table:table-cell>
          <table:table-cell table:formula="of:=([.K27]-[.B27])/[.B27]*100" office:value-type="float" office:value="15.0356445225136" calcext:value-type="float">
            <text:p>15.04</text:p>
          </table:table-cell>
          <table:table-cell/>
          <table:table-cell table:formula="of:=IF([.C27] = &quot;NA&quot;; 0; [.C27]&gt;=[.$K27]-0.05)" office:value-type="boolean" office:boolean-value="false" calcext:value-type="boolean">
            <text:p>FALSE</text:p>
          </table:table-cell>
          <table:table-cell table:formula="of:=IF([.D27] = &quot;NA&quot;; 0; [.D27]&gt;=[.$K27]-0.05)" office:value-type="boolean" office:boolean-value="false" calcext:value-type="boolean">
            <text:p>FALSE</text:p>
          </table:table-cell>
          <table:table-cell table:formula="of:=IF([.E27] = &quot;NA&quot;; 0; [.E27]&gt;=[.$K27]-0.05)" office:value-type="boolean" office:boolean-value="false" calcext:value-type="boolean">
            <text:p>FALSE</text:p>
          </table:table-cell>
          <table:table-cell table:formula="of:=IF([.F27] = &quot;NA&quot;; 0; [.F27]&gt;=[.$K27]-0.05)" office:value-type="boolean" office:boolean-value="false" calcext:value-type="boolean">
            <text:p>FALSE</text:p>
          </table:table-cell>
          <table:table-cell table:formula="of:=IF([.G27] = &quot;NA&quot;; 0; [.G27]&gt;=[.$K27]-0.05)" office:value-type="boolean" office:boolean-value="false" calcext:value-type="boolean">
            <text:p>FALSE</text:p>
          </table:table-cell>
          <table:table-cell table:formula="of:=IF([.H27] = &quot;NA&quot;; 0; [.H27]&gt;=[.$K27]-0.05)" office:value-type="boolean" office:boolean-value="true" calcext:value-type="boolean">
            <text:p>TRUE</text:p>
          </table:table-cell>
          <table:table-cell table:formula="of:=IF([.I27] = &quot;NA&quot;; 0; [.I27]&gt;=[.$K27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308.2" calcext:value-type="float">
            <text:p>308.20</text:p>
          </table:table-cell>
          <table:table-cell table:formula="of:=[$'(SCE1) LP'.$F$28]" office:value-type="float" office:value="196.5513577" calcext:value-type="float">
            <text:p>196.55</text:p>
          </table:table-cell>
          <table:table-cell table:formula="of:=[$'(SCE2) Defaults'.$H$28]" office:value-type="float" office:value="347.1938" calcext:value-type="float">
            <text:p>347.19</text:p>
          </table:table-cell>
          <table:table-cell table:formula="of:=[$'(SCE3) Memory emphasis'.$H$28]" office:value-type="float" office:value="346.80090629" calcext:value-type="float">
            <text:p>346.80</text:p>
          </table:table-cell>
          <table:table-cell table:formula="of:=[$'(SCE4) Single thread'.$H$28]" office:value-type="float" office:value="351.09365644" calcext:value-type="float">
            <text:p>351.09</text:p>
          </table:table-cell>
          <table:table-cell table:formula="of:=[$'(SCE5) Single thread + mem emphasis'.$H$28]" office:value-type="float" office:value="350.0426576" calcext:value-type="float">
            <text:p>350.04</text:p>
          </table:table-cell>
          <table:table-cell office:value-type="float" office:value="360.72526095" calcext:value-type="float">
            <text:p>360.73</text:p>
          </table:table-cell>
          <table:table-cell office:value-type="float" office:value="348.66724334" calcext:value-type="float">
            <text:p>348.67</text:p>
          </table:table-cell>
          <table:table-cell/>
          <table:table-cell table:formula="of:=MAX([.B28:.I28])" office:value-type="float" office:value="360.72526095" calcext:value-type="float">
            <text:p>360.73</text:p>
          </table:table-cell>
          <table:table-cell table:formula="of:=([.K28]-[.B28])/[.B28]*100" office:value-type="float" office:value="17.0425895360156" calcext:value-type="float">
            <text:p>17.04</text:p>
          </table:table-cell>
          <table:table-cell/>
          <table:table-cell table:formula="of:=IF([.C28] = &quot;NA&quot;; 0; [.C28]&gt;=[.$K28]-0.05)" office:value-type="boolean" office:boolean-value="false" calcext:value-type="boolean">
            <text:p>FALSE</text:p>
          </table:table-cell>
          <table:table-cell table:formula="of:=IF([.D28] = &quot;NA&quot;; 0; [.D28]&gt;=[.$K28]-0.05)" office:value-type="boolean" office:boolean-value="false" calcext:value-type="boolean">
            <text:p>FALSE</text:p>
          </table:table-cell>
          <table:table-cell table:formula="of:=IF([.E28] = &quot;NA&quot;; 0; [.E28]&gt;=[.$K28]-0.05)" office:value-type="boolean" office:boolean-value="false" calcext:value-type="boolean">
            <text:p>FALSE</text:p>
          </table:table-cell>
          <table:table-cell table:formula="of:=IF([.F28] = &quot;NA&quot;; 0; [.F28]&gt;=[.$K28]-0.05)" office:value-type="boolean" office:boolean-value="false" calcext:value-type="boolean">
            <text:p>FALSE</text:p>
          </table:table-cell>
          <table:table-cell table:formula="of:=IF([.G28] = &quot;NA&quot;; 0; [.G28]&gt;=[.$K28]-0.05)" office:value-type="boolean" office:boolean-value="false" calcext:value-type="boolean">
            <text:p>FALSE</text:p>
          </table:table-cell>
          <table:table-cell table:formula="of:=IF([.H28] = &quot;NA&quot;; 0; [.H28]&gt;=[.$K28]-0.05)" office:value-type="boolean" office:boolean-value="true" calcext:value-type="boolean">
            <text:p>TRUE</text:p>
          </table:table-cell>
          <table:table-cell table:formula="of:=IF([.I28] = &quot;NA&quot;; 0; [.I28]&gt;=[.$K28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315.7" calcext:value-type="float">
            <text:p>315.70</text:p>
          </table:table-cell>
          <table:table-cell table:formula="of:=[$'(SCE1) LP'.$F$29]" office:value-type="float" office:value="190.21215126" calcext:value-type="float">
            <text:p>190.21</text:p>
          </table:table-cell>
          <table:table-cell table:formula="of:=[$'(SCE2) Defaults'.$H$29]" office:value-type="float" office:value="350.9484" calcext:value-type="float">
            <text:p>350.95</text:p>
          </table:table-cell>
          <table:table-cell table:formula="of:=[$'(SCE3) Memory emphasis'.$H$29]" office:value-type="float" office:value="350.47650939" calcext:value-type="float">
            <text:p>350.48</text:p>
          </table:table-cell>
          <table:table-cell table:formula="of:=[$'(SCE4) Single thread'.$H$29]" office:value-type="float" office:value="345.89462073" calcext:value-type="float">
            <text:p>345.89</text:p>
          </table:table-cell>
          <table:table-cell table:formula="of:=[$'(SCE5) Single thread + mem emphasis'.$H$29]" office:value-type="float" office:value="348.89494021" calcext:value-type="float">
            <text:p>348.89</text:p>
          </table:table-cell>
          <table:table-cell office:value-type="float" office:value="354.15225288" calcext:value-type="float">
            <text:p>354.15</text:p>
          </table:table-cell>
          <table:table-cell office:value-type="float" office:value="347.36435069" calcext:value-type="float">
            <text:p>347.36</text:p>
          </table:table-cell>
          <table:table-cell/>
          <table:table-cell table:formula="of:=MAX([.B29:.I29])" office:value-type="float" office:value="354.15225288" calcext:value-type="float">
            <text:p>354.15</text:p>
          </table:table-cell>
          <table:table-cell table:formula="of:=([.K29]-[.B29])/[.B29]*100" office:value-type="float" office:value="12.1799977446943" calcext:value-type="float">
            <text:p>12.18</text:p>
          </table:table-cell>
          <table:table-cell/>
          <table:table-cell table:formula="of:=IF([.C29] = &quot;NA&quot;; 0; [.C29]&gt;=[.$K29]-0.05)" office:value-type="boolean" office:boolean-value="false" calcext:value-type="boolean">
            <text:p>FALSE</text:p>
          </table:table-cell>
          <table:table-cell table:formula="of:=IF([.D29] = &quot;NA&quot;; 0; [.D29]&gt;=[.$K29]-0.05)" office:value-type="boolean" office:boolean-value="false" calcext:value-type="boolean">
            <text:p>FALSE</text:p>
          </table:table-cell>
          <table:table-cell table:formula="of:=IF([.E29] = &quot;NA&quot;; 0; [.E29]&gt;=[.$K29]-0.05)" office:value-type="boolean" office:boolean-value="false" calcext:value-type="boolean">
            <text:p>FALSE</text:p>
          </table:table-cell>
          <table:table-cell table:formula="of:=IF([.F29] = &quot;NA&quot;; 0; [.F29]&gt;=[.$K29]-0.05)" office:value-type="boolean" office:boolean-value="false" calcext:value-type="boolean">
            <text:p>FALSE</text:p>
          </table:table-cell>
          <table:table-cell table:formula="of:=IF([.G29] = &quot;NA&quot;; 0; [.G29]&gt;=[.$K29]-0.05)" office:value-type="boolean" office:boolean-value="false" calcext:value-type="boolean">
            <text:p>FALSE</text:p>
          </table:table-cell>
          <table:table-cell table:formula="of:=IF([.H29] = &quot;NA&quot;; 0; [.H29]&gt;=[.$K29]-0.05)" office:value-type="boolean" office:boolean-value="true" calcext:value-type="boolean">
            <text:p>TRUE</text:p>
          </table:table-cell>
          <table:table-cell table:formula="of:=IF([.I29] = &quot;NA&quot;; 0; [.I29]&gt;=[.$K29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336.3" calcext:value-type="float">
            <text:p>336.30</text:p>
          </table:table-cell>
          <table:table-cell table:formula="of:=[$'(SCE1) LP'.$F$30]" office:value-type="float" office:value="194.90711582" calcext:value-type="float">
            <text:p>194.91</text:p>
          </table:table-cell>
          <table:table-cell table:formula="of:=[$'(SCE2) Defaults'.$H$30]" office:value-type="float" office:value="367.9524" calcext:value-type="float">
            <text:p>367.95</text:p>
          </table:table-cell>
          <table:table-cell table:formula="of:=[$'(SCE3) Memory emphasis'.$H$30]" office:value-type="float" office:value="371.44168327" calcext:value-type="float">
            <text:p>371.44</text:p>
          </table:table-cell>
          <table:table-cell table:formula="of:=[$'(SCE4) Single thread'.$H$30]" office:value-type="float" office:value="362.60778382" calcext:value-type="float">
            <text:p>362.61</text:p>
          </table:table-cell>
          <table:table-cell table:formula="of:=[$'(SCE5) Single thread + mem emphasis'.$H$30]" office:value-type="float" office:value="364.49893087" calcext:value-type="float">
            <text:p>364.50</text:p>
          </table:table-cell>
          <table:table-cell office:value-type="float" office:value="375.51790098" calcext:value-type="float">
            <text:p>375.52</text:p>
          </table:table-cell>
          <table:table-cell office:value-type="float" office:value="370.10863283" calcext:value-type="float">
            <text:p>370.11</text:p>
          </table:table-cell>
          <table:table-cell/>
          <table:table-cell table:formula="of:=MAX([.B30:.I30])" office:value-type="float" office:value="375.51790098" calcext:value-type="float">
            <text:p>375.52</text:p>
          </table:table-cell>
          <table:table-cell table:formula="of:=([.K30]-[.B30])/[.B30]*100" office:value-type="float" office:value="11.6615822123104" calcext:value-type="float">
            <text:p>11.66</text:p>
          </table:table-cell>
          <table:table-cell/>
          <table:table-cell table:formula="of:=IF([.C30] = &quot;NA&quot;; 0; [.C30]&gt;=[.$K30]-0.05)" office:value-type="boolean" office:boolean-value="false" calcext:value-type="boolean">
            <text:p>FALSE</text:p>
          </table:table-cell>
          <table:table-cell table:formula="of:=IF([.D30] = &quot;NA&quot;; 0; [.D30]&gt;=[.$K30]-0.05)" office:value-type="boolean" office:boolean-value="false" calcext:value-type="boolean">
            <text:p>FALSE</text:p>
          </table:table-cell>
          <table:table-cell table:formula="of:=IF([.E30] = &quot;NA&quot;; 0; [.E30]&gt;=[.$K30]-0.05)" office:value-type="boolean" office:boolean-value="false" calcext:value-type="boolean">
            <text:p>FALSE</text:p>
          </table:table-cell>
          <table:table-cell table:formula="of:=IF([.F30] = &quot;NA&quot;; 0; [.F30]&gt;=[.$K30]-0.05)" office:value-type="boolean" office:boolean-value="false" calcext:value-type="boolean">
            <text:p>FALSE</text:p>
          </table:table-cell>
          <table:table-cell table:formula="of:=IF([.G30] = &quot;NA&quot;; 0; [.G30]&gt;=[.$K30]-0.05)" office:value-type="boolean" office:boolean-value="false" calcext:value-type="boolean">
            <text:p>FALSE</text:p>
          </table:table-cell>
          <table:table-cell table:formula="of:=IF([.H30] = &quot;NA&quot;; 0; [.H30]&gt;=[.$K30]-0.05)" office:value-type="boolean" office:boolean-value="true" calcext:value-type="boolean">
            <text:p>TRUE</text:p>
          </table:table-cell>
          <table:table-cell table:formula="of:=IF([.I30] = &quot;NA&quot;; 0; [.I30]&gt;=[.$K30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306.5" calcext:value-type="float">
            <text:p>306.50</text:p>
          </table:table-cell>
          <table:table-cell table:formula="of:=[$'(SCE1) LP'.$F$31]" office:value-type="float" office:value="187.8409883" calcext:value-type="float">
            <text:p>187.84</text:p>
          </table:table-cell>
          <table:table-cell table:formula="of:=[$'(SCE2) Defaults'.$H$31]" office:value-type="float" office:value="346.9501" calcext:value-type="float">
            <text:p>346.95</text:p>
          </table:table-cell>
          <table:table-cell table:formula="of:=[$'(SCE3) Memory emphasis'.$H$31]" office:value-type="float" office:value="346.30712327" calcext:value-type="float">
            <text:p>346.31</text:p>
          </table:table-cell>
          <table:table-cell table:formula="of:=[$'(SCE4) Single thread'.$H$31]" office:value-type="float" office:value="344.8789" calcext:value-type="float">
            <text:p>344.88</text:p>
          </table:table-cell>
          <table:table-cell table:formula="of:=[$'(SCE5) Single thread + mem emphasis'.$H$31]" office:value-type="float" office:value="345.51641075" calcext:value-type="float">
            <text:p>345.52</text:p>
          </table:table-cell>
          <table:table-cell office:value-type="float" office:value="355.28691725" calcext:value-type="float">
            <text:p>355.29</text:p>
          </table:table-cell>
          <table:table-cell office:value-type="float" office:value="351.54506725" calcext:value-type="float">
            <text:p>351.55</text:p>
          </table:table-cell>
          <table:table-cell/>
          <table:table-cell table:formula="of:=MAX([.B31:.I31])" office:value-type="float" office:value="355.28691725" calcext:value-type="float">
            <text:p>355.29</text:p>
          </table:table-cell>
          <table:table-cell table:formula="of:=([.K31]-[.B31])/[.B31]*100" office:value-type="float" office:value="15.9174281402936" calcext:value-type="float">
            <text:p>15.92</text:p>
          </table:table-cell>
          <table:table-cell/>
          <table:table-cell table:formula="of:=IF([.C31] = &quot;NA&quot;; 0; [.C31]&gt;=[.$K31]-0.05)" office:value-type="boolean" office:boolean-value="false" calcext:value-type="boolean">
            <text:p>FALSE</text:p>
          </table:table-cell>
          <table:table-cell table:formula="of:=IF([.D31] = &quot;NA&quot;; 0; [.D31]&gt;=[.$K31]-0.05)" office:value-type="boolean" office:boolean-value="false" calcext:value-type="boolean">
            <text:p>FALSE</text:p>
          </table:table-cell>
          <table:table-cell table:formula="of:=IF([.E31] = &quot;NA&quot;; 0; [.E31]&gt;=[.$K31]-0.05)" office:value-type="boolean" office:boolean-value="false" calcext:value-type="boolean">
            <text:p>FALSE</text:p>
          </table:table-cell>
          <table:table-cell table:formula="of:=IF([.F31] = &quot;NA&quot;; 0; [.F31]&gt;=[.$K31]-0.05)" office:value-type="boolean" office:boolean-value="false" calcext:value-type="boolean">
            <text:p>FALSE</text:p>
          </table:table-cell>
          <table:table-cell table:formula="of:=IF([.G31] = &quot;NA&quot;; 0; [.G31]&gt;=[.$K31]-0.05)" office:value-type="boolean" office:boolean-value="false" calcext:value-type="boolean">
            <text:p>FALSE</text:p>
          </table:table-cell>
          <table:table-cell table:formula="of:=IF([.H31] = &quot;NA&quot;; 0; [.H31]&gt;=[.$K31]-0.05)" office:value-type="boolean" office:boolean-value="true" calcext:value-type="boolean">
            <text:p>TRUE</text:p>
          </table:table-cell>
          <table:table-cell table:formula="of:=IF([.I31] = &quot;NA&quot;; 0; [.I31]&gt;=[.$K31]-0.05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um</text:p>
          </table:table-cell>
          <table:table-cell table:formula="of:=SUM([.N23:.N32])" office:value-type="float" office:value="0" calcext:value-type="float">
            <text:p>0</text:p>
          </table:table-cell>
          <table:table-cell table:formula="of:=SUM([.O23:.O32])" office:value-type="float" office:value="0" calcext:value-type="float">
            <text:p>0</text:p>
          </table:table-cell>
          <table:table-cell table:formula="of:=SUM([.P23:.P32])" office:value-type="float" office:value="0" calcext:value-type="float">
            <text:p>0</text:p>
          </table:table-cell>
          <table:table-cell table:formula="of:=SUM([.Q23:.Q32])" office:value-type="float" office:value="0" calcext:value-type="float">
            <text:p>0</text:p>
          </table:table-cell>
          <table:table-cell table:formula="of:=SUM([.R23:.R32])" office:value-type="float" office:value="0" calcext:value-type="float">
            <text:p>0</text:p>
          </table:table-cell>
          <table:table-cell table:style-name="ce2" table:formula="of:=SUM([.S23:.S32])" office:value-type="float" office:value="10" calcext:value-type="float">
            <text:p>10</text:p>
          </table:table-cell>
          <table:table-cell table:formula="of:=SUM([.T23:.T32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73" office:value-type="string" calcext:value-type="string">
            <text:p>C10</text:p>
          </table:table-cell>
          <table:table-cell table:style-name="ce77" office:value-type="float" office:value="386.4" calcext:value-type="float">
            <text:p>386.40</text:p>
          </table:table-cell>
          <table:table-cell table:style-name="ce77" table:formula="of:=[$'(SCE1) LP'.$F$32]" office:value-type="float" office:value="236.89574148" calcext:value-type="float">
            <text:p>236.90</text:p>
          </table:table-cell>
          <table:table-cell table:style-name="ce77" table:formula="of:=[$'(SCE2) Defaults'.$H$32]" office:value-type="float" office:value="418.37991695" calcext:value-type="float">
            <text:p>418.38</text:p>
          </table:table-cell>
          <table:table-cell table:style-name="ce77" table:formula="of:=[$'(SCE3) Memory emphasis'.$H$32]" office:value-type="float" office:value="418.87726409" calcext:value-type="float">
            <text:p>418.88</text:p>
          </table:table-cell>
          <table:table-cell table:style-name="ce77" table:formula="of:=[$'(SCE4) Single thread'.$H$32]" office:value-type="float" office:value="420.84461645" calcext:value-type="float">
            <text:p>420.84</text:p>
          </table:table-cell>
          <table:table-cell table:style-name="ce77" table:formula="of:=[$'(SCE5) Single thread + mem emphasis'.$H$32]" office:value-type="float" office:value="414.08274452" calcext:value-type="float">
            <text:p>414.08</text:p>
          </table:table-cell>
          <table:table-cell table:style-name="ce77" office:value-type="float" office:value="431.18338921" calcext:value-type="float">
            <text:p>431.18</text:p>
          </table:table-cell>
          <table:table-cell table:style-name="ce77" office:value-type="float" office:value="424.8634993" calcext:value-type="float">
            <text:p>424.86</text:p>
          </table:table-cell>
          <table:table-cell table:style-name="ce73"/>
          <table:table-cell table:style-name="ce84" table:formula="of:=MAX([.B32:.I32])" office:value-type="float" office:value="431.18338921" calcext:value-type="float">
            <text:p>431.18</text:p>
          </table:table-cell>
          <table:table-cell table:style-name="ce84" table:formula="of:=([.K32]-[.B32])/[.B32]*100" office:value-type="float" office:value="11.5899040398551" calcext:value-type="float">
            <text:p>11.59</text:p>
          </table:table-cell>
          <table:table-cell table:style-name="ce73"/>
          <table:table-cell table:style-name="ce86" table:formula="of:=IF([.C32] = &quot;NA&quot;; 0; [.C32]&gt;=[.$K32]-0.05)" office:value-type="boolean" office:boolean-value="false" calcext:value-type="boolean">
            <text:p>FALSE</text:p>
          </table:table-cell>
          <table:table-cell table:style-name="ce86" table:formula="of:=IF([.D32] = &quot;NA&quot;; 0; [.D32]&gt;=[.$K32]-0.05)" office:value-type="boolean" office:boolean-value="false" calcext:value-type="boolean">
            <text:p>FALSE</text:p>
          </table:table-cell>
          <table:table-cell table:style-name="ce86" table:formula="of:=IF([.E32] = &quot;NA&quot;; 0; [.E32]&gt;=[.$K32]-0.05)" office:value-type="boolean" office:boolean-value="false" calcext:value-type="boolean">
            <text:p>FALSE</text:p>
          </table:table-cell>
          <table:table-cell table:style-name="ce86" table:formula="of:=IF([.F32] = &quot;NA&quot;; 0; [.F32]&gt;=[.$K32]-0.05)" office:value-type="boolean" office:boolean-value="false" calcext:value-type="boolean">
            <text:p>FALSE</text:p>
          </table:table-cell>
          <table:table-cell table:style-name="ce86" table:formula="of:=IF([.G32] = &quot;NA&quot;; 0; [.G32]&gt;=[.$K32]-0.05)" office:value-type="boolean" office:boolean-value="false" calcext:value-type="boolean">
            <text:p>FALSE</text:p>
          </table:table-cell>
          <table:table-cell table:style-name="ce86" table:formula="of:=IF([.H32] = &quot;NA&quot;; 0; [.H32]&gt;=[.$K32]-0.05)" office:value-type="boolean" office:boolean-value="true" calcext:value-type="boolean">
            <text:p>TRUE</text:p>
          </table:table-cell>
          <table:table-cell table:style-name="ce86" table:formula="of:=IF([.I32] = &quot;NA&quot;; 0; [.I32]&gt;=[.$K32]-0.05)" office:value-type="boolean" office:boolean-value="false" calcext:value-type="boolean">
            <text:p>FALSE</text:p>
          </table:table-cell>
          <table:table-cell table:style-name="ce73"/>
          <table:table-cell table:style-name="ce73" office:value-type="string" calcext:value-type="string">
            <text:p>%</text:p>
          </table:table-cell>
          <table:table-cell table:style-name="ce73" table:formula="of:=([.W31]*100)/10" office:value-type="float" office:value="0" calcext:value-type="float">
            <text:p>0</text:p>
          </table:table-cell>
          <table:table-cell table:style-name="ce73" table:formula="of:=([.X31]*100)/10" office:value-type="float" office:value="0" calcext:value-type="float">
            <text:p>0</text:p>
          </table:table-cell>
          <table:table-cell table:style-name="ce73" table:formula="of:=([.Y31]*100)/10" office:value-type="float" office:value="0" calcext:value-type="float">
            <text:p>0</text:p>
          </table:table-cell>
          <table:table-cell table:style-name="ce73" table:formula="of:=([.Z31]*100)/10" office:value-type="float" office:value="0" calcext:value-type="float">
            <text:p>0</text:p>
          </table:table-cell>
          <table:table-cell table:style-name="ce73" table:formula="of:=([.AA31]*100)/10" office:value-type="float" office:value="0" calcext:value-type="float">
            <text:p>0</text:p>
          </table:table-cell>
          <table:table-cell table:style-name="ce89" table:formula="of:=([.AB31]*100)/10" office:value-type="float" office:value="100" calcext:value-type="float">
            <text:p>100</text:p>
          </table:table-cell>
          <table:table-cell table:style-name="ce73" table:formula="of:=([.AC31]*100)/10" office:value-type="float" office:value="0" calcext:value-type="float">
            <text:p>0</text:p>
          </table:table-cell>
          <table:table-cell table:style-name="ce73" table:number-columns-repeated="995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456.7" calcext:value-type="float">
            <text:p>456.70</text:p>
          </table:table-cell>
          <table:table-cell table:formula="of:=[$'(SCE1) LP'.$F$33]" office:value-type="float" office:value="280.89674784" calcext:value-type="float">
            <text:p>280.90</text:p>
          </table:table-cell>
          <table:table-cell table:formula="of:=[$'(SCE2) Defaults'.$H$33]" office:value-type="float" office:value="488.1486" calcext:value-type="float">
            <text:p>488.15</text:p>
          </table:table-cell>
          <table:table-cell table:formula="of:=[$'(SCE3) Memory emphasis'.$H$33]" office:value-type="float" office:value="489.54971016" calcext:value-type="float">
            <text:p>489.55</text:p>
          </table:table-cell>
          <table:table-cell table:formula="of:=[$'(SCE4) Single thread'.$H$33]" office:value-type="float" office:value="487.57266487" calcext:value-type="float">
            <text:p>487.57</text:p>
          </table:table-cell>
          <table:table-cell table:formula="of:=[$'(SCE5) Single thread + mem emphasis'.$H$33]" office:value-type="float" office:value="483.1608772" calcext:value-type="float">
            <text:p>483.16</text:p>
          </table:table-cell>
          <table:table-cell office:value-type="float" office:value="492.08689264" calcext:value-type="float">
            <text:p>492.09</text:p>
          </table:table-cell>
          <table:table-cell office:value-type="float" office:value="487.71722708" calcext:value-type="float">
            <text:p>487.72</text:p>
          </table:table-cell>
          <table:table-cell/>
          <table:table-cell table:formula="of:=MAX([.B33:.I33])" office:value-type="float" office:value="492.08689264" calcext:value-type="float">
            <text:p>492.09</text:p>
          </table:table-cell>
          <table:table-cell table:formula="of:=([.K33]-[.B33])/[.B33]*100" office:value-type="float" office:value="7.74838901686008" calcext:value-type="float">
            <text:p>7.75</text:p>
          </table:table-cell>
          <table:table-cell/>
          <table:table-cell table:formula="of:=IF([.C33] = &quot;NA&quot;; 0; [.C33]&gt;=[.$K33]-0.05)" office:value-type="boolean" office:boolean-value="false" calcext:value-type="boolean">
            <text:p>FALSE</text:p>
          </table:table-cell>
          <table:table-cell table:formula="of:=IF([.D33] = &quot;NA&quot;; 0; [.D33]&gt;=[.$K33]-0.05)" office:value-type="boolean" office:boolean-value="false" calcext:value-type="boolean">
            <text:p>FALSE</text:p>
          </table:table-cell>
          <table:table-cell table:formula="of:=IF([.E33] = &quot;NA&quot;; 0; [.E33]&gt;=[.$K33]-0.05)" office:value-type="boolean" office:boolean-value="false" calcext:value-type="boolean">
            <text:p>FALSE</text:p>
          </table:table-cell>
          <table:table-cell table:formula="of:=IF([.F33] = &quot;NA&quot;; 0; [.F33]&gt;=[.$K33]-0.05)" office:value-type="boolean" office:boolean-value="false" calcext:value-type="boolean">
            <text:p>FALSE</text:p>
          </table:table-cell>
          <table:table-cell table:formula="of:=IF([.G33] = &quot;NA&quot;; 0; [.G33]&gt;=[.$K33]-0.05)" office:value-type="boolean" office:boolean-value="false" calcext:value-type="boolean">
            <text:p>FALSE</text:p>
          </table:table-cell>
          <table:table-cell table:formula="of:=IF([.H33] = &quot;NA&quot;; 0; [.H33]&gt;=[.$K33]-0.05)" office:value-type="boolean" office:boolean-value="true" calcext:value-type="boolean">
            <text:p>TRUE</text:p>
          </table:table-cell>
          <table:table-cell table:formula="of:=IF([.I33] = &quot;NA&quot;; 0; [.I33]&gt;=[.$K33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336.8" calcext:value-type="float">
            <text:p>336.80</text:p>
          </table:table-cell>
          <table:table-cell table:formula="of:=[$'(SCE1) LP'.$F$34]" office:value-type="float" office:value="230.45069516" calcext:value-type="float">
            <text:p>230.45</text:p>
          </table:table-cell>
          <table:table-cell table:formula="of:=[$'(SCE2) Defaults'.$H$34]" office:value-type="float" office:value="379.6313" calcext:value-type="float">
            <text:p>379.63</text:p>
          </table:table-cell>
          <table:table-cell table:formula="of:=[$'(SCE3) Memory emphasis'.$H$34]" office:value-type="float" office:value="385.83179987" calcext:value-type="float">
            <text:p>385.83</text:p>
          </table:table-cell>
          <table:table-cell table:formula="of:=[$'(SCE4) Single thread'.$H$34]" office:value-type="float" office:value="383.9486" calcext:value-type="float">
            <text:p>383.95</text:p>
          </table:table-cell>
          <table:table-cell table:formula="of:=[$'(SCE5) Single thread + mem emphasis'.$H$34]" office:value-type="float" office:value="383.5028776" calcext:value-type="float">
            <text:p>383.50</text:p>
          </table:table-cell>
          <table:table-cell office:value-type="float" office:value="384.68119549" calcext:value-type="float">
            <text:p>384.68</text:p>
          </table:table-cell>
          <table:table-cell office:value-type="float" office:value="385.55708755" calcext:value-type="float">
            <text:p>385.56</text:p>
          </table:table-cell>
          <table:table-cell/>
          <table:table-cell table:formula="of:=MAX([.B34:.I34])" office:value-type="float" office:value="385.83179987" calcext:value-type="float">
            <text:p>385.83</text:p>
          </table:table-cell>
          <table:table-cell table:formula="of:=([.K34]-[.B34])/[.B34]*100" office:value-type="float" office:value="14.5581353533254" calcext:value-type="float">
            <text:p>14.56</text:p>
          </table:table-cell>
          <table:table-cell/>
          <table:table-cell table:formula="of:=IF([.C34] = &quot;NA&quot;; 0; [.C34]&gt;=[.$K34]-0.05)" office:value-type="boolean" office:boolean-value="false" calcext:value-type="boolean">
            <text:p>FALSE</text:p>
          </table:table-cell>
          <table:table-cell table:formula="of:=IF([.D34] = &quot;NA&quot;; 0; [.D34]&gt;=[.$K34]-0.05)" office:value-type="boolean" office:boolean-value="false" calcext:value-type="boolean">
            <text:p>FALSE</text:p>
          </table:table-cell>
          <table:table-cell table:formula="of:=IF([.E34] = &quot;NA&quot;; 0; [.E34]&gt;=[.$K34]-0.05)" office:value-type="boolean" office:boolean-value="true" calcext:value-type="boolean">
            <text:p>TRUE</text:p>
          </table:table-cell>
          <table:table-cell table:formula="of:=IF([.F34] = &quot;NA&quot;; 0; [.F34]&gt;=[.$K34]-0.05)" office:value-type="boolean" office:boolean-value="false" calcext:value-type="boolean">
            <text:p>FALSE</text:p>
          </table:table-cell>
          <table:table-cell table:formula="of:=IF([.G34] = &quot;NA&quot;; 0; [.G34]&gt;=[.$K34]-0.05)" office:value-type="boolean" office:boolean-value="false" calcext:value-type="boolean">
            <text:p>FALSE</text:p>
          </table:table-cell>
          <table:table-cell table:formula="of:=IF([.H34] = &quot;NA&quot;; 0; [.H34]&gt;=[.$K34]-0.05)" office:value-type="boolean" office:boolean-value="false" calcext:value-type="boolean">
            <text:p>FALSE</text:p>
          </table:table-cell>
          <table:table-cell table:formula="of:=IF([.I34] = &quot;NA&quot;; 0; [.I34]&gt;=[.$K34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355.7" calcext:value-type="float">
            <text:p>355.70</text:p>
          </table:table-cell>
          <table:table-cell table:formula="of:=[$'(SCE1) LP'.$F$35]" office:value-type="float" office:value="231.30769662" calcext:value-type="float">
            <text:p>231.31</text:p>
          </table:table-cell>
          <table:table-cell table:formula="of:=[$'(SCE2) Defaults'.$H$35]" office:value-type="float" office:value="380.0492626" calcext:value-type="float">
            <text:p>380.05</text:p>
          </table:table-cell>
          <table:table-cell table:formula="of:=[$'(SCE3) Memory emphasis'.$H$35]" office:value-type="float" office:value="374.38561167" calcext:value-type="float">
            <text:p>374.39</text:p>
          </table:table-cell>
          <table:table-cell table:formula="of:=[$'(SCE4) Single thread'.$H$35]" office:value-type="float" office:value="372.91799874" calcext:value-type="float">
            <text:p>372.92</text:p>
          </table:table-cell>
          <table:table-cell table:formula="of:=[$'(SCE5) Single thread + mem emphasis'.$H$35]" office:value-type="float" office:value="375.0024207" calcext:value-type="float">
            <text:p>375.00</text:p>
          </table:table-cell>
          <table:table-cell office:value-type="float" office:value="378.98709309" calcext:value-type="float">
            <text:p>378.99</text:p>
          </table:table-cell>
          <table:table-cell office:value-type="float" office:value="385.33910061" calcext:value-type="float">
            <text:p>385.34</text:p>
          </table:table-cell>
          <table:table-cell/>
          <table:table-cell table:formula="of:=MAX([.B35:.I35])" office:value-type="float" office:value="385.33910061" calcext:value-type="float">
            <text:p>385.34</text:p>
          </table:table-cell>
          <table:table-cell table:formula="of:=([.K35]-[.B35])/[.B35]*100" office:value-type="float" office:value="8.3326119229688" calcext:value-type="float">
            <text:p>8.33</text:p>
          </table:table-cell>
          <table:table-cell/>
          <table:table-cell table:formula="of:=IF([.C35] = &quot;NA&quot;; 0; [.C35]&gt;=[.$K35]-0.05)" office:value-type="boolean" office:boolean-value="false" calcext:value-type="boolean">
            <text:p>FALSE</text:p>
          </table:table-cell>
          <table:table-cell table:formula="of:=IF([.D35] = &quot;NA&quot;; 0; [.D35]&gt;=[.$K35]-0.05)" office:value-type="boolean" office:boolean-value="false" calcext:value-type="boolean">
            <text:p>FALSE</text:p>
          </table:table-cell>
          <table:table-cell table:formula="of:=IF([.E35] = &quot;NA&quot;; 0; [.E35]&gt;=[.$K35]-0.05)" office:value-type="boolean" office:boolean-value="false" calcext:value-type="boolean">
            <text:p>FALSE</text:p>
          </table:table-cell>
          <table:table-cell table:formula="of:=IF([.F35] = &quot;NA&quot;; 0; [.F35]&gt;=[.$K35]-0.05)" office:value-type="boolean" office:boolean-value="false" calcext:value-type="boolean">
            <text:p>FALSE</text:p>
          </table:table-cell>
          <table:table-cell table:formula="of:=IF([.G35] = &quot;NA&quot;; 0; [.G35]&gt;=[.$K35]-0.05)" office:value-type="boolean" office:boolean-value="false" calcext:value-type="boolean">
            <text:p>FALSE</text:p>
          </table:table-cell>
          <table:table-cell table:formula="of:=IF([.H35] = &quot;NA&quot;; 0; [.H35]&gt;=[.$K35]-0.05)" office:value-type="boolean" office:boolean-value="false" calcext:value-type="boolean">
            <text:p>FALSE</text:p>
          </table:table-cell>
          <table:table-cell table:formula="of:=IF([.I35] = &quot;NA&quot;; 0; [.I35]&gt;=[.$K35]-0.05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379.9" calcext:value-type="float">
            <text:p>379.90</text:p>
          </table:table-cell>
          <table:table-cell table:formula="of:=[$'(SCE1) LP'.$F$36]" office:value-type="float" office:value="224.34670653" calcext:value-type="float">
            <text:p>224.35</text:p>
          </table:table-cell>
          <table:table-cell table:formula="of:=[$'(SCE2) Defaults'.$H$36]" office:value-type="float" office:value="405.29517057" calcext:value-type="float">
            <text:p>405.30</text:p>
          </table:table-cell>
          <table:table-cell table:formula="of:=[$'(SCE3) Memory emphasis'.$H$36]" office:value-type="float" office:value="419.2080693" calcext:value-type="float">
            <text:p>419.21</text:p>
          </table:table-cell>
          <table:table-cell table:formula="of:=[$'(SCE4) Single thread'.$H$36]" office:value-type="float" office:value="412.76360919" calcext:value-type="float">
            <text:p>412.76</text:p>
          </table:table-cell>
          <table:table-cell table:formula="of:=[$'(SCE5) Single thread + mem emphasis'.$H$36]" office:value-type="float" office:value="413.00975447" calcext:value-type="float">
            <text:p>413.01</text:p>
          </table:table-cell>
          <table:table-cell office:value-type="float" office:value="418.94097391" calcext:value-type="float">
            <text:p>418.94</text:p>
          </table:table-cell>
          <table:table-cell office:value-type="float" office:value="411.0096375" calcext:value-type="float">
            <text:p>411.01</text:p>
          </table:table-cell>
          <table:table-cell/>
          <table:table-cell table:formula="of:=MAX([.B36:.I36])" office:value-type="float" office:value="419.2080693" calcext:value-type="float">
            <text:p>419.21</text:p>
          </table:table-cell>
          <table:table-cell table:formula="of:=([.K36]-[.B36])/[.B36]*100" office:value-type="float" office:value="10.3469516451698" calcext:value-type="float">
            <text:p>10.35</text:p>
          </table:table-cell>
          <table:table-cell/>
          <table:table-cell table:formula="of:=IF([.C36] = &quot;NA&quot;; 0; [.C36]&gt;=[.$K36]-0.05)" office:value-type="boolean" office:boolean-value="false" calcext:value-type="boolean">
            <text:p>FALSE</text:p>
          </table:table-cell>
          <table:table-cell table:formula="of:=IF([.D36] = &quot;NA&quot;; 0; [.D36]&gt;=[.$K36]-0.05)" office:value-type="boolean" office:boolean-value="false" calcext:value-type="boolean">
            <text:p>FALSE</text:p>
          </table:table-cell>
          <table:table-cell table:formula="of:=IF([.E36] = &quot;NA&quot;; 0; [.E36]&gt;=[.$K36]-0.05)" office:value-type="boolean" office:boolean-value="true" calcext:value-type="boolean">
            <text:p>TRUE</text:p>
          </table:table-cell>
          <table:table-cell table:formula="of:=IF([.F36] = &quot;NA&quot;; 0; [.F36]&gt;=[.$K36]-0.05)" office:value-type="boolean" office:boolean-value="false" calcext:value-type="boolean">
            <text:p>FALSE</text:p>
          </table:table-cell>
          <table:table-cell table:formula="of:=IF([.G36] = &quot;NA&quot;; 0; [.G36]&gt;=[.$K36]-0.05)" office:value-type="boolean" office:boolean-value="false" calcext:value-type="boolean">
            <text:p>FALSE</text:p>
          </table:table-cell>
          <table:table-cell table:formula="of:=IF([.H36] = &quot;NA&quot;; 0; [.H36]&gt;=[.$K36]-0.05)" office:value-type="boolean" office:boolean-value="false" calcext:value-type="boolean">
            <text:p>FALSE</text:p>
          </table:table-cell>
          <table:table-cell table:formula="of:=IF([.I36] = &quot;NA&quot;; 0; [.I36]&gt;=[.$K36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372.2" calcext:value-type="float">
            <text:p>372.20</text:p>
          </table:table-cell>
          <table:table-cell table:formula="of:=[$'(SCE1) LP'.$F$37]" office:value-type="float" office:value="263.2740612" calcext:value-type="float">
            <text:p>263.27</text:p>
          </table:table-cell>
          <table:table-cell table:formula="of:=[$'(SCE2) Defaults'.$H$37]" office:value-type="float" office:value="413.2065" calcext:value-type="float">
            <text:p>413.21</text:p>
          </table:table-cell>
          <table:table-cell table:formula="of:=[$'(SCE3) Memory emphasis'.$H$37]" office:value-type="float" office:value="418.43862194" calcext:value-type="float">
            <text:p>418.44</text:p>
          </table:table-cell>
          <table:table-cell table:formula="of:=[$'(SCE4) Single thread'.$H$37]" office:value-type="float" office:value="413.37068248" calcext:value-type="float">
            <text:p>413.37</text:p>
          </table:table-cell>
          <table:table-cell table:formula="of:=[$'(SCE5) Single thread + mem emphasis'.$H$37]" office:value-type="float" office:value="415.80879049" calcext:value-type="float">
            <text:p>415.81</text:p>
          </table:table-cell>
          <table:table-cell office:value-type="float" office:value="411.15999545" calcext:value-type="float">
            <text:p>411.16</text:p>
          </table:table-cell>
          <table:table-cell office:value-type="float" office:value="400.14148198" calcext:value-type="float">
            <text:p>400.14</text:p>
          </table:table-cell>
          <table:table-cell/>
          <table:table-cell table:formula="of:=MAX([.B37:.I37])" office:value-type="float" office:value="418.43862194" calcext:value-type="float">
            <text:p>418.44</text:p>
          </table:table-cell>
          <table:table-cell table:formula="of:=([.K37]-[.B37])/[.B37]*100" office:value-type="float" office:value="12.4230580171951" calcext:value-type="float">
            <text:p>12.42</text:p>
          </table:table-cell>
          <table:table-cell/>
          <table:table-cell table:formula="of:=IF([.C37] = &quot;NA&quot;; 0; [.C37]&gt;=[.$K37]-0.05)" office:value-type="boolean" office:boolean-value="false" calcext:value-type="boolean">
            <text:p>FALSE</text:p>
          </table:table-cell>
          <table:table-cell table:formula="of:=IF([.D37] = &quot;NA&quot;; 0; [.D37]&gt;=[.$K37]-0.05)" office:value-type="boolean" office:boolean-value="false" calcext:value-type="boolean">
            <text:p>FALSE</text:p>
          </table:table-cell>
          <table:table-cell table:formula="of:=IF([.E37] = &quot;NA&quot;; 0; [.E37]&gt;=[.$K37]-0.05)" office:value-type="boolean" office:boolean-value="true" calcext:value-type="boolean">
            <text:p>TRUE</text:p>
          </table:table-cell>
          <table:table-cell table:formula="of:=IF([.F37] = &quot;NA&quot;; 0; [.F37]&gt;=[.$K37]-0.05)" office:value-type="boolean" office:boolean-value="false" calcext:value-type="boolean">
            <text:p>FALSE</text:p>
          </table:table-cell>
          <table:table-cell table:formula="of:=IF([.G37] = &quot;NA&quot;; 0; [.G37]&gt;=[.$K37]-0.05)" office:value-type="boolean" office:boolean-value="false" calcext:value-type="boolean">
            <text:p>FALSE</text:p>
          </table:table-cell>
          <table:table-cell table:formula="of:=IF([.H37] = &quot;NA&quot;; 0; [.H37]&gt;=[.$K37]-0.05)" office:value-type="boolean" office:boolean-value="false" calcext:value-type="boolean">
            <text:p>FALSE</text:p>
          </table:table-cell>
          <table:table-cell table:formula="of:=IF([.I37] = &quot;NA&quot;; 0; [.I37]&gt;=[.$K37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368.8" calcext:value-type="float">
            <text:p>368.80</text:p>
          </table:table-cell>
          <table:table-cell table:formula="of:=[$'(SCE1) LP'.$F$38]" office:value-type="float" office:value="231.61488433" calcext:value-type="float">
            <text:p>231.61</text:p>
          </table:table-cell>
          <table:table-cell table:formula="of:=[$'(SCE2) Defaults'.$H$38]" office:value-type="float" office:value="365.5336" calcext:value-type="float">
            <text:p>365.53</text:p>
          </table:table-cell>
          <table:table-cell table:formula="of:=[$'(SCE3) Memory emphasis'.$H$38]" office:value-type="float" office:value="390.44600412" calcext:value-type="float">
            <text:p>390.45</text:p>
          </table:table-cell>
          <table:table-cell table:formula="of:=[$'(SCE4) Single thread'.$H$38]" office:value-type="float" office:value="393.65253514" calcext:value-type="float">
            <text:p>393.65</text:p>
          </table:table-cell>
          <table:table-cell table:formula="of:=[$'(SCE5) Single thread + mem emphasis'.$H$38]" office:value-type="float" office:value="392.08008695" calcext:value-type="float">
            <text:p>392.08</text:p>
          </table:table-cell>
          <table:table-cell office:value-type="float" office:value="391.86831666" calcext:value-type="float">
            <text:p>391.87</text:p>
          </table:table-cell>
          <table:table-cell office:value-type="float" office:value="393.91813865" calcext:value-type="float">
            <text:p>393.92</text:p>
          </table:table-cell>
          <table:table-cell/>
          <table:table-cell table:formula="of:=MAX([.B38:.I38])" office:value-type="float" office:value="393.91813865" calcext:value-type="float">
            <text:p>393.92</text:p>
          </table:table-cell>
          <table:table-cell table:formula="of:=([.K38]-[.B38])/[.B38]*100" office:value-type="float" office:value="6.81077512201735" calcext:value-type="float">
            <text:p>6.81</text:p>
          </table:table-cell>
          <table:table-cell/>
          <table:table-cell table:formula="of:=IF([.C38] = &quot;NA&quot;; 0; [.C38]&gt;=[.$K38]-0.05)" office:value-type="boolean" office:boolean-value="false" calcext:value-type="boolean">
            <text:p>FALSE</text:p>
          </table:table-cell>
          <table:table-cell table:formula="of:=IF([.D38] = &quot;NA&quot;; 0; [.D38]&gt;=[.$K38]-0.05)" office:value-type="boolean" office:boolean-value="false" calcext:value-type="boolean">
            <text:p>FALSE</text:p>
          </table:table-cell>
          <table:table-cell table:formula="of:=IF([.E38] = &quot;NA&quot;; 0; [.E38]&gt;=[.$K38]-0.05)" office:value-type="boolean" office:boolean-value="false" calcext:value-type="boolean">
            <text:p>FALSE</text:p>
          </table:table-cell>
          <table:table-cell table:formula="of:=IF([.F38] = &quot;NA&quot;; 0; [.F38]&gt;=[.$K38]-0.05)" office:value-type="boolean" office:boolean-value="false" calcext:value-type="boolean">
            <text:p>FALSE</text:p>
          </table:table-cell>
          <table:table-cell table:formula="of:=IF([.G38] = &quot;NA&quot;; 0; [.G38]&gt;=[.$K38]-0.05)" office:value-type="boolean" office:boolean-value="false" calcext:value-type="boolean">
            <text:p>FALSE</text:p>
          </table:table-cell>
          <table:table-cell table:formula="of:=IF([.H38] = &quot;NA&quot;; 0; [.H38]&gt;=[.$K38]-0.05)" office:value-type="boolean" office:boolean-value="false" calcext:value-type="boolean">
            <text:p>FALSE</text:p>
          </table:table-cell>
          <table:table-cell table:formula="of:=IF([.I38] = &quot;NA&quot;; 0; [.I38]&gt;=[.$K38]-0.05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333.4" calcext:value-type="float">
            <text:p>333.40</text:p>
          </table:table-cell>
          <table:table-cell table:formula="of:=[$'(SCE1) LP'.$F$39]" office:value-type="float" office:value="225.91795437" calcext:value-type="float">
            <text:p>225.92</text:p>
          </table:table-cell>
          <table:table-cell table:formula="of:=[$'(SCE2) Defaults'.$H$39]" office:value-type="float" office:value="333.4908" calcext:value-type="float">
            <text:p>333.49</text:p>
          </table:table-cell>
          <table:table-cell table:formula="of:=[$'(SCE3) Memory emphasis'.$H$39]" office:value-type="float" office:value="363.14871139" calcext:value-type="float">
            <text:p>363.15</text:p>
          </table:table-cell>
          <table:table-cell table:formula="of:=[$'(SCE4) Single thread'.$H$39]" office:value-type="float" office:value="364.13599071" calcext:value-type="float">
            <text:p>364.14</text:p>
          </table:table-cell>
          <table:table-cell table:formula="of:=[$'(SCE5) Single thread + mem emphasis'.$H$39]" office:value-type="float" office:value="361.67436955" calcext:value-type="float">
            <text:p>361.67</text:p>
          </table:table-cell>
          <table:table-cell office:value-type="float" office:value="372.48960491" calcext:value-type="float">
            <text:p>372.49</text:p>
          </table:table-cell>
          <table:table-cell office:value-type="float" office:value="371.94618553" calcext:value-type="float">
            <text:p>371.95</text:p>
          </table:table-cell>
          <table:table-cell/>
          <table:table-cell table:formula="of:=MAX([.B39:.I39])" office:value-type="float" office:value="372.48960491" calcext:value-type="float">
            <text:p>372.49</text:p>
          </table:table-cell>
          <table:table-cell table:formula="of:=([.K39]-[.B39])/[.B39]*100" office:value-type="float" office:value="11.7245365656869" calcext:value-type="float">
            <text:p>11.72</text:p>
          </table:table-cell>
          <table:table-cell/>
          <table:table-cell table:formula="of:=IF([.C39] = &quot;NA&quot;; 0; [.C39]&gt;=[.$K39]-0.05)" office:value-type="boolean" office:boolean-value="false" calcext:value-type="boolean">
            <text:p>FALSE</text:p>
          </table:table-cell>
          <table:table-cell table:formula="of:=IF([.D39] = &quot;NA&quot;; 0; [.D39]&gt;=[.$K39]-0.05)" office:value-type="boolean" office:boolean-value="false" calcext:value-type="boolean">
            <text:p>FALSE</text:p>
          </table:table-cell>
          <table:table-cell table:formula="of:=IF([.E39] = &quot;NA&quot;; 0; [.E39]&gt;=[.$K39]-0.05)" office:value-type="boolean" office:boolean-value="false" calcext:value-type="boolean">
            <text:p>FALSE</text:p>
          </table:table-cell>
          <table:table-cell table:formula="of:=IF([.F39] = &quot;NA&quot;; 0; [.F39]&gt;=[.$K39]-0.05)" office:value-type="boolean" office:boolean-value="false" calcext:value-type="boolean">
            <text:p>FALSE</text:p>
          </table:table-cell>
          <table:table-cell table:formula="of:=IF([.G39] = &quot;NA&quot;; 0; [.G39]&gt;=[.$K39]-0.05)" office:value-type="boolean" office:boolean-value="false" calcext:value-type="boolean">
            <text:p>FALSE</text:p>
          </table:table-cell>
          <table:table-cell table:formula="of:=IF([.H39] = &quot;NA&quot;; 0; [.H39]&gt;=[.$K39]-0.05)" office:value-type="boolean" office:boolean-value="true" calcext:value-type="boolean">
            <text:p>TRUE</text:p>
          </table:table-cell>
          <table:table-cell table:formula="of:=IF([.I39] = &quot;NA&quot;; 0; [.I39]&gt;=[.$K39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373.3" calcext:value-type="float">
            <text:p>373.30</text:p>
          </table:table-cell>
          <table:table-cell table:formula="of:=[$'(SCE1) LP'.$F$40]" office:value-type="float" office:value="262.90129337" calcext:value-type="float">
            <text:p>262.90</text:p>
          </table:table-cell>
          <table:table-cell table:formula="of:=[$'(SCE2) Defaults'.$H$40]" office:value-type="float" office:value="409.3530001" calcext:value-type="float">
            <text:p>409.35</text:p>
          </table:table-cell>
          <table:table-cell table:formula="of:=[$'(SCE3) Memory emphasis'.$H$40]" office:value-type="float" office:value="408.78187113" calcext:value-type="float">
            <text:p>408.78</text:p>
          </table:table-cell>
          <table:table-cell table:formula="of:=[$'(SCE4) Single thread'.$H$40]" office:value-type="float" office:value="406.62009168" calcext:value-type="float">
            <text:p>406.62</text:p>
          </table:table-cell>
          <table:table-cell table:formula="of:=[$'(SCE5) Single thread + mem emphasis'.$H$40]" office:value-type="float" office:value="404.80923412" calcext:value-type="float">
            <text:p>404.81</text:p>
          </table:table-cell>
          <table:table-cell office:value-type="float" office:value="406.39644807" calcext:value-type="float">
            <text:p>406.40</text:p>
          </table:table-cell>
          <table:table-cell office:value-type="float" office:value="405.91994015" calcext:value-type="float">
            <text:p>405.92</text:p>
          </table:table-cell>
          <table:table-cell/>
          <table:table-cell table:formula="of:=MAX([.B40:.I40])" office:value-type="float" office:value="409.3530001" calcext:value-type="float">
            <text:p>409.35</text:p>
          </table:table-cell>
          <table:table-cell table:formula="of:=([.K40]-[.B40])/[.B40]*100" office:value-type="float" office:value="9.657915912135" calcext:value-type="float">
            <text:p>9.66</text:p>
          </table:table-cell>
          <table:table-cell/>
          <table:table-cell table:formula="of:=IF([.C40] = &quot;NA&quot;; 0; [.C40]&gt;=[.$K40]-0.05)" office:value-type="boolean" office:boolean-value="false" calcext:value-type="boolean">
            <text:p>FALSE</text:p>
          </table:table-cell>
          <table:table-cell table:formula="of:=IF([.D40] = &quot;NA&quot;; 0; [.D40]&gt;=[.$K40]-0.05)" office:value-type="boolean" office:boolean-value="true" calcext:value-type="boolean">
            <text:p>TRUE</text:p>
          </table:table-cell>
          <table:table-cell table:formula="of:=IF([.E40] = &quot;NA&quot;; 0; [.E40]&gt;=[.$K40]-0.05)" office:value-type="boolean" office:boolean-value="false" calcext:value-type="boolean">
            <text:p>FALSE</text:p>
          </table:table-cell>
          <table:table-cell table:formula="of:=IF([.F40] = &quot;NA&quot;; 0; [.F40]&gt;=[.$K40]-0.05)" office:value-type="boolean" office:boolean-value="false" calcext:value-type="boolean">
            <text:p>FALSE</text:p>
          </table:table-cell>
          <table:table-cell table:formula="of:=IF([.G40] = &quot;NA&quot;; 0; [.G40]&gt;=[.$K40]-0.05)" office:value-type="boolean" office:boolean-value="false" calcext:value-type="boolean">
            <text:p>FALSE</text:p>
          </table:table-cell>
          <table:table-cell table:formula="of:=IF([.H40] = &quot;NA&quot;; 0; [.H40]&gt;=[.$K40]-0.05)" office:value-type="boolean" office:boolean-value="false" calcext:value-type="boolean">
            <text:p>FALSE</text:p>
          </table:table-cell>
          <table:table-cell table:formula="of:=IF([.I40] = &quot;NA&quot;; 0; [.I40]&gt;=[.$K40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362.4" calcext:value-type="float">
            <text:p>362.40</text:p>
          </table:table-cell>
          <table:table-cell table:formula="of:=[$'(SCE1) LP'.$F$41]" office:value-type="float" office:value="238.12412113" calcext:value-type="float">
            <text:p>238.12</text:p>
          </table:table-cell>
          <table:table-cell table:formula="of:=[$'(SCE2) Defaults'.$H$41]" office:value-type="float" office:value="385.88730369" calcext:value-type="float">
            <text:p>385.89</text:p>
          </table:table-cell>
          <table:table-cell table:formula="of:=[$'(SCE3) Memory emphasis'.$H$41]" office:value-type="float" office:value="383.58828281" calcext:value-type="float">
            <text:p>383.59</text:p>
          </table:table-cell>
          <table:table-cell table:formula="of:=[$'(SCE4) Single thread'.$H$41]" office:value-type="float" office:value="384.68968337" calcext:value-type="float">
            <text:p>384.69</text:p>
          </table:table-cell>
          <table:table-cell table:formula="of:=[$'(SCE5) Single thread + mem emphasis'.$H$41]" office:value-type="float" office:value="381.1684314" calcext:value-type="float">
            <text:p>381.17</text:p>
          </table:table-cell>
          <table:table-cell office:value-type="float" office:value="384.90862551" calcext:value-type="float">
            <text:p>384.91</text:p>
          </table:table-cell>
          <table:table-cell office:value-type="float" office:value="394.65227188" calcext:value-type="float">
            <text:p>394.65</text:p>
          </table:table-cell>
          <table:table-cell/>
          <table:table-cell table:formula="of:=MAX([.B41:.I41])" office:value-type="float" office:value="394.65227188" calcext:value-type="float">
            <text:p>394.65</text:p>
          </table:table-cell>
          <table:table-cell table:formula="of:=([.K41]-[.B41])/[.B41]*100" office:value-type="float" office:value="8.89963352097131" calcext:value-type="float">
            <text:p>8.90</text:p>
          </table:table-cell>
          <table:table-cell/>
          <table:table-cell table:formula="of:=IF([.C41] = &quot;NA&quot;; 0; [.C41]&gt;=[.$K41]-0.05)" office:value-type="boolean" office:boolean-value="false" calcext:value-type="boolean">
            <text:p>FALSE</text:p>
          </table:table-cell>
          <table:table-cell table:formula="of:=IF([.D41] = &quot;NA&quot;; 0; [.D41]&gt;=[.$K41]-0.05)" office:value-type="boolean" office:boolean-value="false" calcext:value-type="boolean">
            <text:p>FALSE</text:p>
          </table:table-cell>
          <table:table-cell table:formula="of:=IF([.E41] = &quot;NA&quot;; 0; [.E41]&gt;=[.$K41]-0.05)" office:value-type="boolean" office:boolean-value="false" calcext:value-type="boolean">
            <text:p>FALSE</text:p>
          </table:table-cell>
          <table:table-cell table:formula="of:=IF([.F41] = &quot;NA&quot;; 0; [.F41]&gt;=[.$K41]-0.05)" office:value-type="boolean" office:boolean-value="false" calcext:value-type="boolean">
            <text:p>FALSE</text:p>
          </table:table-cell>
          <table:table-cell table:formula="of:=IF([.G41] = &quot;NA&quot;; 0; [.G41]&gt;=[.$K41]-0.05)" office:value-type="boolean" office:boolean-value="false" calcext:value-type="boolean">
            <text:p>FALSE</text:p>
          </table:table-cell>
          <table:table-cell table:formula="of:=IF([.H41] = &quot;NA&quot;; 0; [.H41]&gt;=[.$K41]-0.05)" office:value-type="boolean" office:boolean-value="false" calcext:value-type="boolean">
            <text:p>FALSE</text:p>
          </table:table-cell>
          <table:table-cell table:formula="of:=IF([.I41] = &quot;NA&quot;; 0; [.I41]&gt;=[.$K41]-0.05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um</text:p>
          </table:table-cell>
          <table:table-cell table:formula="of:=SUM([.N33:.N42])" office:value-type="float" office:value="0" calcext:value-type="float">
            <text:p>0</text:p>
          </table:table-cell>
          <table:table-cell table:formula="of:=SUM([.O33:.O42])" office:value-type="float" office:value="1" calcext:value-type="float">
            <text:p>1</text:p>
          </table:table-cell>
          <table:table-cell table:style-name="ce2" table:formula="of:=SUM([.P33:.P42])" office:value-type="float" office:value="3" calcext:value-type="float">
            <text:p>3</text:p>
          </table:table-cell>
          <table:table-cell table:formula="of:=SUM([.Q33:.Q42])" office:value-type="float" office:value="0" calcext:value-type="float">
            <text:p>0</text:p>
          </table:table-cell>
          <table:table-cell table:formula="of:=SUM([.R33:.R42])" office:value-type="float" office:value="0" calcext:value-type="float">
            <text:p>0</text:p>
          </table:table-cell>
          <table:table-cell table:style-name="ce2" table:formula="of:=SUM([.S33:.S42])" office:value-type="float" office:value="3" calcext:value-type="float">
            <text:p>3</text:p>
          </table:table-cell>
          <table:table-cell table:style-name="ce2" table:formula="of:=SUM([.T33:.T42])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73" office:value-type="string" calcext:value-type="string">
            <text:p>D10</text:p>
          </table:table-cell>
          <table:table-cell table:style-name="ce77" office:value-type="float" office:value="434.4" calcext:value-type="float">
            <text:p>434.40</text:p>
          </table:table-cell>
          <table:table-cell table:style-name="ce77" table:formula="of:=[$'(SCE1) LP'.$F$42]" office:value-type="float" office:value="302.60843451" calcext:value-type="float">
            <text:p>302.61</text:p>
          </table:table-cell>
          <table:table-cell table:style-name="ce77" table:formula="of:=[$'(SCE2) Defaults'.$H$42]" office:value-type="float" office:value="436.7368" calcext:value-type="float">
            <text:p>436.74</text:p>
          </table:table-cell>
          <table:table-cell table:style-name="ce77" table:formula="of:=[$'(SCE3) Memory emphasis'.$H$42]" office:value-type="float" office:value="472.02111751" calcext:value-type="float">
            <text:p>472.02</text:p>
          </table:table-cell>
          <table:table-cell table:style-name="ce77" table:formula="of:=[$'(SCE4) Single thread'.$H$42]" office:value-type="float" office:value="475.5563309" calcext:value-type="float">
            <text:p>475.56</text:p>
          </table:table-cell>
          <table:table-cell table:style-name="ce77" table:formula="of:=[$'(SCE5) Single thread + mem emphasis'.$H$42]" office:value-type="float" office:value="476.85671548" calcext:value-type="float">
            <text:p>476.86</text:p>
          </table:table-cell>
          <table:table-cell table:style-name="ce77" office:value-type="float" office:value="485.62593697" calcext:value-type="float">
            <text:p>485.63</text:p>
          </table:table-cell>
          <table:table-cell table:style-name="ce77" office:value-type="float" office:value="484.0201847" calcext:value-type="float">
            <text:p>484.02</text:p>
          </table:table-cell>
          <table:table-cell table:style-name="ce73"/>
          <table:table-cell table:style-name="ce84" table:formula="of:=MAX([.B42:.I42])" office:value-type="float" office:value="485.62593697" calcext:value-type="float">
            <text:p>485.63</text:p>
          </table:table-cell>
          <table:table-cell table:style-name="ce84" table:formula="of:=([.K42]-[.B42])/[.B42]*100" office:value-type="float" office:value="11.792342764733" calcext:value-type="float">
            <text:p>11.79</text:p>
          </table:table-cell>
          <table:table-cell table:style-name="ce73"/>
          <table:table-cell table:style-name="ce86" table:formula="of:=IF([.C42] = &quot;NA&quot;; 0; [.C42]&gt;=[.$K42]-0.05)" office:value-type="boolean" office:boolean-value="false" calcext:value-type="boolean">
            <text:p>FALSE</text:p>
          </table:table-cell>
          <table:table-cell table:style-name="ce86" table:formula="of:=IF([.D42] = &quot;NA&quot;; 0; [.D42]&gt;=[.$K42]-0.05)" office:value-type="boolean" office:boolean-value="false" calcext:value-type="boolean">
            <text:p>FALSE</text:p>
          </table:table-cell>
          <table:table-cell table:style-name="ce86" table:formula="of:=IF([.E42] = &quot;NA&quot;; 0; [.E42]&gt;=[.$K42]-0.05)" office:value-type="boolean" office:boolean-value="false" calcext:value-type="boolean">
            <text:p>FALSE</text:p>
          </table:table-cell>
          <table:table-cell table:style-name="ce86" table:formula="of:=IF([.F42] = &quot;NA&quot;; 0; [.F42]&gt;=[.$K42]-0.05)" office:value-type="boolean" office:boolean-value="false" calcext:value-type="boolean">
            <text:p>FALSE</text:p>
          </table:table-cell>
          <table:table-cell table:style-name="ce86" table:formula="of:=IF([.G42] = &quot;NA&quot;; 0; [.G42]&gt;=[.$K42]-0.05)" office:value-type="boolean" office:boolean-value="false" calcext:value-type="boolean">
            <text:p>FALSE</text:p>
          </table:table-cell>
          <table:table-cell table:style-name="ce86" table:formula="of:=IF([.H42] = &quot;NA&quot;; 0; [.H42]&gt;=[.$K42]-0.05)" office:value-type="boolean" office:boolean-value="true" calcext:value-type="boolean">
            <text:p>TRUE</text:p>
          </table:table-cell>
          <table:table-cell table:style-name="ce86" table:formula="of:=IF([.I42] = &quot;NA&quot;; 0; [.I42]&gt;=[.$K42]-0.05)" office:value-type="boolean" office:boolean-value="false" calcext:value-type="boolean">
            <text:p>FALSE</text:p>
          </table:table-cell>
          <table:table-cell table:style-name="ce73"/>
          <table:table-cell table:style-name="ce73" office:value-type="string" calcext:value-type="string">
            <text:p>%</text:p>
          </table:table-cell>
          <table:table-cell table:style-name="ce73" table:formula="of:=([.W41]*100)/10" office:value-type="float" office:value="0" calcext:value-type="float">
            <text:p>0</text:p>
          </table:table-cell>
          <table:table-cell table:style-name="ce73" table:formula="of:=([.X41]*100)/10" office:value-type="float" office:value="10" calcext:value-type="float">
            <text:p>10</text:p>
          </table:table-cell>
          <table:table-cell table:style-name="ce89" table:formula="of:=([.Y41]*100)/10" office:value-type="float" office:value="30" calcext:value-type="float">
            <text:p>30</text:p>
          </table:table-cell>
          <table:table-cell table:style-name="ce73" table:formula="of:=([.Z41]*100)/10" office:value-type="float" office:value="0" calcext:value-type="float">
            <text:p>0</text:p>
          </table:table-cell>
          <table:table-cell table:style-name="ce73" table:formula="of:=([.AA41]*100)/10" office:value-type="float" office:value="0" calcext:value-type="float">
            <text:p>0</text:p>
          </table:table-cell>
          <table:table-cell table:style-name="ce89" table:formula="of:=([.AB41]*100)/10" office:value-type="float" office:value="30" calcext:value-type="float">
            <text:p>30</text:p>
          </table:table-cell>
          <table:table-cell table:style-name="ce89" table:formula="of:=([.AC41]*100)/10" office:value-type="float" office:value="30" calcext:value-type="float">
            <text:p>30</text:p>
          </table:table-cell>
          <table:table-cell table:style-name="ce73" table:number-columns-repeated="995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406" calcext:value-type="float">
            <text:p>406.00</text:p>
          </table:table-cell>
          <table:table-cell table:formula="of:=[$'(SCE1) LP'.$F$43]" office:value-type="float" office:value="281.04180594" calcext:value-type="float">
            <text:p>281.04</text:p>
          </table:table-cell>
          <table:table-cell table:formula="of:=[$'(SCE2) Defaults'.$H$43]" office:value-type="float" office:value="398.1322" calcext:value-type="float">
            <text:p>398.13</text:p>
          </table:table-cell>
          <table:table-cell table:formula="of:=[$'(SCE3) Memory emphasis'.$H$43]" office:value-type="float" office:value="400.53032552" calcext:value-type="float">
            <text:p>400.53</text:p>
          </table:table-cell>
          <table:table-cell table:formula="of:=[$'(SCE4) Single thread'.$H$43]" office:value-type="float" office:value="430.50803815" calcext:value-type="float">
            <text:p>430.51</text:p>
          </table:table-cell>
          <table:table-cell table:formula="of:=[$'(SCE5) Single thread + mem emphasis'.$H$43]" office:value-type="float" office:value="427.73565692" calcext:value-type="float">
            <text:p>427.74</text:p>
          </table:table-cell>
          <table:table-cell office:value-type="float" office:value="430.35751077" calcext:value-type="float">
            <text:p>430.36</text:p>
          </table:table-cell>
          <table:table-cell office:value-type="float" office:value="437.82412491" calcext:value-type="float">
            <text:p>437.82</text:p>
          </table:table-cell>
          <table:table-cell/>
          <table:table-cell table:formula="of:=MAX([.B43:.I43])" office:value-type="float" office:value="437.82412491" calcext:value-type="float">
            <text:p>437.82</text:p>
          </table:table-cell>
          <table:table-cell table:formula="of:=([.K43]-[.B43])/[.B43]*100" office:value-type="float" office:value="7.83845441133006" calcext:value-type="float">
            <text:p>7.84</text:p>
          </table:table-cell>
          <table:table-cell/>
          <table:table-cell table:formula="of:=IF([.C43] = &quot;NA&quot;; 0; [.C43]&gt;=[.$K43]-0.05)" office:value-type="boolean" office:boolean-value="false" calcext:value-type="boolean">
            <text:p>FALSE</text:p>
          </table:table-cell>
          <table:table-cell table:formula="of:=IF([.D43] = &quot;NA&quot;; 0; [.D43]&gt;=[.$K43]-0.05)" office:value-type="boolean" office:boolean-value="false" calcext:value-type="boolean">
            <text:p>FALSE</text:p>
          </table:table-cell>
          <table:table-cell table:formula="of:=IF([.E43] = &quot;NA&quot;; 0; [.E43]&gt;=[.$K43]-0.05)" office:value-type="boolean" office:boolean-value="false" calcext:value-type="boolean">
            <text:p>FALSE</text:p>
          </table:table-cell>
          <table:table-cell table:formula="of:=IF([.F43] = &quot;NA&quot;; 0; [.F43]&gt;=[.$K43]-0.05)" office:value-type="boolean" office:boolean-value="false" calcext:value-type="boolean">
            <text:p>FALSE</text:p>
          </table:table-cell>
          <table:table-cell table:formula="of:=IF([.G43] = &quot;NA&quot;; 0; [.G43]&gt;=[.$K43]-0.05)" office:value-type="boolean" office:boolean-value="false" calcext:value-type="boolean">
            <text:p>FALSE</text:p>
          </table:table-cell>
          <table:table-cell table:formula="of:=IF([.H43] = &quot;NA&quot;; 0; [.H43]&gt;=[.$K43]-0.05)" office:value-type="boolean" office:boolean-value="false" calcext:value-type="boolean">
            <text:p>FALSE</text:p>
          </table:table-cell>
          <table:table-cell table:formula="of:=IF([.I43] = &quot;NA&quot;; 0; [.I43]&gt;=[.$K43]-0.05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411.9" calcext:value-type="float">
            <text:p>411.90</text:p>
          </table:table-cell>
          <table:table-cell table:formula="of:=[$'(SCE1) LP'.$F$44]" office:value-type="float" office:value="293.75235667" calcext:value-type="float">
            <text:p>293.75</text:p>
          </table:table-cell>
          <table:table-cell table:formula="of:=[$'(SCE2) Defaults'.$H$44]" office:value-type="float" office:value="444.87742099" calcext:value-type="float">
            <text:p>444.88</text:p>
          </table:table-cell>
          <table:table-cell table:formula="of:=[$'(SCE3) Memory emphasis'.$H$44]" office:value-type="float" office:value="437.56611342" calcext:value-type="float">
            <text:p>437.57</text:p>
          </table:table-cell>
          <table:table-cell table:formula="of:=[$'(SCE4) Single thread'.$H$44]" office:value-type="float" office:value="431.76427698" calcext:value-type="float">
            <text:p>431.76</text:p>
          </table:table-cell>
          <table:table-cell table:formula="of:=[$'(SCE5) Single thread + mem emphasis'.$H$44]" office:value-type="float" office:value="433.43119959" calcext:value-type="float">
            <text:p>433.43</text:p>
          </table:table-cell>
          <table:table-cell office:value-type="float" office:value="431.64947534" calcext:value-type="float">
            <text:p>431.65</text:p>
          </table:table-cell>
          <table:table-cell office:value-type="float" office:value="439.53519392" calcext:value-type="float">
            <text:p>439.54</text:p>
          </table:table-cell>
          <table:table-cell/>
          <table:table-cell table:formula="of:=MAX([.B44:.I44])" office:value-type="float" office:value="444.87742099" calcext:value-type="float">
            <text:p>444.88</text:p>
          </table:table-cell>
          <table:table-cell table:formula="of:=([.K44]-[.B44])/[.B44]*100" office:value-type="float" office:value="8.00617164117505" calcext:value-type="float">
            <text:p>8.01</text:p>
          </table:table-cell>
          <table:table-cell/>
          <table:table-cell table:formula="of:=IF([.C44] = &quot;NA&quot;; 0; [.C44]&gt;=[.$K44]-0.05)" office:value-type="boolean" office:boolean-value="false" calcext:value-type="boolean">
            <text:p>FALSE</text:p>
          </table:table-cell>
          <table:table-cell table:formula="of:=IF([.D44] = &quot;NA&quot;; 0; [.D44]&gt;=[.$K44]-0.05)" office:value-type="boolean" office:boolean-value="true" calcext:value-type="boolean">
            <text:p>TRUE</text:p>
          </table:table-cell>
          <table:table-cell table:formula="of:=IF([.E44] = &quot;NA&quot;; 0; [.E44]&gt;=[.$K44]-0.05)" office:value-type="boolean" office:boolean-value="false" calcext:value-type="boolean">
            <text:p>FALSE</text:p>
          </table:table-cell>
          <table:table-cell table:formula="of:=IF([.F44] = &quot;NA&quot;; 0; [.F44]&gt;=[.$K44]-0.05)" office:value-type="boolean" office:boolean-value="false" calcext:value-type="boolean">
            <text:p>FALSE</text:p>
          </table:table-cell>
          <table:table-cell table:formula="of:=IF([.G44] = &quot;NA&quot;; 0; [.G44]&gt;=[.$K44]-0.05)" office:value-type="boolean" office:boolean-value="false" calcext:value-type="boolean">
            <text:p>FALSE</text:p>
          </table:table-cell>
          <table:table-cell table:formula="of:=IF([.H44] = &quot;NA&quot;; 0; [.H44]&gt;=[.$K44]-0.05)" office:value-type="boolean" office:boolean-value="false" calcext:value-type="boolean">
            <text:p>FALSE</text:p>
          </table:table-cell>
          <table:table-cell table:formula="of:=IF([.I44] = &quot;NA&quot;; 0; [.I44]&gt;=[.$K44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437.2" calcext:value-type="float">
            <text:p>437.20</text:p>
          </table:table-cell>
          <table:table-cell table:formula="of:=[$'(SCE1) LP'.$F$45]" office:value-type="float" office:value="292.79602418" calcext:value-type="float">
            <text:p>292.80</text:p>
          </table:table-cell>
          <table:table-cell table:formula="of:=[$'(SCE2) Defaults'.$H$45]" office:value-type="float" office:value="420.1226" calcext:value-type="float">
            <text:p>420.12</text:p>
          </table:table-cell>
          <table:table-cell table:formula="of:=[$'(SCE3) Memory emphasis'.$H$45]" office:value-type="float" office:value="424.89309692" calcext:value-type="float">
            <text:p>424.89</text:p>
          </table:table-cell>
          <table:table-cell table:formula="of:=[$'(SCE4) Single thread'.$H$45]" office:value-type="float" office:value="455.69131162" calcext:value-type="float">
            <text:p>455.69</text:p>
          </table:table-cell>
          <table:table-cell table:formula="of:=[$'(SCE5) Single thread + mem emphasis'.$H$45]" office:value-type="float" office:value="454.26599538" calcext:value-type="float">
            <text:p>454.27</text:p>
          </table:table-cell>
          <table:table-cell office:value-type="float" office:value="451.49803135" calcext:value-type="float">
            <text:p>451.50</text:p>
          </table:table-cell>
          <table:table-cell office:value-type="float" office:value="465.31156067" calcext:value-type="float">
            <text:p>465.31</text:p>
          </table:table-cell>
          <table:table-cell/>
          <table:table-cell table:formula="of:=MAX([.B45:.I45])" office:value-type="float" office:value="465.31156067" calcext:value-type="float">
            <text:p>465.31</text:p>
          </table:table-cell>
          <table:table-cell table:formula="of:=([.K45]-[.B45])/[.B45]*100" office:value-type="float" office:value="6.42990866193962" calcext:value-type="float">
            <text:p>6.43</text:p>
          </table:table-cell>
          <table:table-cell/>
          <table:table-cell table:formula="of:=IF([.C45] = &quot;NA&quot;; 0; [.C45]&gt;=[.$K45]-0.05)" office:value-type="boolean" office:boolean-value="false" calcext:value-type="boolean">
            <text:p>FALSE</text:p>
          </table:table-cell>
          <table:table-cell table:formula="of:=IF([.D45] = &quot;NA&quot;; 0; [.D45]&gt;=[.$K45]-0.05)" office:value-type="boolean" office:boolean-value="false" calcext:value-type="boolean">
            <text:p>FALSE</text:p>
          </table:table-cell>
          <table:table-cell table:formula="of:=IF([.E45] = &quot;NA&quot;; 0; [.E45]&gt;=[.$K45]-0.05)" office:value-type="boolean" office:boolean-value="false" calcext:value-type="boolean">
            <text:p>FALSE</text:p>
          </table:table-cell>
          <table:table-cell table:formula="of:=IF([.F45] = &quot;NA&quot;; 0; [.F45]&gt;=[.$K45]-0.05)" office:value-type="boolean" office:boolean-value="false" calcext:value-type="boolean">
            <text:p>FALSE</text:p>
          </table:table-cell>
          <table:table-cell table:formula="of:=IF([.G45] = &quot;NA&quot;; 0; [.G45]&gt;=[.$K45]-0.05)" office:value-type="boolean" office:boolean-value="false" calcext:value-type="boolean">
            <text:p>FALSE</text:p>
          </table:table-cell>
          <table:table-cell table:formula="of:=IF([.H45] = &quot;NA&quot;; 0; [.H45]&gt;=[.$K45]-0.05)" office:value-type="boolean" office:boolean-value="false" calcext:value-type="boolean">
            <text:p>FALSE</text:p>
          </table:table-cell>
          <table:table-cell table:formula="of:=IF([.I45] = &quot;NA&quot;; 0; [.I45]&gt;=[.$K45]-0.05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384.3" calcext:value-type="float">
            <text:p>384.30</text:p>
          </table:table-cell>
          <table:table-cell table:formula="of:=[$'(SCE1) LP'.$F$46]" office:value-type="float" office:value="256.19476" calcext:value-type="float">
            <text:p>256.19</text:p>
          </table:table-cell>
          <table:table-cell table:formula="of:=[$'(SCE2) Defaults'.$H$46]" office:value-type="float" office:value="378.97335311" calcext:value-type="float">
            <text:p>378.97</text:p>
          </table:table-cell>
          <table:table-cell table:formula="of:=[$'(SCE3) Memory emphasis'.$H$46]" office:value-type="float" office:value="379.75568977" calcext:value-type="float">
            <text:p>379.76</text:p>
          </table:table-cell>
          <table:table-cell table:formula="of:=[$'(SCE4) Single thread'.$H$46]" office:value-type="float" office:value="410.30734195" calcext:value-type="float">
            <text:p>410.31</text:p>
          </table:table-cell>
          <table:table-cell table:formula="of:=[$'(SCE5) Single thread + mem emphasis'.$H$46]" office:value-type="float" office:value="412.08299833" calcext:value-type="float">
            <text:p>412.08</text:p>
          </table:table-cell>
          <table:table-cell office:value-type="float" office:value="404.06544447" calcext:value-type="float">
            <text:p>404.07</text:p>
          </table:table-cell>
          <table:table-cell office:value-type="float" office:value="411.42038536" calcext:value-type="float">
            <text:p>411.42</text:p>
          </table:table-cell>
          <table:table-cell/>
          <table:table-cell table:formula="of:=MAX([.B46:.I46])" office:value-type="float" office:value="412.08299833" calcext:value-type="float">
            <text:p>412.08</text:p>
          </table:table-cell>
          <table:table-cell table:formula="of:=([.K46]-[.B46])/[.B46]*100" office:value-type="float" office:value="7.22950776216497" calcext:value-type="float">
            <text:p>7.23</text:p>
          </table:table-cell>
          <table:table-cell/>
          <table:table-cell table:formula="of:=IF([.C46] = &quot;NA&quot;; 0; [.C46]&gt;=[.$K46]-0.05)" office:value-type="boolean" office:boolean-value="false" calcext:value-type="boolean">
            <text:p>FALSE</text:p>
          </table:table-cell>
          <table:table-cell table:formula="of:=IF([.D46] = &quot;NA&quot;; 0; [.D46]&gt;=[.$K46]-0.05)" office:value-type="boolean" office:boolean-value="false" calcext:value-type="boolean">
            <text:p>FALSE</text:p>
          </table:table-cell>
          <table:table-cell table:formula="of:=IF([.E46] = &quot;NA&quot;; 0; [.E46]&gt;=[.$K46]-0.05)" office:value-type="boolean" office:boolean-value="false" calcext:value-type="boolean">
            <text:p>FALSE</text:p>
          </table:table-cell>
          <table:table-cell table:formula="of:=IF([.F46] = &quot;NA&quot;; 0; [.F46]&gt;=[.$K46]-0.05)" office:value-type="boolean" office:boolean-value="false" calcext:value-type="boolean">
            <text:p>FALSE</text:p>
          </table:table-cell>
          <table:table-cell table:formula="of:=IF([.G46] = &quot;NA&quot;; 0; [.G46]&gt;=[.$K46]-0.05)" office:value-type="boolean" office:boolean-value="true" calcext:value-type="boolean">
            <text:p>TRUE</text:p>
          </table:table-cell>
          <table:table-cell table:formula="of:=IF([.H46] = &quot;NA&quot;; 0; [.H46]&gt;=[.$K46]-0.05)" office:value-type="boolean" office:boolean-value="false" calcext:value-type="boolean">
            <text:p>FALSE</text:p>
          </table:table-cell>
          <table:table-cell table:formula="of:=IF([.I46] = &quot;NA&quot;; 0; [.I46]&gt;=[.$K46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392.4" calcext:value-type="float">
            <text:p>392.40</text:p>
          </table:table-cell>
          <table:table-cell table:formula="of:=[$'(SCE1) LP'.$F$47]" office:value-type="float" office:value="252.90417333" calcext:value-type="float">
            <text:p>252.90</text:p>
          </table:table-cell>
          <table:table-cell table:formula="of:=[$'(SCE2) Defaults'.$H$47]" office:value-type="float" office:value="386.18137452" calcext:value-type="float">
            <text:p>386.18</text:p>
          </table:table-cell>
          <table:table-cell table:formula="of:=[$'(SCE3) Memory emphasis'.$H$47]" office:value-type="float" office:value="386.26478935" calcext:value-type="float">
            <text:p>386.26</text:p>
          </table:table-cell>
          <table:table-cell table:formula="of:=[$'(SCE4) Single thread'.$H$47]" office:value-type="float" office:value="414.6370074" calcext:value-type="float">
            <text:p>414.64</text:p>
          </table:table-cell>
          <table:table-cell table:formula="of:=[$'(SCE5) Single thread + mem emphasis'.$H$47]" office:value-type="float" office:value="416.61639476" calcext:value-type="float">
            <text:p>416.62</text:p>
          </table:table-cell>
          <table:table-cell office:value-type="float" office:value="409.2031092" calcext:value-type="float">
            <text:p>409.20</text:p>
          </table:table-cell>
          <table:table-cell office:value-type="float" office:value="415.13249062" calcext:value-type="float">
            <text:p>415.13</text:p>
          </table:table-cell>
          <table:table-cell/>
          <table:table-cell table:formula="of:=MAX([.B47:.I47])" office:value-type="float" office:value="416.61639476" calcext:value-type="float">
            <text:p>416.62</text:p>
          </table:table-cell>
          <table:table-cell table:formula="of:=([.K47]-[.B47])/[.B47]*100" office:value-type="float" office:value="6.17135442405709" calcext:value-type="float">
            <text:p>6.17</text:p>
          </table:table-cell>
          <table:table-cell/>
          <table:table-cell table:formula="of:=IF([.C47] = &quot;NA&quot;; 0; [.C47]&gt;=[.$K47]-0.05)" office:value-type="boolean" office:boolean-value="false" calcext:value-type="boolean">
            <text:p>FALSE</text:p>
          </table:table-cell>
          <table:table-cell table:formula="of:=IF([.D47] = &quot;NA&quot;; 0; [.D47]&gt;=[.$K47]-0.05)" office:value-type="boolean" office:boolean-value="false" calcext:value-type="boolean">
            <text:p>FALSE</text:p>
          </table:table-cell>
          <table:table-cell table:formula="of:=IF([.E47] = &quot;NA&quot;; 0; [.E47]&gt;=[.$K47]-0.05)" office:value-type="boolean" office:boolean-value="false" calcext:value-type="boolean">
            <text:p>FALSE</text:p>
          </table:table-cell>
          <table:table-cell table:formula="of:=IF([.F47] = &quot;NA&quot;; 0; [.F47]&gt;=[.$K47]-0.05)" office:value-type="boolean" office:boolean-value="false" calcext:value-type="boolean">
            <text:p>FALSE</text:p>
          </table:table-cell>
          <table:table-cell table:formula="of:=IF([.G47] = &quot;NA&quot;; 0; [.G47]&gt;=[.$K47]-0.05)" office:value-type="boolean" office:boolean-value="true" calcext:value-type="boolean">
            <text:p>TRUE</text:p>
          </table:table-cell>
          <table:table-cell table:formula="of:=IF([.H47] = &quot;NA&quot;; 0; [.H47]&gt;=[.$K47]-0.05)" office:value-type="boolean" office:boolean-value="false" calcext:value-type="boolean">
            <text:p>FALSE</text:p>
          </table:table-cell>
          <table:table-cell table:formula="of:=IF([.I47] = &quot;NA&quot;; 0; [.I47]&gt;=[.$K47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390.2" calcext:value-type="float">
            <text:p>390.20</text:p>
          </table:table-cell>
          <table:table-cell table:formula="of:=[$'(SCE1) LP'.$F$48]" office:value-type="float" office:value="254.17983" calcext:value-type="float">
            <text:p>254.18</text:p>
          </table:table-cell>
          <table:table-cell table:formula="of:=[$'(SCE2) Defaults'.$H$48]" office:value-type="float" office:value="409.57029562" calcext:value-type="float">
            <text:p>409.57</text:p>
          </table:table-cell>
          <table:table-cell table:formula="of:=[$'(SCE3) Memory emphasis'.$H$48]" office:value-type="float" office:value="411.28347257" calcext:value-type="float">
            <text:p>411.28</text:p>
          </table:table-cell>
          <table:table-cell table:formula="of:=[$'(SCE4) Single thread'.$H$48]" office:value-type="float" office:value="412.89746998" calcext:value-type="float">
            <text:p>412.90</text:p>
          </table:table-cell>
          <table:table-cell table:formula="of:=[$'(SCE5) Single thread + mem emphasis'.$H$48]" office:value-type="float" office:value="416.60393627" calcext:value-type="float">
            <text:p>416.60</text:p>
          </table:table-cell>
          <table:table-cell office:value-type="float" office:value="415.99761569" calcext:value-type="float">
            <text:p>416.00</text:p>
          </table:table-cell>
          <table:table-cell office:value-type="float" office:value="418.12454692" calcext:value-type="float">
            <text:p>418.12</text:p>
          </table:table-cell>
          <table:table-cell/>
          <table:table-cell table:formula="of:=MAX([.B48:.I48])" office:value-type="float" office:value="418.12454692" calcext:value-type="float">
            <text:p>418.12</text:p>
          </table:table-cell>
          <table:table-cell table:formula="of:=([.K48]-[.B48])/[.B48]*100" office:value-type="float" office:value="7.15647025115326" calcext:value-type="float">
            <text:p>7.16</text:p>
          </table:table-cell>
          <table:table-cell/>
          <table:table-cell table:formula="of:=IF([.C48] = &quot;NA&quot;; 0; [.C48]&gt;=[.$K48]-0.05)" office:value-type="boolean" office:boolean-value="false" calcext:value-type="boolean">
            <text:p>FALSE</text:p>
          </table:table-cell>
          <table:table-cell table:formula="of:=IF([.D48] = &quot;NA&quot;; 0; [.D48]&gt;=[.$K48]-0.05)" office:value-type="boolean" office:boolean-value="false" calcext:value-type="boolean">
            <text:p>FALSE</text:p>
          </table:table-cell>
          <table:table-cell table:formula="of:=IF([.E48] = &quot;NA&quot;; 0; [.E48]&gt;=[.$K48]-0.05)" office:value-type="boolean" office:boolean-value="false" calcext:value-type="boolean">
            <text:p>FALSE</text:p>
          </table:table-cell>
          <table:table-cell table:formula="of:=IF([.F48] = &quot;NA&quot;; 0; [.F48]&gt;=[.$K48]-0.05)" office:value-type="boolean" office:boolean-value="false" calcext:value-type="boolean">
            <text:p>FALSE</text:p>
          </table:table-cell>
          <table:table-cell table:formula="of:=IF([.G48] = &quot;NA&quot;; 0; [.G48]&gt;=[.$K48]-0.05)" office:value-type="boolean" office:boolean-value="false" calcext:value-type="boolean">
            <text:p>FALSE</text:p>
          </table:table-cell>
          <table:table-cell table:formula="of:=IF([.H48] = &quot;NA&quot;; 0; [.H48]&gt;=[.$K48]-0.05)" office:value-type="boolean" office:boolean-value="false" calcext:value-type="boolean">
            <text:p>FALSE</text:p>
          </table:table-cell>
          <table:table-cell table:formula="of:=IF([.I48] = &quot;NA&quot;; 0; [.I48]&gt;=[.$K48]-0.05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374.4" calcext:value-type="float">
            <text:p>374.40</text:p>
          </table:table-cell>
          <table:table-cell table:formula="of:=[$'(SCE1) LP'.$F$49]" office:value-type="float" office:value="266.32543667" calcext:value-type="float">
            <text:p>266.33</text:p>
          </table:table-cell>
          <table:table-cell table:formula="of:=[$'(SCE2) Defaults'.$H$49]" office:value-type="float" office:value="361.1581" calcext:value-type="float">
            <text:p>361.16</text:p>
          </table:table-cell>
          <table:table-cell table:formula="of:=[$'(SCE3) Memory emphasis'.$H$49]" office:value-type="float" office:value="362.73407262" calcext:value-type="float">
            <text:p>362.73</text:p>
          </table:table-cell>
          <table:table-cell table:formula="of:=[$'(SCE4) Single thread'.$H$49]" office:value-type="float" office:value="392.95821134" calcext:value-type="float">
            <text:p>392.96</text:p>
          </table:table-cell>
          <table:table-cell table:formula="of:=[$'(SCE5) Single thread + mem emphasis'.$H$49]" office:value-type="float" office:value="388.70637163" calcext:value-type="float">
            <text:p>388.71</text:p>
          </table:table-cell>
          <table:table-cell office:value-type="float" office:value="389.56839946" calcext:value-type="float">
            <text:p>389.57</text:p>
          </table:table-cell>
          <table:table-cell office:value-type="float" office:value="402.03665422" calcext:value-type="float">
            <text:p>402.04</text:p>
          </table:table-cell>
          <table:table-cell/>
          <table:table-cell table:formula="of:=MAX([.B49:.I49])" office:value-type="float" office:value="402.03665422" calcext:value-type="float">
            <text:p>402.04</text:p>
          </table:table-cell>
          <table:table-cell table:formula="of:=([.K49]-[.B49])/[.B49]*100" office:value-type="float" office:value="7.38158499465813" calcext:value-type="float">
            <text:p>7.38</text:p>
          </table:table-cell>
          <table:table-cell/>
          <table:table-cell table:formula="of:=IF([.C49] = &quot;NA&quot;; 0; [.C49]&gt;=[.$K49]-0.05)" office:value-type="boolean" office:boolean-value="false" calcext:value-type="boolean">
            <text:p>FALSE</text:p>
          </table:table-cell>
          <table:table-cell table:formula="of:=IF([.D49] = &quot;NA&quot;; 0; [.D49]&gt;=[.$K49]-0.05)" office:value-type="boolean" office:boolean-value="false" calcext:value-type="boolean">
            <text:p>FALSE</text:p>
          </table:table-cell>
          <table:table-cell table:formula="of:=IF([.E49] = &quot;NA&quot;; 0; [.E49]&gt;=[.$K49]-0.05)" office:value-type="boolean" office:boolean-value="false" calcext:value-type="boolean">
            <text:p>FALSE</text:p>
          </table:table-cell>
          <table:table-cell table:formula="of:=IF([.F49] = &quot;NA&quot;; 0; [.F49]&gt;=[.$K49]-0.05)" office:value-type="boolean" office:boolean-value="false" calcext:value-type="boolean">
            <text:p>FALSE</text:p>
          </table:table-cell>
          <table:table-cell table:formula="of:=IF([.G49] = &quot;NA&quot;; 0; [.G49]&gt;=[.$K49]-0.05)" office:value-type="boolean" office:boolean-value="false" calcext:value-type="boolean">
            <text:p>FALSE</text:p>
          </table:table-cell>
          <table:table-cell table:formula="of:=IF([.H49] = &quot;NA&quot;; 0; [.H49]&gt;=[.$K49]-0.05)" office:value-type="boolean" office:boolean-value="false" calcext:value-type="boolean">
            <text:p>FALSE</text:p>
          </table:table-cell>
          <table:table-cell table:formula="of:=IF([.I49] = &quot;NA&quot;; 0; [.I49]&gt;=[.$K49]-0.05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407.7" calcext:value-type="float">
            <text:p>407.70</text:p>
          </table:table-cell>
          <table:table-cell table:formula="of:=[$'(SCE1) LP'.$F$50]" office:value-type="float" office:value="279.91256752" calcext:value-type="float">
            <text:p>279.91</text:p>
          </table:table-cell>
          <table:table-cell table:formula="of:=[$'(SCE2) Defaults'.$H$50]" office:value-type="float" office:value="393.2753" calcext:value-type="float">
            <text:p>393.28</text:p>
          </table:table-cell>
          <table:table-cell table:formula="of:=[$'(SCE3) Memory emphasis'.$H$50]" office:value-type="float" office:value="392.84872683" calcext:value-type="float">
            <text:p>392.85</text:p>
          </table:table-cell>
          <table:table-cell table:formula="of:=[$'(SCE4) Single thread'.$H$50]" office:value-type="float" office:value="435.62344206" calcext:value-type="float">
            <text:p>435.62</text:p>
          </table:table-cell>
          <table:table-cell table:formula="of:=[$'(SCE5) Single thread + mem emphasis'.$H$50]" office:value-type="float" office:value="433.74753267" calcext:value-type="float">
            <text:p>433.75</text:p>
          </table:table-cell>
          <table:table-cell office:value-type="float" office:value="433.89393981" calcext:value-type="float">
            <text:p>433.89</text:p>
          </table:table-cell>
          <table:table-cell office:value-type="float" office:value="444.35180256" calcext:value-type="float">
            <text:p>444.35</text:p>
          </table:table-cell>
          <table:table-cell/>
          <table:table-cell table:formula="of:=MAX([.B50:.I50])" office:value-type="float" office:value="444.35180256" calcext:value-type="float">
            <text:p>444.35</text:p>
          </table:table-cell>
          <table:table-cell table:formula="of:=([.K50]-[.B50])/[.B50]*100" office:value-type="float" office:value="8.98989515820457" calcext:value-type="float">
            <text:p>8.99</text:p>
          </table:table-cell>
          <table:table-cell/>
          <table:table-cell table:formula="of:=IF([.C50] = &quot;NA&quot;; 0; [.C50]&gt;=[.$K50]-0.05)" office:value-type="boolean" office:boolean-value="false" calcext:value-type="boolean">
            <text:p>FALSE</text:p>
          </table:table-cell>
          <table:table-cell table:formula="of:=IF([.D50] = &quot;NA&quot;; 0; [.D50]&gt;=[.$K50]-0.05)" office:value-type="boolean" office:boolean-value="false" calcext:value-type="boolean">
            <text:p>FALSE</text:p>
          </table:table-cell>
          <table:table-cell table:formula="of:=IF([.E50] = &quot;NA&quot;; 0; [.E50]&gt;=[.$K50]-0.05)" office:value-type="boolean" office:boolean-value="false" calcext:value-type="boolean">
            <text:p>FALSE</text:p>
          </table:table-cell>
          <table:table-cell table:formula="of:=IF([.F50] = &quot;NA&quot;; 0; [.F50]&gt;=[.$K50]-0.05)" office:value-type="boolean" office:boolean-value="false" calcext:value-type="boolean">
            <text:p>FALSE</text:p>
          </table:table-cell>
          <table:table-cell table:formula="of:=IF([.G50] = &quot;NA&quot;; 0; [.G50]&gt;=[.$K50]-0.05)" office:value-type="boolean" office:boolean-value="false" calcext:value-type="boolean">
            <text:p>FALSE</text:p>
          </table:table-cell>
          <table:table-cell table:formula="of:=IF([.H50] = &quot;NA&quot;; 0; [.H50]&gt;=[.$K50]-0.05)" office:value-type="boolean" office:boolean-value="false" calcext:value-type="boolean">
            <text:p>FALSE</text:p>
          </table:table-cell>
          <table:table-cell table:formula="of:=IF([.I50] = &quot;NA&quot;; 0; [.I50]&gt;=[.$K50]-0.05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422.1" calcext:value-type="float">
            <text:p>422.10</text:p>
          </table:table-cell>
          <table:table-cell table:formula="of:=[$'(SCE1) LP'.$F$51]" office:value-type="float" office:value="270.74939333" calcext:value-type="float">
            <text:p>270.75</text:p>
          </table:table-cell>
          <table:table-cell table:formula="of:=[$'(SCE2) Defaults'.$H$51]" office:value-type="float" office:value="411.8779" calcext:value-type="float">
            <text:p>411.88</text:p>
          </table:table-cell>
          <table:table-cell table:formula="of:=[$'(SCE3) Memory emphasis'.$H$51]" office:value-type="float" office:value="411.62977122" calcext:value-type="float">
            <text:p>411.63</text:p>
          </table:table-cell>
          <table:table-cell table:formula="of:=[$'(SCE4) Single thread'.$H$51]" office:value-type="float" office:value="445.60075822" calcext:value-type="float">
            <text:p>445.60</text:p>
          </table:table-cell>
          <table:table-cell table:formula="of:=[$'(SCE5) Single thread + mem emphasis'.$H$51]" office:value-type="float" office:value="446.48781101" calcext:value-type="float">
            <text:p>446.49</text:p>
          </table:table-cell>
          <table:table-cell office:value-type="float" office:value="439.24805314" calcext:value-type="float">
            <text:p>439.25</text:p>
          </table:table-cell>
          <table:table-cell office:value-type="float" office:value="453.86404109" calcext:value-type="float">
            <text:p>453.86</text:p>
          </table:table-cell>
          <table:table-cell/>
          <table:table-cell table:formula="of:=MAX([.B51:.I51])" office:value-type="float" office:value="453.86404109" calcext:value-type="float">
            <text:p>453.86</text:p>
          </table:table-cell>
          <table:table-cell table:formula="of:=([.K51]-[.B51])/[.B51]*100" office:value-type="float" office:value="7.52524072257758" calcext:value-type="float">
            <text:p>7.53</text:p>
          </table:table-cell>
          <table:table-cell/>
          <table:table-cell table:formula="of:=IF([.C51] = &quot;NA&quot;; 0; [.C51]&gt;=[.$K51]-0.05)" office:value-type="boolean" office:boolean-value="false" calcext:value-type="boolean">
            <text:p>FALSE</text:p>
          </table:table-cell>
          <table:table-cell table:formula="of:=IF([.D51] = &quot;NA&quot;; 0; [.D51]&gt;=[.$K51]-0.05)" office:value-type="boolean" office:boolean-value="false" calcext:value-type="boolean">
            <text:p>FALSE</text:p>
          </table:table-cell>
          <table:table-cell table:formula="of:=IF([.E51] = &quot;NA&quot;; 0; [.E51]&gt;=[.$K51]-0.05)" office:value-type="boolean" office:boolean-value="false" calcext:value-type="boolean">
            <text:p>FALSE</text:p>
          </table:table-cell>
          <table:table-cell table:formula="of:=IF([.F51] = &quot;NA&quot;; 0; [.F51]&gt;=[.$K51]-0.05)" office:value-type="boolean" office:boolean-value="false" calcext:value-type="boolean">
            <text:p>FALSE</text:p>
          </table:table-cell>
          <table:table-cell table:formula="of:=IF([.G51] = &quot;NA&quot;; 0; [.G51]&gt;=[.$K51]-0.05)" office:value-type="boolean" office:boolean-value="false" calcext:value-type="boolean">
            <text:p>FALSE</text:p>
          </table:table-cell>
          <table:table-cell table:formula="of:=IF([.H51] = &quot;NA&quot;; 0; [.H51]&gt;=[.$K51]-0.05)" office:value-type="boolean" office:boolean-value="false" calcext:value-type="boolean">
            <text:p>FALSE</text:p>
          </table:table-cell>
          <table:table-cell table:formula="of:=IF([.I51] = &quot;NA&quot;; 0; [.I51]&gt;=[.$K51]-0.05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um</text:p>
          </table:table-cell>
          <table:table-cell table:formula="of:=SUM([.N43:.N52])" office:value-type="float" office:value="0" calcext:value-type="float">
            <text:p>0</text:p>
          </table:table-cell>
          <table:table-cell table:formula="of:=SUM([.O43:.O52])" office:value-type="float" office:value="1" calcext:value-type="float">
            <text:p>1</text:p>
          </table:table-cell>
          <table:table-cell table:formula="of:=SUM([.P43:.P52])" office:value-type="float" office:value="0" calcext:value-type="float">
            <text:p>0</text:p>
          </table:table-cell>
          <table:table-cell table:formula="of:=SUM([.Q43:.Q52])" office:value-type="float" office:value="0" calcext:value-type="float">
            <text:p>0</text:p>
          </table:table-cell>
          <table:table-cell table:formula="of:=SUM([.R43:.R52])" office:value-type="float" office:value="2" calcext:value-type="float">
            <text:p>2</text:p>
          </table:table-cell>
          <table:table-cell table:formula="of:=SUM([.S43:.S52])" office:value-type="float" office:value="0" calcext:value-type="float">
            <text:p>0</text:p>
          </table:table-cell>
          <table:table-cell table:style-name="ce2" table:formula="of:=SUM([.T43:.T52])"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style-name="ce73" office:value-type="string" calcext:value-type="string">
            <text:p>E10</text:p>
          </table:table-cell>
          <table:table-cell table:style-name="ce77" office:value-type="float" office:value="419.1" calcext:value-type="float">
            <text:p>419.10</text:p>
          </table:table-cell>
          <table:table-cell table:style-name="ce77" table:formula="of:=[$'(SCE1) LP'.$F$52]" office:value-type="float" office:value="252.32628401" calcext:value-type="float">
            <text:p>252.33</text:p>
          </table:table-cell>
          <table:table-cell table:style-name="ce77" table:formula="of:=[$'(SCE2) Defaults'.$H$52]" office:value-type="float" office:value="416.79687017" calcext:value-type="float">
            <text:p>416.80</text:p>
          </table:table-cell>
          <table:table-cell table:style-name="ce77" table:formula="of:=[$'(SCE3) Memory emphasis'.$H$52]" office:value-type="float" office:value="414.07319173" calcext:value-type="float">
            <text:p>414.07</text:p>
          </table:table-cell>
          <table:table-cell table:style-name="ce77" table:formula="of:=[$'(SCE4) Single thread'.$H$52]" office:value-type="float" office:value="455.31322127" calcext:value-type="float">
            <text:p>455.31</text:p>
          </table:table-cell>
          <table:table-cell table:style-name="ce77" table:formula="of:=[$'(SCE5) Single thread + mem emphasis'.$H$52]" office:value-type="float" office:value="455.06574656" calcext:value-type="float">
            <text:p>455.07</text:p>
          </table:table-cell>
          <table:table-cell table:style-name="ce77" office:value-type="float" office:value="450.0028585" calcext:value-type="float">
            <text:p>450.00</text:p>
          </table:table-cell>
          <table:table-cell table:style-name="ce77" office:value-type="float" office:value="458.80800089" calcext:value-type="float">
            <text:p>458.81</text:p>
          </table:table-cell>
          <table:table-cell table:style-name="ce73"/>
          <table:table-cell table:style-name="ce84" table:formula="of:=MAX([.B52:.I52])" office:value-type="float" office:value="458.80800089" calcext:value-type="float">
            <text:p>458.81</text:p>
          </table:table-cell>
          <table:table-cell table:style-name="ce84" table:formula="of:=([.K52]-[.B52])/[.B52]*100" office:value-type="float" office:value="9.47458861608208" calcext:value-type="float">
            <text:p>9.47</text:p>
          </table:table-cell>
          <table:table-cell table:style-name="ce73"/>
          <table:table-cell table:style-name="ce86" table:formula="of:=IF([.C52] = &quot;NA&quot;; 0; [.C52]&gt;=[.$K52]-0.05)" office:value-type="boolean" office:boolean-value="false" calcext:value-type="boolean">
            <text:p>FALSE</text:p>
          </table:table-cell>
          <table:table-cell table:style-name="ce86" table:formula="of:=IF([.D52] = &quot;NA&quot;; 0; [.D52]&gt;=[.$K52]-0.05)" office:value-type="boolean" office:boolean-value="false" calcext:value-type="boolean">
            <text:p>FALSE</text:p>
          </table:table-cell>
          <table:table-cell table:style-name="ce86" table:formula="of:=IF([.E52] = &quot;NA&quot;; 0; [.E52]&gt;=[.$K52]-0.05)" office:value-type="boolean" office:boolean-value="false" calcext:value-type="boolean">
            <text:p>FALSE</text:p>
          </table:table-cell>
          <table:table-cell table:style-name="ce86" table:formula="of:=IF([.F52] = &quot;NA&quot;; 0; [.F52]&gt;=[.$K52]-0.05)" office:value-type="boolean" office:boolean-value="false" calcext:value-type="boolean">
            <text:p>FALSE</text:p>
          </table:table-cell>
          <table:table-cell table:style-name="ce86" table:formula="of:=IF([.G52] = &quot;NA&quot;; 0; [.G52]&gt;=[.$K52]-0.05)" office:value-type="boolean" office:boolean-value="false" calcext:value-type="boolean">
            <text:p>FALSE</text:p>
          </table:table-cell>
          <table:table-cell table:style-name="ce86" table:formula="of:=IF([.H52] = &quot;NA&quot;; 0; [.H52]&gt;=[.$K52]-0.05)" office:value-type="boolean" office:boolean-value="false" calcext:value-type="boolean">
            <text:p>FALSE</text:p>
          </table:table-cell>
          <table:table-cell table:style-name="ce86" table:formula="of:=IF([.I52] = &quot;NA&quot;; 0; [.I52]&gt;=[.$K52]-0.05)" office:value-type="boolean" office:boolean-value="true" calcext:value-type="boolean">
            <text:p>TRUE</text:p>
          </table:table-cell>
          <table:table-cell table:style-name="ce73"/>
          <table:table-cell table:style-name="ce73" office:value-type="string" calcext:value-type="string">
            <text:p>%</text:p>
          </table:table-cell>
          <table:table-cell table:style-name="ce73" table:formula="of:=([.W51]*100)/10" office:value-type="float" office:value="0" calcext:value-type="float">
            <text:p>0</text:p>
          </table:table-cell>
          <table:table-cell table:style-name="ce73" table:formula="of:=([.X51]*100)/10" office:value-type="float" office:value="10" calcext:value-type="float">
            <text:p>10</text:p>
          </table:table-cell>
          <table:table-cell table:style-name="ce73" table:formula="of:=([.Y51]*100)/10" office:value-type="float" office:value="0" calcext:value-type="float">
            <text:p>0</text:p>
          </table:table-cell>
          <table:table-cell table:style-name="ce73" table:formula="of:=([.Z51]*100)/10" office:value-type="float" office:value="0" calcext:value-type="float">
            <text:p>0</text:p>
          </table:table-cell>
          <table:table-cell table:style-name="ce73" table:formula="of:=([.AA51]*100)/10" office:value-type="float" office:value="20" calcext:value-type="float">
            <text:p>20</text:p>
          </table:table-cell>
          <table:table-cell table:style-name="ce73" table:formula="of:=([.AB51]*100)/10" office:value-type="float" office:value="0" calcext:value-type="float">
            <text:p>0</text:p>
          </table:table-cell>
          <table:table-cell table:style-name="ce89" table:formula="of:=([.AC51]*100)/10" office:value-type="float" office:value="70" calcext:value-type="float">
            <text:p>70</text:p>
          </table:table-cell>
          <table:table-cell table:style-name="ce73" table:number-columns-repeated="995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445.1" calcext:value-type="float">
            <text:p>445.10</text:p>
          </table:table-cell>
          <table:table-cell table:formula="of:=[$'(SCE1) LP'.$F$53]" office:value-type="float" office:value="377.80537" calcext:value-type="float">
            <text:p>377.81</text:p>
          </table:table-cell>
          <table:table-cell table:formula="of:=[$'(SCE2) Defaults'.$H$53]" office:value-type="float" office:value="519.579" calcext:value-type="float">
            <text:p>519.58</text:p>
          </table:table-cell>
          <table:table-cell table:formula="of:=[$'(SCE3) Memory emphasis'.$H$53]" office:value-type="float" office:value="518.9027" calcext:value-type="float">
            <text:p>518.90</text:p>
          </table:table-cell>
          <table:table-cell table:formula="of:=[$'(SCE4) Single thread'.$H$53]" office:value-type="float" office:value="546.64395318" calcext:value-type="float">
            <text:p>546.64</text:p>
          </table:table-cell>
          <table:table-cell table:formula="of:=[$'(SCE5) Single thread + mem emphasis'.$H$53]" office:value-type="float" office:value="547.88057859" calcext:value-type="float">
            <text:p>547.88</text:p>
          </table:table-cell>
          <table:table-cell office:value-type="float" office:value="548.87817302" calcext:value-type="float">
            <text:p>548.88</text:p>
          </table:table-cell>
          <table:table-cell office:value-type="float" office:value="548.28808223" calcext:value-type="float">
            <text:p>548.29</text:p>
          </table:table-cell>
          <table:table-cell/>
          <table:table-cell table:formula="of:=MAX([.B53:.I53])" office:value-type="float" office:value="548.87817302" calcext:value-type="float">
            <text:p>548.88</text:p>
          </table:table-cell>
          <table:table-cell table:formula="of:=([.K53]-[.B53])/[.B53]*100" office:value-type="float" office:value="23.315698274545" calcext:value-type="float">
            <text:p>23.32</text:p>
          </table:table-cell>
          <table:table-cell/>
          <table:table-cell table:formula="of:=IF([.C53] = &quot;NA&quot;; 0; [.C53]&gt;=[.$K53]-0.05)" office:value-type="boolean" office:boolean-value="false" calcext:value-type="boolean">
            <text:p>FALSE</text:p>
          </table:table-cell>
          <table:table-cell table:formula="of:=IF([.D53] = &quot;NA&quot;; 0; [.D53]&gt;=[.$K53]-0.05)" office:value-type="boolean" office:boolean-value="false" calcext:value-type="boolean">
            <text:p>FALSE</text:p>
          </table:table-cell>
          <table:table-cell table:formula="of:=IF([.E53] = &quot;NA&quot;; 0; [.E53]&gt;=[.$K53]-0.05)" office:value-type="boolean" office:boolean-value="false" calcext:value-type="boolean">
            <text:p>FALSE</text:p>
          </table:table-cell>
          <table:table-cell table:formula="of:=IF([.F53] = &quot;NA&quot;; 0; [.F53]&gt;=[.$K53]-0.05)" office:value-type="boolean" office:boolean-value="false" calcext:value-type="boolean">
            <text:p>FALSE</text:p>
          </table:table-cell>
          <table:table-cell table:formula="of:=IF([.G53] = &quot;NA&quot;; 0; [.G53]&gt;=[.$K53]-0.05)" office:value-type="boolean" office:boolean-value="false" calcext:value-type="boolean">
            <text:p>FALSE</text:p>
          </table:table-cell>
          <table:table-cell table:formula="of:=IF([.H53] = &quot;NA&quot;; 0; [.H53]&gt;=[.$K53]-0.05)" office:value-type="boolean" office:boolean-value="true" calcext:value-type="boolean">
            <text:p>TRUE</text:p>
          </table:table-cell>
          <table:table-cell table:formula="of:=IF([.I53] = &quot;NA&quot;; 0; [.I53]&gt;=[.$K53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457.9" calcext:value-type="float">
            <text:p>457.90</text:p>
          </table:table-cell>
          <table:table-cell table:formula="of:=[$'(SCE1) LP'.$F$54]" office:value-type="float" office:value="374.62401667" calcext:value-type="float">
            <text:p>374.62</text:p>
          </table:table-cell>
          <table:table-cell table:formula="of:=[$'(SCE2) Defaults'.$H$54]" office:value-type="float" office:value="515.5223" calcext:value-type="float">
            <text:p>515.52</text:p>
          </table:table-cell>
          <table:table-cell table:formula="of:=[$'(SCE3) Memory emphasis'.$H$54]" office:value-type="float" office:value="517.5155" calcext:value-type="float">
            <text:p>517.52</text:p>
          </table:table-cell>
          <table:table-cell table:formula="of:=[$'(SCE4) Single thread'.$H$54]" office:value-type="float" office:value="539.14098916" calcext:value-type="float">
            <text:p>539.14</text:p>
          </table:table-cell>
          <table:table-cell table:formula="of:=[$'(SCE5) Single thread + mem emphasis'.$H$54]" office:value-type="float" office:value="541.82417464" calcext:value-type="float">
            <text:p>541.82</text:p>
          </table:table-cell>
          <table:table-cell office:value-type="float" office:value="543.31729732" calcext:value-type="float">
            <text:p>543.32</text:p>
          </table:table-cell>
          <table:table-cell office:value-type="float" office:value="536.17345807" calcext:value-type="float">
            <text:p>536.17</text:p>
          </table:table-cell>
          <table:table-cell/>
          <table:table-cell table:formula="of:=MAX([.B54:.I54])" office:value-type="float" office:value="543.31729732" calcext:value-type="float">
            <text:p>543.32</text:p>
          </table:table-cell>
          <table:table-cell table:formula="of:=([.K54]-[.B54])/[.B54]*100" office:value-type="float" office:value="18.654137872898" calcext:value-type="float">
            <text:p>18.65</text:p>
          </table:table-cell>
          <table:table-cell/>
          <table:table-cell table:formula="of:=IF([.C54] = &quot;NA&quot;; 0; [.C54]&gt;=[.$K54]-0.05)" office:value-type="boolean" office:boolean-value="false" calcext:value-type="boolean">
            <text:p>FALSE</text:p>
          </table:table-cell>
          <table:table-cell table:formula="of:=IF([.D54] = &quot;NA&quot;; 0; [.D54]&gt;=[.$K54]-0.05)" office:value-type="boolean" office:boolean-value="false" calcext:value-type="boolean">
            <text:p>FALSE</text:p>
          </table:table-cell>
          <table:table-cell table:formula="of:=IF([.E54] = &quot;NA&quot;; 0; [.E54]&gt;=[.$K54]-0.05)" office:value-type="boolean" office:boolean-value="false" calcext:value-type="boolean">
            <text:p>FALSE</text:p>
          </table:table-cell>
          <table:table-cell table:formula="of:=IF([.F54] = &quot;NA&quot;; 0; [.F54]&gt;=[.$K54]-0.05)" office:value-type="boolean" office:boolean-value="false" calcext:value-type="boolean">
            <text:p>FALSE</text:p>
          </table:table-cell>
          <table:table-cell table:formula="of:=IF([.G54] = &quot;NA&quot;; 0; [.G54]&gt;=[.$K54]-0.05)" office:value-type="boolean" office:boolean-value="false" calcext:value-type="boolean">
            <text:p>FALSE</text:p>
          </table:table-cell>
          <table:table-cell table:formula="of:=IF([.H54] = &quot;NA&quot;; 0; [.H54]&gt;=[.$K54]-0.05)" office:value-type="boolean" office:boolean-value="true" calcext:value-type="boolean">
            <text:p>TRUE</text:p>
          </table:table-cell>
          <table:table-cell table:formula="of:=IF([.I54] = &quot;NA&quot;; 0; [.I54]&gt;=[.$K54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481.8" calcext:value-type="float">
            <text:p>481.80</text:p>
          </table:table-cell>
          <table:table-cell table:formula="of:=[$'(SCE1) LP'.$F$55]" office:value-type="float" office:value="366.37932333" calcext:value-type="float">
            <text:p>366.38</text:p>
          </table:table-cell>
          <table:table-cell table:formula="of:=[$'(SCE2) Defaults'.$H$55]" office:value-type="float" office:value="513.6436" calcext:value-type="float">
            <text:p>513.64</text:p>
          </table:table-cell>
          <table:table-cell table:formula="of:=[$'(SCE3) Memory emphasis'.$H$55]" office:value-type="float" office:value="520.23962083" calcext:value-type="float">
            <text:p>520.24</text:p>
          </table:table-cell>
          <table:table-cell table:formula="of:=[$'(SCE4) Single thread'.$H$55]" office:value-type="float" office:value="519.04472137" calcext:value-type="float">
            <text:p>519.04</text:p>
          </table:table-cell>
          <table:table-cell table:formula="of:=[$'(SCE5) Single thread + mem emphasis'.$H$55]" office:value-type="float" office:value="547.63817585" calcext:value-type="float">
            <text:p>547.64</text:p>
          </table:table-cell>
          <table:table-cell office:value-type="float" office:value="545.73167124" calcext:value-type="float">
            <text:p>545.73</text:p>
          </table:table-cell>
          <table:table-cell office:value-type="float" office:value="532.57345619" calcext:value-type="float">
            <text:p>532.57</text:p>
          </table:table-cell>
          <table:table-cell/>
          <table:table-cell table:formula="of:=MAX([.B55:.I55])" office:value-type="float" office:value="547.63817585" calcext:value-type="float">
            <text:p>547.64</text:p>
          </table:table-cell>
          <table:table-cell table:formula="of:=([.K55]-[.B55])/[.B55]*100" office:value-type="float" office:value="13.6650427251972" calcext:value-type="float">
            <text:p>13.67</text:p>
          </table:table-cell>
          <table:table-cell/>
          <table:table-cell table:formula="of:=IF([.C55] = &quot;NA&quot;; 0; [.C55]&gt;=[.$K55]-0.05)" office:value-type="boolean" office:boolean-value="false" calcext:value-type="boolean">
            <text:p>FALSE</text:p>
          </table:table-cell>
          <table:table-cell table:formula="of:=IF([.D55] = &quot;NA&quot;; 0; [.D55]&gt;=[.$K55]-0.05)" office:value-type="boolean" office:boolean-value="false" calcext:value-type="boolean">
            <text:p>FALSE</text:p>
          </table:table-cell>
          <table:table-cell table:formula="of:=IF([.E55] = &quot;NA&quot;; 0; [.E55]&gt;=[.$K55]-0.05)" office:value-type="boolean" office:boolean-value="false" calcext:value-type="boolean">
            <text:p>FALSE</text:p>
          </table:table-cell>
          <table:table-cell table:formula="of:=IF([.F55] = &quot;NA&quot;; 0; [.F55]&gt;=[.$K55]-0.05)" office:value-type="boolean" office:boolean-value="false" calcext:value-type="boolean">
            <text:p>FALSE</text:p>
          </table:table-cell>
          <table:table-cell table:formula="of:=IF([.G55] = &quot;NA&quot;; 0; [.G55]&gt;=[.$K55]-0.05)" office:value-type="boolean" office:boolean-value="true" calcext:value-type="boolean">
            <text:p>TRUE</text:p>
          </table:table-cell>
          <table:table-cell table:formula="of:=IF([.H55] = &quot;NA&quot;; 0; [.H55]&gt;=[.$K55]-0.05)" office:value-type="boolean" office:boolean-value="false" calcext:value-type="boolean">
            <text:p>FALSE</text:p>
          </table:table-cell>
          <table:table-cell table:formula="of:=IF([.I55] = &quot;NA&quot;; 0; [.I55]&gt;=[.$K55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417.4" calcext:value-type="float">
            <text:p>417.40</text:p>
          </table:table-cell>
          <table:table-cell table:formula="of:=[$'(SCE1) LP'.$F$56]" office:value-type="float" office:value="379.10541" calcext:value-type="float">
            <text:p>379.11</text:p>
          </table:table-cell>
          <table:table-cell table:formula="of:=[$'(SCE2) Defaults'.$H$56]" office:value-type="float" office:value="379.1054" calcext:value-type="float">
            <text:p>379.11</text:p>
          </table:table-cell>
          <table:table-cell table:formula="of:=[$'(SCE3) Memory emphasis'.$H$56]" office:value-type="float" office:value="379.1054" calcext:value-type="float">
            <text:p>379.11</text:p>
          </table:table-cell>
          <table:table-cell table:formula="of:=[$'(SCE4) Single thread'.$H$56]" office:value-type="float" office:value="532.30902805" calcext:value-type="float">
            <text:p>532.31</text:p>
          </table:table-cell>
          <table:table-cell table:formula="of:=[$'(SCE5) Single thread + mem emphasis'.$H$56]" office:value-type="float" office:value="527.05676707" calcext:value-type="float">
            <text:p>527.06</text:p>
          </table:table-cell>
          <table:table-cell office:value-type="float" office:value="531.83670621" calcext:value-type="float">
            <text:p>531.84</text:p>
          </table:table-cell>
          <table:table-cell office:value-type="float" office:value="511.75827315" calcext:value-type="float">
            <text:p>511.76</text:p>
          </table:table-cell>
          <table:table-cell/>
          <table:table-cell table:formula="of:=MAX([.B56:.I56])" office:value-type="float" office:value="532.30902805" calcext:value-type="float">
            <text:p>532.31</text:p>
          </table:table-cell>
          <table:table-cell table:formula="of:=([.K56]-[.B56])/[.B56]*100" office:value-type="float" office:value="27.5297144345951" calcext:value-type="float">
            <text:p>27.53</text:p>
          </table:table-cell>
          <table:table-cell/>
          <table:table-cell table:formula="of:=IF([.C56] = &quot;NA&quot;; 0; [.C56]&gt;=[.$K56]-0.05)" office:value-type="boolean" office:boolean-value="false" calcext:value-type="boolean">
            <text:p>FALSE</text:p>
          </table:table-cell>
          <table:table-cell table:formula="of:=IF([.D56] = &quot;NA&quot;; 0; [.D56]&gt;=[.$K56]-0.05)" office:value-type="boolean" office:boolean-value="false" calcext:value-type="boolean">
            <text:p>FALSE</text:p>
          </table:table-cell>
          <table:table-cell table:formula="of:=IF([.E56] = &quot;NA&quot;; 0; [.E56]&gt;=[.$K56]-0.05)" office:value-type="boolean" office:boolean-value="false" calcext:value-type="boolean">
            <text:p>FALSE</text:p>
          </table:table-cell>
          <table:table-cell table:formula="of:=IF([.F56] = &quot;NA&quot;; 0; [.F56]&gt;=[.$K56]-0.05)" office:value-type="boolean" office:boolean-value="true" calcext:value-type="boolean">
            <text:p>TRUE</text:p>
          </table:table-cell>
          <table:table-cell table:formula="of:=IF([.G56] = &quot;NA&quot;; 0; [.G56]&gt;=[.$K56]-0.05)" office:value-type="boolean" office:boolean-value="false" calcext:value-type="boolean">
            <text:p>FALSE</text:p>
          </table:table-cell>
          <table:table-cell table:formula="of:=IF([.H56] = &quot;NA&quot;; 0; [.H56]&gt;=[.$K56]-0.05)" office:value-type="boolean" office:boolean-value="false" calcext:value-type="boolean">
            <text:p>FALSE</text:p>
          </table:table-cell>
          <table:table-cell table:formula="of:=IF([.I56] = &quot;NA&quot;; 0; [.I56]&gt;=[.$K56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452.3" calcext:value-type="float">
            <text:p>452.30</text:p>
          </table:table-cell>
          <table:table-cell table:formula="of:=[$'(SCE1) LP'.$F$57]" office:value-type="float" office:value="375.07298757" calcext:value-type="float">
            <text:p>375.07</text:p>
          </table:table-cell>
          <table:table-cell table:formula="of:=[$'(SCE2) Defaults'.$H$57]" office:value-type="float" office:value="509.9073" calcext:value-type="float">
            <text:p>509.91</text:p>
          </table:table-cell>
          <table:table-cell table:formula="of:=[$'(SCE3) Memory emphasis'.$H$57]" office:value-type="float" office:value="512.9901" calcext:value-type="float">
            <text:p>512.99</text:p>
          </table:table-cell>
          <table:table-cell table:formula="of:=[$'(SCE4) Single thread'.$H$57]" office:value-type="float" office:value="510.69993793" calcext:value-type="float">
            <text:p>510.70</text:p>
          </table:table-cell>
          <table:table-cell table:formula="of:=[$'(SCE5) Single thread + mem emphasis'.$H$57]" office:value-type="float" office:value="514.01884416" calcext:value-type="float">
            <text:p>514.02</text:p>
          </table:table-cell>
          <table:table-cell office:value-type="float" office:value="538.13969309" calcext:value-type="float">
            <text:p>538.14</text:p>
          </table:table-cell>
          <table:table-cell office:value-type="float" office:value="514.28381801" calcext:value-type="float">
            <text:p>514.28</text:p>
          </table:table-cell>
          <table:table-cell/>
          <table:table-cell table:formula="of:=MAX([.B57:.I57])" office:value-type="float" office:value="538.13969309" calcext:value-type="float">
            <text:p>538.14</text:p>
          </table:table-cell>
          <table:table-cell table:formula="of:=([.K57]-[.B57])/[.B57]*100" office:value-type="float" office:value="18.9784862016361" calcext:value-type="float">
            <text:p>18.98</text:p>
          </table:table-cell>
          <table:table-cell/>
          <table:table-cell table:formula="of:=IF([.C57] = &quot;NA&quot;; 0; [.C57]&gt;=[.$K57]-0.05)" office:value-type="boolean" office:boolean-value="false" calcext:value-type="boolean">
            <text:p>FALSE</text:p>
          </table:table-cell>
          <table:table-cell table:formula="of:=IF([.D57] = &quot;NA&quot;; 0; [.D57]&gt;=[.$K57]-0.05)" office:value-type="boolean" office:boolean-value="false" calcext:value-type="boolean">
            <text:p>FALSE</text:p>
          </table:table-cell>
          <table:table-cell table:formula="of:=IF([.E57] = &quot;NA&quot;; 0; [.E57]&gt;=[.$K57]-0.05)" office:value-type="boolean" office:boolean-value="false" calcext:value-type="boolean">
            <text:p>FALSE</text:p>
          </table:table-cell>
          <table:table-cell table:formula="of:=IF([.F57] = &quot;NA&quot;; 0; [.F57]&gt;=[.$K57]-0.05)" office:value-type="boolean" office:boolean-value="false" calcext:value-type="boolean">
            <text:p>FALSE</text:p>
          </table:table-cell>
          <table:table-cell table:formula="of:=IF([.G57] = &quot;NA&quot;; 0; [.G57]&gt;=[.$K57]-0.05)" office:value-type="boolean" office:boolean-value="false" calcext:value-type="boolean">
            <text:p>FALSE</text:p>
          </table:table-cell>
          <table:table-cell table:formula="of:=IF([.H57] = &quot;NA&quot;; 0; [.H57]&gt;=[.$K57]-0.05)" office:value-type="boolean" office:boolean-value="true" calcext:value-type="boolean">
            <text:p>TRUE</text:p>
          </table:table-cell>
          <table:table-cell table:formula="of:=IF([.I57] = &quot;NA&quot;; 0; [.I57]&gt;=[.$K57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367.1" calcext:value-type="float">
            <text:p>367.10</text:p>
          </table:table-cell>
          <table:table-cell table:formula="of:=[$'(SCE1) LP'.$F$58]" office:value-type="float" office:value="331.05412667" calcext:value-type="float">
            <text:p>331.05</text:p>
          </table:table-cell>
          <table:table-cell table:formula="of:=[$'(SCE2) Defaults'.$H$58]" office:value-type="float" office:value="487.59202595" calcext:value-type="float">
            <text:p>487.59</text:p>
          </table:table-cell>
          <table:table-cell table:formula="of:=[$'(SCE3) Memory emphasis'.$H$58]" office:value-type="float" office:value="486.58410889" calcext:value-type="float">
            <text:p>486.58</text:p>
          </table:table-cell>
          <table:table-cell table:formula="of:=[$'(SCE4) Single thread'.$H$58]" office:value-type="float" office:value="517.49146092" calcext:value-type="float">
            <text:p>517.49</text:p>
          </table:table-cell>
          <table:table-cell table:formula="of:=[$'(SCE5) Single thread + mem emphasis'.$H$58]" office:value-type="float" office:value="514.89828281" calcext:value-type="float">
            <text:p>514.90</text:p>
          </table:table-cell>
          <table:table-cell office:value-type="float" office:value="518.46761284" calcext:value-type="float">
            <text:p>518.47</text:p>
          </table:table-cell>
          <table:table-cell office:value-type="float" office:value="525.95159598" calcext:value-type="float">
            <text:p>525.95</text:p>
          </table:table-cell>
          <table:table-cell/>
          <table:table-cell table:formula="of:=MAX([.B58:.I58])" office:value-type="float" office:value="525.95159598" calcext:value-type="float">
            <text:p>525.95</text:p>
          </table:table-cell>
          <table:table-cell table:formula="of:=([.K58]-[.B58])/[.B58]*100" office:value-type="float" office:value="43.2720228766004" calcext:value-type="float">
            <text:p>43.27</text:p>
          </table:table-cell>
          <table:table-cell/>
          <table:table-cell table:formula="of:=IF([.C58] = &quot;NA&quot;; 0; [.C58]&gt;=[.$K58]-0.05)" office:value-type="boolean" office:boolean-value="false" calcext:value-type="boolean">
            <text:p>FALSE</text:p>
          </table:table-cell>
          <table:table-cell table:formula="of:=IF([.D58] = &quot;NA&quot;; 0; [.D58]&gt;=[.$K58]-0.05)" office:value-type="boolean" office:boolean-value="false" calcext:value-type="boolean">
            <text:p>FALSE</text:p>
          </table:table-cell>
          <table:table-cell table:formula="of:=IF([.E58] = &quot;NA&quot;; 0; [.E58]&gt;=[.$K58]-0.05)" office:value-type="boolean" office:boolean-value="false" calcext:value-type="boolean">
            <text:p>FALSE</text:p>
          </table:table-cell>
          <table:table-cell table:formula="of:=IF([.F58] = &quot;NA&quot;; 0; [.F58]&gt;=[.$K58]-0.05)" office:value-type="boolean" office:boolean-value="false" calcext:value-type="boolean">
            <text:p>FALSE</text:p>
          </table:table-cell>
          <table:table-cell table:formula="of:=IF([.G58] = &quot;NA&quot;; 0; [.G58]&gt;=[.$K58]-0.05)" office:value-type="boolean" office:boolean-value="false" calcext:value-type="boolean">
            <text:p>FALSE</text:p>
          </table:table-cell>
          <table:table-cell table:formula="of:=IF([.H58] = &quot;NA&quot;; 0; [.H58]&gt;=[.$K58]-0.05)" office:value-type="boolean" office:boolean-value="false" calcext:value-type="boolean">
            <text:p>FALSE</text:p>
          </table:table-cell>
          <table:table-cell table:formula="of:=IF([.I58] = &quot;NA&quot;; 0; [.I58]&gt;=[.$K58]-0.05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408.1" calcext:value-type="float">
            <text:p>408.10</text:p>
          </table:table-cell>
          <table:table-cell table:formula="of:=[$'(SCE1) LP'.$F$59]" office:value-type="float" office:value="353.75588333" calcext:value-type="float">
            <text:p>353.76</text:p>
          </table:table-cell>
          <table:table-cell table:formula="of:=[$'(SCE2) Defaults'.$H$59]" office:value-type="float" office:value="466.8225" calcext:value-type="float">
            <text:p>466.82</text:p>
          </table:table-cell>
          <table:table-cell table:formula="of:=[$'(SCE3) Memory emphasis'.$H$59]" office:value-type="float" office:value="480.8025" calcext:value-type="float">
            <text:p>480.80</text:p>
          </table:table-cell>
          <table:table-cell table:formula="of:=[$'(SCE4) Single thread'.$H$59]" office:value-type="float" office:value="508.81511962" calcext:value-type="float">
            <text:p>508.82</text:p>
          </table:table-cell>
          <table:table-cell table:formula="of:=[$'(SCE5) Single thread + mem emphasis'.$H$59]" office:value-type="float" office:value="512.97621314" calcext:value-type="float">
            <text:p>512.98</text:p>
          </table:table-cell>
          <table:table-cell office:value-type="float" office:value="511.79735365" calcext:value-type="float">
            <text:p>511.80</text:p>
          </table:table-cell>
          <table:table-cell office:value-type="float" office:value="496.4844468" calcext:value-type="float">
            <text:p>496.48</text:p>
          </table:table-cell>
          <table:table-cell/>
          <table:table-cell table:formula="of:=MAX([.B59:.I59])" office:value-type="float" office:value="512.97621314" calcext:value-type="float">
            <text:p>512.98</text:p>
          </table:table-cell>
          <table:table-cell table:formula="of:=([.K59]-[.B59])/[.B59]*100" office:value-type="float" office:value="25.6986555109042" calcext:value-type="float">
            <text:p>25.70</text:p>
          </table:table-cell>
          <table:table-cell/>
          <table:table-cell table:formula="of:=IF([.C59] = &quot;NA&quot;; 0; [.C59]&gt;=[.$K59]-0.05)" office:value-type="boolean" office:boolean-value="false" calcext:value-type="boolean">
            <text:p>FALSE</text:p>
          </table:table-cell>
          <table:table-cell table:formula="of:=IF([.D59] = &quot;NA&quot;; 0; [.D59]&gt;=[.$K59]-0.05)" office:value-type="boolean" office:boolean-value="false" calcext:value-type="boolean">
            <text:p>FALSE</text:p>
          </table:table-cell>
          <table:table-cell table:formula="of:=IF([.E59] = &quot;NA&quot;; 0; [.E59]&gt;=[.$K59]-0.05)" office:value-type="boolean" office:boolean-value="false" calcext:value-type="boolean">
            <text:p>FALSE</text:p>
          </table:table-cell>
          <table:table-cell table:formula="of:=IF([.F59] = &quot;NA&quot;; 0; [.F59]&gt;=[.$K59]-0.05)" office:value-type="boolean" office:boolean-value="false" calcext:value-type="boolean">
            <text:p>FALSE</text:p>
          </table:table-cell>
          <table:table-cell table:formula="of:=IF([.G59] = &quot;NA&quot;; 0; [.G59]&gt;=[.$K59]-0.05)" office:value-type="boolean" office:boolean-value="true" calcext:value-type="boolean">
            <text:p>TRUE</text:p>
          </table:table-cell>
          <table:table-cell table:formula="of:=IF([.H59] = &quot;NA&quot;; 0; [.H59]&gt;=[.$K59]-0.05)" office:value-type="boolean" office:boolean-value="false" calcext:value-type="boolean">
            <text:p>FALSE</text:p>
          </table:table-cell>
          <table:table-cell table:formula="of:=IF([.I59] = &quot;NA&quot;; 0; [.I59]&gt;=[.$K59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454.3" calcext:value-type="float">
            <text:p>454.30</text:p>
          </table:table-cell>
          <table:table-cell table:formula="of:=[$'(SCE1) LP'.$F$60]" office:value-type="float" office:value="366.84583159" calcext:value-type="float">
            <text:p>366.85</text:p>
          </table:table-cell>
          <table:table-cell table:formula="of:=[$'(SCE2) Defaults'.$H$60]" office:value-type="float" office:value="502.8927" calcext:value-type="float">
            <text:p>502.89</text:p>
          </table:table-cell>
          <table:table-cell table:formula="of:=[$'(SCE3) Memory emphasis'.$H$60]" office:value-type="float" office:value="507.01562089" calcext:value-type="float">
            <text:p>507.02</text:p>
          </table:table-cell>
          <table:table-cell table:formula="of:=[$'(SCE4) Single thread'.$H$60]" office:value-type="float" office:value="534.46081344" calcext:value-type="float">
            <text:p>534.46</text:p>
          </table:table-cell>
          <table:table-cell table:formula="of:=[$'(SCE5) Single thread + mem emphasis'.$H$60]" office:value-type="float" office:value="534.5236179" calcext:value-type="float">
            <text:p>534.52</text:p>
          </table:table-cell>
          <table:table-cell office:value-type="float" office:value="536.15021242" calcext:value-type="float">
            <text:p>536.15</text:p>
          </table:table-cell>
          <table:table-cell office:value-type="float" office:value="540.0507867" calcext:value-type="float">
            <text:p>540.05</text:p>
          </table:table-cell>
          <table:table-cell/>
          <table:table-cell table:formula="of:=MAX([.B60:.I60])" office:value-type="float" office:value="540.0507867" calcext:value-type="float">
            <text:p>540.05</text:p>
          </table:table-cell>
          <table:table-cell table:formula="of:=([.K60]-[.B60])/[.B60]*100" office:value-type="float" office:value="18.8753657715166" calcext:value-type="float">
            <text:p>18.88</text:p>
          </table:table-cell>
          <table:table-cell/>
          <table:table-cell table:formula="of:=IF([.C60] = &quot;NA&quot;; 0; [.C60]&gt;=[.$K60]-0.05)" office:value-type="boolean" office:boolean-value="false" calcext:value-type="boolean">
            <text:p>FALSE</text:p>
          </table:table-cell>
          <table:table-cell table:formula="of:=IF([.D60] = &quot;NA&quot;; 0; [.D60]&gt;=[.$K60]-0.05)" office:value-type="boolean" office:boolean-value="false" calcext:value-type="boolean">
            <text:p>FALSE</text:p>
          </table:table-cell>
          <table:table-cell table:formula="of:=IF([.E60] = &quot;NA&quot;; 0; [.E60]&gt;=[.$K60]-0.05)" office:value-type="boolean" office:boolean-value="false" calcext:value-type="boolean">
            <text:p>FALSE</text:p>
          </table:table-cell>
          <table:table-cell table:formula="of:=IF([.F60] = &quot;NA&quot;; 0; [.F60]&gt;=[.$K60]-0.05)" office:value-type="boolean" office:boolean-value="false" calcext:value-type="boolean">
            <text:p>FALSE</text:p>
          </table:table-cell>
          <table:table-cell table:formula="of:=IF([.G60] = &quot;NA&quot;; 0; [.G60]&gt;=[.$K60]-0.05)" office:value-type="boolean" office:boolean-value="false" calcext:value-type="boolean">
            <text:p>FALSE</text:p>
          </table:table-cell>
          <table:table-cell table:formula="of:=IF([.H60] = &quot;NA&quot;; 0; [.H60]&gt;=[.$K60]-0.05)" office:value-type="boolean" office:boolean-value="false" calcext:value-type="boolean">
            <text:p>FALSE</text:p>
          </table:table-cell>
          <table:table-cell table:formula="of:=IF([.I60] = &quot;NA&quot;; 0; [.I60]&gt;=[.$K60]-0.05)" office:value-type="boolean" office:boolean-value="true" calcext:value-type="boolean">
            <text:p>TRU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426.8" calcext:value-type="float">
            <text:p>426.80</text:p>
          </table:table-cell>
          <table:table-cell table:formula="of:=[$'(SCE1) LP'.$F$61]" office:value-type="float" office:value="374.73894" calcext:value-type="float">
            <text:p>374.74</text:p>
          </table:table-cell>
          <table:table-cell table:formula="of:=[$'(SCE2) Defaults'.$H$61]" office:value-type="float" office:value="512.3287" calcext:value-type="float">
            <text:p>512.33</text:p>
          </table:table-cell>
          <table:table-cell table:formula="of:=[$'(SCE3) Memory emphasis'.$H$61]" office:value-type="float" office:value="514.4592" calcext:value-type="float">
            <text:p>514.46</text:p>
          </table:table-cell>
          <table:table-cell table:formula="of:=[$'(SCE4) Single thread'.$H$61]" office:value-type="float" office:value="515.26964812" calcext:value-type="float">
            <text:p>515.27</text:p>
          </table:table-cell>
          <table:table-cell table:formula="of:=[$'(SCE5) Single thread + mem emphasis'.$H$61]" office:value-type="float" office:value="542.339101" calcext:value-type="float">
            <text:p>542.34</text:p>
          </table:table-cell>
          <table:table-cell office:value-type="float" office:value="543.15950087" calcext:value-type="float">
            <text:p>543.16</text:p>
          </table:table-cell>
          <table:table-cell office:value-type="float" office:value="541.24073524" calcext:value-type="float">
            <text:p>541.24</text:p>
          </table:table-cell>
          <table:table-cell/>
          <table:table-cell table:formula="of:=MAX([.B61:.I61])" office:value-type="float" office:value="543.15950087" calcext:value-type="float">
            <text:p>543.16</text:p>
          </table:table-cell>
          <table:table-cell table:formula="of:=([.K61]-[.B61])/[.B61]*100" office:value-type="float" office:value="27.2632382544517" calcext:value-type="float">
            <text:p>27.26</text:p>
          </table:table-cell>
          <table:table-cell/>
          <table:table-cell table:formula="of:=IF([.C61] = &quot;NA&quot;; 0; [.C61]&gt;=[.$K61]-0.05)" office:value-type="boolean" office:boolean-value="false" calcext:value-type="boolean">
            <text:p>FALSE</text:p>
          </table:table-cell>
          <table:table-cell table:formula="of:=IF([.D61] = &quot;NA&quot;; 0; [.D61]&gt;=[.$K61]-0.05)" office:value-type="boolean" office:boolean-value="false" calcext:value-type="boolean">
            <text:p>FALSE</text:p>
          </table:table-cell>
          <table:table-cell table:formula="of:=IF([.E61] = &quot;NA&quot;; 0; [.E61]&gt;=[.$K61]-0.05)" office:value-type="boolean" office:boolean-value="false" calcext:value-type="boolean">
            <text:p>FALSE</text:p>
          </table:table-cell>
          <table:table-cell table:formula="of:=IF([.F61] = &quot;NA&quot;; 0; [.F61]&gt;=[.$K61]-0.05)" office:value-type="boolean" office:boolean-value="false" calcext:value-type="boolean">
            <text:p>FALSE</text:p>
          </table:table-cell>
          <table:table-cell table:formula="of:=IF([.G61] = &quot;NA&quot;; 0; [.G61]&gt;=[.$K61]-0.05)" office:value-type="boolean" office:boolean-value="false" calcext:value-type="boolean">
            <text:p>FALSE</text:p>
          </table:table-cell>
          <table:table-cell table:formula="of:=IF([.H61] = &quot;NA&quot;; 0; [.H61]&gt;=[.$K61]-0.05)" office:value-type="boolean" office:boolean-value="true" calcext:value-type="boolean">
            <text:p>TRUE</text:p>
          </table:table-cell>
          <table:table-cell table:formula="of:=IF([.I61] = &quot;NA&quot;; 0; [.I61]&gt;=[.$K61]-0.05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um</text:p>
          </table:table-cell>
          <table:table-cell table:formula="of:=SUM([.N53:.N62])" office:value-type="float" office:value="0" calcext:value-type="float">
            <text:p>0</text:p>
          </table:table-cell>
          <table:table-cell table:formula="of:=SUM([.O53:.O62])" office:value-type="float" office:value="0" calcext:value-type="float">
            <text:p>0</text:p>
          </table:table-cell>
          <table:table-cell table:formula="of:=SUM([.P53:.P62])" office:value-type="float" office:value="0" calcext:value-type="float">
            <text:p>0</text:p>
          </table:table-cell>
          <table:table-cell table:formula="of:=SUM([.Q53:.Q62])" office:value-type="float" office:value="1" calcext:value-type="float">
            <text:p>1</text:p>
          </table:table-cell>
          <table:table-cell table:formula="of:=SUM([.R53:.R62])" office:value-type="float" office:value="2" calcext:value-type="float">
            <text:p>2</text:p>
          </table:table-cell>
          <table:table-cell table:style-name="ce2" table:formula="of:=SUM([.S53:.S62])" office:value-type="float" office:value="5" calcext:value-type="float">
            <text:p>5</text:p>
          </table:table-cell>
          <table:table-cell table:formula="of:=SUM([.T53:.T62])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73" office:value-type="string" calcext:value-type="string">
            <text:p>F10</text:p>
          </table:table-cell>
          <table:table-cell table:style-name="ce77" office:value-type="float" office:value="441.8" calcext:value-type="float">
            <text:p>441.80</text:p>
          </table:table-cell>
          <table:table-cell table:style-name="ce77" table:formula="of:=[$'(SCE1) LP'.$F$62]" office:value-type="float" office:value="376.29187552" calcext:value-type="float">
            <text:p>376.29</text:p>
          </table:table-cell>
          <table:table-cell table:style-name="ce77" table:formula="of:=[$'(SCE2) Defaults'.$H$62]" office:value-type="float" office:value="521.3648" calcext:value-type="float">
            <text:p>521.36</text:p>
          </table:table-cell>
          <table:table-cell table:style-name="ce77" table:formula="of:=[$'(SCE3) Memory emphasis'.$H$62]" office:value-type="float" office:value="526.70631244" calcext:value-type="float">
            <text:p>526.71</text:p>
          </table:table-cell>
          <table:table-cell table:style-name="ce77" table:formula="of:=[$'(SCE4) Single thread'.$H$62]" office:value-type="float" office:value="529.16339502" calcext:value-type="float">
            <text:p>529.16</text:p>
          </table:table-cell>
          <table:table-cell table:style-name="ce77" table:formula="of:=[$'(SCE5) Single thread + mem emphasis'.$H$62]" office:value-type="float" office:value="526.53402423" calcext:value-type="float">
            <text:p>526.53</text:p>
          </table:table-cell>
          <table:table-cell table:style-name="ce77" office:value-type="float" office:value="546.84411811" calcext:value-type="float">
            <text:p>546.84</text:p>
          </table:table-cell>
          <table:table-cell table:style-name="ce77" office:value-type="float" office:value="536.4443075" calcext:value-type="float">
            <text:p>536.44</text:p>
          </table:table-cell>
          <table:table-cell table:style-name="ce73"/>
          <table:table-cell table:style-name="ce84" table:formula="of:=MAX([.B62:.I62])" office:value-type="float" office:value="546.84411811" calcext:value-type="float">
            <text:p>546.84</text:p>
          </table:table-cell>
          <table:table-cell table:style-name="ce84" table:formula="of:=([.K62]-[.B62])/[.B62]*100" office:value-type="float" office:value="23.7763961317338" calcext:value-type="float">
            <text:p>23.78</text:p>
          </table:table-cell>
          <table:table-cell table:style-name="ce73"/>
          <table:table-cell table:style-name="ce86" table:formula="of:=IF([.C62] = &quot;NA&quot;; 0; [.C62]&gt;=[.$K62]-0.05)" office:value-type="boolean" office:boolean-value="false" calcext:value-type="boolean">
            <text:p>FALSE</text:p>
          </table:table-cell>
          <table:table-cell table:style-name="ce86" table:formula="of:=IF([.D62] = &quot;NA&quot;; 0; [.D62]&gt;=[.$K62]-0.05)" office:value-type="boolean" office:boolean-value="false" calcext:value-type="boolean">
            <text:p>FALSE</text:p>
          </table:table-cell>
          <table:table-cell table:style-name="ce86" table:formula="of:=IF([.E62] = &quot;NA&quot;; 0; [.E62]&gt;=[.$K62]-0.05)" office:value-type="boolean" office:boolean-value="false" calcext:value-type="boolean">
            <text:p>FALSE</text:p>
          </table:table-cell>
          <table:table-cell table:style-name="ce86" table:formula="of:=IF([.F62] = &quot;NA&quot;; 0; [.F62]&gt;=[.$K62]-0.05)" office:value-type="boolean" office:boolean-value="false" calcext:value-type="boolean">
            <text:p>FALSE</text:p>
          </table:table-cell>
          <table:table-cell table:style-name="ce86" table:formula="of:=IF([.G62] = &quot;NA&quot;; 0; [.G62]&gt;=[.$K62]-0.05)" office:value-type="boolean" office:boolean-value="false" calcext:value-type="boolean">
            <text:p>FALSE</text:p>
          </table:table-cell>
          <table:table-cell table:style-name="ce86" table:formula="of:=IF([.H62] = &quot;NA&quot;; 0; [.H62]&gt;=[.$K62]-0.05)" office:value-type="boolean" office:boolean-value="true" calcext:value-type="boolean">
            <text:p>TRUE</text:p>
          </table:table-cell>
          <table:table-cell table:style-name="ce86" table:formula="of:=IF([.I62] = &quot;NA&quot;; 0; [.I62]&gt;=[.$K62]-0.05)" office:value-type="boolean" office:boolean-value="false" calcext:value-type="boolean">
            <text:p>FALSE</text:p>
          </table:table-cell>
          <table:table-cell table:style-name="ce73"/>
          <table:table-cell table:style-name="ce73" office:value-type="string" calcext:value-type="string">
            <text:p>%</text:p>
          </table:table-cell>
          <table:table-cell table:style-name="ce73" table:formula="of:=([.W61]*100)/10" office:value-type="float" office:value="0" calcext:value-type="float">
            <text:p>0</text:p>
          </table:table-cell>
          <table:table-cell table:style-name="ce73" table:formula="of:=([.X61]*100)/10" office:value-type="float" office:value="0" calcext:value-type="float">
            <text:p>0</text:p>
          </table:table-cell>
          <table:table-cell table:style-name="ce73" table:formula="of:=([.Y61]*100)/10" office:value-type="float" office:value="0" calcext:value-type="float">
            <text:p>0</text:p>
          </table:table-cell>
          <table:table-cell table:style-name="ce73" table:formula="of:=([.Z61]*100)/10" office:value-type="float" office:value="10" calcext:value-type="float">
            <text:p>10</text:p>
          </table:table-cell>
          <table:table-cell table:style-name="ce73" table:formula="of:=([.AA61]*100)/10" office:value-type="float" office:value="20" calcext:value-type="float">
            <text:p>20</text:p>
          </table:table-cell>
          <table:table-cell table:style-name="ce89" table:formula="of:=([.AB61]*100)/10" office:value-type="float" office:value="50" calcext:value-type="float">
            <text:p>50</text:p>
          </table:table-cell>
          <table:table-cell table:style-name="ce73" table:formula="of:=([.AC61]*100)/10" office:value-type="float" office:value="20" calcext:value-type="float">
            <text:p>20</text:p>
          </table:table-cell>
          <table:table-cell table:style-name="ce73" table:number-columns-repeated="995"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455" calcext:value-type="float">
            <text:p>455.00</text:p>
          </table:table-cell>
          <table:table-cell table:formula="of:=[$'(SCE1) LP'.$F$63]" office:value-type="float" office:value="444.14421667" calcext:value-type="float">
            <text:p>444.14</text:p>
          </table:table-cell>
          <table:table-cell table:formula="of:=[$'(SCE2) Defaults'.$H$63]" office:value-type="string" office:string-value="NA" calcext:value-type="string">
            <text:p>NA</text:p>
          </table:table-cell>
          <table:table-cell table:formula="of:=[$'(SCE3) Memory emphasis'.$H$63]" office:value-type="float" office:value="444.1442" calcext:value-type="float">
            <text:p>444.14</text:p>
          </table:table-cell>
          <table:table-cell table:formula="of:=[$'(SCE4) Single thread'.$H$63]" office:value-type="float" office:value="604.49155077" calcext:value-type="float">
            <text:p>604.49</text:p>
          </table:table-cell>
          <table:table-cell table:formula="of:=[$'(SCE5) Single thread + mem emphasis'.$H$63]" office:value-type="float" office:value="612.37073876" calcext:value-type="float">
            <text:p>612.37</text:p>
          </table:table-cell>
          <table:table-cell office:value-type="float" office:value="603.07681828" calcext:value-type="float">
            <text:p>603.08</text:p>
          </table:table-cell>
          <table:table-cell office:value-type="string" calcext:value-type="string">
            <text:p>NA</text:p>
          </table:table-cell>
          <table:table-cell/>
          <table:table-cell table:formula="of:=MAX([.B63:.I63])" office:value-type="float" office:value="612.37073876" calcext:value-type="float">
            <text:p>612.37</text:p>
          </table:table-cell>
          <table:table-cell table:formula="of:=([.K63]-[.B63])/[.B63]*100" office:value-type="float" office:value="34.5869755516483" calcext:value-type="float">
            <text:p>34.59</text:p>
          </table:table-cell>
          <table:table-cell/>
          <table:table-cell table:formula="of:=IF([.C63] = &quot;NA&quot;; 0; [.C63]&gt;=[.$K63]-0.05)" office:value-type="boolean" office:boolean-value="false" calcext:value-type="boolean">
            <text:p>FALSE</text:p>
          </table:table-cell>
          <table:table-cell table:formula="of:=IF([.D63] = &quot;NA&quot;; 0; [.D63]&gt;=[.$K63]-0.05)" office:value-type="boolean" office:boolean-value="false" calcext:value-type="boolean">
            <text:p>FALSE</text:p>
          </table:table-cell>
          <table:table-cell table:formula="of:=IF([.E63] = &quot;NA&quot;; 0; [.E63]&gt;=[.$K63]-0.05)" office:value-type="boolean" office:boolean-value="false" calcext:value-type="boolean">
            <text:p>FALSE</text:p>
          </table:table-cell>
          <table:table-cell table:formula="of:=IF([.F63] = &quot;NA&quot;; 0; [.F63]&gt;=[.$K63]-0.05)" office:value-type="boolean" office:boolean-value="false" calcext:value-type="boolean">
            <text:p>FALSE</text:p>
          </table:table-cell>
          <table:table-cell table:formula="of:=IF([.G63] = &quot;NA&quot;; 0; [.G63]&gt;=[.$K63]-0.05)" office:value-type="boolean" office:boolean-value="true" calcext:value-type="boolean">
            <text:p>TRUE</text:p>
          </table:table-cell>
          <table:table-cell table:formula="of:=IF([.H63] = &quot;NA&quot;; 0; [.H63]&gt;=[.$K63]-0.05)" office:value-type="boolean" office:boolean-value="false" calcext:value-type="boolean">
            <text:p>FALSE</text:p>
          </table:table-cell>
          <table:table-cell table:formula="of:=IF([.I63] = &quot;NA&quot;; 0; [.I63]&gt;=[.$K63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463.1" calcext:value-type="float">
            <text:p>463.10</text:p>
          </table:table-cell>
          <table:table-cell table:formula="of:=[$'(SCE1) LP'.$F$64]" office:value-type="float" office:value="452.82899" calcext:value-type="float">
            <text:p>452.83</text:p>
          </table:table-cell>
          <table:table-cell table:formula="of:=[$'(SCE2) Defaults'.$H$64]" office:value-type="string" office:string-value="NA" calcext:value-type="string">
            <text:p>NA</text:p>
          </table:table-cell>
          <table:table-cell table:formula="of:=[$'(SCE3) Memory emphasis'.$H$64]" office:value-type="string" office:string-value="NA" calcext:value-type="string">
            <text:p>NA</text:p>
          </table:table-cell>
          <table:table-cell table:formula="of:=[$'(SCE4) Single thread'.$H$64]" office:value-type="float" office:value="614.82167734" calcext:value-type="float">
            <text:p>614.82</text:p>
          </table:table-cell>
          <table:table-cell table:formula="of:=[$'(SCE5) Single thread + mem emphasis'.$H$64]" office:value-type="float" office:value="605.83715419" calcext:value-type="float">
            <text:p>605.84</text:p>
          </table:table-cell>
          <table:table-cell office:value-type="float" office:value="604.80651858" calcext:value-type="float">
            <text:p>604.81</text:p>
          </table:table-cell>
          <table:table-cell office:value-type="string" calcext:value-type="string">
            <text:p>NA</text:p>
          </table:table-cell>
          <table:table-cell/>
          <table:table-cell table:formula="of:=MAX([.B64:.I64])" office:value-type="float" office:value="614.82167734" calcext:value-type="float">
            <text:p>614.82</text:p>
          </table:table-cell>
          <table:table-cell table:formula="of:=([.K64]-[.B64])/[.B64]*100" office:value-type="float" office:value="32.7621846987691" calcext:value-type="float">
            <text:p>32.76</text:p>
          </table:table-cell>
          <table:table-cell/>
          <table:table-cell table:formula="of:=IF([.C64] = &quot;NA&quot;; 0; [.C64]&gt;=[.$K64]-0.05)" office:value-type="boolean" office:boolean-value="false" calcext:value-type="boolean">
            <text:p>FALSE</text:p>
          </table:table-cell>
          <table:table-cell table:formula="of:=IF([.D64] = &quot;NA&quot;; 0; [.D64]&gt;=[.$K64]-0.05)" office:value-type="boolean" office:boolean-value="false" calcext:value-type="boolean">
            <text:p>FALSE</text:p>
          </table:table-cell>
          <table:table-cell table:formula="of:=IF([.E64] = &quot;NA&quot;; 0; [.E64]&gt;=[.$K64]-0.05)" office:value-type="boolean" office:boolean-value="false" calcext:value-type="boolean">
            <text:p>FALSE</text:p>
          </table:table-cell>
          <table:table-cell table:formula="of:=IF([.F64] = &quot;NA&quot;; 0; [.F64]&gt;=[.$K64]-0.05)" office:value-type="boolean" office:boolean-value="true" calcext:value-type="boolean">
            <text:p>TRUE</text:p>
          </table:table-cell>
          <table:table-cell table:formula="of:=IF([.G64] = &quot;NA&quot;; 0; [.G64]&gt;=[.$K64]-0.05)" office:value-type="boolean" office:boolean-value="false" calcext:value-type="boolean">
            <text:p>FALSE</text:p>
          </table:table-cell>
          <table:table-cell table:formula="of:=IF([.H64] = &quot;NA&quot;; 0; [.H64]&gt;=[.$K64]-0.05)" office:value-type="boolean" office:boolean-value="false" calcext:value-type="boolean">
            <text:p>FALSE</text:p>
          </table:table-cell>
          <table:table-cell table:formula="of:=IF([.I64] = &quot;NA&quot;; 0; [.I64]&gt;=[.$K64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464.3" calcext:value-type="float">
            <text:p>464.30</text:p>
          </table:table-cell>
          <table:table-cell table:formula="of:=[$'(SCE1) LP'.$F$65]" office:value-type="float" office:value="454.39448667" calcext:value-type="float">
            <text:p>454.39</text:p>
          </table:table-cell>
          <table:table-cell table:formula="of:=[$'(SCE2) Defaults'.$H$65]" office:value-type="string" office:string-value="NA" calcext:value-type="string">
            <text:p>NA</text:p>
          </table:table-cell>
          <table:table-cell table:formula="of:=[$'(SCE3) Memory emphasis'.$H$65]" office:value-type="float" office:value="454.3945" calcext:value-type="float">
            <text:p>454.39</text:p>
          </table:table-cell>
          <table:table-cell table:formula="of:=[$'(SCE4) Single thread'.$H$65]" office:value-type="float" office:value="606.24886867" calcext:value-type="float">
            <text:p>606.25</text:p>
          </table:table-cell>
          <table:table-cell table:formula="of:=[$'(SCE5) Single thread + mem emphasis'.$H$65]" office:value-type="float" office:value="614.19803351" calcext:value-type="float">
            <text:p>614.20</text:p>
          </table:table-cell>
          <table:table-cell office:value-type="float" office:value="586.03744779" calcext:value-type="float">
            <text:p>586.04</text:p>
          </table:table-cell>
          <table:table-cell office:value-type="string" calcext:value-type="string">
            <text:p>NA</text:p>
          </table:table-cell>
          <table:table-cell/>
          <table:table-cell table:formula="of:=MAX([.B65:.I65])" office:value-type="float" office:value="614.19803351" calcext:value-type="float">
            <text:p>614.20</text:p>
          </table:table-cell>
          <table:table-cell table:formula="of:=([.K65]-[.B65])/[.B65]*100" office:value-type="float" office:value="32.284736917941" calcext:value-type="float">
            <text:p>32.28</text:p>
          </table:table-cell>
          <table:table-cell/>
          <table:table-cell table:formula="of:=IF([.C65] = &quot;NA&quot;; 0; [.C65]&gt;=[.$K65]-0.05)" office:value-type="boolean" office:boolean-value="false" calcext:value-type="boolean">
            <text:p>FALSE</text:p>
          </table:table-cell>
          <table:table-cell table:formula="of:=IF([.D65] = &quot;NA&quot;; 0; [.D65]&gt;=[.$K65]-0.05)" office:value-type="boolean" office:boolean-value="false" calcext:value-type="boolean">
            <text:p>FALSE</text:p>
          </table:table-cell>
          <table:table-cell table:formula="of:=IF([.E65] = &quot;NA&quot;; 0; [.E65]&gt;=[.$K65]-0.05)" office:value-type="boolean" office:boolean-value="false" calcext:value-type="boolean">
            <text:p>FALSE</text:p>
          </table:table-cell>
          <table:table-cell table:formula="of:=IF([.F65] = &quot;NA&quot;; 0; [.F65]&gt;=[.$K65]-0.05)" office:value-type="boolean" office:boolean-value="false" calcext:value-type="boolean">
            <text:p>FALSE</text:p>
          </table:table-cell>
          <table:table-cell table:formula="of:=IF([.G65] = &quot;NA&quot;; 0; [.G65]&gt;=[.$K65]-0.05)" office:value-type="boolean" office:boolean-value="true" calcext:value-type="boolean">
            <text:p>TRUE</text:p>
          </table:table-cell>
          <table:table-cell table:formula="of:=IF([.H65] = &quot;NA&quot;; 0; [.H65]&gt;=[.$K65]-0.05)" office:value-type="boolean" office:boolean-value="false" calcext:value-type="boolean">
            <text:p>FALSE</text:p>
          </table:table-cell>
          <table:table-cell table:formula="of:=IF([.I65] = &quot;NA&quot;; 0; [.I65]&gt;=[.$K65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461.5" calcext:value-type="float">
            <text:p>461.50</text:p>
          </table:table-cell>
          <table:table-cell table:formula="of:=[$'(SCE1) LP'.$F$66]" office:value-type="float" office:value="451.33041" calcext:value-type="float">
            <text:p>451.33</text:p>
          </table:table-cell>
          <table:table-cell table:formula="of:=[$'(SCE2) Defaults'.$H$66]" office:value-type="string" office:string-value="NA" calcext:value-type="string">
            <text:p>NA</text:p>
          </table:table-cell>
          <table:table-cell table:formula="of:=[$'(SCE3) Memory emphasis'.$H$66]" office:value-type="string" office:string-value="NA" calcext:value-type="string">
            <text:p>NA</text:p>
          </table:table-cell>
          <table:table-cell table:formula="of:=[$'(SCE4) Single thread'.$H$66]" office:value-type="float" office:value="451.5042" calcext:value-type="float">
            <text:p>451.50</text:p>
          </table:table-cell>
          <table:table-cell table:formula="of:=[$'(SCE5) Single thread + mem emphasis'.$H$66]" office:value-type="float" office:value="604.29698492" calcext:value-type="float">
            <text:p>604.30</text:p>
          </table:table-cell>
          <table:table-cell office:value-type="float" office:value="594.49199376" calcext:value-type="float">
            <text:p>594.49</text:p>
          </table:table-cell>
          <table:table-cell office:value-type="string" calcext:value-type="string">
            <text:p>NA</text:p>
          </table:table-cell>
          <table:table-cell/>
          <table:table-cell table:formula="of:=MAX([.B66:.I66])" office:value-type="float" office:value="604.29698492" calcext:value-type="float">
            <text:p>604.30</text:p>
          </table:table-cell>
          <table:table-cell table:formula="of:=([.K66]-[.B66])/[.B66]*100" office:value-type="float" office:value="30.9419252264355" calcext:value-type="float">
            <text:p>30.94</text:p>
          </table:table-cell>
          <table:table-cell/>
          <table:table-cell table:formula="of:=IF([.C66] = &quot;NA&quot;; 0; [.C66]&gt;=[.$K66]-0.05)" office:value-type="boolean" office:boolean-value="false" calcext:value-type="boolean">
            <text:p>FALSE</text:p>
          </table:table-cell>
          <table:table-cell table:formula="of:=IF([.D66] = &quot;NA&quot;; 0; [.D66]&gt;=[.$K66]-0.05)" office:value-type="boolean" office:boolean-value="false" calcext:value-type="boolean">
            <text:p>FALSE</text:p>
          </table:table-cell>
          <table:table-cell table:formula="of:=IF([.E66] = &quot;NA&quot;; 0; [.E66]&gt;=[.$K66]-0.05)" office:value-type="boolean" office:boolean-value="false" calcext:value-type="boolean">
            <text:p>FALSE</text:p>
          </table:table-cell>
          <table:table-cell table:formula="of:=IF([.F66] = &quot;NA&quot;; 0; [.F66]&gt;=[.$K66]-0.05)" office:value-type="boolean" office:boolean-value="false" calcext:value-type="boolean">
            <text:p>FALSE</text:p>
          </table:table-cell>
          <table:table-cell table:formula="of:=IF([.G66] = &quot;NA&quot;; 0; [.G66]&gt;=[.$K66]-0.05)" office:value-type="boolean" office:boolean-value="true" calcext:value-type="boolean">
            <text:p>TRUE</text:p>
          </table:table-cell>
          <table:table-cell table:formula="of:=IF([.H66] = &quot;NA&quot;; 0; [.H66]&gt;=[.$K66]-0.05)" office:value-type="boolean" office:boolean-value="false" calcext:value-type="boolean">
            <text:p>FALSE</text:p>
          </table:table-cell>
          <table:table-cell table:formula="of:=IF([.I66] = &quot;NA&quot;; 0; [.I66]&gt;=[.$K66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449.4" calcext:value-type="float">
            <text:p>449.40</text:p>
          </table:table-cell>
          <table:table-cell table:formula="of:=[$'(SCE1) LP'.$F$67]" office:value-type="float" office:value="439.10993" calcext:value-type="float">
            <text:p>439.11</text:p>
          </table:table-cell>
          <table:table-cell table:formula="of:=[$'(SCE2) Defaults'.$H$67]" office:value-type="string" office:string-value="NA" calcext:value-type="string">
            <text:p>NA</text:p>
          </table:table-cell>
          <table:table-cell table:formula="of:=[$'(SCE3) Memory emphasis'.$H$67]" office:value-type="float" office:value="439.1099" calcext:value-type="float">
            <text:p>439.11</text:p>
          </table:table-cell>
          <table:table-cell table:formula="of:=[$'(SCE4) Single thread'.$H$67]" office:value-type="float" office:value="627.81136575" calcext:value-type="float">
            <text:p>627.81</text:p>
          </table:table-cell>
          <table:table-cell table:formula="of:=[$'(SCE5) Single thread + mem emphasis'.$H$67]" office:value-type="float" office:value="633.65832487" calcext:value-type="float">
            <text:p>633.66</text:p>
          </table:table-cell>
          <table:table-cell office:value-type="float" office:value="608.34065952" calcext:value-type="float">
            <text:p>608.34</text:p>
          </table:table-cell>
          <table:table-cell office:value-type="string" calcext:value-type="string">
            <text:p>NA</text:p>
          </table:table-cell>
          <table:table-cell/>
          <table:table-cell table:formula="of:=MAX([.B67:.I67])" office:value-type="float" office:value="633.65832487" calcext:value-type="float">
            <text:p>633.66</text:p>
          </table:table-cell>
          <table:table-cell table:formula="of:=([.K67]-[.B67])/[.B67]*100" office:value-type="float" office:value="41.0009623653761" calcext:value-type="float">
            <text:p>41.00</text:p>
          </table:table-cell>
          <table:table-cell/>
          <table:table-cell table:formula="of:=IF([.C67] = &quot;NA&quot;; 0; [.C67]&gt;=[.$K67]-0.05)" office:value-type="boolean" office:boolean-value="false" calcext:value-type="boolean">
            <text:p>FALSE</text:p>
          </table:table-cell>
          <table:table-cell table:formula="of:=IF([.D67] = &quot;NA&quot;; 0; [.D67]&gt;=[.$K67]-0.05)" office:value-type="boolean" office:boolean-value="false" calcext:value-type="boolean">
            <text:p>FALSE</text:p>
          </table:table-cell>
          <table:table-cell table:formula="of:=IF([.E67] = &quot;NA&quot;; 0; [.E67]&gt;=[.$K67]-0.05)" office:value-type="boolean" office:boolean-value="false" calcext:value-type="boolean">
            <text:p>FALSE</text:p>
          </table:table-cell>
          <table:table-cell table:formula="of:=IF([.F67] = &quot;NA&quot;; 0; [.F67]&gt;=[.$K67]-0.05)" office:value-type="boolean" office:boolean-value="false" calcext:value-type="boolean">
            <text:p>FALSE</text:p>
          </table:table-cell>
          <table:table-cell table:formula="of:=IF([.G67] = &quot;NA&quot;; 0; [.G67]&gt;=[.$K67]-0.05)" office:value-type="boolean" office:boolean-value="true" calcext:value-type="boolean">
            <text:p>TRUE</text:p>
          </table:table-cell>
          <table:table-cell table:formula="of:=IF([.H67] = &quot;NA&quot;; 0; [.H67]&gt;=[.$K67]-0.05)" office:value-type="boolean" office:boolean-value="false" calcext:value-type="boolean">
            <text:p>FALSE</text:p>
          </table:table-cell>
          <table:table-cell table:formula="of:=IF([.I67] = &quot;NA&quot;; 0; [.I67]&gt;=[.$K67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471.5" calcext:value-type="float">
            <text:p>471.50</text:p>
          </table:table-cell>
          <table:table-cell table:formula="of:=[$'(SCE1) LP'.$F$68]" office:value-type="float" office:value="461.14667333" calcext:value-type="float">
            <text:p>461.15</text:p>
          </table:table-cell>
          <table:table-cell table:formula="of:=[$'(SCE2) Defaults'.$H$68]" office:value-type="string" office:string-value="NA" calcext:value-type="string">
            <text:p>NA</text:p>
          </table:table-cell>
          <table:table-cell table:formula="of:=[$'(SCE3) Memory emphasis'.$H$68]" office:value-type="string" office:string-value="NA" calcext:value-type="string">
            <text:p>NA</text:p>
          </table:table-cell>
          <table:table-cell table:formula="of:=[$'(SCE4) Single thread'.$H$68]" office:value-type="float" office:value="607.62924792" calcext:value-type="float">
            <text:p>607.63</text:p>
          </table:table-cell>
          <table:table-cell table:formula="of:=[$'(SCE5) Single thread + mem emphasis'.$H$68]" office:value-type="float" office:value="621.46004183" calcext:value-type="float">
            <text:p>621.46</text:p>
          </table:table-cell>
          <table:table-cell office:value-type="float" office:value="587.73232426" calcext:value-type="float">
            <text:p>587.73</text:p>
          </table:table-cell>
          <table:table-cell office:value-type="string" calcext:value-type="string">
            <text:p>NA</text:p>
          </table:table-cell>
          <table:table-cell/>
          <table:table-cell table:formula="of:=MAX([.B68:.I68])" office:value-type="float" office:value="621.46004183" calcext:value-type="float">
            <text:p>621.46</text:p>
          </table:table-cell>
          <table:table-cell table:formula="of:=([.K68]-[.B68])/[.B68]*100" office:value-type="float" office:value="31.8048869204666" calcext:value-type="float">
            <text:p>31.80</text:p>
          </table:table-cell>
          <table:table-cell/>
          <table:table-cell table:formula="of:=IF([.C68] = &quot;NA&quot;; 0; [.C68]&gt;=[.$K68]-0.05)" office:value-type="boolean" office:boolean-value="false" calcext:value-type="boolean">
            <text:p>FALSE</text:p>
          </table:table-cell>
          <table:table-cell table:formula="of:=IF([.D68] = &quot;NA&quot;; 0; [.D68]&gt;=[.$K68]-0.05)" office:value-type="boolean" office:boolean-value="false" calcext:value-type="boolean">
            <text:p>FALSE</text:p>
          </table:table-cell>
          <table:table-cell table:formula="of:=IF([.E68] = &quot;NA&quot;; 0; [.E68]&gt;=[.$K68]-0.05)" office:value-type="boolean" office:boolean-value="false" calcext:value-type="boolean">
            <text:p>FALSE</text:p>
          </table:table-cell>
          <table:table-cell table:formula="of:=IF([.F68] = &quot;NA&quot;; 0; [.F68]&gt;=[.$K68]-0.05)" office:value-type="boolean" office:boolean-value="false" calcext:value-type="boolean">
            <text:p>FALSE</text:p>
          </table:table-cell>
          <table:table-cell table:formula="of:=IF([.G68] = &quot;NA&quot;; 0; [.G68]&gt;=[.$K68]-0.05)" office:value-type="boolean" office:boolean-value="true" calcext:value-type="boolean">
            <text:p>TRUE</text:p>
          </table:table-cell>
          <table:table-cell table:formula="of:=IF([.H68] = &quot;NA&quot;; 0; [.H68]&gt;=[.$K68]-0.05)" office:value-type="boolean" office:boolean-value="false" calcext:value-type="boolean">
            <text:p>FALSE</text:p>
          </table:table-cell>
          <table:table-cell table:formula="of:=IF([.I68] = &quot;NA&quot;; 0; [.I68]&gt;=[.$K68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459.1" calcext:value-type="float">
            <text:p>459.10</text:p>
          </table:table-cell>
          <table:table-cell table:formula="of:=[$'(SCE1) LP'.$F$69]" office:value-type="float" office:value="449.10665" calcext:value-type="float">
            <text:p>449.11</text:p>
          </table:table-cell>
          <table:table-cell table:formula="of:=[$'(SCE2) Defaults'.$H$69]" office:value-type="string" office:string-value="NA" calcext:value-type="string">
            <text:p>NA</text:p>
          </table:table-cell>
          <table:table-cell table:formula="of:=[$'(SCE3) Memory emphasis'.$H$69]" office:value-type="float" office:value="449.1066" calcext:value-type="float">
            <text:p>449.11</text:p>
          </table:table-cell>
          <table:table-cell table:formula="of:=[$'(SCE4) Single thread'.$H$69]" office:value-type="float" office:value="603.48348182" calcext:value-type="float">
            <text:p>603.48</text:p>
          </table:table-cell>
          <table:table-cell table:formula="of:=[$'(SCE5) Single thread + mem emphasis'.$H$69]" office:value-type="float" office:value="600.54236249" calcext:value-type="float">
            <text:p>600.54</text:p>
          </table:table-cell>
          <table:table-cell office:value-type="float" office:value="602.42373225" calcext:value-type="float">
            <text:p>602.42</text:p>
          </table:table-cell>
          <table:table-cell office:value-type="string" calcext:value-type="string">
            <text:p>NA</text:p>
          </table:table-cell>
          <table:table-cell/>
          <table:table-cell table:formula="of:=MAX([.B69:.I69])" office:value-type="float" office:value="603.48348182" calcext:value-type="float">
            <text:p>603.48</text:p>
          </table:table-cell>
          <table:table-cell table:formula="of:=([.K69]-[.B69])/[.B69]*100" office:value-type="float" office:value="31.4492445698105" calcext:value-type="float">
            <text:p>31.45</text:p>
          </table:table-cell>
          <table:table-cell/>
          <table:table-cell table:formula="of:=IF([.C69] = &quot;NA&quot;; 0; [.C69]&gt;=[.$K69]-0.05)" office:value-type="boolean" office:boolean-value="false" calcext:value-type="boolean">
            <text:p>FALSE</text:p>
          </table:table-cell>
          <table:table-cell table:formula="of:=IF([.D69] = &quot;NA&quot;; 0; [.D69]&gt;=[.$K69]-0.05)" office:value-type="boolean" office:boolean-value="false" calcext:value-type="boolean">
            <text:p>FALSE</text:p>
          </table:table-cell>
          <table:table-cell table:formula="of:=IF([.E69] = &quot;NA&quot;; 0; [.E69]&gt;=[.$K69]-0.05)" office:value-type="boolean" office:boolean-value="false" calcext:value-type="boolean">
            <text:p>FALSE</text:p>
          </table:table-cell>
          <table:table-cell table:formula="of:=IF([.F69] = &quot;NA&quot;; 0; [.F69]&gt;=[.$K69]-0.05)" office:value-type="boolean" office:boolean-value="true" calcext:value-type="boolean">
            <text:p>TRUE</text:p>
          </table:table-cell>
          <table:table-cell table:formula="of:=IF([.G69] = &quot;NA&quot;; 0; [.G69]&gt;=[.$K69]-0.05)" office:value-type="boolean" office:boolean-value="false" calcext:value-type="boolean">
            <text:p>FALSE</text:p>
          </table:table-cell>
          <table:table-cell table:formula="of:=IF([.H69] = &quot;NA&quot;; 0; [.H69]&gt;=[.$K69]-0.05)" office:value-type="boolean" office:boolean-value="false" calcext:value-type="boolean">
            <text:p>FALSE</text:p>
          </table:table-cell>
          <table:table-cell table:formula="of:=IF([.I69] = &quot;NA&quot;; 0; [.I69]&gt;=[.$K69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472.4" calcext:value-type="float">
            <text:p>472.40</text:p>
          </table:table-cell>
          <table:table-cell table:formula="of:=[$'(SCE1) LP'.$F$70]" office:value-type="float" office:value="461.90327333" calcext:value-type="float">
            <text:p>461.90</text:p>
          </table:table-cell>
          <table:table-cell table:formula="of:=[$'(SCE2) Defaults'.$H$70]" office:value-type="string" office:string-value="NA" calcext:value-type="string">
            <text:p>NA</text:p>
          </table:table-cell>
          <table:table-cell table:formula="of:=[$'(SCE3) Memory emphasis'.$H$70]" office:value-type="float" office:value="461.9033" calcext:value-type="float">
            <text:p>461.90</text:p>
          </table:table-cell>
          <table:table-cell table:formula="of:=[$'(SCE4) Single thread'.$H$70]" office:value-type="float" office:value="616.67892015" calcext:value-type="float">
            <text:p>616.68</text:p>
          </table:table-cell>
          <table:table-cell table:formula="of:=[$'(SCE5) Single thread + mem emphasis'.$H$70]" office:value-type="float" office:value="618.73534749" calcext:value-type="float">
            <text:p>618.74</text:p>
          </table:table-cell>
          <table:table-cell office:value-type="float" office:value="592.07102324" calcext:value-type="float">
            <text:p>592.07</text:p>
          </table:table-cell>
          <table:table-cell office:value-type="string" calcext:value-type="string">
            <text:p>NA</text:p>
          </table:table-cell>
          <table:table-cell/>
          <table:table-cell table:formula="of:=MAX([.B70:.I70])" office:value-type="float" office:value="618.73534749" calcext:value-type="float">
            <text:p>618.74</text:p>
          </table:table-cell>
          <table:table-cell table:formula="of:=([.K70]-[.B70])/[.B70]*100" office:value-type="float" office:value="30.9769998920406" calcext:value-type="float">
            <text:p>30.98</text:p>
          </table:table-cell>
          <table:table-cell/>
          <table:table-cell table:formula="of:=IF([.C70] = &quot;NA&quot;; 0; [.C70]&gt;=[.$K70]-0.05)" office:value-type="boolean" office:boolean-value="false" calcext:value-type="boolean">
            <text:p>FALSE</text:p>
          </table:table-cell>
          <table:table-cell table:formula="of:=IF([.D70] = &quot;NA&quot;; 0; [.D70]&gt;=[.$K70]-0.05)" office:value-type="boolean" office:boolean-value="false" calcext:value-type="boolean">
            <text:p>FALSE</text:p>
          </table:table-cell>
          <table:table-cell table:formula="of:=IF([.E70] = &quot;NA&quot;; 0; [.E70]&gt;=[.$K70]-0.05)" office:value-type="boolean" office:boolean-value="false" calcext:value-type="boolean">
            <text:p>FALSE</text:p>
          </table:table-cell>
          <table:table-cell table:formula="of:=IF([.F70] = &quot;NA&quot;; 0; [.F70]&gt;=[.$K70]-0.05)" office:value-type="boolean" office:boolean-value="false" calcext:value-type="boolean">
            <text:p>FALSE</text:p>
          </table:table-cell>
          <table:table-cell table:formula="of:=IF([.G70] = &quot;NA&quot;; 0; [.G70]&gt;=[.$K70]-0.05)" office:value-type="boolean" office:boolean-value="true" calcext:value-type="boolean">
            <text:p>TRUE</text:p>
          </table:table-cell>
          <table:table-cell table:formula="of:=IF([.H70] = &quot;NA&quot;; 0; [.H70]&gt;=[.$K70]-0.05)" office:value-type="boolean" office:boolean-value="false" calcext:value-type="boolean">
            <text:p>FALSE</text:p>
          </table:table-cell>
          <table:table-cell table:formula="of:=IF([.I70] = &quot;NA&quot;; 0; [.I70]&gt;=[.$K70]-0.05)" office:value-type="boolean" office:boolean-value="false" calcext:value-type="boolean">
            <text:p>FAL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9</text:p>
          </table:table-cell>
          <table:table-cell office:value-type="float" office:value="473.3" calcext:value-type="float">
            <text:p>473.30</text:p>
          </table:table-cell>
          <table:table-cell table:formula="of:=[$'(SCE1) LP'.$F$71]" office:value-type="float" office:value="459.30274667" calcext:value-type="float">
            <text:p>459.30</text:p>
          </table:table-cell>
          <table:table-cell table:formula="of:=[$'(SCE2) Defaults'.$H$71]" office:value-type="string" office:string-value="NA" calcext:value-type="string">
            <text:p>NA</text:p>
          </table:table-cell>
          <table:table-cell table:formula="of:=[$'(SCE3) Memory emphasis'.$H$71]" office:value-type="float" office:value="459.3027" calcext:value-type="float">
            <text:p>459.30</text:p>
          </table:table-cell>
          <table:table-cell table:formula="of:=[$'(SCE4) Single thread'.$H$71]" office:value-type="float" office:value="668.15929571" calcext:value-type="float">
            <text:p>668.16</text:p>
          </table:table-cell>
          <table:table-cell table:formula="of:=[$'(SCE5) Single thread + mem emphasis'.$H$71]" office:value-type="float" office:value="662.70439854" calcext:value-type="float">
            <text:p>662.70</text:p>
          </table:table-cell>
          <table:table-cell office:value-type="float" office:value="644.86216632" calcext:value-type="float">
            <text:p>644.86</text:p>
          </table:table-cell>
          <table:table-cell office:value-type="string" calcext:value-type="string">
            <text:p>NA</text:p>
          </table:table-cell>
          <table:table-cell/>
          <table:table-cell table:formula="of:=MAX([.B71:.I71])" office:value-type="float" office:value="668.15929571" calcext:value-type="float">
            <text:p>668.16</text:p>
          </table:table-cell>
          <table:table-cell table:formula="of:=([.K71]-[.B71])/[.B71]*100" office:value-type="float" office:value="41.1703561609973" calcext:value-type="float">
            <text:p>41.17</text:p>
          </table:table-cell>
          <table:table-cell/>
          <table:table-cell table:formula="of:=IF([.C71] = &quot;NA&quot;; 0; [.C71]&gt;=[.$K71]-0.05)" office:value-type="boolean" office:boolean-value="false" calcext:value-type="boolean">
            <text:p>FALSE</text:p>
          </table:table-cell>
          <table:table-cell table:formula="of:=IF([.D71] = &quot;NA&quot;; 0; [.D71]&gt;=[.$K71]-0.05)" office:value-type="boolean" office:boolean-value="false" calcext:value-type="boolean">
            <text:p>FALSE</text:p>
          </table:table-cell>
          <table:table-cell table:formula="of:=IF([.E71] = &quot;NA&quot;; 0; [.E71]&gt;=[.$K71]-0.05)" office:value-type="boolean" office:boolean-value="false" calcext:value-type="boolean">
            <text:p>FALSE</text:p>
          </table:table-cell>
          <table:table-cell table:formula="of:=IF([.F71] = &quot;NA&quot;; 0; [.F71]&gt;=[.$K71]-0.05)" office:value-type="boolean" office:boolean-value="true" calcext:value-type="boolean">
            <text:p>TRUE</text:p>
          </table:table-cell>
          <table:table-cell table:formula="of:=IF([.G71] = &quot;NA&quot;; 0; [.G71]&gt;=[.$K71]-0.05)" office:value-type="boolean" office:boolean-value="false" calcext:value-type="boolean">
            <text:p>FALSE</text:p>
          </table:table-cell>
          <table:table-cell table:formula="of:=IF([.H71] = &quot;NA&quot;; 0; [.H71]&gt;=[.$K71]-0.05)" office:value-type="boolean" office:boolean-value="false" calcext:value-type="boolean">
            <text:p>FALSE</text:p>
          </table:table-cell>
          <table:table-cell table:formula="of:=IF([.I71] = &quot;NA&quot;; 0; [.I71]&gt;=[.$K71]-0.05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um</text:p>
          </table:table-cell>
          <table:table-cell table:formula="of:=SUM([.N63:.N72])" office:value-type="float" office:value="0" calcext:value-type="float">
            <text:p>0</text:p>
          </table:table-cell>
          <table:table-cell table:formula="of:=SUM([.O63:.O72])" office:value-type="float" office:value="0" calcext:value-type="float">
            <text:p>0</text:p>
          </table:table-cell>
          <table:table-cell table:formula="of:=SUM([.P63:.P72])" office:value-type="float" office:value="0" calcext:value-type="float">
            <text:p>0</text:p>
          </table:table-cell>
          <table:table-cell table:formula="of:=SUM([.Q63:.Q72])" office:value-type="float" office:value="4" calcext:value-type="float">
            <text:p>4</text:p>
          </table:table-cell>
          <table:table-cell table:style-name="ce2" table:formula="of:=SUM([.R63:.R72])" office:value-type="float" office:value="6" calcext:value-type="float">
            <text:p>6</text:p>
          </table:table-cell>
          <table:table-cell table:formula="of:=SUM([.S63:.S72])" office:value-type="float" office:value="0" calcext:value-type="float">
            <text:p>0</text:p>
          </table:table-cell>
          <table:table-cell table:formula="of:=SUM([.T63:.T72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73" office:value-type="string" calcext:value-type="string">
            <text:p>G10</text:p>
          </table:table-cell>
          <table:table-cell table:style-name="ce77" office:value-type="float" office:value="451.6" calcext:value-type="float">
            <text:p>451.60</text:p>
          </table:table-cell>
          <table:table-cell table:style-name="ce77" table:formula="of:=[$'(SCE1) LP'.$F$72]" office:value-type="float" office:value="441.40920742" calcext:value-type="float">
            <text:p>441.41</text:p>
          </table:table-cell>
          <table:table-cell table:style-name="ce77" table:formula="of:=[$'(SCE2) Defaults'.$H$72]" office:value-type="float" office:value="441.4092" calcext:value-type="float">
            <text:p>441.41</text:p>
          </table:table-cell>
          <table:table-cell table:style-name="ce77" table:formula="of:=[$'(SCE3) Memory emphasis'.$H$72]" office:value-type="float" office:value="441.4092" calcext:value-type="float">
            <text:p>441.41</text:p>
          </table:table-cell>
          <table:table-cell table:style-name="ce77" table:formula="of:=[$'(SCE4) Single thread'.$H$72]" office:value-type="float" office:value="638.92243293" calcext:value-type="float">
            <text:p>638.92</text:p>
          </table:table-cell>
          <table:table-cell table:style-name="ce77" table:formula="of:=[$'(SCE5) Single thread + mem emphasis'.$H$72]" office:value-type="float" office:value="633.7575027" calcext:value-type="float">
            <text:p>633.76</text:p>
          </table:table-cell>
          <table:table-cell table:style-name="ce77" office:value-type="float" office:value="622.03709879" calcext:value-type="float">
            <text:p>622.04</text:p>
          </table:table-cell>
          <table:table-cell table:style-name="ce77" office:value-type="string" calcext:value-type="string">
            <text:p>NA</text:p>
          </table:table-cell>
          <table:table-cell table:style-name="ce73"/>
          <table:table-cell table:style-name="ce84" table:formula="of:=MAX([.B72:.I72])" office:value-type="float" office:value="638.92243293" calcext:value-type="float">
            <text:p>638.92</text:p>
          </table:table-cell>
          <table:table-cell table:style-name="ce84" table:formula="of:=([.K72]-[.B72])/[.B72]*100" office:value-type="float" office:value="41.4797238551816" calcext:value-type="float">
            <text:p>41.48</text:p>
          </table:table-cell>
          <table:table-cell table:style-name="ce73"/>
          <table:table-cell table:style-name="ce86" table:formula="of:=IF([.C72] = &quot;NA&quot;; 0; [.C72]&gt;=[.$K72]-0.05)" office:value-type="boolean" office:boolean-value="false" calcext:value-type="boolean">
            <text:p>FALSE</text:p>
          </table:table-cell>
          <table:table-cell table:style-name="ce86" table:formula="of:=IF([.D72] = &quot;NA&quot;; 0; [.D72]&gt;=[.$K72]-0.05)" office:value-type="boolean" office:boolean-value="false" calcext:value-type="boolean">
            <text:p>FALSE</text:p>
          </table:table-cell>
          <table:table-cell table:style-name="ce86" table:formula="of:=IF([.E72] = &quot;NA&quot;; 0; [.E72]&gt;=[.$K72]-0.05)" office:value-type="boolean" office:boolean-value="false" calcext:value-type="boolean">
            <text:p>FALSE</text:p>
          </table:table-cell>
          <table:table-cell table:style-name="ce86" table:formula="of:=IF([.F72] = &quot;NA&quot;; 0; [.F72]&gt;=[.$K72]-0.05)" office:value-type="boolean" office:boolean-value="true" calcext:value-type="boolean">
            <text:p>TRUE</text:p>
          </table:table-cell>
          <table:table-cell table:style-name="ce86" table:formula="of:=IF([.G72] = &quot;NA&quot;; 0; [.G72]&gt;=[.$K72]-0.05)" office:value-type="boolean" office:boolean-value="false" calcext:value-type="boolean">
            <text:p>FALSE</text:p>
          </table:table-cell>
          <table:table-cell table:style-name="ce86" table:formula="of:=IF([.H72] = &quot;NA&quot;; 0; [.H72]&gt;=[.$K72]-0.05)" office:value-type="boolean" office:boolean-value="false" calcext:value-type="boolean">
            <text:p>FALSE</text:p>
          </table:table-cell>
          <table:table-cell table:style-name="ce86" table:formula="of:=IF([.I72] = &quot;NA&quot;; 0; [.I72]&gt;=[.$K72]-0.05)" office:value-type="boolean" office:boolean-value="false" calcext:value-type="boolean">
            <text:p>FALSE</text:p>
          </table:table-cell>
          <table:table-cell table:style-name="ce73"/>
          <table:table-cell table:style-name="ce73" office:value-type="string" calcext:value-type="string">
            <text:p>%</text:p>
          </table:table-cell>
          <table:table-cell table:style-name="ce73" table:formula="of:=([.W71]*100)/10" office:value-type="float" office:value="0" calcext:value-type="float">
            <text:p>0</text:p>
          </table:table-cell>
          <table:table-cell table:style-name="ce73" table:formula="of:=([.X71]*100)/10" office:value-type="float" office:value="0" calcext:value-type="float">
            <text:p>0</text:p>
          </table:table-cell>
          <table:table-cell table:style-name="ce73" table:formula="of:=([.Y71]*100)/10" office:value-type="float" office:value="0" calcext:value-type="float">
            <text:p>0</text:p>
          </table:table-cell>
          <table:table-cell table:style-name="ce73" table:formula="of:=([.Z71]*100)/10" office:value-type="float" office:value="40" calcext:value-type="float">
            <text:p>40</text:p>
          </table:table-cell>
          <table:table-cell table:style-name="ce89" table:formula="of:=([.AA71]*100)/10" office:value-type="float" office:value="60" calcext:value-type="float">
            <text:p>60</text:p>
          </table:table-cell>
          <table:table-cell table:style-name="ce73" table:formula="of:=([.AB71]*100)/10" office:value-type="float" office:value="0" calcext:value-type="float">
            <text:p>0</text:p>
          </table:table-cell>
          <table:table-cell table:style-name="ce73" table:formula="of:=([.AC71]*100)/10" office:value-type="float" office:value="0" calcext:value-type="float">
            <text:p>0</text:p>
          </table:table-cell>
          <table:table-cell table:style-name="ce73" table:number-columns-repeated="995"/>
        </table:table-row>
        <table:table-row table:style-name="ro1" table:number-rows-repeated="2">
          <table:table-cell/>
          <table:table-cell table:style-name="Default" table:number-columns-repeated="8"/>
          <table:table-cell/>
          <table:table-cell table:style-name="Default" table:number-columns-repeated="2"/>
          <table:table-cell/>
          <table:table-cell table:style-name="Default" table:number-columns-repeated="7"/>
          <table:table-cell table:number-columns-repeated="1004"/>
        </table:table-row>
        <table:table-row table:style-name="ro1">
          <table:table-cell office:value-type="string" calcext:value-type="string">
            <text:p>#NA</text:p>
          </table:table-cell>
          <table:table-cell table:style-name="Default" table:formula="of:=COUNTIF([.B3:.B72]; &quot;=NA&quot;)" office:value-type="float" office:value="0" calcext:value-type="float">
            <text:p>0</text:p>
          </table:table-cell>
          <table:table-cell table:style-name="Default" table:formula="of:=COUNTIF([.C3:.C72]; &quot;=NA&quot;)" office:value-type="float" office:value="0" calcext:value-type="float">
            <text:p>0</text:p>
          </table:table-cell>
          <table:table-cell table:style-name="ce80" table:formula="of:=COUNTIF([.D3:.D72]; &quot;=NA&quot;)" office:value-type="float" office:value="9" calcext:value-type="float">
            <text:p>9</text:p>
          </table:table-cell>
          <table:table-cell table:style-name="ce80" table:formula="of:=COUNTIF([.E3:.E72]; &quot;=NA&quot;)" office:value-type="float" office:value="3" calcext:value-type="float">
            <text:p>3</text:p>
          </table:table-cell>
          <table:table-cell table:style-name="Default" table:formula="of:=COUNTIF([.F3:.F72]; &quot;=NA&quot;)" office:value-type="float" office:value="0" calcext:value-type="float">
            <text:p>0</text:p>
          </table:table-cell>
          <table:table-cell table:style-name="Default" table:formula="of:=COUNTIF([.G3:.G72]; &quot;=NA&quot;)" office:value-type="float" office:value="0" calcext:value-type="float">
            <text:p>0</text:p>
          </table:table-cell>
          <table:table-cell table:style-name="Default" table:formula="of:=COUNTIF([.H3:.H72]; &quot;=NA&quot;)" office:value-type="float" office:value="0" calcext:value-type="float">
            <text:p>0</text:p>
          </table:table-cell>
          <table:table-cell table:style-name="ce80" table:formula="of:=COUNTIF([.I3:.I72]; &quot;=NA&quot;)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office:value-type="string" calcext:value-type="string">
            <text:p>Sum</text:p>
          </table:table-cell>
          <table:table-cell table:style-name="Default" table:formula="of:=SUM([.N3:.N72])" office:value-type="float" office:value="0" calcext:value-type="float">
            <text:p>0</text:p>
          </table:table-cell>
          <table:table-cell table:style-name="Default" table:formula="of:=SUM([.O3:.O72])" office:value-type="float" office:value="20" calcext:value-type="float">
            <text:p>20</text:p>
          </table:table-cell>
          <table:table-cell table:style-name="Default" table:formula="of:=SUM([.P3:.P72])" office:value-type="float" office:value="21" calcext:value-type="float">
            <text:p>21</text:p>
          </table:table-cell>
          <table:table-cell table:style-name="Default" table:formula="of:=SUM([.Q3:.Q72])" office:value-type="float" office:value="17" calcext:value-type="float">
            <text:p>17</text:p>
          </table:table-cell>
          <table:table-cell table:style-name="Default" table:formula="of:=SUM([.R3:.R72])" office:value-type="float" office:value="20" calcext:value-type="float">
            <text:p>20</text:p>
          </table:table-cell>
          <table:table-cell table:style-name="ce87" table:formula="of:=SUM([.S3:.S72])" office:value-type="float" office:value="36" calcext:value-type="float">
            <text:p>36</text:p>
          </table:table-cell>
          <table:table-cell table:style-name="Default" table:formula="of:=SUM([.T3:.T72])"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2"/>
          <table:table-cell office:value-type="string" calcext:value-type="string">
            <text:p>%</text:p>
          </table:table-cell>
          <table:table-cell table:style-name="Default" table:formula="of:=[.N75]*100/70" office:value-type="float" office:value="0" calcext:value-type="float">
            <text:p>0</text:p>
          </table:table-cell>
          <table:table-cell table:style-name="ce78" table:formula="of:=[.O75]*100/70" office:value-type="float" office:value="28.5714285714286" calcext:value-type="float">
            <text:p>28.57</text:p>
          </table:table-cell>
          <table:table-cell table:style-name="ce78" table:formula="of:=[.P75]*100/70" office:value-type="float" office:value="30" calcext:value-type="float">
            <text:p>30.00</text:p>
          </table:table-cell>
          <table:table-cell table:style-name="ce78" table:formula="of:=[.Q75]*100/70" office:value-type="float" office:value="24.2857142857143" calcext:value-type="float">
            <text:p>24.29</text:p>
          </table:table-cell>
          <table:table-cell table:style-name="ce78" table:formula="of:=[.R75]*100/70" office:value-type="float" office:value="28.5714285714286" calcext:value-type="float">
            <text:p>28.57</text:p>
          </table:table-cell>
          <table:table-cell table:style-name="ce88" table:formula="of:=[.S75]*100/70" office:value-type="float" office:value="51.4285714285714" calcext:value-type="float">
            <text:p>51.43</text:p>
          </table:table-cell>
          <table:table-cell table:style-name="ce78" table:formula="of:=[.T75]*100/70" office:value-type="float" office:value="34.2857142857143" calcext:value-type="float">
            <text:p>34.29</text:p>
          </table:table-cell>
          <table:table-cell table:number-columns-repeated="1004"/>
        </table:table-row>
        <calcext:conditional-formats>
          <calcext:conditional-format calcext:target-range-address="'LB value comparison'.B3:'LB value comparison'.I72">
            <calcext:condition calcext:apply-style-name="BoldFont" calcext:value="&gt;=MAX([.$B3:.$I3])-0.05" calcext:base-cell-address="'LB value comparison'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 number:grouping="true"/>
    </number:number-style>
    <number:currency-style style:name="N12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8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8P0"/>
    </number:currency-style>
    <number:currency-style style:name="N12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0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1P0"/>
    </number:currency-style>
    <number:date-style style:name="N132">
      <number:month/>
      <number:text>/</number:text>
      <number:day/>
      <number:text>/</number:text>
      <number:year number:style="long"/>
    </number:date-style>
    <number:date-style style:name="N133">
      <number:day/>
      <number:text>-</number:text>
      <number:month number:textual="true"/>
      <number:text>-</number:text>
      <number:year/>
    </number:date-style>
    <number:date-style style:name="N134">
      <number:day/>
      <number:text>-</number:text>
      <number:month number:textual="true"/>
    </number:date-style>
    <number:date-style style:name="N135">
      <number:month number:textual="true"/>
      <number:text>-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time-style style:name="N139">
      <number:hours/>
      <number:text>:</number:text>
      <number:minutes number:style="long"/>
      <number:text>:</number:text>
      <number:seconds number:style="long"/>
    </number:time-style>
    <number:date-style style:name="N14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4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4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4P2" style:volatile="true">
      <number:currency-symbol/>
      <loext:fill-character> </loext:fill-character>
      <number:text>-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6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6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6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oldFont" style:family="table-cell" style:parent-style-name="Default">
      <style:text-properties fo:font-size="10pt" fo:font-weight="bold"/>
    </style:style>
    <style:style style:name="Untitled1" style:family="table-cell" style:parent-style-name="BoldFon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3">00/00/0000</text:date>, <text:time style:data-style-name="N2" text:time-value="15:04:42.268082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16:47:01.671542086</meta:creation-date>
    <meta:generator>LibreOffice/6.4.7.2$Linux_X86_64 LibreOffice_project/40$Build-2</meta:generator>
    <dc:date>2021-10-23T15:43:28.917416861</dc:date>
    <meta:editing-duration>PT2H27M28S</meta:editing-duration>
    <meta:editing-cycles>68</meta:editing-cycles>
    <meta:document-statistic meta:table-count="8" meta:cell-count="6119" meta:object-count="0"/>
  </office:meta>
</office:document-meta>
</file>